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trol_log_damper" table:style-name="ta1">
        <table:shapes>
          <draw:frame draw:z-index="0" draw:style-name="gr1" draw:text-style-name="P1" svg:width="453.6pt" svg:height="255.26pt" svg:x="250.95pt" svg:y="0pt">
            <loext:p draw:notify-on-update-of-ranges="control_log_damper.A1:control_log_damper.A650 control_log_damper.M3:control_log_damper.M3 control_log_damper.C1:control_log_damper.C650 control_log_damper.M2:control_log_damper.M2 control_log_damper.B1:control_log_damper.B6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55366" calcext:value-type="float">
            <text:p>55366</text:p>
          </table:table-cell>
          <table:table-cell office:value-type="float" office:value="0.00450978362149291" calcext:value-type="float">
            <text:p>0.0045097836</text:p>
          </table:table-cell>
          <table:table-cell office:value-type="float" office:value="0.315684853504504" calcext:value-type="float">
            <text:p>0.3156848535</text:p>
          </table:table-cell>
          <table:table-cell table:number-columns-repeated="10"/>
        </table:table-row>
        <table:table-row table:style-name="ro1">
          <table:table-cell office:value-type="float" office:value="55366" calcext:value-type="float">
            <text:p>55366</text:p>
          </table:table-cell>
          <table:table-cell office:value-type="float" office:value="0.00450978362149291" calcext:value-type="float">
            <text:p>0.0045097836</text:p>
          </table:table-cell>
          <table:table-cell office:value-type="float" office:value="0.315684853504504" calcext:value-type="float">
            <text:p>0.3156848535</text:p>
          </table:table-cell>
          <table:table-cell table:number-columns-repeated="9"/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55366" calcext:value-type="float">
            <text:p>55366</text:p>
          </table:table-cell>
          <table:table-cell office:value-type="float" office:value="0.00450978362149291" calcext:value-type="float">
            <text:p>0.0045097836</text:p>
          </table:table-cell>
          <table:table-cell office:value-type="float" office:value="0.315684853504504" calcext:value-type="float">
            <text:p>0.3156848535</text:p>
          </table:table-cell>
          <table:table-cell table:number-columns-repeated="9"/>
          <table:table-cell office:value-type="string" calcext:value-type="string">
            <text:p>Duty Cycle</text:p>
          </table:table-cell>
        </table:table-row>
        <table:table-row table:style-name="ro1">
          <table:table-cell office:value-type="float" office:value="55366" calcext:value-type="float">
            <text:p>55366</text:p>
          </table:table-cell>
          <table:table-cell office:value-type="float" office:value="0.00450978362149291" calcext:value-type="float">
            <text:p>0.0045097836</text:p>
          </table:table-cell>
          <table:table-cell office:value-type="float" office:value="0.315684853504504" calcext:value-type="float">
            <text:p>0.3156848535</text:p>
          </table:table-cell>
          <table:table-cell table:number-columns-repeated="10"/>
        </table:table-row>
        <table:table-row table:style-name="ro1">
          <table:table-cell office:value-type="float" office:value="55366" calcext:value-type="float">
            <text:p>55366</text:p>
          </table:table-cell>
          <table:table-cell office:value-type="float" office:value="0.00398095395533427" calcext:value-type="float">
            <text:p>0.003980954</text:p>
          </table:table-cell>
          <table:table-cell office:value-type="float" office:value="0.278666776873399" calcext:value-type="float">
            <text:p>0.2786667769</text:p>
          </table:table-cell>
          <table:table-cell table:number-columns-repeated="10"/>
        </table:table-row>
        <table:table-row table:style-name="ro1">
          <table:table-cell office:value-type="float" office:value="57935" calcext:value-type="float">
            <text:p>57935</text:p>
          </table:table-cell>
          <table:table-cell office:value-type="float" office:value="0.00398095395533427" calcext:value-type="float">
            <text:p>0.003980954</text:p>
          </table:table-cell>
          <table:table-cell office:value-type="float" office:value="0.278666776873399" calcext:value-type="float">
            <text:p>0.2786667769</text:p>
          </table:table-cell>
          <table:table-cell table:number-columns-repeated="10"/>
        </table:table-row>
        <table:table-row table:style-name="ro1">
          <table:table-cell office:value-type="float" office:value="57935" calcext:value-type="float">
            <text:p>57935</text:p>
          </table:table-cell>
          <table:table-cell office:value-type="float" office:value="0.00398095395533427" calcext:value-type="float">
            <text:p>0.003980954</text:p>
          </table:table-cell>
          <table:table-cell office:value-type="float" office:value="0.278666776873399" calcext:value-type="float">
            <text:p>0.2786667769</text:p>
          </table:table-cell>
          <table:table-cell table:number-columns-repeated="10"/>
        </table:table-row>
        <table:table-row table:style-name="ro1">
          <table:table-cell office:value-type="float" office:value="57935" calcext:value-type="float">
            <text:p>57935</text:p>
          </table:table-cell>
          <table:table-cell office:value-type="float" office:value="0.00358285855980085" calcext:value-type="float">
            <text:p>0.0035828586</text:p>
          </table:table-cell>
          <table:table-cell office:value-type="float" office:value="0.250800099186059" calcext:value-type="float">
            <text:p>0.2508000992</text:p>
          </table:table-cell>
          <table:table-cell table:number-columns-repeated="10"/>
        </table:table-row>
        <table:table-row table:style-name="ro1">
          <table:table-cell office:value-type="float" office:value="60177" calcext:value-type="float">
            <text:p>60177</text:p>
          </table:table-cell>
          <table:table-cell office:value-type="float" office:value="0.00358285855980085" calcext:value-type="float">
            <text:p>0.0035828586</text:p>
          </table:table-cell>
          <table:table-cell office:value-type="float" office:value="0.250800099186059" calcext:value-type="float">
            <text:p>0.2508000992</text:p>
          </table:table-cell>
          <table:table-cell table:number-columns-repeated="10"/>
        </table:table-row>
        <table:table-row table:style-name="ro1">
          <table:table-cell office:value-type="float" office:value="60177" calcext:value-type="float">
            <text:p>60177</text:p>
          </table:table-cell>
          <table:table-cell office:value-type="float" office:value="0.00358285855980085" calcext:value-type="float">
            <text:p>0.0035828586</text:p>
          </table:table-cell>
          <table:table-cell office:value-type="float" office:value="0.250800099186059" calcext:value-type="float">
            <text:p>0.2508000992</text:p>
          </table:table-cell>
          <table:table-cell table:number-columns-repeated="10"/>
        </table:table-row>
        <table:table-row table:style-name="ro1">
          <table:table-cell office:value-type="float" office:value="60177" calcext:value-type="float">
            <text:p>60177</text:p>
          </table:table-cell>
          <table:table-cell office:value-type="float" office:value="0.00358285855980085" calcext:value-type="float">
            <text:p>0.0035828586</text:p>
          </table:table-cell>
          <table:table-cell office:value-type="float" office:value="0.250800099186059" calcext:value-type="float">
            <text:p>0.2508000992</text:p>
          </table:table-cell>
          <table:table-cell table:number-columns-repeated="10"/>
        </table:table-row>
        <table:table-row table:style-name="ro1">
          <table:table-cell office:value-type="float" office:value="60177" calcext:value-type="float">
            <text:p>60177</text:p>
          </table:table-cell>
          <table:table-cell office:value-type="float" office:value="0.00326923549971178" calcext:value-type="float">
            <text:p>0.0032692355</text:p>
          </table:table-cell>
          <table:table-cell office:value-type="float" office:value="0.228846484979825" calcext:value-type="float">
            <text:p>0.228846485</text:p>
          </table:table-cell>
          <table:table-cell table:number-columns-repeated="10"/>
        </table:table-row>
        <table:table-row table:style-name="ro1">
          <table:table-cell office:value-type="float" office:value="62416" calcext:value-type="float">
            <text:p>62416</text:p>
          </table:table-cell>
          <table:table-cell office:value-type="float" office:value="0.00326923549971178" calcext:value-type="float">
            <text:p>0.0032692355</text:p>
          </table:table-cell>
          <table:table-cell office:value-type="float" office:value="0.228846484979825" calcext:value-type="float">
            <text:p>0.228846485</text:p>
          </table:table-cell>
          <table:table-cell table:number-columns-repeated="10"/>
        </table:table-row>
        <table:table-row table:style-name="ro1">
          <table:table-cell office:value-type="float" office:value="62416" calcext:value-type="float">
            <text:p>62416</text:p>
          </table:table-cell>
          <table:table-cell office:value-type="float" office:value="0.00326923549971178" calcext:value-type="float">
            <text:p>0.0032692355</text:p>
          </table:table-cell>
          <table:table-cell office:value-type="float" office:value="0.228846484979825" calcext:value-type="float">
            <text:p>0.228846485</text:p>
          </table:table-cell>
          <table:table-cell table:number-columns-repeated="10"/>
        </table:table-row>
        <table:table-row table:style-name="ro1">
          <table:table-cell office:value-type="float" office:value="62416" calcext:value-type="float">
            <text:p>62416</text:p>
          </table:table-cell>
          <table:table-cell office:value-type="float" office:value="0.00294231194974061" calcext:value-type="float">
            <text:p>0.0029423119</text:p>
          </table:table-cell>
          <table:table-cell office:value-type="float" office:value="0.205961836481842" calcext:value-type="float">
            <text:p>0.2059618365</text:p>
          </table:table-cell>
          <table:table-cell table:number-columns-repeated="10"/>
        </table:table-row>
        <table:table-row table:style-name="ro1">
          <table:table-cell office:value-type="float" office:value="64676" calcext:value-type="float">
            <text:p>64676</text:p>
          </table:table-cell>
          <table:table-cell office:value-type="float" office:value="0.00294231194974061" calcext:value-type="float">
            <text:p>0.0029423119</text:p>
          </table:table-cell>
          <table:table-cell office:value-type="float" office:value="0.205961836481842" calcext:value-type="float">
            <text:p>0.2059618365</text:p>
          </table:table-cell>
          <table:table-cell table:number-columns-repeated="10"/>
        </table:table-row>
        <table:table-row table:style-name="ro1">
          <table:table-cell office:value-type="float" office:value="64676" calcext:value-type="float">
            <text:p>64676</text:p>
          </table:table-cell>
          <table:table-cell office:value-type="float" office:value="0.00294231194974061" calcext:value-type="float">
            <text:p>0.0029423119</text:p>
          </table:table-cell>
          <table:table-cell office:value-type="float" office:value="0.205961836481842" calcext:value-type="float">
            <text:p>0.2059618365</text:p>
          </table:table-cell>
          <table:table-cell table:number-columns-repeated="10"/>
        </table:table-row>
        <table:table-row table:style-name="ro1">
          <table:table-cell office:value-type="float" office:value="64676" calcext:value-type="float">
            <text:p>64676</text:p>
          </table:table-cell>
          <table:table-cell office:value-type="float" office:value="0.00294231194974061" calcext:value-type="float">
            <text:p>0.0029423119</text:p>
          </table:table-cell>
          <table:table-cell office:value-type="float" office:value="0.205961836481842" calcext:value-type="float">
            <text:p>0.2059618365</text:p>
          </table:table-cell>
          <table:table-cell table:number-columns-repeated="10"/>
        </table:table-row>
        <table:table-row table:style-name="ro1">
          <table:table-cell office:value-type="float" office:value="64676" calcext:value-type="float">
            <text:p>64676</text:p>
          </table:table-cell>
          <table:table-cell office:value-type="float" office:value="0.00260343789762369" calcext:value-type="float">
            <text:p>0.0026034379</text:p>
          </table:table-cell>
          <table:table-cell office:value-type="float" office:value="0.182240652833658" calcext:value-type="float">
            <text:p>0.1822406528</text:p>
          </table:table-cell>
          <table:table-cell table:number-columns-repeated="10"/>
        </table:table-row>
        <table:table-row table:style-name="ro1">
          <table:table-cell office:value-type="float" office:value="66916" calcext:value-type="float">
            <text:p>66916</text:p>
          </table:table-cell>
          <table:table-cell office:value-type="float" office:value="0.00260343789762369" calcext:value-type="float">
            <text:p>0.0026034379</text:p>
          </table:table-cell>
          <table:table-cell office:value-type="float" office:value="0.182240652833658" calcext:value-type="float">
            <text:p>0.1822406528</text:p>
          </table:table-cell>
          <table:table-cell table:number-columns-repeated="10"/>
        </table:table-row>
        <table:table-row table:style-name="ro1">
          <table:table-cell office:value-type="float" office:value="66916" calcext:value-type="float">
            <text:p>66916</text:p>
          </table:table-cell>
          <table:table-cell office:value-type="float" office:value="0.00260343789762369" calcext:value-type="float">
            <text:p>0.0026034379</text:p>
          </table:table-cell>
          <table:table-cell office:value-type="float" office:value="0.182240652833658" calcext:value-type="float">
            <text:p>0.1822406528</text:p>
          </table:table-cell>
          <table:table-cell table:number-columns-repeated="10"/>
        </table:table-row>
        <table:table-row table:style-name="ro1">
          <table:table-cell office:value-type="float" office:value="66916" calcext:value-type="float">
            <text:p>66916</text:p>
          </table:table-cell>
          <table:table-cell office:value-type="float" office:value="0.00252142669814219" calcext:value-type="float">
            <text:p>0.0025214267</text:p>
          </table:table-cell>
          <table:table-cell office:value-type="float" office:value="0.176499868869954" calcext:value-type="float">
            <text:p>0.1764998689</text:p>
          </table:table-cell>
          <table:table-cell table:number-columns-repeated="10"/>
        </table:table-row>
        <table:table-row table:style-name="ro1">
          <table:table-cell office:value-type="float" office:value="69159" calcext:value-type="float">
            <text:p>69159</text:p>
          </table:table-cell>
          <table:table-cell office:value-type="float" office:value="0.00252142669814219" calcext:value-type="float">
            <text:p>0.0025214267</text:p>
          </table:table-cell>
          <table:table-cell office:value-type="float" office:value="0.176499868869954" calcext:value-type="float">
            <text:p>0.1764998689</text:p>
          </table:table-cell>
          <table:table-cell table:number-columns-repeated="10"/>
        </table:table-row>
        <table:table-row table:style-name="ro1">
          <table:table-cell office:value-type="float" office:value="69159" calcext:value-type="float">
            <text:p>69159</text:p>
          </table:table-cell>
          <table:table-cell office:value-type="float" office:value="0.00252142669814219" calcext:value-type="float">
            <text:p>0.0025214267</text:p>
          </table:table-cell>
          <table:table-cell office:value-type="float" office:value="0.176499868869954" calcext:value-type="float">
            <text:p>0.1764998689</text:p>
          </table:table-cell>
          <table:table-cell table:number-columns-repeated="10"/>
        </table:table-row>
        <table:table-row table:style-name="ro1">
          <table:table-cell office:value-type="float" office:value="69159" calcext:value-type="float">
            <text:p>69159</text:p>
          </table:table-cell>
          <table:table-cell office:value-type="float" office:value="0.00252142669814219" calcext:value-type="float">
            <text:p>0.0025214267</text:p>
          </table:table-cell>
          <table:table-cell office:value-type="float" office:value="0.176499868869954" calcext:value-type="float">
            <text:p>0.1764998689</text:p>
          </table:table-cell>
          <table:table-cell table:number-columns-repeated="10"/>
        </table:table-row>
        <table:table-row table:style-name="ro1">
          <table:table-cell office:value-type="float" office:value="69159" calcext:value-type="float">
            <text:p>69159</text:p>
          </table:table-cell>
          <table:table-cell office:value-type="float" office:value="0.00209166413489991" calcext:value-type="float">
            <text:p>0.0020916641</text:p>
          </table:table-cell>
          <table:table-cell office:value-type="float" office:value="0.146416489442994" calcext:value-type="float">
            <text:p>0.1464164894</text:p>
          </table:table-cell>
          <table:table-cell table:number-columns-repeated="10"/>
        </table:table-row>
        <table:table-row table:style-name="ro1">
          <table:table-cell office:value-type="float" office:value="71411" calcext:value-type="float">
            <text:p>71411</text:p>
          </table:table-cell>
          <table:table-cell office:value-type="float" office:value="0.00209166413489991" calcext:value-type="float">
            <text:p>0.0020916641</text:p>
          </table:table-cell>
          <table:table-cell office:value-type="float" office:value="0.146416489442994" calcext:value-type="float">
            <text:p>0.1464164894</text:p>
          </table:table-cell>
          <table:table-cell table:number-columns-repeated="10"/>
        </table:table-row>
        <table:table-row table:style-name="ro1">
          <table:table-cell office:value-type="float" office:value="71411" calcext:value-type="float">
            <text:p>71411</text:p>
          </table:table-cell>
          <table:table-cell office:value-type="float" office:value="0.00209166413489991" calcext:value-type="float">
            <text:p>0.0020916641</text:p>
          </table:table-cell>
          <table:table-cell office:value-type="float" office:value="0.146416489442994" calcext:value-type="float">
            <text:p>0.1464164894</text:p>
          </table:table-cell>
          <table:table-cell table:number-columns-repeated="10"/>
        </table:table-row>
        <table:table-row table:style-name="ro1">
          <table:table-cell office:value-type="float" office:value="71411" calcext:value-type="float">
            <text:p>71411</text:p>
          </table:table-cell>
          <table:table-cell office:value-type="float" office:value="0.00201500655533218" calcext:value-type="float">
            <text:p>0.0020150066</text:p>
          </table:table-cell>
          <table:table-cell office:value-type="float" office:value="0.141050458873253" calcext:value-type="float">
            <text:p>0.1410504589</text:p>
          </table:table-cell>
          <table:table-cell table:number-columns-repeated="10"/>
        </table:table-row>
        <table:table-row table:style-name="ro1">
          <table:table-cell office:value-type="float" office:value="71411" calcext:value-type="float">
            <text:p>71411</text:p>
          </table:table-cell>
          <table:table-cell office:value-type="float" office:value="0.00201500655533218" calcext:value-type="float">
            <text:p>0.0020150066</text:p>
          </table:table-cell>
          <table:table-cell office:value-type="float" office:value="0.141050458873253" calcext:value-type="float">
            <text:p>0.1410504589</text:p>
          </table:table-cell>
          <table:table-cell table:number-columns-repeated="10"/>
        </table:table-row>
        <table:table-row table:style-name="ro1">
          <table:table-cell office:value-type="float" office:value="73675" calcext:value-type="float">
            <text:p>73675</text:p>
          </table:table-cell>
          <table:table-cell office:value-type="float" office:value="0.00201500655533218" calcext:value-type="float">
            <text:p>0.0020150066</text:p>
          </table:table-cell>
          <table:table-cell office:value-type="float" office:value="0.141050458873253" calcext:value-type="float">
            <text:p>0.1410504589</text:p>
          </table:table-cell>
          <table:table-cell table:number-columns-repeated="10"/>
        </table:table-row>
        <table:table-row table:style-name="ro1">
          <table:table-cell office:value-type="float" office:value="73675" calcext:value-type="float">
            <text:p>73675</text:p>
          </table:table-cell>
          <table:table-cell office:value-type="float" office:value="0.00201500655533218" calcext:value-type="float">
            <text:p>0.0020150066</text:p>
          </table:table-cell>
          <table:table-cell office:value-type="float" office:value="0.141050458873253" calcext:value-type="float">
            <text:p>0.1410504589</text:p>
          </table:table-cell>
          <table:table-cell table:number-columns-repeated="10"/>
        </table:table-row>
        <table:table-row table:style-name="ro1">
          <table:table-cell office:value-type="float" office:value="73675" calcext:value-type="float">
            <text:p>73675</text:p>
          </table:table-cell>
          <table:table-cell office:value-type="float" office:value="0.0017247747551672" calcext:value-type="float">
            <text:p>0.0017247748</text:p>
          </table:table-cell>
          <table:table-cell office:value-type="float" office:value="0.120734232861704" calcext:value-type="float">
            <text:p>0.1207342329</text:p>
          </table:table-cell>
          <table:table-cell table:number-columns-repeated="10"/>
        </table:table-row>
        <table:table-row table:style-name="ro1">
          <table:table-cell office:value-type="float" office:value="75929" calcext:value-type="float">
            <text:p>75929</text:p>
          </table:table-cell>
          <table:table-cell office:value-type="float" office:value="0.0017247747551672" calcext:value-type="float">
            <text:p>0.0017247748</text:p>
          </table:table-cell>
          <table:table-cell office:value-type="float" office:value="0.120734232861704" calcext:value-type="float">
            <text:p>0.1207342329</text:p>
          </table:table-cell>
          <table:table-cell table:number-columns-repeated="10"/>
        </table:table-row>
        <table:table-row table:style-name="ro1">
          <table:table-cell office:value-type="float" office:value="75929" calcext:value-type="float">
            <text:p>75929</text:p>
          </table:table-cell>
          <table:table-cell office:value-type="float" office:value="0.0017247747551672" calcext:value-type="float">
            <text:p>0.0017247748</text:p>
          </table:table-cell>
          <table:table-cell office:value-type="float" office:value="0.120734232861704" calcext:value-type="float">
            <text:p>0.1207342329</text:p>
          </table:table-cell>
          <table:table-cell table:number-columns-repeated="10"/>
        </table:table-row>
        <table:table-row table:style-name="ro1">
          <table:table-cell office:value-type="float" office:value="75929" calcext:value-type="float">
            <text:p>75929</text:p>
          </table:table-cell>
          <table:table-cell office:value-type="float" office:value="0.0017247747551672" calcext:value-type="float">
            <text:p>0.0017247748</text:p>
          </table:table-cell>
          <table:table-cell office:value-type="float" office:value="0.120734232861704" calcext:value-type="float">
            <text:p>0.1207342329</text:p>
          </table:table-cell>
          <table:table-cell table:number-columns-repeated="10"/>
        </table:table-row>
        <table:table-row table:style-name="ro1">
          <table:table-cell office:value-type="float" office:value="75929" calcext:value-type="float">
            <text:p>75929</text:p>
          </table:table-cell>
          <table:table-cell office:value-type="float" office:value="0.00159652549725331" calcext:value-type="float">
            <text:p>0.0015965255</text:p>
          </table:table-cell>
          <table:table-cell office:value-type="float" office:value="0.111756784807732" calcext:value-type="float">
            <text:p>0.1117567848</text:p>
          </table:table-cell>
          <table:table-cell table:number-columns-repeated="10"/>
        </table:table-row>
        <table:table-row table:style-name="ro1">
          <table:table-cell office:value-type="float" office:value="78190" calcext:value-type="float">
            <text:p>78190</text:p>
          </table:table-cell>
          <table:table-cell office:value-type="float" office:value="0.00159652549725331" calcext:value-type="float">
            <text:p>0.0015965255</text:p>
          </table:table-cell>
          <table:table-cell office:value-type="float" office:value="0.111756784807732" calcext:value-type="float">
            <text:p>0.1117567848</text:p>
          </table:table-cell>
          <table:table-cell table:number-columns-repeated="10"/>
        </table:table-row>
        <table:table-row table:style-name="ro1">
          <table:table-cell office:value-type="float" office:value="78190" calcext:value-type="float">
            <text:p>78190</text:p>
          </table:table-cell>
          <table:table-cell office:value-type="float" office:value="0.00159652549725331" calcext:value-type="float">
            <text:p>0.0015965255</text:p>
          </table:table-cell>
          <table:table-cell office:value-type="float" office:value="0.111756784807732" calcext:value-type="float">
            <text:p>0.1117567848</text:p>
          </table:table-cell>
          <table:table-cell table:number-columns-repeated="10"/>
        </table:table-row>
        <table:table-row table:style-name="ro1">
          <table:table-cell office:value-type="float" office:value="78190" calcext:value-type="float">
            <text:p>78190</text:p>
          </table:table-cell>
          <table:table-cell office:value-type="float" office:value="0.00143687294752798" calcext:value-type="float">
            <text:p>0.0014368729</text:p>
          </table:table-cell>
          <table:table-cell office:value-type="float" office:value="0.100581106326958" calcext:value-type="float">
            <text:p>0.1005811063</text:p>
          </table:table-cell>
          <table:table-cell table:number-columns-repeated="10"/>
        </table:table-row>
        <table:table-row table:style-name="ro1">
          <table:table-cell office:value-type="float" office:value="80445" calcext:value-type="float">
            <text:p>80445</text:p>
          </table:table-cell>
          <table:table-cell office:value-type="float" office:value="0.00143687294752798" calcext:value-type="float">
            <text:p>0.0014368729</text:p>
          </table:table-cell>
          <table:table-cell office:value-type="float" office:value="0.100581106326958" calcext:value-type="float">
            <text:p>0.1005811063</text:p>
          </table:table-cell>
          <table:table-cell table:number-columns-repeated="10"/>
        </table:table-row>
        <table:table-row table:style-name="ro1">
          <table:table-cell office:value-type="float" office:value="80445" calcext:value-type="float">
            <text:p>80445</text:p>
          </table:table-cell>
          <table:table-cell office:value-type="float" office:value="0.00143687294752798" calcext:value-type="float">
            <text:p>0.0014368729</text:p>
          </table:table-cell>
          <table:table-cell office:value-type="float" office:value="0.100581106326958" calcext:value-type="float">
            <text:p>0.1005811063</text:p>
          </table:table-cell>
          <table:table-cell table:number-columns-repeated="10"/>
        </table:table-row>
        <table:table-row table:style-name="ro1">
          <table:table-cell office:value-type="float" office:value="80445" calcext:value-type="float">
            <text:p>80445</text:p>
          </table:table-cell>
          <table:table-cell office:value-type="float" office:value="0.00143687294752798" calcext:value-type="float">
            <text:p>0.0014368729</text:p>
          </table:table-cell>
          <table:table-cell office:value-type="float" office:value="0.100581106326958" calcext:value-type="float">
            <text:p>0.1005811063</text:p>
          </table:table-cell>
          <table:table-cell table:number-columns-repeated="10"/>
        </table:table-row>
        <table:table-row table:style-name="ro1">
          <table:table-cell office:value-type="float" office:value="80445" calcext:value-type="float">
            <text:p>80445</text:p>
          </table:table-cell>
          <table:table-cell office:value-type="float" office:value="0.00138168122799642" calcext:value-type="float">
            <text:p>0.0013816812</text:p>
          </table:table-cell>
          <table:table-cell office:value-type="float" office:value="0.0967176859597493" calcext:value-type="float">
            <text:p>0.096717686</text:p>
          </table:table-cell>
          <table:table-cell table:number-columns-repeated="10"/>
        </table:table-row>
        <table:table-row table:style-name="ro1">
          <table:table-cell office:value-type="float" office:value="82705" calcext:value-type="float">
            <text:p>82705</text:p>
          </table:table-cell>
          <table:table-cell office:value-type="float" office:value="0.00138168122799642" calcext:value-type="float">
            <text:p>0.0013816812</text:p>
          </table:table-cell>
          <table:table-cell office:value-type="float" office:value="0.0967176859597493" calcext:value-type="float">
            <text:p>0.096717686</text:p>
          </table:table-cell>
          <table:table-cell table:number-columns-repeated="10"/>
        </table:table-row>
        <table:table-row table:style-name="ro1">
          <table:table-cell office:value-type="float" office:value="82705" calcext:value-type="float">
            <text:p>82705</text:p>
          </table:table-cell>
          <table:table-cell office:value-type="float" office:value="0.00138168122799642" calcext:value-type="float">
            <text:p>0.0013816812</text:p>
          </table:table-cell>
          <table:table-cell office:value-type="float" office:value="0.0967176859597493" calcext:value-type="float">
            <text:p>0.096717686</text:p>
          </table:table-cell>
          <table:table-cell table:number-columns-repeated="10"/>
        </table:table-row>
        <table:table-row table:style-name="ro1">
          <table:table-cell office:value-type="float" office:value="82705" calcext:value-type="float">
            <text:p>82705</text:p>
          </table:table-cell>
          <table:table-cell office:value-type="float" office:value="0.000979195924580037" calcext:value-type="float">
            <text:p>0.0009791959</text:p>
          </table:table-cell>
          <table:table-cell office:value-type="float" office:value="0.0685437147206026" calcext:value-type="float">
            <text:p>0.0685437147</text:p>
          </table:table-cell>
          <table:table-cell table:number-columns-repeated="10"/>
        </table:table-row>
        <table:table-row table:style-name="ro1">
          <table:table-cell office:value-type="float" office:value="84975" calcext:value-type="float">
            <text:p>84975</text:p>
          </table:table-cell>
          <table:table-cell office:value-type="float" office:value="0.000979195924580037" calcext:value-type="float">
            <text:p>0.0009791959</text:p>
          </table:table-cell>
          <table:table-cell office:value-type="float" office:value="0.0685437147206026" calcext:value-type="float">
            <text:p>0.0685437147</text:p>
          </table:table-cell>
          <table:table-cell table:number-columns-repeated="10"/>
        </table:table-row>
        <table:table-row table:style-name="ro1">
          <table:table-cell office:value-type="float" office:value="84975" calcext:value-type="float">
            <text:p>84975</text:p>
          </table:table-cell>
          <table:table-cell office:value-type="float" office:value="0.000979195924580037" calcext:value-type="float">
            <text:p>0.0009791959</text:p>
          </table:table-cell>
          <table:table-cell office:value-type="float" office:value="0.0685437147206026" calcext:value-type="float">
            <text:p>0.0685437147</text:p>
          </table:table-cell>
          <table:table-cell table:number-columns-repeated="10"/>
        </table:table-row>
        <table:table-row table:style-name="ro1">
          <table:table-cell office:value-type="float" office:value="84975" calcext:value-type="float">
            <text:p>84975</text:p>
          </table:table-cell>
          <table:table-cell office:value-type="float" office:value="0.000979195924580037" calcext:value-type="float">
            <text:p>0.0009791959</text:p>
          </table:table-cell>
          <table:table-cell office:value-type="float" office:value="0.0685437147206026" calcext:value-type="float">
            <text:p>0.0685437147</text:p>
          </table:table-cell>
          <table:table-cell table:number-columns-repeated="10"/>
        </table:table-row>
        <table:table-row table:style-name="ro1">
          <table:table-cell office:value-type="float" office:value="84975" calcext:value-type="float">
            <text:p>84975</text:p>
          </table:table-cell>
          <table:table-cell office:value-type="float" office:value="0.00110251527017513" calcext:value-type="float">
            <text:p>0.0011025153</text:p>
          </table:table-cell>
          <table:table-cell office:value-type="float" office:value="0.0771760689122591" calcext:value-type="float">
            <text:p>0.0771760689</text:p>
          </table:table-cell>
          <table:table-cell table:number-columns-repeated="10"/>
        </table:table-row>
        <table:table-row table:style-name="ro1">
          <table:table-cell office:value-type="float" office:value="87235" calcext:value-type="float">
            <text:p>87235</text:p>
          </table:table-cell>
          <table:table-cell office:value-type="float" office:value="0.00110251527017513" calcext:value-type="float">
            <text:p>0.0011025153</text:p>
          </table:table-cell>
          <table:table-cell office:value-type="float" office:value="0.0771760689122591" calcext:value-type="float">
            <text:p>0.0771760689</text:p>
          </table:table-cell>
          <table:table-cell table:number-columns-repeated="10"/>
        </table:table-row>
        <table:table-row table:style-name="ro1">
          <table:table-cell office:value-type="float" office:value="87235" calcext:value-type="float">
            <text:p>87235</text:p>
          </table:table-cell>
          <table:table-cell office:value-type="float" office:value="0.00110251527017513" calcext:value-type="float">
            <text:p>0.0011025153</text:p>
          </table:table-cell>
          <table:table-cell office:value-type="float" office:value="0.0771760689122591" calcext:value-type="float">
            <text:p>0.0771760689</text:p>
          </table:table-cell>
          <table:table-cell table:number-columns-repeated="10"/>
        </table:table-row>
        <table:table-row table:style-name="ro1">
          <table:table-cell office:value-type="float" office:value="87235" calcext:value-type="float">
            <text:p>87235</text:p>
          </table:table-cell>
          <table:table-cell office:value-type="float" office:value="0.00110251527017513" calcext:value-type="float">
            <text:p>0.0011025153</text:p>
          </table:table-cell>
          <table:table-cell office:value-type="float" office:value="0.0771760689122591" calcext:value-type="float">
            <text:p>0.0771760689</text:p>
          </table:table-cell>
          <table:table-cell table:number-columns-repeated="10"/>
        </table:table-row>
        <table:table-row table:style-name="ro1">
          <table:table-cell office:value-type="float" office:value="87235" calcext:value-type="float">
            <text:p>87235</text:p>
          </table:table-cell>
          <table:table-cell office:value-type="float" office:value="0.000859520380325759" calcext:value-type="float">
            <text:p>0.0008595204</text:p>
          </table:table-cell>
          <table:table-cell office:value-type="float" office:value="0.0601664266228032" calcext:value-type="float">
            <text:p>0.0601664266</text:p>
          </table:table-cell>
          <table:table-cell table:number-columns-repeated="10"/>
        </table:table-row>
        <table:table-row table:style-name="ro1">
          <table:table-cell office:value-type="float" office:value="89495" calcext:value-type="float">
            <text:p>89495</text:p>
          </table:table-cell>
          <table:table-cell office:value-type="float" office:value="0.000859520380325759" calcext:value-type="float">
            <text:p>0.0008595204</text:p>
          </table:table-cell>
          <table:table-cell office:value-type="float" office:value="0.0601664266228032" calcext:value-type="float">
            <text:p>0.0601664266</text:p>
          </table:table-cell>
          <table:table-cell table:number-columns-repeated="10"/>
        </table:table-row>
        <table:table-row table:style-name="ro1">
          <table:table-cell office:value-type="float" office:value="89495" calcext:value-type="float">
            <text:p>89495</text:p>
          </table:table-cell>
          <table:table-cell office:value-type="float" office:value="0.000859520380325759" calcext:value-type="float">
            <text:p>0.0008595204</text:p>
          </table:table-cell>
          <table:table-cell office:value-type="float" office:value="0.0601664266228032" calcext:value-type="float">
            <text:p>0.0601664266</text:p>
          </table:table-cell>
          <table:table-cell table:number-columns-repeated="10"/>
        </table:table-row>
        <table:table-row table:style-name="ro1">
          <table:table-cell office:value-type="float" office:value="89495" calcext:value-type="float">
            <text:p>89495</text:p>
          </table:table-cell>
          <table:table-cell office:value-type="float" office:value="0.000817816129903803" calcext:value-type="float">
            <text:p>0.0008178161</text:p>
          </table:table-cell>
          <table:table-cell office:value-type="float" office:value="0.0572471290932662" calcext:value-type="float">
            <text:p>0.0572471291</text:p>
          </table:table-cell>
          <table:table-cell table:number-columns-repeated="10"/>
        </table:table-row>
        <table:table-row table:style-name="ro1">
          <table:table-cell office:value-type="float" office:value="91755" calcext:value-type="float">
            <text:p>91755</text:p>
          </table:table-cell>
          <table:table-cell office:value-type="float" office:value="0.000817816129903803" calcext:value-type="float">
            <text:p>0.0008178161</text:p>
          </table:table-cell>
          <table:table-cell office:value-type="float" office:value="0.0572471290932662" calcext:value-type="float">
            <text:p>0.0572471291</text:p>
          </table:table-cell>
          <table:table-cell table:number-columns-repeated="10"/>
        </table:table-row>
        <table:table-row table:style-name="ro1">
          <table:table-cell office:value-type="float" office:value="91755" calcext:value-type="float">
            <text:p>91755</text:p>
          </table:table-cell>
          <table:table-cell office:value-type="float" office:value="0.000817816129903803" calcext:value-type="float">
            <text:p>0.0008178161</text:p>
          </table:table-cell>
          <table:table-cell office:value-type="float" office:value="0.0572471290932662" calcext:value-type="float">
            <text:p>0.0572471291</text:p>
          </table:table-cell>
          <table:table-cell table:number-columns-repeated="10"/>
        </table:table-row>
        <table:table-row table:style-name="ro1">
          <table:table-cell office:value-type="float" office:value="91755" calcext:value-type="float">
            <text:p>91755</text:p>
          </table:table-cell>
          <table:table-cell office:value-type="float" office:value="0.000817816129903803" calcext:value-type="float">
            <text:p>0.0008178161</text:p>
          </table:table-cell>
          <table:table-cell office:value-type="float" office:value="0.0572471290932662" calcext:value-type="float">
            <text:p>0.0572471291</text:p>
          </table:table-cell>
          <table:table-cell table:number-columns-repeated="10"/>
        </table:table-row>
        <table:table-row table:style-name="ro1">
          <table:table-cell office:value-type="float" office:value="91755" calcext:value-type="float">
            <text:p>91755</text:p>
          </table:table-cell>
          <table:table-cell office:value-type="float" office:value="0.000780321496541412" calcext:value-type="float">
            <text:p>0.0007803215</text:p>
          </table:table-cell>
          <table:table-cell office:value-type="float" office:value="0.0546225047578988" calcext:value-type="float">
            <text:p>0.0546225048</text:p>
          </table:table-cell>
          <table:table-cell table:number-columns-repeated="10"/>
        </table:table-row>
        <table:table-row table:style-name="ro1">
          <table:table-cell office:value-type="float" office:value="94013" calcext:value-type="float">
            <text:p>94013</text:p>
          </table:table-cell>
          <table:table-cell office:value-type="float" office:value="0.000780321496541412" calcext:value-type="float">
            <text:p>0.0007803215</text:p>
          </table:table-cell>
          <table:table-cell office:value-type="float" office:value="0.0546225047578988" calcext:value-type="float">
            <text:p>0.0546225048</text:p>
          </table:table-cell>
          <table:table-cell table:number-columns-repeated="10"/>
        </table:table-row>
        <table:table-row table:style-name="ro1">
          <table:table-cell office:value-type="float" office:value="94013" calcext:value-type="float">
            <text:p>94013</text:p>
          </table:table-cell>
          <table:table-cell office:value-type="float" office:value="0.000780321496541412" calcext:value-type="float">
            <text:p>0.0007803215</text:p>
          </table:table-cell>
          <table:table-cell office:value-type="float" office:value="0.0546225047578988" calcext:value-type="float">
            <text:p>0.0546225048</text:p>
          </table:table-cell>
          <table:table-cell table:number-columns-repeated="10"/>
        </table:table-row>
        <table:table-row table:style-name="ro1">
          <table:table-cell office:value-type="float" office:value="94013" calcext:value-type="float">
            <text:p>94013</text:p>
          </table:table-cell>
          <table:table-cell office:value-type="float" office:value="0.00061395012427243" calcext:value-type="float">
            <text:p>0.0006139501</text:p>
          </table:table-cell>
          <table:table-cell office:value-type="float" office:value="0.0429765086990701" calcext:value-type="float">
            <text:p>0.0429765087</text:p>
          </table:table-cell>
          <table:table-cell table:number-columns-repeated="10"/>
        </table:table-row>
        <table:table-row table:style-name="ro1">
          <table:table-cell office:value-type="float" office:value="96277" calcext:value-type="float">
            <text:p>96277</text:p>
          </table:table-cell>
          <table:table-cell office:value-type="float" office:value="0.00061395012427243" calcext:value-type="float">
            <text:p>0.0006139501</text:p>
          </table:table-cell>
          <table:table-cell office:value-type="float" office:value="0.0429765086990701" calcext:value-type="float">
            <text:p>0.0429765087</text:p>
          </table:table-cell>
          <table:table-cell table:number-columns-repeated="10"/>
        </table:table-row>
        <table:table-row table:style-name="ro1">
          <table:table-cell office:value-type="float" office:value="96277" calcext:value-type="float">
            <text:p>96277</text:p>
          </table:table-cell>
          <table:table-cell office:value-type="float" office:value="0.00061395012427243" calcext:value-type="float">
            <text:p>0.0006139501</text:p>
          </table:table-cell>
          <table:table-cell office:value-type="float" office:value="0.0429765086990701" calcext:value-type="float">
            <text:p>0.0429765087</text:p>
          </table:table-cell>
          <table:table-cell table:number-columns-repeated="10"/>
        </table:table-row>
        <table:table-row table:style-name="ro1">
          <table:table-cell office:value-type="float" office:value="96277" calcext:value-type="float">
            <text:p>96277</text:p>
          </table:table-cell>
          <table:table-cell office:value-type="float" office:value="0.00061395012427243" calcext:value-type="float">
            <text:p>0.0006139501</text:p>
          </table:table-cell>
          <table:table-cell office:value-type="float" office:value="0.0429765086990701" calcext:value-type="float">
            <text:p>0.0429765087</text:p>
          </table:table-cell>
          <table:table-cell table:number-columns-repeated="10"/>
        </table:table-row>
        <table:table-row table:style-name="ro1">
          <table:table-cell office:value-type="float" office:value="96277" calcext:value-type="float">
            <text:p>96277</text:p>
          </table:table-cell>
          <table:table-cell office:value-type="float" office:value="0.000508405001469911" calcext:value-type="float">
            <text:p>0.000508405</text:p>
          </table:table-cell>
          <table:table-cell office:value-type="float" office:value="0.0355883501028938" calcext:value-type="float">
            <text:p>0.0355883501</text:p>
          </table:table-cell>
          <table:table-cell table:number-columns-repeated="10"/>
        </table:table-row>
        <table:table-row table:style-name="ro1">
          <table:table-cell office:value-type="float" office:value="98542" calcext:value-type="float">
            <text:p>98542</text:p>
          </table:table-cell>
          <table:table-cell office:value-type="float" office:value="0.000508405001469911" calcext:value-type="float">
            <text:p>0.000508405</text:p>
          </table:table-cell>
          <table:table-cell office:value-type="float" office:value="0.0355883501028938" calcext:value-type="float">
            <text:p>0.0355883501</text:p>
          </table:table-cell>
          <table:table-cell table:number-columns-repeated="10"/>
        </table:table-row>
        <table:table-row table:style-name="ro1">
          <table:table-cell office:value-type="float" office:value="98542" calcext:value-type="float">
            <text:p>98542</text:p>
          </table:table-cell>
          <table:table-cell office:value-type="float" office:value="0.000508405001469911" calcext:value-type="float">
            <text:p>0.000508405</text:p>
          </table:table-cell>
          <table:table-cell office:value-type="float" office:value="0.0355883501028938" calcext:value-type="float">
            <text:p>0.0355883501</text:p>
          </table:table-cell>
          <table:table-cell table:number-columns-repeated="10"/>
        </table:table-row>
        <table:table-row table:style-name="ro1">
          <table:table-cell office:value-type="float" office:value="98542" calcext:value-type="float">
            <text:p>98542</text:p>
          </table:table-cell>
          <table:table-cell office:value-type="float" office:value="0.000508405001469911" calcext:value-type="float">
            <text:p>0.000508405</text:p>
          </table:table-cell>
          <table:table-cell office:value-type="float" office:value="0.0355883501028938" calcext:value-type="float">
            <text:p>0.0355883501</text:p>
          </table:table-cell>
          <table:table-cell table:number-columns-repeated="10"/>
        </table:table-row>
        <table:table-row table:style-name="ro1">
          <table:table-cell office:value-type="float" office:value="98542" calcext:value-type="float">
            <text:p>98542</text:p>
          </table:table-cell>
          <table:table-cell office:value-type="float" office:value="0.000678705589337073" calcext:value-type="float">
            <text:p>0.0006787056</text:p>
          </table:table-cell>
          <table:table-cell office:value-type="float" office:value="0.0475093912535951" calcext:value-type="float">
            <text:p>0.0475093913</text:p>
          </table:table-cell>
          <table:table-cell table:number-columns-repeated="10"/>
        </table:table-row>
        <table:table-row table:style-name="ro1">
          <table:table-cell office:value-type="float" office:value="100803" calcext:value-type="float">
            <text:p>100803</text:p>
          </table:table-cell>
          <table:table-cell office:value-type="float" office:value="0.000678705589337073" calcext:value-type="float">
            <text:p>0.0006787056</text:p>
          </table:table-cell>
          <table:table-cell office:value-type="float" office:value="0.0475093912535951" calcext:value-type="float">
            <text:p>0.0475093913</text:p>
          </table:table-cell>
          <table:table-cell table:number-columns-repeated="10"/>
        </table:table-row>
        <table:table-row table:style-name="ro1">
          <table:table-cell office:value-type="float" office:value="100803" calcext:value-type="float">
            <text:p>100803</text:p>
          </table:table-cell>
          <table:table-cell office:value-type="float" office:value="0.000678705589337073" calcext:value-type="float">
            <text:p>0.0006787056</text:p>
          </table:table-cell>
          <table:table-cell office:value-type="float" office:value="0.0475093912535951" calcext:value-type="float">
            <text:p>0.0475093913</text:p>
          </table:table-cell>
          <table:table-cell table:number-columns-repeated="10"/>
        </table:table-row>
        <table:table-row table:style-name="ro1">
          <table:table-cell office:value-type="float" office:value="100803" calcext:value-type="float">
            <text:p>100803</text:p>
          </table:table-cell>
          <table:table-cell office:value-type="float" office:value="0.000610835030403366" calcext:value-type="float">
            <text:p>0.000610835</text:p>
          </table:table-cell>
          <table:table-cell office:value-type="float" office:value="0.0427584521282356" calcext:value-type="float">
            <text:p>0.0427584521</text:p>
          </table:table-cell>
          <table:table-cell table:number-columns-repeated="10"/>
        </table:table-row>
        <table:table-row table:style-name="ro1">
          <table:table-cell office:value-type="float" office:value="103061" calcext:value-type="float">
            <text:p>103061</text:p>
          </table:table-cell>
          <table:table-cell office:value-type="float" office:value="0.000610835030403366" calcext:value-type="float">
            <text:p>0.000610835</text:p>
          </table:table-cell>
          <table:table-cell office:value-type="float" office:value="0.0427584521282356" calcext:value-type="float">
            <text:p>0.0427584521</text:p>
          </table:table-cell>
          <table:table-cell table:number-columns-repeated="10"/>
        </table:table-row>
        <table:table-row table:style-name="ro1">
          <table:table-cell office:value-type="float" office:value="103061" calcext:value-type="float">
            <text:p>103061</text:p>
          </table:table-cell>
          <table:table-cell office:value-type="float" office:value="0.000610835030403366" calcext:value-type="float">
            <text:p>0.000610835</text:p>
          </table:table-cell>
          <table:table-cell office:value-type="float" office:value="0.0427584521282356" calcext:value-type="float">
            <text:p>0.0427584521</text:p>
          </table:table-cell>
          <table:table-cell table:number-columns-repeated="10"/>
        </table:table-row>
        <table:table-row table:style-name="ro1">
          <table:table-cell office:value-type="float" office:value="103061" calcext:value-type="float">
            <text:p>103061</text:p>
          </table:table-cell>
          <table:table-cell office:value-type="float" office:value="0.000610835030403366" calcext:value-type="float">
            <text:p>0.000610835</text:p>
          </table:table-cell>
          <table:table-cell office:value-type="float" office:value="0.0427584521282356" calcext:value-type="float">
            <text:p>0.0427584521</text:p>
          </table:table-cell>
          <table:table-cell table:number-columns-repeated="10"/>
        </table:table-row>
        <table:table-row table:style-name="ro1">
          <table:table-cell office:value-type="float" office:value="103061" calcext:value-type="float">
            <text:p>103061</text:p>
          </table:table-cell>
          <table:table-cell office:value-type="float" office:value="0.000549751527363029" calcext:value-type="float">
            <text:p>0.0005497515</text:p>
          </table:table-cell>
          <table:table-cell office:value-type="float" office:value="0.038482606915412" calcext:value-type="float">
            <text:p>0.0384826069</text:p>
          </table:table-cell>
          <table:table-cell table:number-columns-repeated="10"/>
        </table:table-row>
        <table:table-row table:style-name="ro1">
          <table:table-cell office:value-type="float" office:value="105316" calcext:value-type="float">
            <text:p>105316</text:p>
          </table:table-cell>
          <table:table-cell office:value-type="float" office:value="0.000549751527363029" calcext:value-type="float">
            <text:p>0.0005497515</text:p>
          </table:table-cell>
          <table:table-cell office:value-type="float" office:value="0.038482606915412" calcext:value-type="float">
            <text:p>0.0384826069</text:p>
          </table:table-cell>
          <table:table-cell table:number-columns-repeated="10"/>
        </table:table-row>
        <table:table-row table:style-name="ro1">
          <table:table-cell office:value-type="float" office:value="105316" calcext:value-type="float">
            <text:p>105316</text:p>
          </table:table-cell>
          <table:table-cell office:value-type="float" office:value="0.000549751527363029" calcext:value-type="float">
            <text:p>0.0005497515</text:p>
          </table:table-cell>
          <table:table-cell office:value-type="float" office:value="0.038482606915412" calcext:value-type="float">
            <text:p>0.0384826069</text:p>
          </table:table-cell>
          <table:table-cell table:number-columns-repeated="10"/>
        </table:table-row>
        <table:table-row table:style-name="ro1">
          <table:table-cell office:value-type="float" office:value="105316" calcext:value-type="float">
            <text:p>105316</text:p>
          </table:table-cell>
          <table:table-cell office:value-type="float" office:value="0.000317549967892123" calcext:value-type="float">
            <text:p>0.00031755</text:p>
          </table:table-cell>
          <table:table-cell office:value-type="float" office:value="0.0222284977524486" calcext:value-type="float">
            <text:p>0.0222284978</text:p>
          </table:table-cell>
          <table:table-cell table:number-columns-repeated="10"/>
        </table:table-row>
        <table:table-row table:style-name="ro1">
          <table:table-cell office:value-type="float" office:value="107573" calcext:value-type="float">
            <text:p>107573</text:p>
          </table:table-cell>
          <table:table-cell office:value-type="float" office:value="0.000317549967892123" calcext:value-type="float">
            <text:p>0.00031755</text:p>
          </table:table-cell>
          <table:table-cell office:value-type="float" office:value="0.0222284977524486" calcext:value-type="float">
            <text:p>0.0222284978</text:p>
          </table:table-cell>
          <table:table-cell table:number-columns-repeated="10"/>
        </table:table-row>
        <table:table-row table:style-name="ro1">
          <table:table-cell office:value-type="float" office:value="107573" calcext:value-type="float">
            <text:p>107573</text:p>
          </table:table-cell>
          <table:table-cell office:value-type="float" office:value="0.000317549967892123" calcext:value-type="float">
            <text:p>0.00031755</text:p>
          </table:table-cell>
          <table:table-cell office:value-type="float" office:value="0.0222284977524486" calcext:value-type="float">
            <text:p>0.0222284978</text:p>
          </table:table-cell>
          <table:table-cell table:number-columns-repeated="10"/>
        </table:table-row>
        <table:table-row table:style-name="ro1">
          <table:table-cell office:value-type="float" office:value="107573" calcext:value-type="float">
            <text:p>107573</text:p>
          </table:table-cell>
          <table:table-cell office:value-type="float" office:value="0.000317549967892123" calcext:value-type="float">
            <text:p>0.00031755</text:p>
          </table:table-cell>
          <table:table-cell office:value-type="float" office:value="0.0222284977524486" calcext:value-type="float">
            <text:p>0.0222284978</text:p>
          </table:table-cell>
          <table:table-cell table:number-columns-repeated="10"/>
        </table:table-row>
        <table:table-row table:style-name="ro1">
          <table:table-cell office:value-type="float" office:value="107573" calcext:value-type="float">
            <text:p>107573</text:p>
          </table:table-cell>
          <table:table-cell office:value-type="float" office:value="0.000419187590044662" calcext:value-type="float">
            <text:p>0.0004191876</text:p>
          </table:table-cell>
          <table:table-cell office:value-type="float" office:value="0.0293431313031264" calcext:value-type="float">
            <text:p>0.0293431313</text:p>
          </table:table-cell>
          <table:table-cell table:number-columns-repeated="10"/>
        </table:table-row>
        <table:table-row table:style-name="ro1">
          <table:table-cell office:value-type="float" office:value="109822" calcext:value-type="float">
            <text:p>109822</text:p>
          </table:table-cell>
          <table:table-cell office:value-type="float" office:value="0.000419187590044662" calcext:value-type="float">
            <text:p>0.0004191876</text:p>
          </table:table-cell>
          <table:table-cell office:value-type="float" office:value="0.0293431313031264" calcext:value-type="float">
            <text:p>0.0293431313</text:p>
          </table:table-cell>
          <table:table-cell table:number-columns-repeated="10"/>
        </table:table-row>
        <table:table-row table:style-name="ro1">
          <table:table-cell office:value-type="float" office:value="109822" calcext:value-type="float">
            <text:p>109822</text:p>
          </table:table-cell>
          <table:table-cell office:value-type="float" office:value="0.000419187590044662" calcext:value-type="float">
            <text:p>0.0004191876</text:p>
          </table:table-cell>
          <table:table-cell office:value-type="float" office:value="0.0293431313031264" calcext:value-type="float">
            <text:p>0.0293431313</text:p>
          </table:table-cell>
          <table:table-cell table:number-columns-repeated="10"/>
        </table:table-row>
        <table:table-row table:style-name="ro1">
          <table:table-cell office:value-type="float" office:value="109822" calcext:value-type="float">
            <text:p>109822</text:p>
          </table:table-cell>
          <table:table-cell office:value-type="float" office:value="0.000333157670916685" calcext:value-type="float">
            <text:p>0.0003331577</text:p>
          </table:table-cell>
          <table:table-cell office:value-type="float" office:value="0.0233210369641679" calcext:value-type="float">
            <text:p>0.023321037</text:p>
          </table:table-cell>
          <table:table-cell table:number-columns-repeated="10"/>
        </table:table-row>
        <table:table-row table:style-name="ro1">
          <table:table-cell office:value-type="float" office:value="112089" calcext:value-type="float">
            <text:p>112089</text:p>
          </table:table-cell>
          <table:table-cell office:value-type="float" office:value="0.000333157670916685" calcext:value-type="float">
            <text:p>0.0003331577</text:p>
          </table:table-cell>
          <table:table-cell office:value-type="float" office:value="0.0233210369641679" calcext:value-type="float">
            <text:p>0.023321037</text:p>
          </table:table-cell>
          <table:table-cell table:number-columns-repeated="10"/>
        </table:table-row>
        <table:table-row table:style-name="ro1">
          <table:table-cell office:value-type="float" office:value="112089" calcext:value-type="float">
            <text:p>112089</text:p>
          </table:table-cell>
          <table:table-cell office:value-type="float" office:value="0.000333157670916685" calcext:value-type="float">
            <text:p>0.0003331577</text:p>
          </table:table-cell>
          <table:table-cell office:value-type="float" office:value="0.0233210369641679" calcext:value-type="float">
            <text:p>0.023321037</text:p>
          </table:table-cell>
          <table:table-cell table:number-columns-repeated="10"/>
        </table:table-row>
        <table:table-row table:style-name="ro1">
          <table:table-cell office:value-type="float" office:value="112089" calcext:value-type="float">
            <text:p>112089</text:p>
          </table:table-cell>
          <table:table-cell office:value-type="float" office:value="0.000333157670916685" calcext:value-type="float">
            <text:p>0.0003331577</text:p>
          </table:table-cell>
          <table:table-cell office:value-type="float" office:value="0.0233210369641679" calcext:value-type="float">
            <text:p>0.023321037</text:p>
          </table:table-cell>
          <table:table-cell table:number-columns-repeated="10"/>
        </table:table-row>
        <table:table-row table:style-name="ro1">
          <table:table-cell office:value-type="float" office:value="112089" calcext:value-type="float">
            <text:p>112089</text:p>
          </table:table-cell>
          <table:table-cell office:value-type="float" office:value="0.00555370503848285" calcext:value-type="float">
            <text:p>0.005553705</text:p>
          </table:table-cell>
          <table:table-cell office:value-type="float" office:value="0.3887593526938" calcext:value-type="float">
            <text:p>0.3887593527</text:p>
          </table:table-cell>
          <table:table-cell table:number-columns-repeated="10"/>
        </table:table-row>
        <table:table-row table:style-name="ro1">
          <table:table-cell office:value-type="float" office:value="114354" calcext:value-type="float">
            <text:p>114354</text:p>
          </table:table-cell>
          <table:table-cell office:value-type="float" office:value="0.00555370503848285" calcext:value-type="float">
            <text:p>0.005553705</text:p>
          </table:table-cell>
          <table:table-cell office:value-type="float" office:value="0.3887593526938" calcext:value-type="float">
            <text:p>0.3887593527</text:p>
          </table:table-cell>
          <table:table-cell table:number-columns-repeated="10"/>
        </table:table-row>
        <table:table-row table:style-name="ro1">
          <table:table-cell office:value-type="float" office:value="114354" calcext:value-type="float">
            <text:p>114354</text:p>
          </table:table-cell>
          <table:table-cell office:value-type="float" office:value="0.00555370503848285" calcext:value-type="float">
            <text:p>0.005553705</text:p>
          </table:table-cell>
          <table:table-cell office:value-type="float" office:value="0.3887593526938" calcext:value-type="float">
            <text:p>0.3887593527</text:p>
          </table:table-cell>
          <table:table-cell table:number-columns-repeated="10"/>
        </table:table-row>
        <table:table-row table:style-name="ro1">
          <table:table-cell office:value-type="float" office:value="114354" calcext:value-type="float">
            <text:p>114354</text:p>
          </table:table-cell>
          <table:table-cell office:value-type="float" office:value="0.00555370503848285" calcext:value-type="float">
            <text:p>0.005553705</text:p>
          </table:table-cell>
          <table:table-cell office:value-type="float" office:value="0.3887593526938" calcext:value-type="float">
            <text:p>0.3887593527</text:p>
          </table:table-cell>
          <table:table-cell table:number-columns-repeated="10"/>
        </table:table-row>
        <table:table-row table:style-name="ro1">
          <table:table-cell office:value-type="float" office:value="114354" calcext:value-type="float">
            <text:p>114354</text:p>
          </table:table-cell>
          <table:table-cell office:value-type="float" office:value="0.0311508168041381" calcext:value-type="float">
            <text:p>0.0311508168</text:p>
          </table:table-cell>
          <table:table-cell office:value-type="float" office:value="2.18055717628967" calcext:value-type="float">
            <text:p>2.1805571763</text:p>
          </table:table-cell>
          <table:table-cell table:number-columns-repeated="10"/>
        </table:table-row>
        <table:table-row table:style-name="ro1">
          <table:table-cell office:value-type="float" office:value="116610" calcext:value-type="float">
            <text:p>116610</text:p>
          </table:table-cell>
          <table:table-cell office:value-type="float" office:value="0.0311508168041381" calcext:value-type="float">
            <text:p>0.0311508168</text:p>
          </table:table-cell>
          <table:table-cell office:value-type="float" office:value="2.18055717628967" calcext:value-type="float">
            <text:p>2.1805571763</text:p>
          </table:table-cell>
          <table:table-cell table:number-columns-repeated="10"/>
        </table:table-row>
        <table:table-row table:style-name="ro1">
          <table:table-cell office:value-type="float" office:value="116610" calcext:value-type="float">
            <text:p>116610</text:p>
          </table:table-cell>
          <table:table-cell office:value-type="float" office:value="0.0311508168041381" calcext:value-type="float">
            <text:p>0.0311508168</text:p>
          </table:table-cell>
          <table:table-cell office:value-type="float" office:value="2.18055717628967" calcext:value-type="float">
            <text:p>2.1805571763</text:p>
          </table:table-cell>
          <table:table-cell table:number-columns-repeated="10"/>
        </table:table-row>
        <table:table-row table:style-name="ro1">
          <table:table-cell office:value-type="float" office:value="116610" calcext:value-type="float">
            <text:p>116610</text:p>
          </table:table-cell>
          <table:table-cell office:value-type="float" office:value="0.0421627897661055" calcext:value-type="float">
            <text:p>0.0421627898</text:p>
          </table:table-cell>
          <table:table-cell office:value-type="float" office:value="2.95139528362738" calcext:value-type="float">
            <text:p>2.9513952836</text:p>
          </table:table-cell>
          <table:table-cell table:number-columns-repeated="10"/>
        </table:table-row>
        <table:table-row table:style-name="ro1">
          <table:table-cell office:value-type="float" office:value="118861" calcext:value-type="float">
            <text:p>118861</text:p>
          </table:table-cell>
          <table:table-cell office:value-type="float" office:value="0.0421627897661055" calcext:value-type="float">
            <text:p>0.0421627898</text:p>
          </table:table-cell>
          <table:table-cell office:value-type="float" office:value="2.95139528362738" calcext:value-type="float">
            <text:p>2.9513952836</text:p>
          </table:table-cell>
          <table:table-cell table:number-columns-repeated="10"/>
        </table:table-row>
        <table:table-row table:style-name="ro1">
          <table:table-cell office:value-type="float" office:value="118861" calcext:value-type="float">
            <text:p>118861</text:p>
          </table:table-cell>
          <table:table-cell office:value-type="float" office:value="0.0421627897661055" calcext:value-type="float">
            <text:p>0.0421627898</text:p>
          </table:table-cell>
          <table:table-cell office:value-type="float" office:value="2.95139528362738" calcext:value-type="float">
            <text:p>2.9513952836</text:p>
          </table:table-cell>
          <table:table-cell table:number-columns-repeated="10"/>
        </table:table-row>
        <table:table-row table:style-name="ro1">
          <table:table-cell office:value-type="float" office:value="118861" calcext:value-type="float">
            <text:p>118861</text:p>
          </table:table-cell>
          <table:table-cell office:value-type="float" office:value="0.0421627897661055" calcext:value-type="float">
            <text:p>0.0421627898</text:p>
          </table:table-cell>
          <table:table-cell office:value-type="float" office:value="2.95139528362738" calcext:value-type="float">
            <text:p>2.9513952836</text:p>
          </table:table-cell>
          <table:table-cell table:number-columns-repeated="10"/>
        </table:table-row>
        <table:table-row table:style-name="ro1">
          <table:table-cell office:value-type="float" office:value="118861" calcext:value-type="float">
            <text:p>118861</text:p>
          </table:table-cell>
          <table:table-cell office:value-type="float" office:value="0.0627796216039141" calcext:value-type="float">
            <text:p>0.0627796216</text:p>
          </table:table-cell>
          <table:table-cell office:value-type="float" office:value="4.39457351227399" calcext:value-type="float">
            <text:p>4.3945735123</text:p>
          </table:table-cell>
          <table:table-cell table:number-columns-repeated="10"/>
        </table:table-row>
        <table:table-row table:style-name="ro1">
          <table:table-cell office:value-type="float" office:value="121108" calcext:value-type="float">
            <text:p>121108</text:p>
          </table:table-cell>
          <table:table-cell office:value-type="float" office:value="0.0627796216039141" calcext:value-type="float">
            <text:p>0.0627796216</text:p>
          </table:table-cell>
          <table:table-cell office:value-type="float" office:value="4.39457351227399" calcext:value-type="float">
            <text:p>4.3945735123</text:p>
          </table:table-cell>
          <table:table-cell table:number-columns-repeated="10"/>
        </table:table-row>
        <table:table-row table:style-name="ro1">
          <table:table-cell office:value-type="float" office:value="121108" calcext:value-type="float">
            <text:p>121108</text:p>
          </table:table-cell>
          <table:table-cell office:value-type="float" office:value="0.0627796216039141" calcext:value-type="float">
            <text:p>0.0627796216</text:p>
          </table:table-cell>
          <table:table-cell office:value-type="float" office:value="4.39457351227399" calcext:value-type="float">
            <text:p>4.3945735123</text:p>
          </table:table-cell>
          <table:table-cell table:number-columns-repeated="10"/>
        </table:table-row>
        <table:table-row table:style-name="ro1">
          <table:table-cell office:value-type="float" office:value="121108" calcext:value-type="float">
            <text:p>121108</text:p>
          </table:table-cell>
          <table:table-cell office:value-type="float" office:value="0.0856351696115157" calcext:value-type="float">
            <text:p>0.0856351696</text:p>
          </table:table-cell>
          <table:table-cell office:value-type="float" office:value="5.9944618728061" calcext:value-type="float">
            <text:p>5.9944618728</text:p>
          </table:table-cell>
          <table:table-cell table:number-columns-repeated="10"/>
        </table:table-row>
        <table:table-row table:style-name="ro1">
          <table:table-cell office:value-type="float" office:value="123370" calcext:value-type="float">
            <text:p>123370</text:p>
          </table:table-cell>
          <table:table-cell office:value-type="float" office:value="0.0856351696115157" calcext:value-type="float">
            <text:p>0.0856351696</text:p>
          </table:table-cell>
          <table:table-cell office:value-type="float" office:value="5.9944618728061" calcext:value-type="float">
            <text:p>5.9944618728</text:p>
          </table:table-cell>
          <table:table-cell table:number-columns-repeated="10"/>
        </table:table-row>
        <table:table-row table:style-name="ro1">
          <table:table-cell office:value-type="float" office:value="123370" calcext:value-type="float">
            <text:p>123370</text:p>
          </table:table-cell>
          <table:table-cell office:value-type="float" office:value="0.0856351696115157" calcext:value-type="float">
            <text:p>0.0856351696</text:p>
          </table:table-cell>
          <table:table-cell office:value-type="float" office:value="5.9944618728061" calcext:value-type="float">
            <text:p>5.9944618728</text:p>
          </table:table-cell>
          <table:table-cell table:number-columns-repeated="10"/>
        </table:table-row>
        <table:table-row table:style-name="ro1">
          <table:table-cell office:value-type="float" office:value="123370" calcext:value-type="float">
            <text:p>123370</text:p>
          </table:table-cell>
          <table:table-cell office:value-type="float" office:value="0.0856351696115157" calcext:value-type="float">
            <text:p>0.0856351696</text:p>
          </table:table-cell>
          <table:table-cell office:value-type="float" office:value="5.9944618728061" calcext:value-type="float">
            <text:p>5.9944618728</text:p>
          </table:table-cell>
          <table:table-cell table:number-columns-repeated="10"/>
        </table:table-row>
        <table:table-row table:style-name="ro1">
          <table:table-cell office:value-type="float" office:value="123370" calcext:value-type="float">
            <text:p>123370</text:p>
          </table:table-cell>
          <table:table-cell office:value-type="float" office:value="0.110729757167636" calcext:value-type="float">
            <text:p>0.1107297572</text:p>
          </table:table-cell>
          <table:table-cell office:value-type="float" office:value="7.75108300173452" calcext:value-type="float">
            <text:p>7.7510830017</text:p>
          </table:table-cell>
          <table:table-cell table:number-columns-repeated="10"/>
        </table:table-row>
        <table:table-row table:style-name="ro1">
          <table:table-cell office:value-type="float" office:value="125628" calcext:value-type="float">
            <text:p>125628</text:p>
          </table:table-cell>
          <table:table-cell office:value-type="float" office:value="0.110729757167636" calcext:value-type="float">
            <text:p>0.1107297572</text:p>
          </table:table-cell>
          <table:table-cell office:value-type="float" office:value="7.75108300173452" calcext:value-type="float">
            <text:p>7.7510830017</text:p>
          </table:table-cell>
          <table:table-cell table:number-columns-repeated="10"/>
        </table:table-row>
        <table:table-row table:style-name="ro1">
          <table:table-cell office:value-type="float" office:value="125628" calcext:value-type="float">
            <text:p>125628</text:p>
          </table:table-cell>
          <table:table-cell office:value-type="float" office:value="0.110729757167636" calcext:value-type="float">
            <text:p>0.1107297572</text:p>
          </table:table-cell>
          <table:table-cell office:value-type="float" office:value="7.75108300173452" calcext:value-type="float">
            <text:p>7.7510830017</text:p>
          </table:table-cell>
          <table:table-cell table:number-columns-repeated="10"/>
        </table:table-row>
        <table:table-row table:style-name="ro1">
          <table:table-cell office:value-type="float" office:value="125628" calcext:value-type="float">
            <text:p>125628</text:p>
          </table:table-cell>
          <table:table-cell office:value-type="float" office:value="0.138275027686479" calcext:value-type="float">
            <text:p>0.1382750277</text:p>
          </table:table-cell>
          <table:table-cell office:value-type="float" office:value="9.67925193805354" calcext:value-type="float">
            <text:p>9.6792519381</text:p>
          </table:table-cell>
          <table:table-cell table:number-columns-repeated="10"/>
        </table:table-row>
        <table:table-row table:style-name="ro1">
          <table:table-cell office:value-type="float" office:value="127886" calcext:value-type="float">
            <text:p>127886</text:p>
          </table:table-cell>
          <table:table-cell office:value-type="float" office:value="0.138275027686479" calcext:value-type="float">
            <text:p>0.1382750277</text:p>
          </table:table-cell>
          <table:table-cell office:value-type="float" office:value="9.67925193805354" calcext:value-type="float">
            <text:p>9.6792519381</text:p>
          </table:table-cell>
          <table:table-cell table:number-columns-repeated="10"/>
        </table:table-row>
        <table:table-row table:style-name="ro1">
          <table:table-cell office:value-type="float" office:value="127886" calcext:value-type="float">
            <text:p>127886</text:p>
          </table:table-cell>
          <table:table-cell office:value-type="float" office:value="0.138275027686479" calcext:value-type="float">
            <text:p>0.1382750277</text:p>
          </table:table-cell>
          <table:table-cell office:value-type="float" office:value="9.67925193805354" calcext:value-type="float">
            <text:p>9.6792519381</text:p>
          </table:table-cell>
          <table:table-cell table:number-columns-repeated="10"/>
        </table:table-row>
        <table:table-row table:style-name="ro1">
          <table:table-cell office:value-type="float" office:value="127886" calcext:value-type="float">
            <text:p>127886</text:p>
          </table:table-cell>
          <table:table-cell office:value-type="float" office:value="0.138275027686479" calcext:value-type="float">
            <text:p>0.1382750277</text:p>
          </table:table-cell>
          <table:table-cell office:value-type="float" office:value="9.67925193805354" calcext:value-type="float">
            <text:p>9.6792519381</text:p>
          </table:table-cell>
          <table:table-cell table:number-columns-repeated="10"/>
        </table:table-row>
        <table:table-row table:style-name="ro1">
          <table:table-cell office:value-type="float" office:value="127886" calcext:value-type="float">
            <text:p>127886</text:p>
          </table:table-cell>
          <table:table-cell office:value-type="float" office:value="0.165490305666494" calcext:value-type="float">
            <text:p>0.1654903057</text:p>
          </table:table-cell>
          <table:table-cell office:value-type="float" office:value="11.5843213966546" calcext:value-type="float">
            <text:p>11.5843213967</text:p>
          </table:table-cell>
          <table:table-cell table:number-columns-repeated="10"/>
        </table:table-row>
        <table:table-row table:style-name="ro1">
          <table:table-cell office:value-type="float" office:value="130130" calcext:value-type="float">
            <text:p>130130</text:p>
          </table:table-cell>
          <table:table-cell office:value-type="float" office:value="0.165490305666494" calcext:value-type="float">
            <text:p>0.1654903057</text:p>
          </table:table-cell>
          <table:table-cell office:value-type="float" office:value="11.5843213966546" calcext:value-type="float">
            <text:p>11.5843213967</text:p>
          </table:table-cell>
          <table:table-cell table:number-columns-repeated="10"/>
        </table:table-row>
        <table:table-row table:style-name="ro1">
          <table:table-cell office:value-type="float" office:value="130130" calcext:value-type="float">
            <text:p>130130</text:p>
          </table:table-cell>
          <table:table-cell office:value-type="float" office:value="0.165490305666494" calcext:value-type="float">
            <text:p>0.1654903057</text:p>
          </table:table-cell>
          <table:table-cell office:value-type="float" office:value="11.5843213966546" calcext:value-type="float">
            <text:p>11.5843213967</text:p>
          </table:table-cell>
          <table:table-cell table:number-columns-repeated="10"/>
        </table:table-row>
        <table:table-row table:style-name="ro1">
          <table:table-cell office:value-type="float" office:value="130130" calcext:value-type="float">
            <text:p>130130</text:p>
          </table:table-cell>
          <table:table-cell office:value-type="float" office:value="0.165490305666494" calcext:value-type="float">
            <text:p>0.1654903057</text:p>
          </table:table-cell>
          <table:table-cell office:value-type="float" office:value="11.5843213966546" calcext:value-type="float">
            <text:p>11.5843213967</text:p>
          </table:table-cell>
          <table:table-cell table:number-columns-repeated="10"/>
        </table:table-row>
        <table:table-row table:style-name="ro1">
          <table:table-cell office:value-type="float" office:value="130130" calcext:value-type="float">
            <text:p>130130</text:p>
          </table:table-cell>
          <table:table-cell office:value-type="float" office:value="0.180783613452369" calcext:value-type="float">
            <text:p>0.1807836135</text:p>
          </table:table-cell>
          <table:table-cell office:value-type="float" office:value="12.6548529416658" calcext:value-type="float">
            <text:p>12.6548529417</text:p>
          </table:table-cell>
          <table:table-cell table:number-columns-repeated="10"/>
        </table:table-row>
        <table:table-row table:style-name="ro1">
          <table:table-cell office:value-type="float" office:value="132388" calcext:value-type="float">
            <text:p>132388</text:p>
          </table:table-cell>
          <table:table-cell office:value-type="float" office:value="0.180783613452369" calcext:value-type="float">
            <text:p>0.1807836135</text:p>
          </table:table-cell>
          <table:table-cell office:value-type="float" office:value="12.6548529416658" calcext:value-type="float">
            <text:p>12.6548529417</text:p>
          </table:table-cell>
          <table:table-cell table:number-columns-repeated="10"/>
        </table:table-row>
        <table:table-row table:style-name="ro1">
          <table:table-cell office:value-type="float" office:value="132388" calcext:value-type="float">
            <text:p>132388</text:p>
          </table:table-cell>
          <table:table-cell office:value-type="float" office:value="0.180783613452369" calcext:value-type="float">
            <text:p>0.1807836135</text:p>
          </table:table-cell>
          <table:table-cell office:value-type="float" office:value="12.6548529416658" calcext:value-type="float">
            <text:p>12.6548529417</text:p>
          </table:table-cell>
          <table:table-cell table:number-columns-repeated="10"/>
        </table:table-row>
        <table:table-row table:style-name="ro1">
          <table:table-cell office:value-type="float" office:value="132388" calcext:value-type="float">
            <text:p>132388</text:p>
          </table:table-cell>
          <table:table-cell office:value-type="float" office:value="0.195257220262816" calcext:value-type="float">
            <text:p>0.1952572203</text:p>
          </table:table-cell>
          <table:table-cell office:value-type="float" office:value="13.6680054183971" calcext:value-type="float">
            <text:p>13.6680054184</text:p>
          </table:table-cell>
          <table:table-cell table:number-columns-repeated="10"/>
        </table:table-row>
        <table:table-row table:style-name="ro1">
          <table:table-cell office:value-type="float" office:value="134649" calcext:value-type="float">
            <text:p>134649</text:p>
          </table:table-cell>
          <table:table-cell office:value-type="float" office:value="0.195257220262816" calcext:value-type="float">
            <text:p>0.1952572203</text:p>
          </table:table-cell>
          <table:table-cell office:value-type="float" office:value="13.6680054183971" calcext:value-type="float">
            <text:p>13.6680054184</text:p>
          </table:table-cell>
          <table:table-cell table:number-columns-repeated="10"/>
        </table:table-row>
        <table:table-row table:style-name="ro1">
          <table:table-cell office:value-type="float" office:value="134649" calcext:value-type="float">
            <text:p>134649</text:p>
          </table:table-cell>
          <table:table-cell office:value-type="float" office:value="0.195257220262816" calcext:value-type="float">
            <text:p>0.1952572203</text:p>
          </table:table-cell>
          <table:table-cell office:value-type="float" office:value="13.6680054183971" calcext:value-type="float">
            <text:p>13.6680054184</text:p>
          </table:table-cell>
          <table:table-cell table:number-columns-repeated="10"/>
        </table:table-row>
        <table:table-row table:style-name="ro1">
          <table:table-cell office:value-type="float" office:value="134649" calcext:value-type="float">
            <text:p>134649</text:p>
          </table:table-cell>
          <table:table-cell office:value-type="float" office:value="0.195257220262816" calcext:value-type="float">
            <text:p>0.1952572203</text:p>
          </table:table-cell>
          <table:table-cell office:value-type="float" office:value="13.6680054183971" calcext:value-type="float">
            <text:p>13.6680054184</text:p>
          </table:table-cell>
          <table:table-cell table:number-columns-repeated="10"/>
        </table:table-row>
        <table:table-row table:style-name="ro1">
          <table:table-cell office:value-type="float" office:value="134649" calcext:value-type="float">
            <text:p>134649</text:p>
          </table:table-cell>
          <table:table-cell office:value-type="float" office:value="0.206796456256861" calcext:value-type="float">
            <text:p>0.2067964563</text:p>
          </table:table-cell>
          <table:table-cell office:value-type="float" office:value="14.4757519379803" calcext:value-type="float">
            <text:p>14.475751938</text:p>
          </table:table-cell>
          <table:table-cell table:number-columns-repeated="10"/>
        </table:table-row>
        <table:table-row table:style-name="ro1">
          <table:table-cell office:value-type="float" office:value="136912" calcext:value-type="float">
            <text:p>136912</text:p>
          </table:table-cell>
          <table:table-cell office:value-type="float" office:value="0.206796456256861" calcext:value-type="float">
            <text:p>0.2067964563</text:p>
          </table:table-cell>
          <table:table-cell office:value-type="float" office:value="14.4757519379803" calcext:value-type="float">
            <text:p>14.475751938</text:p>
          </table:table-cell>
          <table:table-cell table:number-columns-repeated="10"/>
        </table:table-row>
        <table:table-row table:style-name="ro1">
          <table:table-cell office:value-type="float" office:value="136912" calcext:value-type="float">
            <text:p>136912</text:p>
          </table:table-cell>
          <table:table-cell office:value-type="float" office:value="0.206796456256861" calcext:value-type="float">
            <text:p>0.2067964563</text:p>
          </table:table-cell>
          <table:table-cell office:value-type="float" office:value="14.4757519379803" calcext:value-type="float">
            <text:p>14.475751938</text:p>
          </table:table-cell>
          <table:table-cell table:number-columns-repeated="10"/>
        </table:table-row>
        <table:table-row table:style-name="ro1">
          <table:table-cell office:value-type="float" office:value="136912" calcext:value-type="float">
            <text:p>136912</text:p>
          </table:table-cell>
          <table:table-cell office:value-type="float" office:value="0.208554973175345" calcext:value-type="float">
            <text:p>0.2085549732</text:p>
          </table:table-cell>
          <table:table-cell office:value-type="float" office:value="14.5988481222741" calcext:value-type="float">
            <text:p>14.5988481223</text:p>
          </table:table-cell>
          <table:table-cell table:number-columns-repeated="10"/>
        </table:table-row>
        <table:table-row table:style-name="ro1">
          <table:table-cell office:value-type="float" office:value="139176" calcext:value-type="float">
            <text:p>139176</text:p>
          </table:table-cell>
          <table:table-cell office:value-type="float" office:value="0.208554973175345" calcext:value-type="float">
            <text:p>0.2085549732</text:p>
          </table:table-cell>
          <table:table-cell office:value-type="float" office:value="14.5988481222741" calcext:value-type="float">
            <text:p>14.5988481223</text:p>
          </table:table-cell>
          <table:table-cell table:number-columns-repeated="10"/>
        </table:table-row>
        <table:table-row table:style-name="ro1">
          <table:table-cell office:value-type="float" office:value="139176" calcext:value-type="float">
            <text:p>139176</text:p>
          </table:table-cell>
          <table:table-cell office:value-type="float" office:value="0.208554973175345" calcext:value-type="float">
            <text:p>0.2085549732</text:p>
          </table:table-cell>
          <table:table-cell office:value-type="float" office:value="14.5988481222741" calcext:value-type="float">
            <text:p>14.5988481223</text:p>
          </table:table-cell>
          <table:table-cell table:number-columns-repeated="10"/>
        </table:table-row>
        <table:table-row table:style-name="ro1">
          <table:table-cell office:value-type="float" office:value="139176" calcext:value-type="float">
            <text:p>139176</text:p>
          </table:table-cell>
          <table:table-cell office:value-type="float" office:value="0.208554973175345" calcext:value-type="float">
            <text:p>0.2085549732</text:p>
          </table:table-cell>
          <table:table-cell office:value-type="float" office:value="14.5988481222741" calcext:value-type="float">
            <text:p>14.5988481223</text:p>
          </table:table-cell>
          <table:table-cell table:number-columns-repeated="10"/>
        </table:table-row>
        <table:table-row table:style-name="ro1">
          <table:table-cell office:value-type="float" office:value="139176" calcext:value-type="float">
            <text:p>139176</text:p>
          </table:table-cell>
          <table:table-cell office:value-type="float" office:value="0.209764163496268" calcext:value-type="float">
            <text:p>0.2097641635</text:p>
          </table:table-cell>
          <table:table-cell office:value-type="float" office:value="14.6834914447388" calcext:value-type="float">
            <text:p>14.6834914447</text:p>
          </table:table-cell>
          <table:table-cell table:number-columns-repeated="10"/>
        </table:table-row>
        <table:table-row table:style-name="ro1">
          <table:table-cell office:value-type="float" office:value="141433" calcext:value-type="float">
            <text:p>141433</text:p>
          </table:table-cell>
          <table:table-cell office:value-type="float" office:value="0.209764163496268" calcext:value-type="float">
            <text:p>0.2097641635</text:p>
          </table:table-cell>
          <table:table-cell office:value-type="float" office:value="14.6834914447388" calcext:value-type="float">
            <text:p>14.6834914447</text:p>
          </table:table-cell>
          <table:table-cell table:number-columns-repeated="10"/>
        </table:table-row>
        <table:table-row table:style-name="ro1">
          <table:table-cell office:value-type="float" office:value="141433" calcext:value-type="float">
            <text:p>141433</text:p>
          </table:table-cell>
          <table:table-cell office:value-type="float" office:value="0.209764163496268" calcext:value-type="float">
            <text:p>0.2097641635</text:p>
          </table:table-cell>
          <table:table-cell office:value-type="float" office:value="14.6834914447388" calcext:value-type="float">
            <text:p>14.6834914447</text:p>
          </table:table-cell>
          <table:table-cell table:number-columns-repeated="10"/>
        </table:table-row>
        <table:table-row table:style-name="ro1">
          <table:table-cell office:value-type="float" office:value="141433" calcext:value-type="float">
            <text:p>141433</text:p>
          </table:table-cell>
          <table:table-cell office:value-type="float" office:value="0.216837613575849" calcext:value-type="float">
            <text:p>0.2168376136</text:p>
          </table:table-cell>
          <table:table-cell office:value-type="float" office:value="15.1786329503094" calcext:value-type="float">
            <text:p>15.1786329503</text:p>
          </table:table-cell>
          <table:table-cell table:number-columns-repeated="10"/>
        </table:table-row>
        <table:table-row table:style-name="ro1">
          <table:table-cell office:value-type="float" office:value="143679" calcext:value-type="float">
            <text:p>143679</text:p>
          </table:table-cell>
          <table:table-cell office:value-type="float" office:value="0.216837613575849" calcext:value-type="float">
            <text:p>0.2168376136</text:p>
          </table:table-cell>
          <table:table-cell office:value-type="float" office:value="15.1786329503094" calcext:value-type="float">
            <text:p>15.1786329503</text:p>
          </table:table-cell>
          <table:table-cell table:number-columns-repeated="10"/>
        </table:table-row>
        <table:table-row table:style-name="ro1">
          <table:table-cell office:value-type="float" office:value="143679" calcext:value-type="float">
            <text:p>143679</text:p>
          </table:table-cell>
          <table:table-cell office:value-type="float" office:value="0.216837613575849" calcext:value-type="float">
            <text:p>0.2168376136</text:p>
          </table:table-cell>
          <table:table-cell office:value-type="float" office:value="15.1786329503094" calcext:value-type="float">
            <text:p>15.1786329503</text:p>
          </table:table-cell>
          <table:table-cell table:number-columns-repeated="10"/>
        </table:table-row>
        <table:table-row table:style-name="ro1">
          <table:table-cell office:value-type="float" office:value="143679" calcext:value-type="float">
            <text:p>143679</text:p>
          </table:table-cell>
          <table:table-cell office:value-type="float" office:value="0.216837613575849" calcext:value-type="float">
            <text:p>0.2168376136</text:p>
          </table:table-cell>
          <table:table-cell office:value-type="float" office:value="15.1786329503094" calcext:value-type="float">
            <text:p>15.1786329503</text:p>
          </table:table-cell>
          <table:table-cell table:number-columns-repeated="10"/>
        </table:table-row>
        <table:table-row table:style-name="ro1">
          <table:table-cell office:value-type="float" office:value="143679" calcext:value-type="float">
            <text:p>143679</text:p>
          </table:table-cell>
          <table:table-cell office:value-type="float" office:value="0.225189344676117" calcext:value-type="float">
            <text:p>0.2251893447</text:p>
          </table:table-cell>
          <table:table-cell office:value-type="float" office:value="15.7632541273282" calcext:value-type="float">
            <text:p>15.7632541273</text:p>
          </table:table-cell>
          <table:table-cell table:number-columns-repeated="10"/>
        </table:table-row>
        <table:table-row table:style-name="ro1">
          <table:table-cell office:value-type="float" office:value="145933" calcext:value-type="float">
            <text:p>145933</text:p>
          </table:table-cell>
          <table:table-cell office:value-type="float" office:value="0.225189344676117" calcext:value-type="float">
            <text:p>0.2251893447</text:p>
          </table:table-cell>
          <table:table-cell office:value-type="float" office:value="15.7632541273282" calcext:value-type="float">
            <text:p>15.7632541273</text:p>
          </table:table-cell>
          <table:table-cell table:number-columns-repeated="10"/>
        </table:table-row>
        <table:table-row table:style-name="ro1">
          <table:table-cell office:value-type="float" office:value="145933" calcext:value-type="float">
            <text:p>145933</text:p>
          </table:table-cell>
          <table:table-cell office:value-type="float" office:value="0.225189344676117" calcext:value-type="float">
            <text:p>0.2251893447</text:p>
          </table:table-cell>
          <table:table-cell office:value-type="float" office:value="15.7632541273282" calcext:value-type="float">
            <text:p>15.7632541273</text:p>
          </table:table-cell>
          <table:table-cell table:number-columns-repeated="10"/>
        </table:table-row>
        <table:table-row table:style-name="ro1">
          <table:table-cell office:value-type="float" office:value="145933" calcext:value-type="float">
            <text:p>145933</text:p>
          </table:table-cell>
          <table:table-cell office:value-type="float" office:value="0.225189344676117" calcext:value-type="float">
            <text:p>0.2251893447</text:p>
          </table:table-cell>
          <table:table-cell office:value-type="float" office:value="15.7632541273282" calcext:value-type="float">
            <text:p>15.7632541273</text:p>
          </table:table-cell>
          <table:table-cell table:number-columns-repeated="10"/>
        </table:table-row>
        <table:table-row table:style-name="ro1">
          <table:table-cell office:value-type="float" office:value="145933" calcext:value-type="float">
            <text:p>145933</text:p>
          </table:table-cell>
          <table:table-cell office:value-type="float" office:value="0.24162800738165" calcext:value-type="float">
            <text:p>0.2416280074</text:p>
          </table:table-cell>
          <table:table-cell office:value-type="float" office:value="16.9139605167155" calcext:value-type="float">
            <text:p>16.9139605167</text:p>
          </table:table-cell>
          <table:table-cell table:number-columns-repeated="10"/>
        </table:table-row>
        <table:table-row table:style-name="ro1">
          <table:table-cell office:value-type="float" office:value="148197" calcext:value-type="float">
            <text:p>148197</text:p>
          </table:table-cell>
          <table:table-cell office:value-type="float" office:value="0.24162800738165" calcext:value-type="float">
            <text:p>0.2416280074</text:p>
          </table:table-cell>
          <table:table-cell office:value-type="float" office:value="16.9139605167155" calcext:value-type="float">
            <text:p>16.9139605167</text:p>
          </table:table-cell>
          <table:table-cell table:number-columns-repeated="10"/>
        </table:table-row>
        <table:table-row table:style-name="ro1">
          <table:table-cell office:value-type="float" office:value="148197" calcext:value-type="float">
            <text:p>148197</text:p>
          </table:table-cell>
          <table:table-cell office:value-type="float" office:value="0.24162800738165" calcext:value-type="float">
            <text:p>0.2416280074</text:p>
          </table:table-cell>
          <table:table-cell office:value-type="float" office:value="16.9139605167155" calcext:value-type="float">
            <text:p>16.9139605167</text:p>
          </table:table-cell>
          <table:table-cell table:number-columns-repeated="10"/>
        </table:table-row>
        <table:table-row table:style-name="ro1">
          <table:table-cell office:value-type="float" office:value="148197" calcext:value-type="float">
            <text:p>148197</text:p>
          </table:table-cell>
          <table:table-cell office:value-type="float" office:value="0.270245436122744" calcext:value-type="float">
            <text:p>0.2702454361</text:p>
          </table:table-cell>
          <table:table-cell office:value-type="float" office:value="18.9171805285921" calcext:value-type="float">
            <text:p>18.9171805286</text:p>
          </table:table-cell>
          <table:table-cell table:number-columns-repeated="10"/>
        </table:table-row>
        <table:table-row table:style-name="ro1">
          <table:table-cell office:value-type="float" office:value="150463" calcext:value-type="float">
            <text:p>150463</text:p>
          </table:table-cell>
          <table:table-cell office:value-type="float" office:value="0.270245436122744" calcext:value-type="float">
            <text:p>0.2702454361</text:p>
          </table:table-cell>
          <table:table-cell office:value-type="float" office:value="18.9171805285921" calcext:value-type="float">
            <text:p>18.9171805286</text:p>
          </table:table-cell>
          <table:table-cell table:number-columns-repeated="10"/>
        </table:table-row>
        <table:table-row table:style-name="ro1">
          <table:table-cell office:value-type="float" office:value="150463" calcext:value-type="float">
            <text:p>150463</text:p>
          </table:table-cell>
          <table:table-cell office:value-type="float" office:value="0.270245436122744" calcext:value-type="float">
            <text:p>0.2702454361</text:p>
          </table:table-cell>
          <table:table-cell office:value-type="float" office:value="18.9171805285921" calcext:value-type="float">
            <text:p>18.9171805286</text:p>
          </table:table-cell>
          <table:table-cell table:number-columns-repeated="10"/>
        </table:table-row>
        <table:table-row table:style-name="ro1">
          <table:table-cell office:value-type="float" office:value="150463" calcext:value-type="float">
            <text:p>150463</text:p>
          </table:table-cell>
          <table:table-cell office:value-type="float" office:value="0.270245436122744" calcext:value-type="float">
            <text:p>0.2702454361</text:p>
          </table:table-cell>
          <table:table-cell office:value-type="float" office:value="18.9171805285921" calcext:value-type="float">
            <text:p>18.9171805286</text:p>
          </table:table-cell>
          <table:table-cell table:number-columns-repeated="10"/>
        </table:table-row>
        <table:table-row table:style-name="ro1">
          <table:table-cell office:value-type="float" office:value="150463" calcext:value-type="float">
            <text:p>150463</text:p>
          </table:table-cell>
          <table:table-cell office:value-type="float" office:value="0.299487559177136" calcext:value-type="float">
            <text:p>0.2994875592</text:p>
          </table:table-cell>
          <table:table-cell office:value-type="float" office:value="20.9641291423995" calcext:value-type="float">
            <text:p>20.9641291424</text:p>
          </table:table-cell>
          <table:table-cell table:number-columns-repeated="10"/>
        </table:table-row>
        <table:table-row table:style-name="ro1">
          <table:table-cell office:value-type="float" office:value="152713" calcext:value-type="float">
            <text:p>152713</text:p>
          </table:table-cell>
          <table:table-cell office:value-type="float" office:value="0.299487559177136" calcext:value-type="float">
            <text:p>0.2994875592</text:p>
          </table:table-cell>
          <table:table-cell office:value-type="float" office:value="20.9641291423995" calcext:value-type="float">
            <text:p>20.9641291424</text:p>
          </table:table-cell>
          <table:table-cell table:number-columns-repeated="10"/>
        </table:table-row>
        <table:table-row table:style-name="ro1">
          <table:table-cell office:value-type="float" office:value="152713" calcext:value-type="float">
            <text:p>152713</text:p>
          </table:table-cell>
          <table:table-cell office:value-type="float" office:value="0.299487559177136" calcext:value-type="float">
            <text:p>0.2994875592</text:p>
          </table:table-cell>
          <table:table-cell office:value-type="float" office:value="20.9641291423995" calcext:value-type="float">
            <text:p>20.9641291424</text:p>
          </table:table-cell>
          <table:table-cell table:number-columns-repeated="10"/>
        </table:table-row>
        <table:table-row table:style-name="ro1">
          <table:table-cell office:value-type="float" office:value="152713" calcext:value-type="float">
            <text:p>152713</text:p>
          </table:table-cell>
          <table:table-cell office:value-type="float" office:value="0.313003579511084" calcext:value-type="float">
            <text:p>0.3130035795</text:p>
          </table:table-cell>
          <table:table-cell office:value-type="float" office:value="21.9102505657759" calcext:value-type="float">
            <text:p>21.9102505658</text:p>
          </table:table-cell>
          <table:table-cell table:number-columns-repeated="10"/>
        </table:table-row>
        <table:table-row table:style-name="ro1">
          <table:table-cell office:value-type="float" office:value="154970" calcext:value-type="float">
            <text:p>154970</text:p>
          </table:table-cell>
          <table:table-cell office:value-type="float" office:value="0.313003579511084" calcext:value-type="float">
            <text:p>0.3130035795</text:p>
          </table:table-cell>
          <table:table-cell office:value-type="float" office:value="21.9102505657759" calcext:value-type="float">
            <text:p>21.9102505658</text:p>
          </table:table-cell>
          <table:table-cell table:number-columns-repeated="10"/>
        </table:table-row>
        <table:table-row table:style-name="ro1">
          <table:table-cell office:value-type="float" office:value="154970" calcext:value-type="float">
            <text:p>154970</text:p>
          </table:table-cell>
          <table:table-cell office:value-type="float" office:value="0.313003579511084" calcext:value-type="float">
            <text:p>0.3130035795</text:p>
          </table:table-cell>
          <table:table-cell office:value-type="float" office:value="21.9102505657759" calcext:value-type="float">
            <text:p>21.9102505658</text:p>
          </table:table-cell>
          <table:table-cell table:number-columns-repeated="10"/>
        </table:table-row>
        <table:table-row table:style-name="ro1">
          <table:table-cell office:value-type="float" office:value="154970" calcext:value-type="float">
            <text:p>154970</text:p>
          </table:table-cell>
          <table:table-cell office:value-type="float" office:value="0.313003579511084" calcext:value-type="float">
            <text:p>0.3130035795</text:p>
          </table:table-cell>
          <table:table-cell office:value-type="float" office:value="21.9102505657759" calcext:value-type="float">
            <text:p>21.9102505658</text:p>
          </table:table-cell>
          <table:table-cell table:number-columns-repeated="10"/>
        </table:table-row>
        <table:table-row table:style-name="ro1">
          <table:table-cell office:value-type="float" office:value="154970" calcext:value-type="float">
            <text:p>154970</text:p>
          </table:table-cell>
          <table:table-cell office:value-type="float" office:value="0.321685608173802" calcext:value-type="float">
            <text:p>0.3216856082</text:p>
          </table:table-cell>
          <table:table-cell office:value-type="float" office:value="22.5179925721661" calcext:value-type="float">
            <text:p>22.5179925722</text:p>
          </table:table-cell>
          <table:table-cell table:number-columns-repeated="10"/>
        </table:table-row>
        <table:table-row table:style-name="ro1">
          <table:table-cell office:value-type="float" office:value="157241" calcext:value-type="float">
            <text:p>157241</text:p>
          </table:table-cell>
          <table:table-cell office:value-type="float" office:value="0.321685608173802" calcext:value-type="float">
            <text:p>0.3216856082</text:p>
          </table:table-cell>
          <table:table-cell office:value-type="float" office:value="22.5179925721661" calcext:value-type="float">
            <text:p>22.5179925722</text:p>
          </table:table-cell>
          <table:table-cell table:number-columns-repeated="10"/>
        </table:table-row>
        <table:table-row table:style-name="ro1">
          <table:table-cell office:value-type="float" office:value="157241" calcext:value-type="float">
            <text:p>157241</text:p>
          </table:table-cell>
          <table:table-cell office:value-type="float" office:value="0.321685608173802" calcext:value-type="float">
            <text:p>0.3216856082</text:p>
          </table:table-cell>
          <table:table-cell office:value-type="float" office:value="22.5179925721661" calcext:value-type="float">
            <text:p>22.5179925722</text:p>
          </table:table-cell>
          <table:table-cell table:number-columns-repeated="10"/>
        </table:table-row>
        <table:table-row table:style-name="ro1">
          <table:table-cell office:value-type="float" office:value="157241" calcext:value-type="float">
            <text:p>157241</text:p>
          </table:table-cell>
          <table:table-cell office:value-type="float" office:value="0.316874285072225" calcext:value-type="float">
            <text:p>0.3168742851</text:p>
          </table:table-cell>
          <table:table-cell office:value-type="float" office:value="22.1811999550558" calcext:value-type="float">
            <text:p>22.1811999551</text:p>
          </table:table-cell>
          <table:table-cell table:number-columns-repeated="10"/>
        </table:table-row>
        <table:table-row table:style-name="ro1">
          <table:table-cell office:value-type="float" office:value="157241" calcext:value-type="float">
            <text:p>157241</text:p>
          </table:table-cell>
          <table:table-cell office:value-type="float" office:value="0.316874285072225" calcext:value-type="float">
            <text:p>0.3168742851</text:p>
          </table:table-cell>
          <table:table-cell office:value-type="float" office:value="22.1811999550558" calcext:value-type="float">
            <text:p>22.1811999551</text:p>
          </table:table-cell>
          <table:table-cell table:number-columns-repeated="10"/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0.316874285072225" calcext:value-type="float">
            <text:p>0.3168742851</text:p>
          </table:table-cell>
          <table:table-cell office:value-type="float" office:value="22.1811999550558" calcext:value-type="float">
            <text:p>22.1811999551</text:p>
          </table:table-cell>
          <table:table-cell table:number-columns-repeated="10"/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0.316874285072225" calcext:value-type="float">
            <text:p>0.3168742851</text:p>
          </table:table-cell>
          <table:table-cell office:value-type="float" office:value="22.1811999550558" calcext:value-type="float">
            <text:p>22.1811999551</text:p>
          </table:table-cell>
          <table:table-cell table:number-columns-repeated="10"/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0.304166900910901" calcext:value-type="float">
            <text:p>0.3041669009</text:p>
          </table:table-cell>
          <table:table-cell office:value-type="float" office:value="21.2916830637631" calcext:value-type="float">
            <text:p>21.2916830638</text:p>
          </table:table-cell>
          <table:table-cell table:number-columns-repeated="10"/>
        </table:table-row>
        <table:table-row table:style-name="ro1">
          <table:table-cell office:value-type="float" office:value="161755" calcext:value-type="float">
            <text:p>161755</text:p>
          </table:table-cell>
          <table:table-cell office:value-type="float" office:value="0.304166900910901" calcext:value-type="float">
            <text:p>0.3041669009</text:p>
          </table:table-cell>
          <table:table-cell office:value-type="float" office:value="21.2916830637631" calcext:value-type="float">
            <text:p>21.2916830638</text:p>
          </table:table-cell>
          <table:table-cell table:number-columns-repeated="10"/>
        </table:table-row>
        <table:table-row table:style-name="ro1">
          <table:table-cell office:value-type="float" office:value="161755" calcext:value-type="float">
            <text:p>161755</text:p>
          </table:table-cell>
          <table:table-cell office:value-type="float" office:value="0.304166900910901" calcext:value-type="float">
            <text:p>0.3041669009</text:p>
          </table:table-cell>
          <table:table-cell office:value-type="float" office:value="21.2916830637631" calcext:value-type="float">
            <text:p>21.2916830638</text:p>
          </table:table-cell>
          <table:table-cell table:number-columns-repeated="10"/>
        </table:table-row>
        <table:table-row table:style-name="ro1">
          <table:table-cell office:value-type="float" office:value="161755" calcext:value-type="float">
            <text:p>161755</text:p>
          </table:table-cell>
          <table:table-cell office:value-type="float" office:value="0.304166900910901" calcext:value-type="float">
            <text:p>0.3041669009</text:p>
          </table:table-cell>
          <table:table-cell office:value-type="float" office:value="21.2916830637631" calcext:value-type="float">
            <text:p>21.2916830638</text:p>
          </table:table-cell>
          <table:table-cell table:number-columns-repeated="10"/>
        </table:table-row>
        <table:table-row table:style-name="ro1">
          <table:table-cell office:value-type="float" office:value="161755" calcext:value-type="float">
            <text:p>161755</text:p>
          </table:table-cell>
          <table:table-cell office:value-type="float" office:value="0.283785734798496" calcext:value-type="float">
            <text:p>0.2837857348</text:p>
          </table:table-cell>
          <table:table-cell office:value-type="float" office:value="19.8650014358947" calcext:value-type="float">
            <text:p>19.8650014359</text:p>
          </table:table-cell>
          <table:table-cell table:number-columns-repeated="10"/>
        </table:table-row>
        <table:table-row table:style-name="ro1">
          <table:table-cell office:value-type="float" office:value="164007" calcext:value-type="float">
            <text:p>164007</text:p>
          </table:table-cell>
          <table:table-cell office:value-type="float" office:value="0.283785734798496" calcext:value-type="float">
            <text:p>0.2837857348</text:p>
          </table:table-cell>
          <table:table-cell office:value-type="float" office:value="19.8650014358947" calcext:value-type="float">
            <text:p>19.8650014359</text:p>
          </table:table-cell>
          <table:table-cell table:number-columns-repeated="10"/>
        </table:table-row>
        <table:table-row table:style-name="ro1">
          <table:table-cell office:value-type="float" office:value="164007" calcext:value-type="float">
            <text:p>164007</text:p>
          </table:table-cell>
          <table:table-cell office:value-type="float" office:value="0.283785734798496" calcext:value-type="float">
            <text:p>0.2837857348</text:p>
          </table:table-cell>
          <table:table-cell office:value-type="float" office:value="19.8650014358947" calcext:value-type="float">
            <text:p>19.8650014359</text:p>
          </table:table-cell>
          <table:table-cell table:number-columns-repeated="10"/>
        </table:table-row>
        <table:table-row table:style-name="ro1">
          <table:table-cell office:value-type="float" office:value="164007" calcext:value-type="float">
            <text:p>164007</text:p>
          </table:table-cell>
          <table:table-cell office:value-type="float" office:value="0.259594243723992" calcext:value-type="float">
            <text:p>0.2595942437</text:p>
          </table:table-cell>
          <table:table-cell office:value-type="float" office:value="18.1715970606794" calcext:value-type="float">
            <text:p>18.1715970607</text:p>
          </table:table-cell>
          <table:table-cell table:number-columns-repeated="10"/>
        </table:table-row>
        <table:table-row table:style-name="ro1">
          <table:table-cell office:value-type="float" office:value="166252" calcext:value-type="float">
            <text:p>166252</text:p>
          </table:table-cell>
          <table:table-cell office:value-type="float" office:value="0.259594243723992" calcext:value-type="float">
            <text:p>0.2595942437</text:p>
          </table:table-cell>
          <table:table-cell office:value-type="float" office:value="18.1715970606794" calcext:value-type="float">
            <text:p>18.1715970607</text:p>
          </table:table-cell>
          <table:table-cell table:number-columns-repeated="10"/>
        </table:table-row>
        <table:table-row table:style-name="ro1">
          <table:table-cell office:value-type="float" office:value="166252" calcext:value-type="float">
            <text:p>166252</text:p>
          </table:table-cell>
          <table:table-cell office:value-type="float" office:value="0.259594243723992" calcext:value-type="float">
            <text:p>0.2595942437</text:p>
          </table:table-cell>
          <table:table-cell office:value-type="float" office:value="18.1715970606794" calcext:value-type="float">
            <text:p>18.1715970607</text:p>
          </table:table-cell>
          <table:table-cell table:number-columns-repeated="10"/>
        </table:table-row>
        <table:table-row table:style-name="ro1">
          <table:table-cell office:value-type="float" office:value="166252" calcext:value-type="float">
            <text:p>166252</text:p>
          </table:table-cell>
          <table:table-cell office:value-type="float" office:value="0.259594243723992" calcext:value-type="float">
            <text:p>0.2595942437</text:p>
          </table:table-cell>
          <table:table-cell office:value-type="float" office:value="18.1715970606794" calcext:value-type="float">
            <text:p>18.1715970607</text:p>
          </table:table-cell>
          <table:table-cell table:number-columns-repeated="10"/>
        </table:table-row>
        <table:table-row table:style-name="ro1">
          <table:table-cell office:value-type="float" office:value="166252" calcext:value-type="float">
            <text:p>166252</text:p>
          </table:table-cell>
          <table:table-cell office:value-type="float" office:value="0.228007880937769" calcext:value-type="float">
            <text:p>0.2280078809</text:p>
          </table:table-cell>
          <table:table-cell office:value-type="float" office:value="15.9605516656438" calcext:value-type="float">
            <text:p>15.9605516656</text:p>
          </table:table-cell>
          <table:table-cell table:number-columns-repeated="10"/>
        </table:table-row>
        <table:table-row table:style-name="ro1">
          <table:table-cell office:value-type="float" office:value="168509" calcext:value-type="float">
            <text:p>168509</text:p>
          </table:table-cell>
          <table:table-cell office:value-type="float" office:value="0.228007880937769" calcext:value-type="float">
            <text:p>0.2280078809</text:p>
          </table:table-cell>
          <table:table-cell office:value-type="float" office:value="15.9605516656438" calcext:value-type="float">
            <text:p>15.9605516656</text:p>
          </table:table-cell>
          <table:table-cell table:number-columns-repeated="10"/>
        </table:table-row>
        <table:table-row table:style-name="ro1">
          <table:table-cell office:value-type="float" office:value="168509" calcext:value-type="float">
            <text:p>168509</text:p>
          </table:table-cell>
          <table:table-cell office:value-type="float" office:value="0.228007880937769" calcext:value-type="float">
            <text:p>0.2280078809</text:p>
          </table:table-cell>
          <table:table-cell office:value-type="float" office:value="15.9605516656438" calcext:value-type="float">
            <text:p>15.9605516656</text:p>
          </table:table-cell>
          <table:table-cell table:number-columns-repeated="10"/>
        </table:table-row>
        <table:table-row table:style-name="ro1">
          <table:table-cell office:value-type="float" office:value="168509" calcext:value-type="float">
            <text:p>168509</text:p>
          </table:table-cell>
          <table:table-cell office:value-type="float" office:value="0.193855502737985" calcext:value-type="float">
            <text:p>0.1938555027</text:p>
          </table:table-cell>
          <table:table-cell office:value-type="float" office:value="13.569885191659" calcext:value-type="float">
            <text:p>13.5698851917</text:p>
          </table:table-cell>
          <table:table-cell table:number-columns-repeated="10"/>
        </table:table-row>
        <table:table-row table:style-name="ro1">
          <table:table-cell office:value-type="float" office:value="170773" calcext:value-type="float">
            <text:p>170773</text:p>
          </table:table-cell>
          <table:table-cell office:value-type="float" office:value="0.193855502737985" calcext:value-type="float">
            <text:p>0.1938555027</text:p>
          </table:table-cell>
          <table:table-cell office:value-type="float" office:value="13.569885191659" calcext:value-type="float">
            <text:p>13.5698851917</text:p>
          </table:table-cell>
          <table:table-cell table:number-columns-repeated="10"/>
        </table:table-row>
        <table:table-row table:style-name="ro1">
          <table:table-cell office:value-type="float" office:value="170773" calcext:value-type="float">
            <text:p>170773</text:p>
          </table:table-cell>
          <table:table-cell office:value-type="float" office:value="0.193855502737985" calcext:value-type="float">
            <text:p>0.1938555027</text:p>
          </table:table-cell>
          <table:table-cell office:value-type="float" office:value="13.569885191659" calcext:value-type="float">
            <text:p>13.5698851917</text:p>
          </table:table-cell>
          <table:table-cell table:number-columns-repeated="10"/>
        </table:table-row>
        <table:table-row table:style-name="ro1">
          <table:table-cell office:value-type="float" office:value="170773" calcext:value-type="float">
            <text:p>170773</text:p>
          </table:table-cell>
          <table:table-cell office:value-type="float" office:value="0.193855502737985" calcext:value-type="float">
            <text:p>0.1938555027</text:p>
          </table:table-cell>
          <table:table-cell office:value-type="float" office:value="13.569885191659" calcext:value-type="float">
            <text:p>13.5698851917</text:p>
          </table:table-cell>
          <table:table-cell table:number-columns-repeated="10"/>
        </table:table-row>
        <table:table-row table:style-name="ro1">
          <table:table-cell office:value-type="float" office:value="170773" calcext:value-type="float">
            <text:p>170773</text:p>
          </table:table-cell>
          <table:table-cell office:value-type="float" office:value="0.149492095954001" calcext:value-type="float">
            <text:p>0.149492096</text:p>
          </table:table-cell>
          <table:table-cell office:value-type="float" office:value="10.46444671678" calcext:value-type="float">
            <text:p>10.4644467168</text:p>
          </table:table-cell>
          <table:table-cell table:number-columns-repeated="10"/>
        </table:table-row>
        <table:table-row table:style-name="ro1">
          <table:table-cell office:value-type="float" office:value="173031" calcext:value-type="float">
            <text:p>173031</text:p>
          </table:table-cell>
          <table:table-cell office:value-type="float" office:value="0.149492095954001" calcext:value-type="float">
            <text:p>0.149492096</text:p>
          </table:table-cell>
          <table:table-cell office:value-type="float" office:value="10.46444671678" calcext:value-type="float">
            <text:p>10.4644467168</text:p>
          </table:table-cell>
          <table:table-cell table:number-columns-repeated="10"/>
        </table:table-row>
        <table:table-row table:style-name="ro1">
          <table:table-cell office:value-type="float" office:value="173031" calcext:value-type="float">
            <text:p>173031</text:p>
          </table:table-cell>
          <table:table-cell office:value-type="float" office:value="0.149492095954001" calcext:value-type="float">
            <text:p>0.149492096</text:p>
          </table:table-cell>
          <table:table-cell office:value-type="float" office:value="10.46444671678" calcext:value-type="float">
            <text:p>10.4644467168</text:p>
          </table:table-cell>
          <table:table-cell table:number-columns-repeated="10"/>
        </table:table-row>
        <table:table-row table:style-name="ro1">
          <table:table-cell office:value-type="float" office:value="173031" calcext:value-type="float">
            <text:p>173031</text:p>
          </table:table-cell>
          <table:table-cell office:value-type="float" office:value="0.0903393465355917" calcext:value-type="float">
            <text:p>0.0903393465</text:p>
          </table:table-cell>
          <table:table-cell office:value-type="float" office:value="6.32375425749142" calcext:value-type="float">
            <text:p>6.3237542575</text:p>
          </table:table-cell>
          <table:table-cell table:number-columns-repeated="10"/>
        </table:table-row>
        <table:table-row table:style-name="ro1">
          <table:table-cell office:value-type="float" office:value="173031" calcext:value-type="float">
            <text:p>173031</text:p>
          </table:table-cell>
          <table:table-cell office:value-type="float" office:value="0.0903393465355917" calcext:value-type="float">
            <text:p>0.0903393465</text:p>
          </table:table-cell>
          <table:table-cell office:value-type="float" office:value="6.32375425749142" calcext:value-type="float">
            <text:p>6.3237542575</text:p>
          </table:table-cell>
          <table:table-cell table:number-columns-repeated="10"/>
        </table:table-row>
        <table:table-row table:style-name="ro1">
          <table:table-cell office:value-type="float" office:value="175291" calcext:value-type="float">
            <text:p>175291</text:p>
          </table:table-cell>
          <table:table-cell office:value-type="float" office:value="0.0903393465355917" calcext:value-type="float">
            <text:p>0.0903393465</text:p>
          </table:table-cell>
          <table:table-cell office:value-type="float" office:value="6.32375425749142" calcext:value-type="float">
            <text:p>6.3237542575</text:p>
          </table:table-cell>
          <table:table-cell table:number-columns-repeated="10"/>
        </table:table-row>
        <table:table-row table:style-name="ro1">
          <table:table-cell office:value-type="float" office:value="175291" calcext:value-type="float">
            <text:p>175291</text:p>
          </table:table-cell>
          <table:table-cell office:value-type="float" office:value="0.0903393465355917" calcext:value-type="float">
            <text:p>0.0903393465</text:p>
          </table:table-cell>
          <table:table-cell office:value-type="float" office:value="6.32375425749142" calcext:value-type="float">
            <text:p>6.3237542575</text:p>
          </table:table-cell>
          <table:table-cell table:number-columns-repeated="10"/>
        </table:table-row>
        <table:table-row table:style-name="ro1">
          <table:table-cell office:value-type="float" office:value="175291" calcext:value-type="float">
            <text:p>175291</text:p>
          </table:table-cell>
          <table:table-cell office:value-type="float" office:value="0.0333887452153659" calcext:value-type="float">
            <text:p>0.0333887452</text:p>
          </table:table-cell>
          <table:table-cell office:value-type="float" office:value="2.33721216507561" calcext:value-type="float">
            <text:p>2.3372121651</text:p>
          </table:table-cell>
          <table:table-cell table:number-columns-repeated="10"/>
        </table:table-row>
        <table:table-row table:style-name="ro1">
          <table:table-cell office:value-type="float" office:value="177547" calcext:value-type="float">
            <text:p>177547</text:p>
          </table:table-cell>
          <table:table-cell office:value-type="float" office:value="0.0333887452153659" calcext:value-type="float">
            <text:p>0.0333887452</text:p>
          </table:table-cell>
          <table:table-cell office:value-type="float" office:value="2.33721216507561" calcext:value-type="float">
            <text:p>2.3372121651</text:p>
          </table:table-cell>
          <table:table-cell table:number-columns-repeated="10"/>
        </table:table-row>
        <table:table-row table:style-name="ro1">
          <table:table-cell office:value-type="float" office:value="177547" calcext:value-type="float">
            <text:p>177547</text:p>
          </table:table-cell>
          <table:table-cell office:value-type="float" office:value="0.0333887452153659" calcext:value-type="float">
            <text:p>0.0333887452</text:p>
          </table:table-cell>
          <table:table-cell office:value-type="float" office:value="2.33721216507561" calcext:value-type="float">
            <text:p>2.3372121651</text:p>
          </table:table-cell>
          <table:table-cell table:number-columns-repeated="10"/>
        </table:table-row>
        <table:table-row table:style-name="ro1">
          <table:table-cell office:value-type="float" office:value="177547" calcext:value-type="float">
            <text:p>177547</text:p>
          </table:table-cell>
          <table:table-cell office:value-type="float" office:value="0.0333887452153659" calcext:value-type="float">
            <text:p>0.0333887452</text:p>
          </table:table-cell>
          <table:table-cell office:value-type="float" office:value="2.33721216507561" calcext:value-type="float">
            <text:p>2.3372121651</text:p>
          </table:table-cell>
          <table:table-cell table:number-columns-repeated="10"/>
        </table:table-row>
        <table:table-row table:style-name="ro1">
          <table:table-cell office:value-type="float" office:value="177547" calcext:value-type="float">
            <text:p>177547</text:p>
          </table:table-cell>
          <table:table-cell office:value-type="float" office:value="-0.0219607346972445" calcext:value-type="float">
            <text:p>-0.0219607347</text:p>
          </table:table-cell>
          <table:table-cell office:value-type="float" office:value="-1.53725142880712" calcext:value-type="float">
            <text:p>-1.5372514288</text:p>
          </table:table-cell>
          <table:table-cell table:number-columns-repeated="10"/>
        </table:table-row>
        <table:table-row table:style-name="ro1">
          <table:table-cell office:value-type="float" office:value="179810" calcext:value-type="float">
            <text:p>179810</text:p>
          </table:table-cell>
          <table:table-cell office:value-type="float" office:value="-0.0219607346972445" calcext:value-type="float">
            <text:p>-0.0219607347</text:p>
          </table:table-cell>
          <table:table-cell office:value-type="float" office:value="-1.53725142880712" calcext:value-type="float">
            <text:p>-1.5372514288</text:p>
          </table:table-cell>
          <table:table-cell table:number-columns-repeated="10"/>
        </table:table-row>
        <table:table-row table:style-name="ro1">
          <table:table-cell office:value-type="float" office:value="179810" calcext:value-type="float">
            <text:p>179810</text:p>
          </table:table-cell>
          <table:table-cell office:value-type="float" office:value="-0.0219607346972445" calcext:value-type="float">
            <text:p>-0.0219607347</text:p>
          </table:table-cell>
          <table:table-cell office:value-type="float" office:value="-1.53725142880712" calcext:value-type="float">
            <text:p>-1.5372514288</text:p>
          </table:table-cell>
          <table:table-cell table:number-columns-repeated="10"/>
        </table:table-row>
        <table:table-row table:style-name="ro1">
          <table:table-cell office:value-type="float" office:value="179810" calcext:value-type="float">
            <text:p>179810</text:p>
          </table:table-cell>
          <table:table-cell office:value-type="float" office:value="-0.0685008031343937" calcext:value-type="float">
            <text:p>-0.0685008031</text:p>
          </table:table-cell>
          <table:table-cell office:value-type="float" office:value="-4.79505621940756" calcext:value-type="float">
            <text:p>-4.7950562194</text:p>
          </table:table-cell>
          <table:table-cell table:number-columns-repeated="10"/>
        </table:table-row>
        <table:table-row table:style-name="ro1">
          <table:table-cell office:value-type="float" office:value="182065" calcext:value-type="float">
            <text:p>182065</text:p>
          </table:table-cell>
          <table:table-cell office:value-type="float" office:value="-0.0685008031343937" calcext:value-type="float">
            <text:p>-0.0685008031</text:p>
          </table:table-cell>
          <table:table-cell office:value-type="float" office:value="-4.79505621940756" calcext:value-type="float">
            <text:p>-4.7950562194</text:p>
          </table:table-cell>
          <table:table-cell table:number-columns-repeated="10"/>
        </table:table-row>
        <table:table-row table:style-name="ro1">
          <table:table-cell office:value-type="float" office:value="182065" calcext:value-type="float">
            <text:p>182065</text:p>
          </table:table-cell>
          <table:table-cell office:value-type="float" office:value="-0.0685008031343937" calcext:value-type="float">
            <text:p>-0.0685008031</text:p>
          </table:table-cell>
          <table:table-cell office:value-type="float" office:value="-4.79505621940756" calcext:value-type="float">
            <text:p>-4.7950562194</text:p>
          </table:table-cell>
          <table:table-cell table:number-columns-repeated="10"/>
        </table:table-row>
        <table:table-row table:style-name="ro1">
          <table:table-cell office:value-type="float" office:value="182065" calcext:value-type="float">
            <text:p>182065</text:p>
          </table:table-cell>
          <table:table-cell office:value-type="float" office:value="-0.0685008031343937" calcext:value-type="float">
            <text:p>-0.0685008031</text:p>
          </table:table-cell>
          <table:table-cell office:value-type="float" office:value="-4.79505621940756" calcext:value-type="float">
            <text:p>-4.7950562194</text:p>
          </table:table-cell>
          <table:table-cell table:number-columns-repeated="10"/>
        </table:table-row>
        <table:table-row table:style-name="ro1">
          <table:table-cell office:value-type="float" office:value="182065" calcext:value-type="float">
            <text:p>182065</text:p>
          </table:table-cell>
          <table:table-cell office:value-type="float" office:value="-0.114135194870644" calcext:value-type="float">
            <text:p>-0.1141351949</text:p>
          </table:table-cell>
          <table:table-cell office:value-type="float" office:value="-7.98946364094506" calcext:value-type="float">
            <text:p>-7.9894636409</text:p>
          </table:table-cell>
          <table:table-cell table:number-columns-repeated="10"/>
        </table:table-row>
        <table:table-row table:style-name="ro1">
          <table:table-cell office:value-type="float" office:value="184319" calcext:value-type="float">
            <text:p>184319</text:p>
          </table:table-cell>
          <table:table-cell office:value-type="float" office:value="-0.114135194870644" calcext:value-type="float">
            <text:p>-0.1141351949</text:p>
          </table:table-cell>
          <table:table-cell office:value-type="float" office:value="-7.98946364094506" calcext:value-type="float">
            <text:p>-7.9894636409</text:p>
          </table:table-cell>
          <table:table-cell table:number-columns-repeated="10"/>
        </table:table-row>
        <table:table-row table:style-name="ro1">
          <table:table-cell office:value-type="float" office:value="184319" calcext:value-type="float">
            <text:p>184319</text:p>
          </table:table-cell>
          <table:table-cell office:value-type="float" office:value="-0.114135194870644" calcext:value-type="float">
            <text:p>-0.1141351949</text:p>
          </table:table-cell>
          <table:table-cell office:value-type="float" office:value="-7.98946364094506" calcext:value-type="float">
            <text:p>-7.9894636409</text:p>
          </table:table-cell>
          <table:table-cell table:number-columns-repeated="10"/>
        </table:table-row>
        <table:table-row table:style-name="ro1">
          <table:table-cell office:value-type="float" office:value="184319" calcext:value-type="float">
            <text:p>184319</text:p>
          </table:table-cell>
          <table:table-cell office:value-type="float" office:value="-0.152743848332582" calcext:value-type="float">
            <text:p>-0.1527438483</text:p>
          </table:table-cell>
          <table:table-cell office:value-type="float" office:value="-10.6920693832807" calcext:value-type="float">
            <text:p>-10.6920693833</text:p>
          </table:table-cell>
          <table:table-cell table:number-columns-repeated="10"/>
        </table:table-row>
        <table:table-row table:style-name="ro1">
          <table:table-cell office:value-type="float" office:value="186574" calcext:value-type="float">
            <text:p>186574</text:p>
          </table:table-cell>
          <table:table-cell office:value-type="float" office:value="-0.152743848332582" calcext:value-type="float">
            <text:p>-0.1527438483</text:p>
          </table:table-cell>
          <table:table-cell office:value-type="float" office:value="-10.6920693832807" calcext:value-type="float">
            <text:p>-10.6920693833</text:p>
          </table:table-cell>
          <table:table-cell table:number-columns-repeated="10"/>
        </table:table-row>
        <table:table-row table:style-name="ro1">
          <table:table-cell office:value-type="float" office:value="186574" calcext:value-type="float">
            <text:p>186574</text:p>
          </table:table-cell>
          <table:table-cell office:value-type="float" office:value="-0.152743848332582" calcext:value-type="float">
            <text:p>-0.1527438483</text:p>
          </table:table-cell>
          <table:table-cell office:value-type="float" office:value="-10.6920693832807" calcext:value-type="float">
            <text:p>-10.6920693833</text:p>
          </table:table-cell>
          <table:table-cell table:number-columns-repeated="10"/>
        </table:table-row>
        <table:table-row table:style-name="ro1">
          <table:table-cell office:value-type="float" office:value="186574" calcext:value-type="float">
            <text:p>186574</text:p>
          </table:table-cell>
          <table:table-cell office:value-type="float" office:value="-0.152743848332582" calcext:value-type="float">
            <text:p>-0.1527438483</text:p>
          </table:table-cell>
          <table:table-cell office:value-type="float" office:value="-10.6920693832807" calcext:value-type="float">
            <text:p>-10.6920693833</text:p>
          </table:table-cell>
          <table:table-cell table:number-columns-repeated="10"/>
        </table:table-row>
        <table:table-row table:style-name="ro1">
          <table:table-cell office:value-type="float" office:value="186574" calcext:value-type="float">
            <text:p>186574</text:p>
          </table:table-cell>
          <table:table-cell office:value-type="float" office:value="-0.180029250921821" calcext:value-type="float">
            <text:p>-0.1800292509</text:p>
          </table:table-cell>
          <table:table-cell office:value-type="float" office:value="-12.6020475645275" calcext:value-type="float">
            <text:p>-12.6020475645</text:p>
          </table:table-cell>
          <table:table-cell table:number-columns-repeated="10"/>
        </table:table-row>
        <table:table-row table:style-name="ro1">
          <table:table-cell office:value-type="float" office:value="188832" calcext:value-type="float">
            <text:p>188832</text:p>
          </table:table-cell>
          <table:table-cell office:value-type="float" office:value="-0.180029250921821" calcext:value-type="float">
            <text:p>-0.1800292509</text:p>
          </table:table-cell>
          <table:table-cell office:value-type="float" office:value="-12.6020475645275" calcext:value-type="float">
            <text:p>-12.6020475645</text:p>
          </table:table-cell>
          <table:table-cell table:number-columns-repeated="10"/>
        </table:table-row>
        <table:table-row table:style-name="ro1">
          <table:table-cell office:value-type="float" office:value="188832" calcext:value-type="float">
            <text:p>188832</text:p>
          </table:table-cell>
          <table:table-cell office:value-type="float" office:value="-0.180029250921821" calcext:value-type="float">
            <text:p>-0.1800292509</text:p>
          </table:table-cell>
          <table:table-cell office:value-type="float" office:value="-12.6020475645275" calcext:value-type="float">
            <text:p>-12.6020475645</text:p>
          </table:table-cell>
          <table:table-cell table:number-columns-repeated="10"/>
        </table:table-row>
        <table:table-row table:style-name="ro1">
          <table:table-cell office:value-type="float" office:value="188832" calcext:value-type="float">
            <text:p>188832</text:p>
          </table:table-cell>
          <table:table-cell office:value-type="float" office:value="-0.180029250921821" calcext:value-type="float">
            <text:p>-0.1800292509</text:p>
          </table:table-cell>
          <table:table-cell office:value-type="float" office:value="-12.6020475645275" calcext:value-type="float">
            <text:p>-12.6020475645</text:p>
          </table:table-cell>
          <table:table-cell table:number-columns-repeated="10"/>
        </table:table-row>
        <table:table-row table:style-name="ro1">
          <table:table-cell office:value-type="float" office:value="188832" calcext:value-type="float">
            <text:p>188832</text:p>
          </table:table-cell>
          <table:table-cell office:value-type="float" office:value="-0.224592933289675" calcext:value-type="float">
            <text:p>-0.2245929333</text:p>
          </table:table-cell>
          <table:table-cell office:value-type="float" office:value="-15.7215053302772" calcext:value-type="float">
            <text:p>-15.7215053303</text:p>
          </table:table-cell>
          <table:table-cell table:number-columns-repeated="10"/>
        </table:table-row>
        <table:table-row table:style-name="ro1">
          <table:table-cell office:value-type="float" office:value="191084" calcext:value-type="float">
            <text:p>191084</text:p>
          </table:table-cell>
          <table:table-cell office:value-type="float" office:value="-0.224592933289675" calcext:value-type="float">
            <text:p>-0.2245929333</text:p>
          </table:table-cell>
          <table:table-cell office:value-type="float" office:value="-15.7215053302772" calcext:value-type="float">
            <text:p>-15.7215053303</text:p>
          </table:table-cell>
          <table:table-cell table:number-columns-repeated="10"/>
        </table:table-row>
        <table:table-row table:style-name="ro1">
          <table:table-cell office:value-type="float" office:value="191084" calcext:value-type="float">
            <text:p>191084</text:p>
          </table:table-cell>
          <table:table-cell office:value-type="float" office:value="-0.224592933289675" calcext:value-type="float">
            <text:p>-0.2245929333</text:p>
          </table:table-cell>
          <table:table-cell office:value-type="float" office:value="-15.7215053302772" calcext:value-type="float">
            <text:p>-15.7215053303</text:p>
          </table:table-cell>
          <table:table-cell table:number-columns-repeated="10"/>
        </table:table-row>
        <table:table-row table:style-name="ro1">
          <table:table-cell office:value-type="float" office:value="191084" calcext:value-type="float">
            <text:p>191084</text:p>
          </table:table-cell>
          <table:table-cell office:value-type="float" office:value="-0.290988129124794" calcext:value-type="float">
            <text:p>-0.2909881291</text:p>
          </table:table-cell>
          <table:table-cell office:value-type="float" office:value="-20.3691690387356" calcext:value-type="float">
            <text:p>-20.3691690387</text:p>
          </table:table-cell>
          <table:table-cell table:number-columns-repeated="10"/>
        </table:table-row>
        <table:table-row table:style-name="ro1">
          <table:table-cell office:value-type="float" office:value="193345" calcext:value-type="float">
            <text:p>193345</text:p>
          </table:table-cell>
          <table:table-cell office:value-type="float" office:value="-0.290988129124794" calcext:value-type="float">
            <text:p>-0.2909881291</text:p>
          </table:table-cell>
          <table:table-cell office:value-type="float" office:value="-20.3691690387356" calcext:value-type="float">
            <text:p>-20.3691690387</text:p>
          </table:table-cell>
          <table:table-cell table:number-columns-repeated="10"/>
        </table:table-row>
        <table:table-row table:style-name="ro1">
          <table:table-cell office:value-type="float" office:value="193345" calcext:value-type="float">
            <text:p>193345</text:p>
          </table:table-cell>
          <table:table-cell office:value-type="float" office:value="-0.290988129124794" calcext:value-type="float">
            <text:p>-0.2909881291</text:p>
          </table:table-cell>
          <table:table-cell office:value-type="float" office:value="-20.3691690387356" calcext:value-type="float">
            <text:p>-20.3691690387</text:p>
          </table:table-cell>
          <table:table-cell table:number-columns-repeated="10"/>
        </table:table-row>
        <table:table-row table:style-name="ro1">
          <table:table-cell office:value-type="float" office:value="193345" calcext:value-type="float">
            <text:p>193345</text:p>
          </table:table-cell>
          <table:table-cell office:value-type="float" office:value="-0.290988129124794" calcext:value-type="float">
            <text:p>-0.2909881291</text:p>
          </table:table-cell>
          <table:table-cell office:value-type="float" office:value="-20.3691690387356" calcext:value-type="float">
            <text:p>-20.3691690387</text:p>
          </table:table-cell>
          <table:table-cell table:number-columns-repeated="10"/>
        </table:table-row>
        <table:table-row table:style-name="ro1">
          <table:table-cell office:value-type="float" office:value="193345" calcext:value-type="float">
            <text:p>193345</text:p>
          </table:table-cell>
          <table:table-cell office:value-type="float" office:value="-0.346137103822934" calcext:value-type="float">
            <text:p>-0.3461371038</text:p>
          </table:table-cell>
          <table:table-cell office:value-type="float" office:value="-24.2295972676054" calcext:value-type="float">
            <text:p>-24.2295972676</text:p>
          </table:table-cell>
          <table:table-cell table:number-columns-repeated="10"/>
        </table:table-row>
        <table:table-row table:style-name="ro1">
          <table:table-cell office:value-type="float" office:value="195605" calcext:value-type="float">
            <text:p>195605</text:p>
          </table:table-cell>
          <table:table-cell office:value-type="float" office:value="-0.346137103822934" calcext:value-type="float">
            <text:p>-0.3461371038</text:p>
          </table:table-cell>
          <table:table-cell office:value-type="float" office:value="-24.2295972676054" calcext:value-type="float">
            <text:p>-24.2295972676</text:p>
          </table:table-cell>
          <table:table-cell table:number-columns-repeated="10"/>
        </table:table-row>
        <table:table-row table:style-name="ro1">
          <table:table-cell office:value-type="float" office:value="195605" calcext:value-type="float">
            <text:p>195605</text:p>
          </table:table-cell>
          <table:table-cell office:value-type="float" office:value="-0.346137103822934" calcext:value-type="float">
            <text:p>-0.3461371038</text:p>
          </table:table-cell>
          <table:table-cell office:value-type="float" office:value="-24.2295972676054" calcext:value-type="float">
            <text:p>-24.2295972676</text:p>
          </table:table-cell>
          <table:table-cell table:number-columns-repeated="10"/>
        </table:table-row>
        <table:table-row table:style-name="ro1">
          <table:table-cell office:value-type="float" office:value="195605" calcext:value-type="float">
            <text:p>195605</text:p>
          </table:table-cell>
          <table:table-cell office:value-type="float" office:value="-0.379670883445083" calcext:value-type="float">
            <text:p>-0.3796708834</text:p>
          </table:table-cell>
          <table:table-cell office:value-type="float" office:value="-26.5769618411558" calcext:value-type="float">
            <text:p>-26.5769618412</text:p>
          </table:table-cell>
          <table:table-cell table:number-columns-repeated="10"/>
        </table:table-row>
        <table:table-row table:style-name="ro1">
          <table:table-cell office:value-type="float" office:value="197856" calcext:value-type="float">
            <text:p>197856</text:p>
          </table:table-cell>
          <table:table-cell office:value-type="float" office:value="-0.379670883445083" calcext:value-type="float">
            <text:p>-0.3796708834</text:p>
          </table:table-cell>
          <table:table-cell office:value-type="float" office:value="-26.5769618411558" calcext:value-type="float">
            <text:p>-26.5769618412</text:p>
          </table:table-cell>
          <table:table-cell table:number-columns-repeated="10"/>
        </table:table-row>
        <table:table-row table:style-name="ro1">
          <table:table-cell office:value-type="float" office:value="197856" calcext:value-type="float">
            <text:p>197856</text:p>
          </table:table-cell>
          <table:table-cell office:value-type="float" office:value="-0.379670883445083" calcext:value-type="float">
            <text:p>-0.3796708834</text:p>
          </table:table-cell>
          <table:table-cell office:value-type="float" office:value="-26.5769618411558" calcext:value-type="float">
            <text:p>-26.5769618412</text:p>
          </table:table-cell>
          <table:table-cell table:number-columns-repeated="10"/>
        </table:table-row>
        <table:table-row table:style-name="ro1">
          <table:table-cell office:value-type="float" office:value="197856" calcext:value-type="float">
            <text:p>197856</text:p>
          </table:table-cell>
          <table:table-cell office:value-type="float" office:value="-0.379670883445083" calcext:value-type="float">
            <text:p>-0.3796708834</text:p>
          </table:table-cell>
          <table:table-cell office:value-type="float" office:value="-26.5769618411558" calcext:value-type="float">
            <text:p>-26.5769618412</text:p>
          </table:table-cell>
          <table:table-cell table:number-columns-repeated="10"/>
        </table:table-row>
        <table:table-row table:style-name="ro1">
          <table:table-cell office:value-type="float" office:value="197856" calcext:value-type="float">
            <text:p>197856</text:p>
          </table:table-cell>
          <table:table-cell office:value-type="float" office:value="-0.388299727903404" calcext:value-type="float">
            <text:p>-0.3882997279</text:p>
          </table:table-cell>
          <table:table-cell office:value-type="float" office:value="-27.1809809532383" calcext:value-type="float">
            <text:p>-27.1809809532</text:p>
          </table:table-cell>
          <table:table-cell table:number-columns-repeated="10"/>
        </table:table-row>
        <table:table-row table:style-name="ro1">
          <table:table-cell office:value-type="float" office:value="200118" calcext:value-type="float">
            <text:p>200118</text:p>
          </table:table-cell>
          <table:table-cell office:value-type="float" office:value="-0.388299727903404" calcext:value-type="float">
            <text:p>-0.3882997279</text:p>
          </table:table-cell>
          <table:table-cell office:value-type="float" office:value="-27.1809809532383" calcext:value-type="float">
            <text:p>-27.1809809532</text:p>
          </table:table-cell>
          <table:table-cell table:number-columns-repeated="10"/>
        </table:table-row>
        <table:table-row table:style-name="ro1">
          <table:table-cell office:value-type="float" office:value="200118" calcext:value-type="float">
            <text:p>200118</text:p>
          </table:table-cell>
          <table:table-cell office:value-type="float" office:value="-0.388299727903404" calcext:value-type="float">
            <text:p>-0.3882997279</text:p>
          </table:table-cell>
          <table:table-cell office:value-type="float" office:value="-27.1809809532383" calcext:value-type="float">
            <text:p>-27.1809809532</text:p>
          </table:table-cell>
          <table:table-cell table:number-columns-repeated="10"/>
        </table:table-row>
        <table:table-row table:style-name="ro1">
          <table:table-cell office:value-type="float" office:value="200118" calcext:value-type="float">
            <text:p>200118</text:p>
          </table:table-cell>
          <table:table-cell office:value-type="float" office:value="-0.383232527214352" calcext:value-type="float">
            <text:p>-0.3832325272</text:p>
          </table:table-cell>
          <table:table-cell office:value-type="float" office:value="-26.8262769050046" calcext:value-type="float">
            <text:p>-26.826276905</text:p>
          </table:table-cell>
          <table:table-cell table:number-columns-repeated="10"/>
        </table:table-row>
        <table:table-row table:style-name="ro1">
          <table:table-cell office:value-type="float" office:value="202369" calcext:value-type="float">
            <text:p>202369</text:p>
          </table:table-cell>
          <table:table-cell office:value-type="float" office:value="-0.383232527214352" calcext:value-type="float">
            <text:p>-0.3832325272</text:p>
          </table:table-cell>
          <table:table-cell office:value-type="float" office:value="-26.8262769050046" calcext:value-type="float">
            <text:p>-26.826276905</text:p>
          </table:table-cell>
          <table:table-cell table:number-columns-repeated="10"/>
        </table:table-row>
        <table:table-row table:style-name="ro1">
          <table:table-cell office:value-type="float" office:value="202369" calcext:value-type="float">
            <text:p>202369</text:p>
          </table:table-cell>
          <table:table-cell office:value-type="float" office:value="-0.383232527214352" calcext:value-type="float">
            <text:p>-0.3832325272</text:p>
          </table:table-cell>
          <table:table-cell office:value-type="float" office:value="-26.8262769050046" calcext:value-type="float">
            <text:p>-26.826276905</text:p>
          </table:table-cell>
          <table:table-cell table:number-columns-repeated="10"/>
        </table:table-row>
        <table:table-row table:style-name="ro1">
          <table:table-cell office:value-type="float" office:value="202369" calcext:value-type="float">
            <text:p>202369</text:p>
          </table:table-cell>
          <table:table-cell office:value-type="float" office:value="-0.383232527214352" calcext:value-type="float">
            <text:p>-0.3832325272</text:p>
          </table:table-cell>
          <table:table-cell office:value-type="float" office:value="-26.8262769050046" calcext:value-type="float">
            <text:p>-26.826276905</text:p>
          </table:table-cell>
          <table:table-cell table:number-columns-repeated="10"/>
        </table:table-row>
        <table:table-row table:style-name="ro1">
          <table:table-cell office:value-type="float" office:value="202369" calcext:value-type="float">
            <text:p>202369</text:p>
          </table:table-cell>
          <table:table-cell office:value-type="float" office:value="-0.378154424404733" calcext:value-type="float">
            <text:p>-0.3781544244</text:p>
          </table:table-cell>
          <table:table-cell office:value-type="float" office:value="-26.4708097083313" calcext:value-type="float">
            <text:p>-26.4708097083</text:p>
          </table:table-cell>
          <table:table-cell table:number-columns-repeated="10"/>
        </table:table-row>
        <table:table-row table:style-name="ro1">
          <table:table-cell office:value-type="float" office:value="204637" calcext:value-type="float">
            <text:p>204637</text:p>
          </table:table-cell>
          <table:table-cell office:value-type="float" office:value="-0.378154424404733" calcext:value-type="float">
            <text:p>-0.3781544244</text:p>
          </table:table-cell>
          <table:table-cell office:value-type="float" office:value="-26.4708097083313" calcext:value-type="float">
            <text:p>-26.4708097083</text:p>
          </table:table-cell>
          <table:table-cell table:number-columns-repeated="10"/>
        </table:table-row>
        <table:table-row table:style-name="ro1">
          <table:table-cell office:value-type="float" office:value="204637" calcext:value-type="float">
            <text:p>204637</text:p>
          </table:table-cell>
          <table:table-cell office:value-type="float" office:value="-0.378154424404733" calcext:value-type="float">
            <text:p>-0.3781544244</text:p>
          </table:table-cell>
          <table:table-cell office:value-type="float" office:value="-26.4708097083313" calcext:value-type="float">
            <text:p>-26.4708097083</text:p>
          </table:table-cell>
          <table:table-cell table:number-columns-repeated="10"/>
        </table:table-row>
        <table:table-row table:style-name="ro1">
          <table:table-cell office:value-type="float" office:value="204637" calcext:value-type="float">
            <text:p>204637</text:p>
          </table:table-cell>
          <table:table-cell office:value-type="float" office:value="-0.378154424404733" calcext:value-type="float">
            <text:p>-0.3781544244</text:p>
          </table:table-cell>
          <table:table-cell office:value-type="float" office:value="-26.4708097083313" calcext:value-type="float">
            <text:p>-26.4708097083</text:p>
          </table:table-cell>
          <table:table-cell table:number-columns-repeated="10"/>
        </table:table-row>
        <table:table-row table:style-name="ro1">
          <table:table-cell office:value-type="float" office:value="204637" calcext:value-type="float">
            <text:p>204637</text:p>
          </table:table-cell>
          <table:table-cell office:value-type="float" office:value="-0.373054213752339" calcext:value-type="float">
            <text:p>-0.3730542138</text:p>
          </table:table-cell>
          <table:table-cell office:value-type="float" office:value="-26.1137949626638" calcext:value-type="float">
            <text:p>-26.1137949627</text:p>
          </table:table-cell>
          <table:table-cell table:number-columns-repeated="10"/>
        </table:table-row>
        <table:table-row table:style-name="ro1">
          <table:table-cell office:value-type="float" office:value="206902" calcext:value-type="float">
            <text:p>206902</text:p>
          </table:table-cell>
          <table:table-cell office:value-type="float" office:value="-0.373054213752339" calcext:value-type="float">
            <text:p>-0.3730542138</text:p>
          </table:table-cell>
          <table:table-cell office:value-type="float" office:value="-26.1137949626638" calcext:value-type="float">
            <text:p>-26.1137949627</text:p>
          </table:table-cell>
          <table:table-cell table:number-columns-repeated="10"/>
        </table:table-row>
        <table:table-row table:style-name="ro1">
          <table:table-cell office:value-type="float" office:value="206902" calcext:value-type="float">
            <text:p>206902</text:p>
          </table:table-cell>
          <table:table-cell office:value-type="float" office:value="-0.373054213752339" calcext:value-type="float">
            <text:p>-0.3730542138</text:p>
          </table:table-cell>
          <table:table-cell office:value-type="float" office:value="-26.1137949626638" calcext:value-type="float">
            <text:p>-26.1137949627</text:p>
          </table:table-cell>
          <table:table-cell table:number-columns-repeated="10"/>
        </table:table-row>
        <table:table-row table:style-name="ro1">
          <table:table-cell office:value-type="float" office:value="206902" calcext:value-type="float">
            <text:p>206902</text:p>
          </table:table-cell>
          <table:table-cell office:value-type="float" office:value="-0.376555172527748" calcext:value-type="float">
            <text:p>-0.3765551725</text:p>
          </table:table-cell>
          <table:table-cell office:value-type="float" office:value="-26.3588620769424" calcext:value-type="float">
            <text:p>-26.3588620769</text:p>
          </table:table-cell>
          <table:table-cell table:number-columns-repeated="10"/>
        </table:table-row>
        <table:table-row table:style-name="ro1">
          <table:table-cell office:value-type="float" office:value="209159" calcext:value-type="float">
            <text:p>209159</text:p>
          </table:table-cell>
          <table:table-cell office:value-type="float" office:value="-0.376555172527748" calcext:value-type="float">
            <text:p>-0.3765551725</text:p>
          </table:table-cell>
          <table:table-cell office:value-type="float" office:value="-26.3588620769424" calcext:value-type="float">
            <text:p>-26.3588620769</text:p>
          </table:table-cell>
          <table:table-cell table:number-columns-repeated="10"/>
        </table:table-row>
        <table:table-row table:style-name="ro1">
          <table:table-cell office:value-type="float" office:value="209159" calcext:value-type="float">
            <text:p>209159</text:p>
          </table:table-cell>
          <table:table-cell office:value-type="float" office:value="-0.376555172527748" calcext:value-type="float">
            <text:p>-0.3765551725</text:p>
          </table:table-cell>
          <table:table-cell office:value-type="float" office:value="-26.3588620769424" calcext:value-type="float">
            <text:p>-26.3588620769</text:p>
          </table:table-cell>
          <table:table-cell table:number-columns-repeated="10"/>
        </table:table-row>
        <table:table-row table:style-name="ro1">
          <table:table-cell office:value-type="float" office:value="209159" calcext:value-type="float">
            <text:p>209159</text:p>
          </table:table-cell>
          <table:table-cell office:value-type="float" office:value="-0.376555172527748" calcext:value-type="float">
            <text:p>-0.3765551725</text:p>
          </table:table-cell>
          <table:table-cell office:value-type="float" office:value="-26.3588620769424" calcext:value-type="float">
            <text:p>-26.3588620769</text:p>
          </table:table-cell>
          <table:table-cell table:number-columns-repeated="10"/>
        </table:table-row>
        <table:table-row table:style-name="ro1">
          <table:table-cell office:value-type="float" office:value="209159" calcext:value-type="float">
            <text:p>209159</text:p>
          </table:table-cell>
          <table:table-cell office:value-type="float" office:value="-0.384858802699485" calcext:value-type="float">
            <text:p>-0.3848588027</text:p>
          </table:table-cell>
          <table:table-cell office:value-type="float" office:value="-26.9401161889639" calcext:value-type="float">
            <text:p>-26.940116189</text:p>
          </table:table-cell>
          <table:table-cell table:number-columns-repeated="10"/>
        </table:table-row>
        <table:table-row table:style-name="ro1">
          <table:table-cell office:value-type="float" office:value="211411" calcext:value-type="float">
            <text:p>211411</text:p>
          </table:table-cell>
          <table:table-cell office:value-type="float" office:value="-0.384858802699485" calcext:value-type="float">
            <text:p>-0.3848588027</text:p>
          </table:table-cell>
          <table:table-cell office:value-type="float" office:value="-26.9401161889639" calcext:value-type="float">
            <text:p>-26.940116189</text:p>
          </table:table-cell>
          <table:table-cell table:number-columns-repeated="10"/>
        </table:table-row>
        <table:table-row table:style-name="ro1">
          <table:table-cell office:value-type="float" office:value="211411" calcext:value-type="float">
            <text:p>211411</text:p>
          </table:table-cell>
          <table:table-cell office:value-type="float" office:value="-0.384858802699485" calcext:value-type="float">
            <text:p>-0.3848588027</text:p>
          </table:table-cell>
          <table:table-cell office:value-type="float" office:value="-26.9401161889639" calcext:value-type="float">
            <text:p>-26.940116189</text:p>
          </table:table-cell>
          <table:table-cell table:number-columns-repeated="10"/>
        </table:table-row>
        <table:table-row table:style-name="ro1">
          <table:table-cell office:value-type="float" office:value="211411" calcext:value-type="float">
            <text:p>211411</text:p>
          </table:table-cell>
          <table:table-cell office:value-type="float" office:value="-0.390693635124414" calcext:value-type="float">
            <text:p>-0.3906936351</text:p>
          </table:table-cell>
          <table:table-cell office:value-type="float" office:value="-27.348554458709" calcext:value-type="float">
            <text:p>-27.3485544587</text:p>
          </table:table-cell>
          <table:table-cell table:number-columns-repeated="10"/>
        </table:table-row>
        <table:table-row table:style-name="ro1">
          <table:table-cell office:value-type="float" office:value="213656" calcext:value-type="float">
            <text:p>213656</text:p>
          </table:table-cell>
          <table:table-cell office:value-type="float" office:value="-0.390693635124414" calcext:value-type="float">
            <text:p>-0.3906936351</text:p>
          </table:table-cell>
          <table:table-cell office:value-type="float" office:value="-27.348554458709" calcext:value-type="float">
            <text:p>-27.3485544587</text:p>
          </table:table-cell>
          <table:table-cell table:number-columns-repeated="10"/>
        </table:table-row>
        <table:table-row table:style-name="ro1">
          <table:table-cell office:value-type="float" office:value="213656" calcext:value-type="float">
            <text:p>213656</text:p>
          </table:table-cell>
          <table:table-cell office:value-type="float" office:value="-0.390693635124414" calcext:value-type="float">
            <text:p>-0.3906936351</text:p>
          </table:table-cell>
          <table:table-cell office:value-type="float" office:value="-27.348554458709" calcext:value-type="float">
            <text:p>-27.3485544587</text:p>
          </table:table-cell>
          <table:table-cell table:number-columns-repeated="10"/>
        </table:table-row>
        <table:table-row table:style-name="ro1">
          <table:table-cell office:value-type="float" office:value="213656" calcext:value-type="float">
            <text:p>213656</text:p>
          </table:table-cell>
          <table:table-cell office:value-type="float" office:value="-0.390693635124414" calcext:value-type="float">
            <text:p>-0.3906936351</text:p>
          </table:table-cell>
          <table:table-cell office:value-type="float" office:value="-27.348554458709" calcext:value-type="float">
            <text:p>-27.3485544587</text:p>
          </table:table-cell>
          <table:table-cell table:number-columns-repeated="10"/>
        </table:table-row>
        <table:table-row table:style-name="ro1">
          <table:table-cell office:value-type="float" office:value="213656" calcext:value-type="float">
            <text:p>213656</text:p>
          </table:table-cell>
          <table:table-cell office:value-type="float" office:value="-0.393931963919665" calcext:value-type="float">
            <text:p>-0.3939319639</text:p>
          </table:table-cell>
          <table:table-cell office:value-type="float" office:value="-27.5752374743765" calcext:value-type="float">
            <text:p>-27.5752374744</text:p>
          </table:table-cell>
          <table:table-cell table:number-columns-repeated="10"/>
        </table:table-row>
        <table:table-row table:style-name="ro1">
          <table:table-cell office:value-type="float" office:value="215892" calcext:value-type="float">
            <text:p>215892</text:p>
          </table:table-cell>
          <table:table-cell office:value-type="float" office:value="-0.393931963919665" calcext:value-type="float">
            <text:p>-0.3939319639</text:p>
          </table:table-cell>
          <table:table-cell office:value-type="float" office:value="-27.5752374743765" calcext:value-type="float">
            <text:p>-27.5752374744</text:p>
          </table:table-cell>
          <table:table-cell table:number-columns-repeated="10"/>
        </table:table-row>
        <table:table-row table:style-name="ro1">
          <table:table-cell office:value-type="float" office:value="215892" calcext:value-type="float">
            <text:p>215892</text:p>
          </table:table-cell>
          <table:table-cell office:value-type="float" office:value="-0.393931963919665" calcext:value-type="float">
            <text:p>-0.3939319639</text:p>
          </table:table-cell>
          <table:table-cell office:value-type="float" office:value="-27.5752374743765" calcext:value-type="float">
            <text:p>-27.5752374744</text:p>
          </table:table-cell>
          <table:table-cell table:number-columns-repeated="10"/>
        </table:table-row>
        <table:table-row table:style-name="ro1">
          <table:table-cell office:value-type="float" office:value="215892" calcext:value-type="float">
            <text:p>215892</text:p>
          </table:table-cell>
          <table:table-cell office:value-type="float" office:value="-0.384645814806913" calcext:value-type="float">
            <text:p>-0.3846458148</text:p>
          </table:table-cell>
          <table:table-cell office:value-type="float" office:value="-26.9252070364839" calcext:value-type="float">
            <text:p>-26.9252070365</text:p>
          </table:table-cell>
          <table:table-cell table:number-columns-repeated="10"/>
        </table:table-row>
        <table:table-row table:style-name="ro1">
          <table:table-cell office:value-type="float" office:value="218134" calcext:value-type="float">
            <text:p>218134</text:p>
          </table:table-cell>
          <table:table-cell office:value-type="float" office:value="-0.384645814806913" calcext:value-type="float">
            <text:p>-0.3846458148</text:p>
          </table:table-cell>
          <table:table-cell office:value-type="float" office:value="-26.9252070364839" calcext:value-type="float">
            <text:p>-26.9252070365</text:p>
          </table:table-cell>
          <table:table-cell table:number-columns-repeated="10"/>
        </table:table-row>
        <table:table-row table:style-name="ro1">
          <table:table-cell office:value-type="float" office:value="218134" calcext:value-type="float">
            <text:p>218134</text:p>
          </table:table-cell>
          <table:table-cell office:value-type="float" office:value="-0.384645814806913" calcext:value-type="float">
            <text:p>-0.3846458148</text:p>
          </table:table-cell>
          <table:table-cell office:value-type="float" office:value="-26.9252070364839" calcext:value-type="float">
            <text:p>-26.9252070365</text:p>
          </table:table-cell>
          <table:table-cell table:number-columns-repeated="10"/>
        </table:table-row>
        <table:table-row table:style-name="ro1">
          <table:table-cell office:value-type="float" office:value="218134" calcext:value-type="float">
            <text:p>218134</text:p>
          </table:table-cell>
          <table:table-cell office:value-type="float" office:value="-0.384645814806913" calcext:value-type="float">
            <text:p>-0.3846458148</text:p>
          </table:table-cell>
          <table:table-cell office:value-type="float" office:value="-26.9252070364839" calcext:value-type="float">
            <text:p>-26.9252070365</text:p>
          </table:table-cell>
          <table:table-cell table:number-columns-repeated="10"/>
        </table:table-row>
        <table:table-row table:style-name="ro1">
          <table:table-cell office:value-type="float" office:value="218134" calcext:value-type="float">
            <text:p>218134</text:p>
          </table:table-cell>
          <table:table-cell office:value-type="float" office:value="-0.355026876846788" calcext:value-type="float">
            <text:p>-0.3550268768</text:p>
          </table:table-cell>
          <table:table-cell office:value-type="float" office:value="-24.8518813792752" calcext:value-type="float">
            <text:p>-24.8518813793</text:p>
          </table:table-cell>
          <table:table-cell table:number-columns-repeated="10"/>
        </table:table-row>
        <table:table-row table:style-name="ro1">
          <table:table-cell office:value-type="float" office:value="220395" calcext:value-type="float">
            <text:p>220395</text:p>
          </table:table-cell>
          <table:table-cell office:value-type="float" office:value="-0.355026876846788" calcext:value-type="float">
            <text:p>-0.3550268768</text:p>
          </table:table-cell>
          <table:table-cell office:value-type="float" office:value="-24.8518813792752" calcext:value-type="float">
            <text:p>-24.8518813793</text:p>
          </table:table-cell>
          <table:table-cell table:number-columns-repeated="10"/>
        </table:table-row>
        <table:table-row table:style-name="ro1">
          <table:table-cell office:value-type="float" office:value="220395" calcext:value-type="float">
            <text:p>220395</text:p>
          </table:table-cell>
          <table:table-cell office:value-type="float" office:value="-0.355026876846788" calcext:value-type="float">
            <text:p>-0.3550268768</text:p>
          </table:table-cell>
          <table:table-cell office:value-type="float" office:value="-24.8518813792752" calcext:value-type="float">
            <text:p>-24.8518813793</text:p>
          </table:table-cell>
          <table:table-cell table:number-columns-repeated="10"/>
        </table:table-row>
        <table:table-row table:style-name="ro1">
          <table:table-cell office:value-type="float" office:value="220395" calcext:value-type="float">
            <text:p>220395</text:p>
          </table:table-cell>
          <table:table-cell office:value-type="float" office:value="-0.355026876846788" calcext:value-type="float">
            <text:p>-0.3550268768</text:p>
          </table:table-cell>
          <table:table-cell office:value-type="float" office:value="-24.8518813792752" calcext:value-type="float">
            <text:p>-24.8518813793</text:p>
          </table:table-cell>
          <table:table-cell table:number-columns-repeated="10"/>
        </table:table-row>
        <table:table-row table:style-name="ro1">
          <table:table-cell office:value-type="float" office:value="220395" calcext:value-type="float">
            <text:p>220395</text:p>
          </table:table-cell>
          <table:table-cell office:value-type="float" office:value="-0.306126216486922" calcext:value-type="float">
            <text:p>-0.3061262165</text:p>
          </table:table-cell>
          <table:table-cell office:value-type="float" office:value="-21.4288351540845" calcext:value-type="float">
            <text:p>-21.4288351541</text:p>
          </table:table-cell>
          <table:table-cell table:number-columns-repeated="10"/>
        </table:table-row>
        <table:table-row table:style-name="ro1">
          <table:table-cell office:value-type="float" office:value="222664" calcext:value-type="float">
            <text:p>222664</text:p>
          </table:table-cell>
          <table:table-cell office:value-type="float" office:value="-0.306126216486922" calcext:value-type="float">
            <text:p>-0.3061262165</text:p>
          </table:table-cell>
          <table:table-cell office:value-type="float" office:value="-21.4288351540845" calcext:value-type="float">
            <text:p>-21.4288351541</text:p>
          </table:table-cell>
          <table:table-cell table:number-columns-repeated="10"/>
        </table:table-row>
        <table:table-row table:style-name="ro1">
          <table:table-cell office:value-type="float" office:value="222664" calcext:value-type="float">
            <text:p>222664</text:p>
          </table:table-cell>
          <table:table-cell office:value-type="float" office:value="-0.306126216486922" calcext:value-type="float">
            <text:p>-0.3061262165</text:p>
          </table:table-cell>
          <table:table-cell office:value-type="float" office:value="-21.4288351540845" calcext:value-type="float">
            <text:p>-21.4288351541</text:p>
          </table:table-cell>
          <table:table-cell table:number-columns-repeated="10"/>
        </table:table-row>
        <table:table-row table:style-name="ro1">
          <table:table-cell office:value-type="float" office:value="222664" calcext:value-type="float">
            <text:p>222664</text:p>
          </table:table-cell>
          <table:table-cell office:value-type="float" office:value="-0.225004520026366" calcext:value-type="float">
            <text:p>-0.22500452</text:p>
          </table:table-cell>
          <table:table-cell office:value-type="float" office:value="-15.7503164018456" calcext:value-type="float">
            <text:p>-15.7503164018</text:p>
          </table:table-cell>
          <table:table-cell table:number-columns-repeated="10"/>
        </table:table-row>
        <table:table-row table:style-name="ro1">
          <table:table-cell office:value-type="float" office:value="224923" calcext:value-type="float">
            <text:p>224923</text:p>
          </table:table-cell>
          <table:table-cell office:value-type="float" office:value="-0.225004520026366" calcext:value-type="float">
            <text:p>-0.22500452</text:p>
          </table:table-cell>
          <table:table-cell office:value-type="float" office:value="-15.7503164018456" calcext:value-type="float">
            <text:p>-15.7503164018</text:p>
          </table:table-cell>
          <table:table-cell table:number-columns-repeated="10"/>
        </table:table-row>
        <table:table-row table:style-name="ro1">
          <table:table-cell office:value-type="float" office:value="224923" calcext:value-type="float">
            <text:p>224923</text:p>
          </table:table-cell>
          <table:table-cell office:value-type="float" office:value="-0.225004520026366" calcext:value-type="float">
            <text:p>-0.22500452</text:p>
          </table:table-cell>
          <table:table-cell office:value-type="float" office:value="-15.7503164018456" calcext:value-type="float">
            <text:p>-15.7503164018</text:p>
          </table:table-cell>
          <table:table-cell table:number-columns-repeated="10"/>
        </table:table-row>
        <table:table-row table:style-name="ro1">
          <table:table-cell office:value-type="float" office:value="224923" calcext:value-type="float">
            <text:p>224923</text:p>
          </table:table-cell>
          <table:table-cell office:value-type="float" office:value="-0.225004520026366" calcext:value-type="float">
            <text:p>-0.22500452</text:p>
          </table:table-cell>
          <table:table-cell office:value-type="float" office:value="-15.7503164018456" calcext:value-type="float">
            <text:p>-15.7503164018</text:p>
          </table:table-cell>
          <table:table-cell table:number-columns-repeated="10"/>
        </table:table-row>
        <table:table-row table:style-name="ro1">
          <table:table-cell office:value-type="float" office:value="224923" calcext:value-type="float">
            <text:p>224923</text:p>
          </table:table-cell>
          <table:table-cell office:value-type="float" office:value="-0.116335265549138" calcext:value-type="float">
            <text:p>-0.1163352655</text:p>
          </table:table-cell>
          <table:table-cell office:value-type="float" office:value="-8.14346858843967" calcext:value-type="float">
            <text:p>-8.1434685884</text:p>
          </table:table-cell>
          <table:table-cell table:number-columns-repeated="10"/>
        </table:table-row>
        <table:table-row table:style-name="ro1">
          <table:table-cell office:value-type="float" office:value="227186" calcext:value-type="float">
            <text:p>227186</text:p>
          </table:table-cell>
          <table:table-cell office:value-type="float" office:value="-0.116335265549138" calcext:value-type="float">
            <text:p>-0.1163352655</text:p>
          </table:table-cell>
          <table:table-cell office:value-type="float" office:value="-8.14346858843967" calcext:value-type="float">
            <text:p>-8.1434685884</text:p>
          </table:table-cell>
          <table:table-cell table:number-columns-repeated="10"/>
        </table:table-row>
        <table:table-row table:style-name="ro1">
          <table:table-cell office:value-type="float" office:value="227186" calcext:value-type="float">
            <text:p>227186</text:p>
          </table:table-cell>
          <table:table-cell office:value-type="float" office:value="-0.116335265549138" calcext:value-type="float">
            <text:p>-0.1163352655</text:p>
          </table:table-cell>
          <table:table-cell office:value-type="float" office:value="-8.14346858843967" calcext:value-type="float">
            <text:p>-8.1434685884</text:p>
          </table:table-cell>
          <table:table-cell table:number-columns-repeated="10"/>
        </table:table-row>
        <table:table-row table:style-name="ro1">
          <table:table-cell office:value-type="float" office:value="227186" calcext:value-type="float">
            <text:p>227186</text:p>
          </table:table-cell>
          <table:table-cell office:value-type="float" office:value="-0.0314331020290722" calcext:value-type="float">
            <text:p>-0.031433102</text:p>
          </table:table-cell>
          <table:table-cell office:value-type="float" office:value="-2.20031714203505" calcext:value-type="float">
            <text:p>-2.200317142</text:p>
          </table:table-cell>
          <table:table-cell table:number-columns-repeated="10"/>
        </table:table-row>
        <table:table-row table:style-name="ro1">
          <table:table-cell office:value-type="float" office:value="229453" calcext:value-type="float">
            <text:p>229453</text:p>
          </table:table-cell>
          <table:table-cell office:value-type="float" office:value="-0.0314331020290722" calcext:value-type="float">
            <text:p>-0.031433102</text:p>
          </table:table-cell>
          <table:table-cell office:value-type="float" office:value="-2.20031714203505" calcext:value-type="float">
            <text:p>-2.200317142</text:p>
          </table:table-cell>
          <table:table-cell table:number-columns-repeated="10"/>
        </table:table-row>
        <table:table-row table:style-name="ro1">
          <table:table-cell office:value-type="float" office:value="229453" calcext:value-type="float">
            <text:p>229453</text:p>
          </table:table-cell>
          <table:table-cell office:value-type="float" office:value="-0.0314331020290722" calcext:value-type="float">
            <text:p>-0.031433102</text:p>
          </table:table-cell>
          <table:table-cell office:value-type="float" office:value="-2.20031714203505" calcext:value-type="float">
            <text:p>-2.200317142</text:p>
          </table:table-cell>
          <table:table-cell table:number-columns-repeated="10"/>
        </table:table-row>
        <table:table-row table:style-name="ro1">
          <table:table-cell office:value-type="float" office:value="229453" calcext:value-type="float">
            <text:p>229453</text:p>
          </table:table-cell>
          <table:table-cell office:value-type="float" office:value="-0.0314331020290722" calcext:value-type="float">
            <text:p>-0.031433102</text:p>
          </table:table-cell>
          <table:table-cell office:value-type="float" office:value="-2.20031714203505" calcext:value-type="float">
            <text:p>-2.200317142</text:p>
          </table:table-cell>
          <table:table-cell table:number-columns-repeated="10"/>
        </table:table-row>
        <table:table-row table:style-name="ro1">
          <table:table-cell office:value-type="float" office:value="229453" calcext:value-type="float">
            <text:p>229453</text:p>
          </table:table-cell>
          <table:table-cell office:value-type="float" office:value="0.0345597421285621" calcext:value-type="float">
            <text:p>0.0345597421</text:p>
          </table:table-cell>
          <table:table-cell office:value-type="float" office:value="2.41918194899934" calcext:value-type="float">
            <text:p>2.419181949</text:p>
          </table:table-cell>
          <table:table-cell table:number-columns-repeated="10"/>
        </table:table-row>
        <table:table-row table:style-name="ro1">
          <table:table-cell office:value-type="float" office:value="231706" calcext:value-type="float">
            <text:p>231706</text:p>
          </table:table-cell>
          <table:table-cell office:value-type="float" office:value="0.0345597421285621" calcext:value-type="float">
            <text:p>0.0345597421</text:p>
          </table:table-cell>
          <table:table-cell office:value-type="float" office:value="2.41918194899934" calcext:value-type="float">
            <text:p>2.419181949</text:p>
          </table:table-cell>
          <table:table-cell table:number-columns-repeated="10"/>
        </table:table-row>
        <table:table-row table:style-name="ro1">
          <table:table-cell office:value-type="float" office:value="231706" calcext:value-type="float">
            <text:p>231706</text:p>
          </table:table-cell>
          <table:table-cell office:value-type="float" office:value="0.0345597421285621" calcext:value-type="float">
            <text:p>0.0345597421</text:p>
          </table:table-cell>
          <table:table-cell office:value-type="float" office:value="2.41918194899934" calcext:value-type="float">
            <text:p>2.419181949</text:p>
          </table:table-cell>
          <table:table-cell table:number-columns-repeated="10"/>
        </table:table-row>
        <table:table-row table:style-name="ro1">
          <table:table-cell office:value-type="float" office:value="231706" calcext:value-type="float">
            <text:p>231706</text:p>
          </table:table-cell>
          <table:table-cell office:value-type="float" office:value="0.07866149438107" calcext:value-type="float">
            <text:p>0.0786614944</text:p>
          </table:table-cell>
          <table:table-cell office:value-type="float" office:value="5.5063046066749" calcext:value-type="float">
            <text:p>5.5063046067</text:p>
          </table:table-cell>
          <table:table-cell table:number-columns-repeated="10"/>
        </table:table-row>
        <table:table-row table:style-name="ro1">
          <table:table-cell office:value-type="float" office:value="231706" calcext:value-type="float">
            <text:p>231706</text:p>
          </table:table-cell>
          <table:table-cell office:value-type="float" office:value="0.07866149438107" calcext:value-type="float">
            <text:p>0.0786614944</text:p>
          </table:table-cell>
          <table:table-cell office:value-type="float" office:value="5.5063046066749" calcext:value-type="float">
            <text:p>5.5063046067</text:p>
          </table:table-cell>
          <table:table-cell table:number-columns-repeated="10"/>
        </table:table-row>
        <table:table-row table:style-name="ro1">
          <table:table-cell office:value-type="float" office:value="233958" calcext:value-type="float">
            <text:p>233958</text:p>
          </table:table-cell>
          <table:table-cell office:value-type="float" office:value="0.07866149438107" calcext:value-type="float">
            <text:p>0.0786614944</text:p>
          </table:table-cell>
          <table:table-cell office:value-type="float" office:value="5.5063046066749" calcext:value-type="float">
            <text:p>5.5063046067</text:p>
          </table:table-cell>
          <table:table-cell table:number-columns-repeated="10"/>
        </table:table-row>
        <table:table-row table:style-name="ro1">
          <table:table-cell office:value-type="float" office:value="233958" calcext:value-type="float">
            <text:p>233958</text:p>
          </table:table-cell>
          <table:table-cell office:value-type="float" office:value="0.07866149438107" calcext:value-type="float">
            <text:p>0.0786614944</text:p>
          </table:table-cell>
          <table:table-cell office:value-type="float" office:value="5.5063046066749" calcext:value-type="float">
            <text:p>5.5063046067</text:p>
          </table:table-cell>
          <table:table-cell table:number-columns-repeated="10"/>
        </table:table-row>
        <table:table-row table:style-name="ro1">
          <table:table-cell office:value-type="float" office:value="233958" calcext:value-type="float">
            <text:p>233958</text:p>
          </table:table-cell>
          <table:table-cell office:value-type="float" office:value="0.120928796900258" calcext:value-type="float">
            <text:p>0.1209287969</text:p>
          </table:table-cell>
          <table:table-cell office:value-type="float" office:value="8.46501578301809" calcext:value-type="float">
            <text:p>8.465015783</text:p>
          </table:table-cell>
          <table:table-cell table:number-columns-repeated="10"/>
        </table:table-row>
        <table:table-row table:style-name="ro1">
          <table:table-cell office:value-type="float" office:value="236206" calcext:value-type="float">
            <text:p>236206</text:p>
          </table:table-cell>
          <table:table-cell office:value-type="float" office:value="0.120928796900258" calcext:value-type="float">
            <text:p>0.1209287969</text:p>
          </table:table-cell>
          <table:table-cell office:value-type="float" office:value="8.46501578301809" calcext:value-type="float">
            <text:p>8.465015783</text:p>
          </table:table-cell>
          <table:table-cell table:number-columns-repeated="10"/>
        </table:table-row>
        <table:table-row table:style-name="ro1">
          <table:table-cell office:value-type="float" office:value="236206" calcext:value-type="float">
            <text:p>236206</text:p>
          </table:table-cell>
          <table:table-cell office:value-type="float" office:value="0.120928796900258" calcext:value-type="float">
            <text:p>0.1209287969</text:p>
          </table:table-cell>
          <table:table-cell office:value-type="float" office:value="8.46501578301809" calcext:value-type="float">
            <text:p>8.465015783</text:p>
          </table:table-cell>
          <table:table-cell table:number-columns-repeated="10"/>
        </table:table-row>
        <table:table-row table:style-name="ro1">
          <table:table-cell office:value-type="float" office:value="236206" calcext:value-type="float">
            <text:p>236206</text:p>
          </table:table-cell>
          <table:table-cell office:value-type="float" office:value="0.120928796900258" calcext:value-type="float">
            <text:p>0.1209287969</text:p>
          </table:table-cell>
          <table:table-cell office:value-type="float" office:value="8.46501578301809" calcext:value-type="float">
            <text:p>8.465015783</text:p>
          </table:table-cell>
          <table:table-cell table:number-columns-repeated="10"/>
        </table:table-row>
        <table:table-row table:style-name="ro1">
          <table:table-cell office:value-type="float" office:value="236206" calcext:value-type="float">
            <text:p>236206</text:p>
          </table:table-cell>
          <table:table-cell office:value-type="float" office:value="0.166586138645131" calcext:value-type="float">
            <text:p>0.1665861386</text:p>
          </table:table-cell>
          <table:table-cell office:value-type="float" office:value="11.6610297051591" calcext:value-type="float">
            <text:p>11.6610297052</text:p>
          </table:table-cell>
          <table:table-cell table:number-columns-repeated="10"/>
        </table:table-row>
        <table:table-row table:style-name="ro1">
          <table:table-cell office:value-type="float" office:value="238464" calcext:value-type="float">
            <text:p>238464</text:p>
          </table:table-cell>
          <table:table-cell office:value-type="float" office:value="0.166586138645131" calcext:value-type="float">
            <text:p>0.1665861386</text:p>
          </table:table-cell>
          <table:table-cell office:value-type="float" office:value="11.6610297051591" calcext:value-type="float">
            <text:p>11.6610297052</text:p>
          </table:table-cell>
          <table:table-cell table:number-columns-repeated="10"/>
        </table:table-row>
        <table:table-row table:style-name="ro1">
          <table:table-cell office:value-type="float" office:value="238464" calcext:value-type="float">
            <text:p>238464</text:p>
          </table:table-cell>
          <table:table-cell office:value-type="float" office:value="0.166586138645131" calcext:value-type="float">
            <text:p>0.1665861386</text:p>
          </table:table-cell>
          <table:table-cell office:value-type="float" office:value="11.6610297051591" calcext:value-type="float">
            <text:p>11.6610297052</text:p>
          </table:table-cell>
          <table:table-cell table:number-columns-repeated="10"/>
        </table:table-row>
        <table:table-row table:style-name="ro1">
          <table:table-cell office:value-type="float" office:value="238464" calcext:value-type="float">
            <text:p>238464</text:p>
          </table:table-cell>
          <table:table-cell office:value-type="float" office:value="0.220082735423633" calcext:value-type="float">
            <text:p>0.2200827354</text:p>
          </table:table-cell>
          <table:table-cell office:value-type="float" office:value="15.4057914796543" calcext:value-type="float">
            <text:p>15.4057914797</text:p>
          </table:table-cell>
          <table:table-cell table:number-columns-repeated="10"/>
        </table:table-row>
        <table:table-row table:style-name="ro1">
          <table:table-cell office:value-type="float" office:value="240719" calcext:value-type="float">
            <text:p>240719</text:p>
          </table:table-cell>
          <table:table-cell office:value-type="float" office:value="0.220082735423633" calcext:value-type="float">
            <text:p>0.2200827354</text:p>
          </table:table-cell>
          <table:table-cell office:value-type="float" office:value="15.4057914796543" calcext:value-type="float">
            <text:p>15.4057914797</text:p>
          </table:table-cell>
          <table:table-cell table:number-columns-repeated="10"/>
        </table:table-row>
        <table:table-row table:style-name="ro1">
          <table:table-cell office:value-type="float" office:value="240719" calcext:value-type="float">
            <text:p>240719</text:p>
          </table:table-cell>
          <table:table-cell office:value-type="float" office:value="0.220082735423633" calcext:value-type="float">
            <text:p>0.2200827354</text:p>
          </table:table-cell>
          <table:table-cell office:value-type="float" office:value="15.4057914796543" calcext:value-type="float">
            <text:p>15.4057914797</text:p>
          </table:table-cell>
          <table:table-cell table:number-columns-repeated="10"/>
        </table:table-row>
        <table:table-row table:style-name="ro1">
          <table:table-cell office:value-type="float" office:value="240719" calcext:value-type="float">
            <text:p>240719</text:p>
          </table:table-cell>
          <table:table-cell office:value-type="float" office:value="0.220082735423633" calcext:value-type="float">
            <text:p>0.2200827354</text:p>
          </table:table-cell>
          <table:table-cell office:value-type="float" office:value="15.4057914796543" calcext:value-type="float">
            <text:p>15.4057914797</text:p>
          </table:table-cell>
          <table:table-cell table:number-columns-repeated="10"/>
        </table:table-row>
        <table:table-row table:style-name="ro1">
          <table:table-cell office:value-type="float" office:value="240719" calcext:value-type="float">
            <text:p>240719</text:p>
          </table:table-cell>
          <table:table-cell office:value-type="float" office:value="0.261541128547936" calcext:value-type="float">
            <text:p>0.2615411285</text:p>
          </table:table-cell>
          <table:table-cell office:value-type="float" office:value="18.3078789983556" calcext:value-type="float">
            <text:p>18.3078789984</text:p>
          </table:table-cell>
          <table:table-cell table:number-columns-repeated="10"/>
        </table:table-row>
        <table:table-row table:style-name="ro1">
          <table:table-cell office:value-type="float" office:value="242969" calcext:value-type="float">
            <text:p>242969</text:p>
          </table:table-cell>
          <table:table-cell office:value-type="float" office:value="0.261541128547936" calcext:value-type="float">
            <text:p>0.2615411285</text:p>
          </table:table-cell>
          <table:table-cell office:value-type="float" office:value="18.3078789983556" calcext:value-type="float">
            <text:p>18.3078789984</text:p>
          </table:table-cell>
          <table:table-cell table:number-columns-repeated="10"/>
        </table:table-row>
        <table:table-row table:style-name="ro1">
          <table:table-cell office:value-type="float" office:value="242969" calcext:value-type="float">
            <text:p>242969</text:p>
          </table:table-cell>
          <table:table-cell office:value-type="float" office:value="0.261541128547936" calcext:value-type="float">
            <text:p>0.2615411285</text:p>
          </table:table-cell>
          <table:table-cell office:value-type="float" office:value="18.3078789983556" calcext:value-type="float">
            <text:p>18.3078789984</text:p>
          </table:table-cell>
          <table:table-cell table:number-columns-repeated="10"/>
        </table:table-row>
        <table:table-row table:style-name="ro1">
          <table:table-cell office:value-type="float" office:value="242969" calcext:value-type="float">
            <text:p>242969</text:p>
          </table:table-cell>
          <table:table-cell office:value-type="float" office:value="0.291700706433063" calcext:value-type="float">
            <text:p>0.2917007064</text:p>
          </table:table-cell>
          <table:table-cell office:value-type="float" office:value="20.4190494503144" calcext:value-type="float">
            <text:p>20.4190494503</text:p>
          </table:table-cell>
          <table:table-cell table:number-columns-repeated="10"/>
        </table:table-row>
        <table:table-row table:style-name="ro1">
          <table:table-cell office:value-type="float" office:value="245226" calcext:value-type="float">
            <text:p>245226</text:p>
          </table:table-cell>
          <table:table-cell office:value-type="float" office:value="0.291700706433063" calcext:value-type="float">
            <text:p>0.2917007064</text:p>
          </table:table-cell>
          <table:table-cell office:value-type="float" office:value="20.4190494503144" calcext:value-type="float">
            <text:p>20.4190494503</text:p>
          </table:table-cell>
          <table:table-cell table:number-columns-repeated="10"/>
        </table:table-row>
        <table:table-row table:style-name="ro1">
          <table:table-cell office:value-type="float" office:value="245226" calcext:value-type="float">
            <text:p>245226</text:p>
          </table:table-cell>
          <table:table-cell office:value-type="float" office:value="0.291700706433063" calcext:value-type="float">
            <text:p>0.2917007064</text:p>
          </table:table-cell>
          <table:table-cell office:value-type="float" office:value="20.4190494503144" calcext:value-type="float">
            <text:p>20.4190494503</text:p>
          </table:table-cell>
          <table:table-cell table:number-columns-repeated="10"/>
        </table:table-row>
        <table:table-row table:style-name="ro1">
          <table:table-cell office:value-type="float" office:value="245226" calcext:value-type="float">
            <text:p>245226</text:p>
          </table:table-cell>
          <table:table-cell office:value-type="float" office:value="0.291700706433063" calcext:value-type="float">
            <text:p>0.2917007064</text:p>
          </table:table-cell>
          <table:table-cell office:value-type="float" office:value="20.4190494503144" calcext:value-type="float">
            <text:p>20.4190494503</text:p>
          </table:table-cell>
          <table:table-cell table:number-columns-repeated="10"/>
        </table:table-row>
        <table:table-row table:style-name="ro1">
          <table:table-cell office:value-type="float" office:value="245226" calcext:value-type="float">
            <text:p>245226</text:p>
          </table:table-cell>
          <table:table-cell office:value-type="float" office:value="0.316699140421429" calcext:value-type="float">
            <text:p>0.3166991404</text:p>
          </table:table-cell>
          <table:table-cell office:value-type="float" office:value="22.1689398295" calcext:value-type="float">
            <text:p>22.1689398295</text:p>
          </table:table-cell>
          <table:table-cell table:number-columns-repeated="10"/>
        </table:table-row>
        <table:table-row table:style-name="ro1">
          <table:table-cell office:value-type="float" office:value="247493" calcext:value-type="float">
            <text:p>247493</text:p>
          </table:table-cell>
          <table:table-cell office:value-type="float" office:value="0.316699140421429" calcext:value-type="float">
            <text:p>0.3166991404</text:p>
          </table:table-cell>
          <table:table-cell office:value-type="float" office:value="22.1689398295" calcext:value-type="float">
            <text:p>22.1689398295</text:p>
          </table:table-cell>
          <table:table-cell table:number-columns-repeated="10"/>
        </table:table-row>
        <table:table-row table:style-name="ro1">
          <table:table-cell office:value-type="float" office:value="247493" calcext:value-type="float">
            <text:p>247493</text:p>
          </table:table-cell>
          <table:table-cell office:value-type="float" office:value="0.316699140421429" calcext:value-type="float">
            <text:p>0.3166991404</text:p>
          </table:table-cell>
          <table:table-cell office:value-type="float" office:value="22.1689398295" calcext:value-type="float">
            <text:p>22.1689398295</text:p>
          </table:table-cell>
          <table:table-cell table:number-columns-repeated="10"/>
        </table:table-row>
        <table:table-row table:style-name="ro1">
          <table:table-cell office:value-type="float" office:value="247493" calcext:value-type="float">
            <text:p>247493</text:p>
          </table:table-cell>
          <table:table-cell office:value-type="float" office:value="0.335051360066758" calcext:value-type="float">
            <text:p>0.3350513601</text:p>
          </table:table-cell>
          <table:table-cell office:value-type="float" office:value="23.4535952046731" calcext:value-type="float">
            <text:p>23.4535952047</text:p>
          </table:table-cell>
          <table:table-cell table:number-columns-repeated="10"/>
        </table:table-row>
        <table:table-row table:style-name="ro1">
          <table:table-cell office:value-type="float" office:value="247493" calcext:value-type="float">
            <text:p>247493</text:p>
          </table:table-cell>
          <table:table-cell office:value-type="float" office:value="0.335051360066758" calcext:value-type="float">
            <text:p>0.3350513601</text:p>
          </table:table-cell>
          <table:table-cell office:value-type="float" office:value="23.4535952046731" calcext:value-type="float">
            <text:p>23.4535952047</text:p>
          </table:table-cell>
          <table:table-cell table:number-columns-repeated="10"/>
        </table:table-row>
        <table:table-row table:style-name="ro1">
          <table:table-cell office:value-type="float" office:value="249752" calcext:value-type="float">
            <text:p>249752</text:p>
          </table:table-cell>
          <table:table-cell office:value-type="float" office:value="0.335051360066758" calcext:value-type="float">
            <text:p>0.3350513601</text:p>
          </table:table-cell>
          <table:table-cell office:value-type="float" office:value="23.4535952046731" calcext:value-type="float">
            <text:p>23.4535952047</text:p>
          </table:table-cell>
          <table:table-cell table:number-columns-repeated="10"/>
        </table:table-row>
        <table:table-row table:style-name="ro1">
          <table:table-cell office:value-type="float" office:value="249752" calcext:value-type="float">
            <text:p>249752</text:p>
          </table:table-cell>
          <table:table-cell office:value-type="float" office:value="0.335051360066758" calcext:value-type="float">
            <text:p>0.3350513601</text:p>
          </table:table-cell>
          <table:table-cell office:value-type="float" office:value="23.4535952046731" calcext:value-type="float">
            <text:p>23.4535952047</text:p>
          </table:table-cell>
          <table:table-cell table:number-columns-repeated="10"/>
        </table:table-row>
        <table:table-row table:style-name="ro1">
          <table:table-cell office:value-type="float" office:value="249752" calcext:value-type="float">
            <text:p>249752</text:p>
          </table:table-cell>
          <table:table-cell office:value-type="float" office:value="0.360335721167336" calcext:value-type="float">
            <text:p>0.3603357212</text:p>
          </table:table-cell>
          <table:table-cell office:value-type="float" office:value="25.2235004817136" calcext:value-type="float">
            <text:p>25.2235004817</text:p>
          </table:table-cell>
          <table:table-cell table:number-columns-repeated="10"/>
        </table:table-row>
        <table:table-row table:style-name="ro1">
          <table:table-cell office:value-type="float" office:value="251999" calcext:value-type="float">
            <text:p>251999</text:p>
          </table:table-cell>
          <table:table-cell office:value-type="float" office:value="0.360335721167336" calcext:value-type="float">
            <text:p>0.3603357212</text:p>
          </table:table-cell>
          <table:table-cell office:value-type="float" office:value="25.2235004817136" calcext:value-type="float">
            <text:p>25.2235004817</text:p>
          </table:table-cell>
          <table:table-cell table:number-columns-repeated="10"/>
        </table:table-row>
        <table:table-row table:style-name="ro1">
          <table:table-cell office:value-type="float" office:value="251999" calcext:value-type="float">
            <text:p>251999</text:p>
          </table:table-cell>
          <table:table-cell office:value-type="float" office:value="0.360335721167336" calcext:value-type="float">
            <text:p>0.3603357212</text:p>
          </table:table-cell>
          <table:table-cell office:value-type="float" office:value="25.2235004817136" calcext:value-type="float">
            <text:p>25.2235004817</text:p>
          </table:table-cell>
          <table:table-cell table:number-columns-repeated="10"/>
        </table:table-row>
        <table:table-row table:style-name="ro1">
          <table:table-cell office:value-type="float" office:value="251999" calcext:value-type="float">
            <text:p>251999</text:p>
          </table:table-cell>
          <table:table-cell office:value-type="float" office:value="0.360335721167336" calcext:value-type="float">
            <text:p>0.3603357212</text:p>
          </table:table-cell>
          <table:table-cell office:value-type="float" office:value="25.2235004817136" calcext:value-type="float">
            <text:p>25.2235004817</text:p>
          </table:table-cell>
          <table:table-cell table:number-columns-repeated="10"/>
        </table:table-row>
        <table:table-row table:style-name="ro1">
          <table:table-cell office:value-type="float" office:value="251999" calcext:value-type="float">
            <text:p>251999</text:p>
          </table:table-cell>
          <table:table-cell office:value-type="float" office:value="0.393780947637175" calcext:value-type="float">
            <text:p>0.3937809476</text:p>
          </table:table-cell>
          <table:table-cell office:value-type="float" office:value="27.5646663346023" calcext:value-type="float">
            <text:p>27.5646663346</text:p>
          </table:table-cell>
          <table:table-cell table:number-columns-repeated="10"/>
        </table:table-row>
        <table:table-row table:style-name="ro1">
          <table:table-cell office:value-type="float" office:value="254263" calcext:value-type="float">
            <text:p>254263</text:p>
          </table:table-cell>
          <table:table-cell office:value-type="float" office:value="0.393780947637175" calcext:value-type="float">
            <text:p>0.3937809476</text:p>
          </table:table-cell>
          <table:table-cell office:value-type="float" office:value="27.5646663346023" calcext:value-type="float">
            <text:p>27.5646663346</text:p>
          </table:table-cell>
          <table:table-cell table:number-columns-repeated="10"/>
        </table:table-row>
        <table:table-row table:style-name="ro1">
          <table:table-cell office:value-type="float" office:value="254263" calcext:value-type="float">
            <text:p>254263</text:p>
          </table:table-cell>
          <table:table-cell office:value-type="float" office:value="0.393780947637175" calcext:value-type="float">
            <text:p>0.3937809476</text:p>
          </table:table-cell>
          <table:table-cell office:value-type="float" office:value="27.5646663346023" calcext:value-type="float">
            <text:p>27.5646663346</text:p>
          </table:table-cell>
          <table:table-cell table:number-columns-repeated="10"/>
        </table:table-row>
        <table:table-row table:style-name="ro1">
          <table:table-cell office:value-type="float" office:value="254263" calcext:value-type="float">
            <text:p>254263</text:p>
          </table:table-cell>
          <table:table-cell office:value-type="float" office:value="0.41040108217846" calcext:value-type="float">
            <text:p>0.4104010822</text:p>
          </table:table-cell>
          <table:table-cell office:value-type="float" office:value="28.7280757524922" calcext:value-type="float">
            <text:p>28.7280757525</text:p>
          </table:table-cell>
          <table:table-cell table:number-columns-repeated="10"/>
        </table:table-row>
        <table:table-row table:style-name="ro1">
          <table:table-cell office:value-type="float" office:value="256522" calcext:value-type="float">
            <text:p>256522</text:p>
          </table:table-cell>
          <table:table-cell office:value-type="float" office:value="0.41040108217846" calcext:value-type="float">
            <text:p>0.4104010822</text:p>
          </table:table-cell>
          <table:table-cell office:value-type="float" office:value="28.7280757524922" calcext:value-type="float">
            <text:p>28.7280757525</text:p>
          </table:table-cell>
          <table:table-cell table:number-columns-repeated="10"/>
        </table:table-row>
        <table:table-row table:style-name="ro1">
          <table:table-cell office:value-type="float" office:value="256522" calcext:value-type="float">
            <text:p>256522</text:p>
          </table:table-cell>
          <table:table-cell office:value-type="float" office:value="0.41040108217846" calcext:value-type="float">
            <text:p>0.4104010822</text:p>
          </table:table-cell>
          <table:table-cell office:value-type="float" office:value="28.7280757524922" calcext:value-type="float">
            <text:p>28.7280757525</text:p>
          </table:table-cell>
          <table:table-cell table:number-columns-repeated="10"/>
        </table:table-row>
        <table:table-row table:style-name="ro1">
          <table:table-cell office:value-type="float" office:value="256522" calcext:value-type="float">
            <text:p>256522</text:p>
          </table:table-cell>
          <table:table-cell office:value-type="float" office:value="0.41040108217846" calcext:value-type="float">
            <text:p>0.4104010822</text:p>
          </table:table-cell>
          <table:table-cell office:value-type="float" office:value="28.7280757524922" calcext:value-type="float">
            <text:p>28.7280757525</text:p>
          </table:table-cell>
          <table:table-cell table:number-columns-repeated="10"/>
        </table:table-row>
        <table:table-row table:style-name="ro1">
          <table:table-cell office:value-type="float" office:value="256522" calcext:value-type="float">
            <text:p>256522</text:p>
          </table:table-cell>
          <table:table-cell office:value-type="float" office:value="0.415253200109024" calcext:value-type="float">
            <text:p>0.4152532001</text:p>
          </table:table-cell>
          <table:table-cell office:value-type="float" office:value="29.0677240076317" calcext:value-type="float">
            <text:p>29.0677240076</text:p>
          </table:table-cell>
          <table:table-cell table:number-columns-repeated="10"/>
        </table:table-row>
        <table:table-row table:style-name="ro1">
          <table:table-cell office:value-type="float" office:value="258786" calcext:value-type="float">
            <text:p>258786</text:p>
          </table:table-cell>
          <table:table-cell office:value-type="float" office:value="0.415253200109024" calcext:value-type="float">
            <text:p>0.4152532001</text:p>
          </table:table-cell>
          <table:table-cell office:value-type="float" office:value="29.0677240076317" calcext:value-type="float">
            <text:p>29.0677240076</text:p>
          </table:table-cell>
          <table:table-cell table:number-columns-repeated="10"/>
        </table:table-row>
        <table:table-row table:style-name="ro1">
          <table:table-cell office:value-type="float" office:value="258786" calcext:value-type="float">
            <text:p>258786</text:p>
          </table:table-cell>
          <table:table-cell office:value-type="float" office:value="0.415253200109024" calcext:value-type="float">
            <text:p>0.4152532001</text:p>
          </table:table-cell>
          <table:table-cell office:value-type="float" office:value="29.0677240076317" calcext:value-type="float">
            <text:p>29.0677240076</text:p>
          </table:table-cell>
          <table:table-cell table:number-columns-repeated="10"/>
        </table:table-row>
        <table:table-row table:style-name="ro1">
          <table:table-cell office:value-type="float" office:value="258786" calcext:value-type="float">
            <text:p>258786</text:p>
          </table:table-cell>
          <table:table-cell office:value-type="float" office:value="0.415357640948431" calcext:value-type="float">
            <text:p>0.4153576409</text:p>
          </table:table-cell>
          <table:table-cell office:value-type="float" office:value="29.0750348663902" calcext:value-type="float">
            <text:p>29.0750348664</text:p>
          </table:table-cell>
          <table:table-cell table:number-columns-repeated="10"/>
        </table:table-row>
        <table:table-row table:style-name="ro1">
          <table:table-cell office:value-type="float" office:value="261044" calcext:value-type="float">
            <text:p>261044</text:p>
          </table:table-cell>
          <table:table-cell office:value-type="float" office:value="0.415357640948431" calcext:value-type="float">
            <text:p>0.4153576409</text:p>
          </table:table-cell>
          <table:table-cell office:value-type="float" office:value="29.0750348663902" calcext:value-type="float">
            <text:p>29.0750348664</text:p>
          </table:table-cell>
          <table:table-cell table:number-columns-repeated="10"/>
        </table:table-row>
        <table:table-row table:style-name="ro1">
          <table:table-cell office:value-type="float" office:value="261044" calcext:value-type="float">
            <text:p>261044</text:p>
          </table:table-cell>
          <table:table-cell office:value-type="float" office:value="0.415357640948431" calcext:value-type="float">
            <text:p>0.4153576409</text:p>
          </table:table-cell>
          <table:table-cell office:value-type="float" office:value="29.0750348663902" calcext:value-type="float">
            <text:p>29.0750348664</text:p>
          </table:table-cell>
          <table:table-cell table:number-columns-repeated="10"/>
        </table:table-row>
        <table:table-row table:style-name="ro1">
          <table:table-cell office:value-type="float" office:value="261044" calcext:value-type="float">
            <text:p>261044</text:p>
          </table:table-cell>
          <table:table-cell office:value-type="float" office:value="0.415357640948431" calcext:value-type="float">
            <text:p>0.4153576409</text:p>
          </table:table-cell>
          <table:table-cell office:value-type="float" office:value="29.0750348663902" calcext:value-type="float">
            <text:p>29.0750348664</text:p>
          </table:table-cell>
          <table:table-cell table:number-columns-repeated="10"/>
        </table:table-row>
        <table:table-row table:style-name="ro1">
          <table:table-cell office:value-type="float" office:value="261044" calcext:value-type="float">
            <text:p>261044</text:p>
          </table:table-cell>
          <table:table-cell office:value-type="float" office:value="0.408045285843352" calcext:value-type="float">
            <text:p>0.4080452858</text:p>
          </table:table-cell>
          <table:table-cell office:value-type="float" office:value="28.5631700090347" calcext:value-type="float">
            <text:p>28.563170009</text:p>
          </table:table-cell>
          <table:table-cell table:number-columns-repeated="10"/>
        </table:table-row>
        <table:table-row table:style-name="ro1">
          <table:table-cell office:value-type="float" office:value="263291" calcext:value-type="float">
            <text:p>263291</text:p>
          </table:table-cell>
          <table:table-cell office:value-type="float" office:value="0.408045285843352" calcext:value-type="float">
            <text:p>0.4080452858</text:p>
          </table:table-cell>
          <table:table-cell office:value-type="float" office:value="28.5631700090347" calcext:value-type="float">
            <text:p>28.563170009</text:p>
          </table:table-cell>
          <table:table-cell table:number-columns-repeated="10"/>
        </table:table-row>
        <table:table-row table:style-name="ro1">
          <table:table-cell office:value-type="float" office:value="263291" calcext:value-type="float">
            <text:p>263291</text:p>
          </table:table-cell>
          <table:table-cell office:value-type="float" office:value="0.408045285843352" calcext:value-type="float">
            <text:p>0.4080452858</text:p>
          </table:table-cell>
          <table:table-cell office:value-type="float" office:value="28.5631700090347" calcext:value-type="float">
            <text:p>28.563170009</text:p>
          </table:table-cell>
          <table:table-cell table:number-columns-repeated="10"/>
        </table:table-row>
        <table:table-row table:style-name="ro1">
          <table:table-cell office:value-type="float" office:value="263291" calcext:value-type="float">
            <text:p>263291</text:p>
          </table:table-cell>
          <table:table-cell office:value-type="float" office:value="0.404101584293255" calcext:value-type="float">
            <text:p>0.4041015843</text:p>
          </table:table-cell>
          <table:table-cell office:value-type="float" office:value="28.2871109005278" calcext:value-type="float">
            <text:p>28.2871109005</text:p>
          </table:table-cell>
          <table:table-cell table:number-columns-repeated="10"/>
        </table:table-row>
        <table:table-row table:style-name="ro1">
          <table:table-cell office:value-type="float" office:value="263291" calcext:value-type="float">
            <text:p>263291</text:p>
          </table:table-cell>
          <table:table-cell office:value-type="float" office:value="0.404101584293255" calcext:value-type="float">
            <text:p>0.4041015843</text:p>
          </table:table-cell>
          <table:table-cell office:value-type="float" office:value="28.2871109005278" calcext:value-type="float">
            <text:p>28.2871109005</text:p>
          </table:table-cell>
          <table:table-cell table:number-columns-repeated="10"/>
        </table:table-row>
        <table:table-row table:style-name="ro1">
          <table:table-cell office:value-type="float" office:value="265540" calcext:value-type="float">
            <text:p>265540</text:p>
          </table:table-cell>
          <table:table-cell office:value-type="float" office:value="0.404101584293255" calcext:value-type="float">
            <text:p>0.4041015843</text:p>
          </table:table-cell>
          <table:table-cell office:value-type="float" office:value="28.2871109005278" calcext:value-type="float">
            <text:p>28.2871109005</text:p>
          </table:table-cell>
          <table:table-cell table:number-columns-repeated="10"/>
        </table:table-row>
        <table:table-row table:style-name="ro1">
          <table:table-cell office:value-type="float" office:value="265540" calcext:value-type="float">
            <text:p>265540</text:p>
          </table:table-cell>
          <table:table-cell office:value-type="float" office:value="0.404101584293255" calcext:value-type="float">
            <text:p>0.4041015843</text:p>
          </table:table-cell>
          <table:table-cell office:value-type="float" office:value="28.2871109005278" calcext:value-type="float">
            <text:p>28.2871109005</text:p>
          </table:table-cell>
          <table:table-cell table:number-columns-repeated="10"/>
        </table:table-row>
        <table:table-row table:style-name="ro1">
          <table:table-cell office:value-type="float" office:value="265540" calcext:value-type="float">
            <text:p>265540</text:p>
          </table:table-cell>
          <table:table-cell office:value-type="float" office:value="0.402605050084766" calcext:value-type="float">
            <text:p>0.4026050501</text:p>
          </table:table-cell>
          <table:table-cell office:value-type="float" office:value="28.1823535059336" calcext:value-type="float">
            <text:p>28.1823535059</text:p>
          </table:table-cell>
          <table:table-cell table:number-columns-repeated="10"/>
        </table:table-row>
        <table:table-row table:style-name="ro1">
          <table:table-cell office:value-type="float" office:value="267786" calcext:value-type="float">
            <text:p>267786</text:p>
          </table:table-cell>
          <table:table-cell office:value-type="float" office:value="0.402605050084766" calcext:value-type="float">
            <text:p>0.4026050501</text:p>
          </table:table-cell>
          <table:table-cell office:value-type="float" office:value="28.1823535059336" calcext:value-type="float">
            <text:p>28.1823535059</text:p>
          </table:table-cell>
          <table:table-cell table:number-columns-repeated="10"/>
        </table:table-row>
        <table:table-row table:style-name="ro1">
          <table:table-cell office:value-type="float" office:value="267786" calcext:value-type="float">
            <text:p>267786</text:p>
          </table:table-cell>
          <table:table-cell office:value-type="float" office:value="0.402605050084766" calcext:value-type="float">
            <text:p>0.4026050501</text:p>
          </table:table-cell>
          <table:table-cell office:value-type="float" office:value="28.1823535059336" calcext:value-type="float">
            <text:p>28.1823535059</text:p>
          </table:table-cell>
          <table:table-cell table:number-columns-repeated="10"/>
        </table:table-row>
        <table:table-row table:style-name="ro1">
          <table:table-cell office:value-type="float" office:value="267786" calcext:value-type="float">
            <text:p>267786</text:p>
          </table:table-cell>
          <table:table-cell office:value-type="float" office:value="0.402605050084766" calcext:value-type="float">
            <text:p>0.4026050501</text:p>
          </table:table-cell>
          <table:table-cell office:value-type="float" office:value="28.1823535059336" calcext:value-type="float">
            <text:p>28.1823535059</text:p>
          </table:table-cell>
          <table:table-cell table:number-columns-repeated="10"/>
        </table:table-row>
        <table:table-row table:style-name="ro1">
          <table:table-cell office:value-type="float" office:value="267786" calcext:value-type="float">
            <text:p>267786</text:p>
          </table:table-cell>
          <table:table-cell office:value-type="float" office:value="0.387487653838949" calcext:value-type="float">
            <text:p>0.3874876538</text:p>
          </table:table-cell>
          <table:table-cell office:value-type="float" office:value="27.1241357687264" calcext:value-type="float">
            <text:p>27.1241357687</text:p>
          </table:table-cell>
          <table:table-cell table:number-columns-repeated="10"/>
        </table:table-row>
        <table:table-row table:style-name="ro1">
          <table:table-cell office:value-type="float" office:value="270057" calcext:value-type="float">
            <text:p>270057</text:p>
          </table:table-cell>
          <table:table-cell office:value-type="float" office:value="0.387487653838949" calcext:value-type="float">
            <text:p>0.3874876538</text:p>
          </table:table-cell>
          <table:table-cell office:value-type="float" office:value="27.1241357687264" calcext:value-type="float">
            <text:p>27.1241357687</text:p>
          </table:table-cell>
          <table:table-cell table:number-columns-repeated="10"/>
        </table:table-row>
        <table:table-row table:style-name="ro1">
          <table:table-cell office:value-type="float" office:value="270057" calcext:value-type="float">
            <text:p>270057</text:p>
          </table:table-cell>
          <table:table-cell office:value-type="float" office:value="0.387487653838949" calcext:value-type="float">
            <text:p>0.3874876538</text:p>
          </table:table-cell>
          <table:table-cell office:value-type="float" office:value="27.1241357687264" calcext:value-type="float">
            <text:p>27.1241357687</text:p>
          </table:table-cell>
          <table:table-cell table:number-columns-repeated="10"/>
        </table:table-row>
        <table:table-row table:style-name="ro1">
          <table:table-cell office:value-type="float" office:value="270057" calcext:value-type="float">
            <text:p>270057</text:p>
          </table:table-cell>
          <table:table-cell office:value-type="float" office:value="0.361222229192504" calcext:value-type="float">
            <text:p>0.3612222292</text:p>
          </table:table-cell>
          <table:table-cell office:value-type="float" office:value="25.2855560434753" calcext:value-type="float">
            <text:p>25.2855560435</text:p>
          </table:table-cell>
          <table:table-cell table:number-columns-repeated="10"/>
        </table:table-row>
        <table:table-row table:style-name="ro1">
          <table:table-cell office:value-type="float" office:value="272308" calcext:value-type="float">
            <text:p>272308</text:p>
          </table:table-cell>
          <table:table-cell office:value-type="float" office:value="0.361222229192504" calcext:value-type="float">
            <text:p>0.3612222292</text:p>
          </table:table-cell>
          <table:table-cell office:value-type="float" office:value="25.2855560434753" calcext:value-type="float">
            <text:p>25.2855560435</text:p>
          </table:table-cell>
          <table:table-cell table:number-columns-repeated="10"/>
        </table:table-row>
        <table:table-row table:style-name="ro1">
          <table:table-cell office:value-type="float" office:value="272308" calcext:value-type="float">
            <text:p>272308</text:p>
          </table:table-cell>
          <table:table-cell office:value-type="float" office:value="0.361222229192504" calcext:value-type="float">
            <text:p>0.3612222292</text:p>
          </table:table-cell>
          <table:table-cell office:value-type="float" office:value="25.2855560434753" calcext:value-type="float">
            <text:p>25.2855560435</text:p>
          </table:table-cell>
          <table:table-cell table:number-columns-repeated="10"/>
        </table:table-row>
        <table:table-row table:style-name="ro1">
          <table:table-cell office:value-type="float" office:value="272308" calcext:value-type="float">
            <text:p>272308</text:p>
          </table:table-cell>
          <table:table-cell office:value-type="float" office:value="0.361222229192504" calcext:value-type="float">
            <text:p>0.3612222292</text:p>
          </table:table-cell>
          <table:table-cell office:value-type="float" office:value="25.2855560434753" calcext:value-type="float">
            <text:p>25.2855560435</text:p>
          </table:table-cell>
          <table:table-cell table:number-columns-repeated="10"/>
        </table:table-row>
        <table:table-row table:style-name="ro1">
          <table:table-cell office:value-type="float" office:value="272308" calcext:value-type="float">
            <text:p>272308</text:p>
          </table:table-cell>
          <table:table-cell office:value-type="float" office:value="0.322603350009322" calcext:value-type="float">
            <text:p>0.32260335</text:p>
          </table:table-cell>
          <table:table-cell office:value-type="float" office:value="22.5822345006525" calcext:value-type="float">
            <text:p>22.5822345007</text:p>
          </table:table-cell>
          <table:table-cell table:number-columns-repeated="10"/>
        </table:table-row>
        <table:table-row table:style-name="ro1">
          <table:table-cell office:value-type="float" office:value="274551" calcext:value-type="float">
            <text:p>274551</text:p>
          </table:table-cell>
          <table:table-cell office:value-type="float" office:value="0.322603350009322" calcext:value-type="float">
            <text:p>0.32260335</text:p>
          </table:table-cell>
          <table:table-cell office:value-type="float" office:value="22.5822345006525" calcext:value-type="float">
            <text:p>22.5822345007</text:p>
          </table:table-cell>
          <table:table-cell table:number-columns-repeated="10"/>
        </table:table-row>
        <table:table-row table:style-name="ro1">
          <table:table-cell office:value-type="float" office:value="274551" calcext:value-type="float">
            <text:p>274551</text:p>
          </table:table-cell>
          <table:table-cell office:value-type="float" office:value="0.322603350009322" calcext:value-type="float">
            <text:p>0.32260335</text:p>
          </table:table-cell>
          <table:table-cell office:value-type="float" office:value="22.5822345006525" calcext:value-type="float">
            <text:p>22.5822345007</text:p>
          </table:table-cell>
          <table:table-cell table:number-columns-repeated="10"/>
        </table:table-row>
        <table:table-row table:style-name="ro1">
          <table:table-cell office:value-type="float" office:value="274551" calcext:value-type="float">
            <text:p>274551</text:p>
          </table:table-cell>
          <table:table-cell office:value-type="float" office:value="0.282412133307016" calcext:value-type="float">
            <text:p>0.2824121333</text:p>
          </table:table-cell>
          <table:table-cell office:value-type="float" office:value="19.7688493314911" calcext:value-type="float">
            <text:p>19.7688493315</text:p>
          </table:table-cell>
          <table:table-cell table:number-columns-repeated="10"/>
        </table:table-row>
        <table:table-row table:style-name="ro1">
          <table:table-cell office:value-type="float" office:value="276808" calcext:value-type="float">
            <text:p>276808</text:p>
          </table:table-cell>
          <table:table-cell office:value-type="float" office:value="0.282412133307016" calcext:value-type="float">
            <text:p>0.2824121333</text:p>
          </table:table-cell>
          <table:table-cell office:value-type="float" office:value="19.7688493314911" calcext:value-type="float">
            <text:p>19.7688493315</text:p>
          </table:table-cell>
          <table:table-cell table:number-columns-repeated="10"/>
        </table:table-row>
        <table:table-row table:style-name="ro1">
          <table:table-cell office:value-type="float" office:value="276808" calcext:value-type="float">
            <text:p>276808</text:p>
          </table:table-cell>
          <table:table-cell office:value-type="float" office:value="0.282412133307016" calcext:value-type="float">
            <text:p>0.2824121333</text:p>
          </table:table-cell>
          <table:table-cell office:value-type="float" office:value="19.7688493314911" calcext:value-type="float">
            <text:p>19.7688493315</text:p>
          </table:table-cell>
          <table:table-cell table:number-columns-repeated="10"/>
        </table:table-row>
        <table:table-row table:style-name="ro1">
          <table:table-cell office:value-type="float" office:value="276808" calcext:value-type="float">
            <text:p>276808</text:p>
          </table:table-cell>
          <table:table-cell office:value-type="float" office:value="0.282412133307016" calcext:value-type="float">
            <text:p>0.2824121333</text:p>
          </table:table-cell>
          <table:table-cell office:value-type="float" office:value="19.7688493314911" calcext:value-type="float">
            <text:p>19.7688493315</text:p>
          </table:table-cell>
          <table:table-cell table:number-columns-repeated="10"/>
        </table:table-row>
        <table:table-row table:style-name="ro1">
          <table:table-cell office:value-type="float" office:value="276808" calcext:value-type="float">
            <text:p>276808</text:p>
          </table:table-cell>
          <table:table-cell office:value-type="float" office:value="0.206865266266067" calcext:value-type="float">
            <text:p>0.2068652663</text:p>
          </table:table-cell>
          <table:table-cell office:value-type="float" office:value="14.4805686386247" calcext:value-type="float">
            <text:p>14.4805686386</text:p>
          </table:table-cell>
          <table:table-cell table:number-columns-repeated="10"/>
        </table:table-row>
        <table:table-row table:style-name="ro1">
          <table:table-cell office:value-type="float" office:value="279072" calcext:value-type="float">
            <text:p>279072</text:p>
          </table:table-cell>
          <table:table-cell office:value-type="float" office:value="0.206865266266067" calcext:value-type="float">
            <text:p>0.2068652663</text:p>
          </table:table-cell>
          <table:table-cell office:value-type="float" office:value="14.4805686386247" calcext:value-type="float">
            <text:p>14.4805686386</text:p>
          </table:table-cell>
          <table:table-cell table:number-columns-repeated="10"/>
        </table:table-row>
        <table:table-row table:style-name="ro1">
          <table:table-cell office:value-type="float" office:value="279072" calcext:value-type="float">
            <text:p>279072</text:p>
          </table:table-cell>
          <table:table-cell office:value-type="float" office:value="0.206865266266067" calcext:value-type="float">
            <text:p>0.2068652663</text:p>
          </table:table-cell>
          <table:table-cell office:value-type="float" office:value="14.4805686386247" calcext:value-type="float">
            <text:p>14.4805686386</text:p>
          </table:table-cell>
          <table:table-cell table:number-columns-repeated="10"/>
        </table:table-row>
        <table:table-row table:style-name="ro1">
          <table:table-cell office:value-type="float" office:value="279072" calcext:value-type="float">
            <text:p>279072</text:p>
          </table:table-cell>
          <table:table-cell office:value-type="float" office:value="0.128404888049354" calcext:value-type="float">
            <text:p>0.128404888</text:p>
          </table:table-cell>
          <table:table-cell office:value-type="float" office:value="8.9883421634548" calcext:value-type="float">
            <text:p>8.9883421635</text:p>
          </table:table-cell>
          <table:table-cell table:number-columns-repeated="10"/>
        </table:table-row>
        <table:table-row table:style-name="ro1">
          <table:table-cell office:value-type="float" office:value="279072" calcext:value-type="float">
            <text:p>279072</text:p>
          </table:table-cell>
          <table:table-cell office:value-type="float" office:value="0.128404888049354" calcext:value-type="float">
            <text:p>0.128404888</text:p>
          </table:table-cell>
          <table:table-cell office:value-type="float" office:value="8.9883421634548" calcext:value-type="float">
            <text:p>8.9883421635</text:p>
          </table:table-cell>
          <table:table-cell table:number-columns-repeated="10"/>
        </table:table-row>
        <table:table-row table:style-name="ro1">
          <table:table-cell office:value-type="float" office:value="281336" calcext:value-type="float">
            <text:p>281336</text:p>
          </table:table-cell>
          <table:table-cell office:value-type="float" office:value="0.128404888049354" calcext:value-type="float">
            <text:p>0.128404888</text:p>
          </table:table-cell>
          <table:table-cell office:value-type="float" office:value="8.9883421634548" calcext:value-type="float">
            <text:p>8.9883421635</text:p>
          </table:table-cell>
          <table:table-cell table:number-columns-repeated="10"/>
        </table:table-row>
        <table:table-row table:style-name="ro1">
          <table:table-cell office:value-type="float" office:value="281336" calcext:value-type="float">
            <text:p>281336</text:p>
          </table:table-cell>
          <table:table-cell office:value-type="float" office:value="0.128404888049354" calcext:value-type="float">
            <text:p>0.128404888</text:p>
          </table:table-cell>
          <table:table-cell office:value-type="float" office:value="8.9883421634548" calcext:value-type="float">
            <text:p>8.9883421635</text:p>
          </table:table-cell>
          <table:table-cell table:number-columns-repeated="10"/>
        </table:table-row>
        <table:table-row table:style-name="ro1">
          <table:table-cell office:value-type="float" office:value="281336" calcext:value-type="float">
            <text:p>281336</text:p>
          </table:table-cell>
          <table:table-cell office:value-type="float" office:value="0.0637944877399941" calcext:value-type="float">
            <text:p>0.0637944877</text:p>
          </table:table-cell>
          <table:table-cell office:value-type="float" office:value="4.46561414179959" calcext:value-type="float">
            <text:p>4.4656141418</text:p>
          </table:table-cell>
          <table:table-cell table:number-columns-repeated="10"/>
        </table:table-row>
        <table:table-row table:style-name="ro1">
          <table:table-cell office:value-type="float" office:value="283596" calcext:value-type="float">
            <text:p>283596</text:p>
          </table:table-cell>
          <table:table-cell office:value-type="float" office:value="0.0637944877399941" calcext:value-type="float">
            <text:p>0.0637944877</text:p>
          </table:table-cell>
          <table:table-cell office:value-type="float" office:value="4.46561414179959" calcext:value-type="float">
            <text:p>4.4656141418</text:p>
          </table:table-cell>
          <table:table-cell table:number-columns-repeated="10"/>
        </table:table-row>
        <table:table-row table:style-name="ro1">
          <table:table-cell office:value-type="float" office:value="283596" calcext:value-type="float">
            <text:p>283596</text:p>
          </table:table-cell>
          <table:table-cell office:value-type="float" office:value="0.0637944877399941" calcext:value-type="float">
            <text:p>0.0637944877</text:p>
          </table:table-cell>
          <table:table-cell office:value-type="float" office:value="4.46561414179959" calcext:value-type="float">
            <text:p>4.4656141418</text:p>
          </table:table-cell>
          <table:table-cell table:number-columns-repeated="10"/>
        </table:table-row>
        <table:table-row table:style-name="ro1">
          <table:table-cell office:value-type="float" office:value="283596" calcext:value-type="float">
            <text:p>283596</text:p>
          </table:table-cell>
          <table:table-cell office:value-type="float" office:value="0.0637944877399941" calcext:value-type="float">
            <text:p>0.0637944877</text:p>
          </table:table-cell>
          <table:table-cell office:value-type="float" office:value="4.46561414179959" calcext:value-type="float">
            <text:p>4.4656141418</text:p>
          </table:table-cell>
          <table:table-cell table:number-columns-repeated="10"/>
        </table:table-row>
        <table:table-row table:style-name="ro1">
          <table:table-cell office:value-type="float" office:value="283596" calcext:value-type="float">
            <text:p>283596</text:p>
          </table:table-cell>
          <table:table-cell office:value-type="float" office:value="0.0196766797642208" calcext:value-type="float">
            <text:p>0.0196766798</text:p>
          </table:table-cell>
          <table:table-cell office:value-type="float" office:value="1.37736758349546" calcext:value-type="float">
            <text:p>1.3773675835</text:p>
          </table:table-cell>
          <table:table-cell table:number-columns-repeated="10"/>
        </table:table-row>
        <table:table-row table:style-name="ro1">
          <table:table-cell office:value-type="float" office:value="285851" calcext:value-type="float">
            <text:p>285851</text:p>
          </table:table-cell>
          <table:table-cell office:value-type="float" office:value="0.0196766797642208" calcext:value-type="float">
            <text:p>0.0196766798</text:p>
          </table:table-cell>
          <table:table-cell office:value-type="float" office:value="1.37736758349546" calcext:value-type="float">
            <text:p>1.3773675835</text:p>
          </table:table-cell>
          <table:table-cell table:number-columns-repeated="10"/>
        </table:table-row>
        <table:table-row table:style-name="ro1">
          <table:table-cell office:value-type="float" office:value="285851" calcext:value-type="float">
            <text:p>285851</text:p>
          </table:table-cell>
          <table:table-cell office:value-type="float" office:value="0.0196766797642208" calcext:value-type="float">
            <text:p>0.0196766798</text:p>
          </table:table-cell>
          <table:table-cell office:value-type="float" office:value="1.37736758349546" calcext:value-type="float">
            <text:p>1.3773675835</text:p>
          </table:table-cell>
          <table:table-cell table:number-columns-repeated="10"/>
        </table:table-row>
        <table:table-row table:style-name="ro1">
          <table:table-cell office:value-type="float" office:value="285851" calcext:value-type="float">
            <text:p>285851</text:p>
          </table:table-cell>
          <table:table-cell office:value-type="float" office:value="-0.00708034519668018" calcext:value-type="float">
            <text:p>-0.0070803452</text:p>
          </table:table-cell>
          <table:table-cell office:value-type="float" office:value="-0.495624163767613" calcext:value-type="float">
            <text:p>-0.4956241638</text:p>
          </table:table-cell>
          <table:table-cell table:number-columns-repeated="10"/>
        </table:table-row>
        <table:table-row table:style-name="ro1">
          <table:table-cell office:value-type="float" office:value="288106" calcext:value-type="float">
            <text:p>288106</text:p>
          </table:table-cell>
          <table:table-cell office:value-type="float" office:value="-0.00708034519668018" calcext:value-type="float">
            <text:p>-0.0070803452</text:p>
          </table:table-cell>
          <table:table-cell office:value-type="float" office:value="-0.495624163767613" calcext:value-type="float">
            <text:p>-0.4956241638</text:p>
          </table:table-cell>
          <table:table-cell table:number-columns-repeated="10"/>
        </table:table-row>
        <table:table-row table:style-name="ro1">
          <table:table-cell office:value-type="float" office:value="288106" calcext:value-type="float">
            <text:p>288106</text:p>
          </table:table-cell>
          <table:table-cell office:value-type="float" office:value="-0.00708034519668018" calcext:value-type="float">
            <text:p>-0.0070803452</text:p>
          </table:table-cell>
          <table:table-cell office:value-type="float" office:value="-0.495624163767613" calcext:value-type="float">
            <text:p>-0.4956241638</text:p>
          </table:table-cell>
          <table:table-cell table:number-columns-repeated="10"/>
        </table:table-row>
        <table:table-row table:style-name="ro1">
          <table:table-cell office:value-type="float" office:value="288106" calcext:value-type="float">
            <text:p>288106</text:p>
          </table:table-cell>
          <table:table-cell office:value-type="float" office:value="-0.00708034519668018" calcext:value-type="float">
            <text:p>-0.0070803452</text:p>
          </table:table-cell>
          <table:table-cell office:value-type="float" office:value="-0.495624163767613" calcext:value-type="float">
            <text:p>-0.4956241638</text:p>
          </table:table-cell>
          <table:table-cell table:number-columns-repeated="10"/>
        </table:table-row>
        <table:table-row table:style-name="ro1">
          <table:table-cell office:value-type="float" office:value="288106" calcext:value-type="float">
            <text:p>288106</text:p>
          </table:table-cell>
          <table:table-cell office:value-type="float" office:value="-0.0424858865421408" calcext:value-type="float">
            <text:p>-0.0424858865</text:p>
          </table:table-cell>
          <table:table-cell office:value-type="float" office:value="-2.97401205794986" calcext:value-type="float">
            <text:p>-2.9740120579</text:p>
          </table:table-cell>
          <table:table-cell table:number-columns-repeated="10"/>
        </table:table-row>
        <table:table-row table:style-name="ro1">
          <table:table-cell office:value-type="float" office:value="290360" calcext:value-type="float">
            <text:p>290360</text:p>
          </table:table-cell>
          <table:table-cell office:value-type="float" office:value="-0.0424858865421408" calcext:value-type="float">
            <text:p>-0.0424858865</text:p>
          </table:table-cell>
          <table:table-cell office:value-type="float" office:value="-2.97401205794986" calcext:value-type="float">
            <text:p>-2.9740120579</text:p>
          </table:table-cell>
          <table:table-cell table:number-columns-repeated="10"/>
        </table:table-row>
        <table:table-row table:style-name="ro1">
          <table:table-cell office:value-type="float" office:value="290360" calcext:value-type="float">
            <text:p>290360</text:p>
          </table:table-cell>
          <table:table-cell office:value-type="float" office:value="-0.0424858865421408" calcext:value-type="float">
            <text:p>-0.0424858865</text:p>
          </table:table-cell>
          <table:table-cell office:value-type="float" office:value="-2.97401205794986" calcext:value-type="float">
            <text:p>-2.9740120579</text:p>
          </table:table-cell>
          <table:table-cell table:number-columns-repeated="10"/>
        </table:table-row>
        <table:table-row table:style-name="ro1">
          <table:table-cell office:value-type="float" office:value="290360" calcext:value-type="float">
            <text:p>290360</text:p>
          </table:table-cell>
          <table:table-cell office:value-type="float" office:value="-0.0955500732183232" calcext:value-type="float">
            <text:p>-0.0955500732</text:p>
          </table:table-cell>
          <table:table-cell office:value-type="float" office:value="-6.68850512528262" calcext:value-type="float">
            <text:p>-6.6885051253</text:p>
          </table:table-cell>
          <table:table-cell table:number-columns-repeated="10"/>
        </table:table-row>
        <table:table-row table:style-name="ro1">
          <table:table-cell office:value-type="float" office:value="292630" calcext:value-type="float">
            <text:p>292630</text:p>
          </table:table-cell>
          <table:table-cell office:value-type="float" office:value="-0.0955500732183232" calcext:value-type="float">
            <text:p>-0.0955500732</text:p>
          </table:table-cell>
          <table:table-cell office:value-type="float" office:value="-6.68850512528262" calcext:value-type="float">
            <text:p>-6.6885051253</text:p>
          </table:table-cell>
          <table:table-cell table:number-columns-repeated="10"/>
        </table:table-row>
        <table:table-row table:style-name="ro1">
          <table:table-cell office:value-type="float" office:value="292630" calcext:value-type="float">
            <text:p>292630</text:p>
          </table:table-cell>
          <table:table-cell office:value-type="float" office:value="-0.0955500732183232" calcext:value-type="float">
            <text:p>-0.0955500732</text:p>
          </table:table-cell>
          <table:table-cell office:value-type="float" office:value="-6.68850512528262" calcext:value-type="float">
            <text:p>-6.6885051253</text:p>
          </table:table-cell>
          <table:table-cell table:number-columns-repeated="10"/>
        </table:table-row>
        <table:table-row table:style-name="ro1">
          <table:table-cell office:value-type="float" office:value="292630" calcext:value-type="float">
            <text:p>292630</text:p>
          </table:table-cell>
          <table:table-cell office:value-type="float" office:value="-0.0955500732183232" calcext:value-type="float">
            <text:p>-0.0955500732</text:p>
          </table:table-cell>
          <table:table-cell office:value-type="float" office:value="-6.68850512528262" calcext:value-type="float">
            <text:p>-6.6885051253</text:p>
          </table:table-cell>
          <table:table-cell table:number-columns-repeated="10"/>
        </table:table-row>
        <table:table-row table:style-name="ro1">
          <table:table-cell office:value-type="float" office:value="292630" calcext:value-type="float">
            <text:p>292630</text:p>
          </table:table-cell>
          <table:table-cell office:value-type="float" office:value="-0.138310901802975" calcext:value-type="float">
            <text:p>-0.1383109018</text:p>
          </table:table-cell>
          <table:table-cell office:value-type="float" office:value="-9.68176312620827" calcext:value-type="float">
            <text:p>-9.6817631262</text:p>
          </table:table-cell>
          <table:table-cell table:number-columns-repeated="10"/>
        </table:table-row>
        <table:table-row table:style-name="ro1">
          <table:table-cell office:value-type="float" office:value="294897" calcext:value-type="float">
            <text:p>294897</text:p>
          </table:table-cell>
          <table:table-cell office:value-type="float" office:value="-0.138310901802975" calcext:value-type="float">
            <text:p>-0.1383109018</text:p>
          </table:table-cell>
          <table:table-cell office:value-type="float" office:value="-9.68176312620827" calcext:value-type="float">
            <text:p>-9.6817631262</text:p>
          </table:table-cell>
          <table:table-cell table:number-columns-repeated="10"/>
        </table:table-row>
        <table:table-row table:style-name="ro1">
          <table:table-cell office:value-type="float" office:value="294897" calcext:value-type="float">
            <text:p>294897</text:p>
          </table:table-cell>
          <table:table-cell office:value-type="float" office:value="-0.138310901802975" calcext:value-type="float">
            <text:p>-0.1383109018</text:p>
          </table:table-cell>
          <table:table-cell office:value-type="float" office:value="-9.68176312620827" calcext:value-type="float">
            <text:p>-9.6817631262</text:p>
          </table:table-cell>
          <table:table-cell table:number-columns-repeated="10"/>
        </table:table-row>
        <table:table-row table:style-name="ro1">
          <table:table-cell office:value-type="float" office:value="294897" calcext:value-type="float">
            <text:p>294897</text:p>
          </table:table-cell>
          <table:table-cell office:value-type="float" office:value="-0.138310901802975" calcext:value-type="float">
            <text:p>-0.1383109018</text:p>
          </table:table-cell>
          <table:table-cell office:value-type="float" office:value="-9.68176312620827" calcext:value-type="float">
            <text:p>-9.6817631262</text:p>
          </table:table-cell>
          <table:table-cell table:number-columns-repeated="10"/>
        </table:table-row>
        <table:table-row table:style-name="ro1">
          <table:table-cell office:value-type="float" office:value="294897" calcext:value-type="float">
            <text:p>294897</text:p>
          </table:table-cell>
          <table:table-cell office:value-type="float" office:value="-0.193809026097523" calcext:value-type="float">
            <text:p>-0.1938090261</text:p>
          </table:table-cell>
          <table:table-cell office:value-type="float" office:value="-13.5666318268266" calcext:value-type="float">
            <text:p>-13.5666318268</text:p>
          </table:table-cell>
          <table:table-cell table:number-columns-repeated="10"/>
        </table:table-row>
        <table:table-row table:style-name="ro1">
          <table:table-cell office:value-type="float" office:value="297163" calcext:value-type="float">
            <text:p>297163</text:p>
          </table:table-cell>
          <table:table-cell office:value-type="float" office:value="-0.193809026097523" calcext:value-type="float">
            <text:p>-0.1938090261</text:p>
          </table:table-cell>
          <table:table-cell office:value-type="float" office:value="-13.5666318268266" calcext:value-type="float">
            <text:p>-13.5666318268</text:p>
          </table:table-cell>
          <table:table-cell table:number-columns-repeated="10"/>
        </table:table-row>
        <table:table-row table:style-name="ro1">
          <table:table-cell office:value-type="float" office:value="297163" calcext:value-type="float">
            <text:p>297163</text:p>
          </table:table-cell>
          <table:table-cell office:value-type="float" office:value="-0.193809026097523" calcext:value-type="float">
            <text:p>-0.1938090261</text:p>
          </table:table-cell>
          <table:table-cell office:value-type="float" office:value="-13.5666318268266" calcext:value-type="float">
            <text:p>-13.5666318268</text:p>
          </table:table-cell>
          <table:table-cell table:number-columns-repeated="10"/>
        </table:table-row>
        <table:table-row table:style-name="ro1">
          <table:table-cell office:value-type="float" office:value="297163" calcext:value-type="float">
            <text:p>297163</text:p>
          </table:table-cell>
          <table:table-cell office:value-type="float" office:value="-0.209079389591725" calcext:value-type="float">
            <text:p>-0.2090793896</text:p>
          </table:table-cell>
          <table:table-cell office:value-type="float" office:value="-14.6355572714207" calcext:value-type="float">
            <text:p>-14.6355572714</text:p>
          </table:table-cell>
          <table:table-cell table:number-columns-repeated="10"/>
        </table:table-row>
        <table:table-row table:style-name="ro1">
          <table:table-cell office:value-type="float" office:value="299414" calcext:value-type="float">
            <text:p>299414</text:p>
          </table:table-cell>
          <table:table-cell office:value-type="float" office:value="-0.209079389591725" calcext:value-type="float">
            <text:p>-0.2090793896</text:p>
          </table:table-cell>
          <table:table-cell office:value-type="float" office:value="-14.6355572714207" calcext:value-type="float">
            <text:p>-14.6355572714</text:p>
          </table:table-cell>
          <table:table-cell table:number-columns-repeated="10"/>
        </table:table-row>
        <table:table-row table:style-name="ro1">
          <table:table-cell office:value-type="float" office:value="299414" calcext:value-type="float">
            <text:p>299414</text:p>
          </table:table-cell>
          <table:table-cell office:value-type="float" office:value="-0.209079389591725" calcext:value-type="float">
            <text:p>-0.2090793896</text:p>
          </table:table-cell>
          <table:table-cell office:value-type="float" office:value="-14.6355572714207" calcext:value-type="float">
            <text:p>-14.6355572714</text:p>
          </table:table-cell>
          <table:table-cell table:number-columns-repeated="10"/>
        </table:table-row>
        <table:table-row table:style-name="ro1">
          <table:table-cell office:value-type="float" office:value="299414" calcext:value-type="float">
            <text:p>299414</text:p>
          </table:table-cell>
          <table:table-cell office:value-type="float" office:value="-0.209079389591725" calcext:value-type="float">
            <text:p>-0.2090793896</text:p>
          </table:table-cell>
          <table:table-cell office:value-type="float" office:value="-14.6355572714207" calcext:value-type="float">
            <text:p>-14.6355572714</text:p>
          </table:table-cell>
          <table:table-cell table:number-columns-repeated="10"/>
        </table:table-row>
        <table:table-row table:style-name="ro1">
          <table:table-cell office:value-type="float" office:value="299414" calcext:value-type="float">
            <text:p>299414</text:p>
          </table:table-cell>
          <table:table-cell office:value-type="float" office:value="-0.213513613987961" calcext:value-type="float">
            <text:p>-0.213513614</text:p>
          </table:table-cell>
          <table:table-cell office:value-type="float" office:value="-14.9459529791572" calcext:value-type="float">
            <text:p>-14.9459529792</text:p>
          </table:table-cell>
          <table:table-cell table:number-columns-repeated="10"/>
        </table:table-row>
        <table:table-row table:style-name="ro1">
          <table:table-cell office:value-type="float" office:value="301679" calcext:value-type="float">
            <text:p>301679</text:p>
          </table:table-cell>
          <table:table-cell office:value-type="float" office:value="-0.213513613987961" calcext:value-type="float">
            <text:p>-0.213513614</text:p>
          </table:table-cell>
          <table:table-cell office:value-type="float" office:value="-14.9459529791572" calcext:value-type="float">
            <text:p>-14.9459529792</text:p>
          </table:table-cell>
          <table:table-cell table:number-columns-repeated="10"/>
        </table:table-row>
        <table:table-row table:style-name="ro1">
          <table:table-cell office:value-type="float" office:value="301679" calcext:value-type="float">
            <text:p>301679</text:p>
          </table:table-cell>
          <table:table-cell office:value-type="float" office:value="-0.213513613987961" calcext:value-type="float">
            <text:p>-0.213513614</text:p>
          </table:table-cell>
          <table:table-cell office:value-type="float" office:value="-14.9459529791572" calcext:value-type="float">
            <text:p>-14.9459529792</text:p>
          </table:table-cell>
          <table:table-cell table:number-columns-repeated="10"/>
        </table:table-row>
        <table:table-row table:style-name="ro1">
          <table:table-cell office:value-type="float" office:value="301679" calcext:value-type="float">
            <text:p>301679</text:p>
          </table:table-cell>
          <table:table-cell office:value-type="float" office:value="-0.220403815644227" calcext:value-type="float">
            <text:p>-0.2204038156</text:p>
          </table:table-cell>
          <table:table-cell office:value-type="float" office:value="-15.4282670950959" calcext:value-type="float">
            <text:p>-15.4282670951</text:p>
          </table:table-cell>
          <table:table-cell table:number-columns-repeated="10"/>
        </table:table-row>
        <table:table-row table:style-name="ro1">
          <table:table-cell office:value-type="float" office:value="303931" calcext:value-type="float">
            <text:p>303931</text:p>
          </table:table-cell>
          <table:table-cell office:value-type="float" office:value="-0.220403815644227" calcext:value-type="float">
            <text:p>-0.2204038156</text:p>
          </table:table-cell>
          <table:table-cell office:value-type="float" office:value="-15.4282670950959" calcext:value-type="float">
            <text:p>-15.4282670951</text:p>
          </table:table-cell>
          <table:table-cell table:number-columns-repeated="10"/>
        </table:table-row>
        <table:table-row table:style-name="ro1">
          <table:table-cell office:value-type="float" office:value="303931" calcext:value-type="float">
            <text:p>303931</text:p>
          </table:table-cell>
          <table:table-cell office:value-type="float" office:value="-0.220403815644227" calcext:value-type="float">
            <text:p>-0.2204038156</text:p>
          </table:table-cell>
          <table:table-cell office:value-type="float" office:value="-15.4282670950959" calcext:value-type="float">
            <text:p>-15.4282670951</text:p>
          </table:table-cell>
          <table:table-cell table:number-columns-repeated="10"/>
        </table:table-row>
        <table:table-row table:style-name="ro1">
          <table:table-cell office:value-type="float" office:value="303931" calcext:value-type="float">
            <text:p>303931</text:p>
          </table:table-cell>
          <table:table-cell office:value-type="float" office:value="-0.220403815644227" calcext:value-type="float">
            <text:p>-0.2204038156</text:p>
          </table:table-cell>
          <table:table-cell office:value-type="float" office:value="-15.4282670950959" calcext:value-type="float">
            <text:p>-15.4282670951</text:p>
          </table:table-cell>
          <table:table-cell table:number-columns-repeated="10"/>
        </table:table-row>
        <table:table-row table:style-name="ro1">
          <table:table-cell office:value-type="float" office:value="303931" calcext:value-type="float">
            <text:p>303931</text:p>
          </table:table-cell>
          <table:table-cell office:value-type="float" office:value="-0.238869201604205" calcext:value-type="float">
            <text:p>-0.2388692016</text:p>
          </table:table-cell>
          <table:table-cell office:value-type="float" office:value="-16.7208441122944" calcext:value-type="float">
            <text:p>-16.7208441123</text:p>
          </table:table-cell>
          <table:table-cell table:number-columns-repeated="10"/>
        </table:table-row>
        <table:table-row table:style-name="ro1">
          <table:table-cell office:value-type="float" office:value="306185" calcext:value-type="float">
            <text:p>306185</text:p>
          </table:table-cell>
          <table:table-cell office:value-type="float" office:value="-0.238869201604205" calcext:value-type="float">
            <text:p>-0.2388692016</text:p>
          </table:table-cell>
          <table:table-cell office:value-type="float" office:value="-16.7208441122944" calcext:value-type="float">
            <text:p>-16.7208441123</text:p>
          </table:table-cell>
          <table:table-cell table:number-columns-repeated="10"/>
        </table:table-row>
        <table:table-row table:style-name="ro1">
          <table:table-cell office:value-type="float" office:value="306185" calcext:value-type="float">
            <text:p>306185</text:p>
          </table:table-cell>
          <table:table-cell office:value-type="float" office:value="-0.238869201604205" calcext:value-type="float">
            <text:p>-0.2388692016</text:p>
          </table:table-cell>
          <table:table-cell office:value-type="float" office:value="-16.7208441122944" calcext:value-type="float">
            <text:p>-16.7208441123</text:p>
          </table:table-cell>
          <table:table-cell table:number-columns-repeated="10"/>
        </table:table-row>
        <table:table-row table:style-name="ro1">
          <table:table-cell office:value-type="float" office:value="306185" calcext:value-type="float">
            <text:p>306185</text:p>
          </table:table-cell>
          <table:table-cell office:value-type="float" office:value="-0.265537590195451" calcext:value-type="float">
            <text:p>-0.2655375902</text:p>
          </table:table-cell>
          <table:table-cell office:value-type="float" office:value="-18.5876313136815" calcext:value-type="float">
            <text:p>-18.5876313137</text:p>
          </table:table-cell>
          <table:table-cell table:number-columns-repeated="10"/>
        </table:table-row>
        <table:table-row table:style-name="ro1">
          <table:table-cell office:value-type="float" office:value="308436" calcext:value-type="float">
            <text:p>308436</text:p>
          </table:table-cell>
          <table:table-cell office:value-type="float" office:value="-0.265537590195451" calcext:value-type="float">
            <text:p>-0.2655375902</text:p>
          </table:table-cell>
          <table:table-cell office:value-type="float" office:value="-18.5876313136815" calcext:value-type="float">
            <text:p>-18.5876313137</text:p>
          </table:table-cell>
          <table:table-cell table:number-columns-repeated="10"/>
        </table:table-row>
        <table:table-row table:style-name="ro1">
          <table:table-cell office:value-type="float" office:value="308436" calcext:value-type="float">
            <text:p>308436</text:p>
          </table:table-cell>
          <table:table-cell office:value-type="float" office:value="-0.265537590195451" calcext:value-type="float">
            <text:p>-0.2655375902</text:p>
          </table:table-cell>
          <table:table-cell office:value-type="float" office:value="-18.5876313136815" calcext:value-type="float">
            <text:p>-18.5876313137</text:p>
          </table:table-cell>
          <table:table-cell table:number-columns-repeated="10"/>
        </table:table-row>
        <table:table-row table:style-name="ro1">
          <table:table-cell office:value-type="float" office:value="308436" calcext:value-type="float">
            <text:p>308436</text:p>
          </table:table-cell>
          <table:table-cell office:value-type="float" office:value="-0.265537590195451" calcext:value-type="float">
            <text:p>-0.2655375902</text:p>
          </table:table-cell>
          <table:table-cell office:value-type="float" office:value="-18.5876313136815" calcext:value-type="float">
            <text:p>-18.5876313137</text:p>
          </table:table-cell>
          <table:table-cell table:number-columns-repeated="10"/>
        </table:table-row>
        <table:table-row table:style-name="ro1">
          <table:table-cell office:value-type="float" office:value="308436" calcext:value-type="float">
            <text:p>308436</text:p>
          </table:table-cell>
          <table:table-cell office:value-type="float" office:value="-0.306586326719578" calcext:value-type="float">
            <text:p>-0.3065863267</text:p>
          </table:table-cell>
          <table:table-cell office:value-type="float" office:value="-21.4610428703704" calcext:value-type="float">
            <text:p>-21.4610428704</text:p>
          </table:table-cell>
          <table:table-cell table:number-columns-repeated="10"/>
        </table:table-row>
        <table:table-row table:style-name="ro1">
          <table:table-cell office:value-type="float" office:value="310680" calcext:value-type="float">
            <text:p>310680</text:p>
          </table:table-cell>
          <table:table-cell office:value-type="float" office:value="-0.306586326719578" calcext:value-type="float">
            <text:p>-0.3065863267</text:p>
          </table:table-cell>
          <table:table-cell office:value-type="float" office:value="-21.4610428703704" calcext:value-type="float">
            <text:p>-21.4610428704</text:p>
          </table:table-cell>
          <table:table-cell table:number-columns-repeated="10"/>
        </table:table-row>
        <table:table-row table:style-name="ro1">
          <table:table-cell office:value-type="float" office:value="310680" calcext:value-type="float">
            <text:p>310680</text:p>
          </table:table-cell>
          <table:table-cell office:value-type="float" office:value="-0.306586326719578" calcext:value-type="float">
            <text:p>-0.3065863267</text:p>
          </table:table-cell>
          <table:table-cell office:value-type="float" office:value="-21.4610428703704" calcext:value-type="float">
            <text:p>-21.4610428704</text:p>
          </table:table-cell>
          <table:table-cell table:number-columns-repeated="10"/>
        </table:table-row>
        <table:table-row table:style-name="ro1">
          <table:table-cell office:value-type="float" office:value="310680" calcext:value-type="float">
            <text:p>310680</text:p>
          </table:table-cell>
          <table:table-cell office:value-type="float" office:value="-0.306586326719578" calcext:value-type="float">
            <text:p>-0.3065863267</text:p>
          </table:table-cell>
          <table:table-cell office:value-type="float" office:value="-21.4610428703704" calcext:value-type="float">
            <text:p>-21.4610428704</text:p>
          </table:table-cell>
          <table:table-cell table:number-columns-repeated="10"/>
        </table:table-row>
        <table:table-row table:style-name="ro1">
          <table:table-cell office:value-type="float" office:value="310680" calcext:value-type="float">
            <text:p>310680</text:p>
          </table:table-cell>
          <table:table-cell office:value-type="float" office:value="-0.334149916269842" calcext:value-type="float">
            <text:p>-0.3341499163</text:p>
          </table:table-cell>
          <table:table-cell office:value-type="float" office:value="-23.3904941388889" calcext:value-type="float">
            <text:p>-23.3904941389</text:p>
          </table:table-cell>
          <table:table-cell table:number-columns-repeated="10"/>
        </table:table-row>
        <table:table-row table:style-name="ro1">
          <table:table-cell office:value-type="float" office:value="312930" calcext:value-type="float">
            <text:p>312930</text:p>
          </table:table-cell>
          <table:table-cell office:value-type="float" office:value="-0.334149916269842" calcext:value-type="float">
            <text:p>-0.3341499163</text:p>
          </table:table-cell>
          <table:table-cell office:value-type="float" office:value="-23.3904941388889" calcext:value-type="float">
            <text:p>-23.3904941389</text:p>
          </table:table-cell>
          <table:table-cell table:number-columns-repeated="10"/>
        </table:table-row>
        <table:table-row table:style-name="ro1">
          <table:table-cell office:value-type="float" office:value="312930" calcext:value-type="float">
            <text:p>312930</text:p>
          </table:table-cell>
          <table:table-cell office:value-type="float" office:value="-0.334149916269842" calcext:value-type="float">
            <text:p>-0.3341499163</text:p>
          </table:table-cell>
          <table:table-cell office:value-type="float" office:value="-23.3904941388889" calcext:value-type="float">
            <text:p>-23.3904941389</text:p>
          </table:table-cell>
          <table:table-cell table:number-columns-repeated="10"/>
        </table:table-row>
        <table:table-row table:style-name="ro1">
          <table:table-cell office:value-type="float" office:value="312930" calcext:value-type="float">
            <text:p>312930</text:p>
          </table:table-cell>
          <table:table-cell office:value-type="float" office:value="-0.355304697268805" calcext:value-type="float">
            <text:p>-0.3553046973</text:p>
          </table:table-cell>
          <table:table-cell office:value-type="float" office:value="-24.8713288088164" calcext:value-type="float">
            <text:p>-24.8713288088</text:p>
          </table:table-cell>
          <table:table-cell table:number-columns-repeated="10"/>
        </table:table-row>
        <table:table-row table:style-name="ro1">
          <table:table-cell office:value-type="float" office:value="315173" calcext:value-type="float">
            <text:p>315173</text:p>
          </table:table-cell>
          <table:table-cell office:value-type="float" office:value="-0.355304697268805" calcext:value-type="float">
            <text:p>-0.3553046973</text:p>
          </table:table-cell>
          <table:table-cell office:value-type="float" office:value="-24.8713288088164" calcext:value-type="float">
            <text:p>-24.8713288088</text:p>
          </table:table-cell>
          <table:table-cell table:number-columns-repeated="10"/>
        </table:table-row>
        <table:table-row table:style-name="ro1">
          <table:table-cell office:value-type="float" office:value="315173" calcext:value-type="float">
            <text:p>315173</text:p>
          </table:table-cell>
          <table:table-cell office:value-type="float" office:value="-0.355304697268805" calcext:value-type="float">
            <text:p>-0.3553046973</text:p>
          </table:table-cell>
          <table:table-cell office:value-type="float" office:value="-24.8713288088164" calcext:value-type="float">
            <text:p>-24.8713288088</text:p>
          </table:table-cell>
          <table:table-cell table:number-columns-repeated="10"/>
        </table:table-row>
        <table:table-row table:style-name="ro1">
          <table:table-cell office:value-type="float" office:value="315173" calcext:value-type="float">
            <text:p>315173</text:p>
          </table:table-cell>
          <table:table-cell office:value-type="float" office:value="-0.355304697268805" calcext:value-type="float">
            <text:p>-0.3553046973</text:p>
          </table:table-cell>
          <table:table-cell office:value-type="float" office:value="-24.8713288088164" calcext:value-type="float">
            <text:p>-24.8713288088</text:p>
          </table:table-cell>
          <table:table-cell table:number-columns-repeated="10"/>
        </table:table-row>
        <table:table-row table:style-name="ro1">
          <table:table-cell office:value-type="float" office:value="315173" calcext:value-type="float">
            <text:p>315173</text:p>
          </table:table-cell>
          <table:table-cell office:value-type="float" office:value="-0.359285338653036" calcext:value-type="float">
            <text:p>-0.3592853387</text:p>
          </table:table-cell>
          <table:table-cell office:value-type="float" office:value="-25.1499737057125" calcext:value-type="float">
            <text:p>-25.1499737057</text:p>
          </table:table-cell>
          <table:table-cell table:number-columns-repeated="10"/>
        </table:table-row>
        <table:table-row table:style-name="ro1">
          <table:table-cell office:value-type="float" office:value="317423" calcext:value-type="float">
            <text:p>317423</text:p>
          </table:table-cell>
          <table:table-cell office:value-type="float" office:value="-0.359285338653036" calcext:value-type="float">
            <text:p>-0.3592853387</text:p>
          </table:table-cell>
          <table:table-cell office:value-type="float" office:value="-25.1499737057125" calcext:value-type="float">
            <text:p>-25.1499737057</text:p>
          </table:table-cell>
          <table:table-cell table:number-columns-repeated="10"/>
        </table:table-row>
        <table:table-row table:style-name="ro1">
          <table:table-cell office:value-type="float" office:value="317423" calcext:value-type="float">
            <text:p>317423</text:p>
          </table:table-cell>
          <table:table-cell office:value-type="float" office:value="-0.359285338653036" calcext:value-type="float">
            <text:p>-0.3592853387</text:p>
          </table:table-cell>
          <table:table-cell office:value-type="float" office:value="-25.1499737057125" calcext:value-type="float">
            <text:p>-25.1499737057</text:p>
          </table:table-cell>
          <table:table-cell table:number-columns-repeated="10"/>
        </table:table-row>
        <table:table-row table:style-name="ro1">
          <table:table-cell office:value-type="float" office:value="317423" calcext:value-type="float">
            <text:p>317423</text:p>
          </table:table-cell>
          <table:table-cell office:value-type="float" office:value="-0.347331849351012" calcext:value-type="float">
            <text:p>-0.3473318494</text:p>
          </table:table-cell>
          <table:table-cell office:value-type="float" office:value="-24.3132294545709" calcext:value-type="float">
            <text:p>-24.3132294546</text:p>
          </table:table-cell>
          <table:table-cell table:number-columns-repeated="10"/>
        </table:table-row>
        <table:table-row table:style-name="ro1">
          <table:table-cell office:value-type="float" office:value="319667" calcext:value-type="float">
            <text:p>319667</text:p>
          </table:table-cell>
          <table:table-cell office:value-type="float" office:value="-0.347331849351012" calcext:value-type="float">
            <text:p>-0.3473318494</text:p>
          </table:table-cell>
          <table:table-cell office:value-type="float" office:value="-24.3132294545709" calcext:value-type="float">
            <text:p>-24.3132294546</text:p>
          </table:table-cell>
          <table:table-cell table:number-columns-repeated="10"/>
        </table:table-row>
        <table:table-row table:style-name="ro1">
          <table:table-cell office:value-type="float" office:value="319667" calcext:value-type="float">
            <text:p>319667</text:p>
          </table:table-cell>
          <table:table-cell office:value-type="float" office:value="-0.347331849351012" calcext:value-type="float">
            <text:p>-0.3473318494</text:p>
          </table:table-cell>
          <table:table-cell office:value-type="float" office:value="-24.3132294545709" calcext:value-type="float">
            <text:p>-24.3132294546</text:p>
          </table:table-cell>
          <table:table-cell table:number-columns-repeated="10"/>
        </table:table-row>
        <table:table-row table:style-name="ro1">
          <table:table-cell office:value-type="float" office:value="319667" calcext:value-type="float">
            <text:p>319667</text:p>
          </table:table-cell>
          <table:table-cell office:value-type="float" office:value="-0.347331849351012" calcext:value-type="float">
            <text:p>-0.3473318494</text:p>
          </table:table-cell>
          <table:table-cell office:value-type="float" office:value="-24.3132294545709" calcext:value-type="float">
            <text:p>-24.3132294546</text:p>
          </table:table-cell>
          <table:table-cell table:number-columns-repeated="10"/>
        </table:table-row>
        <table:table-row table:style-name="ro1">
          <table:table-cell office:value-type="float" office:value="319667" calcext:value-type="float">
            <text:p>319667</text:p>
          </table:table-cell>
          <table:table-cell office:value-type="float" office:value="-0.324157804200857" calcext:value-type="float">
            <text:p>-0.3241578042</text:p>
          </table:table-cell>
          <table:table-cell office:value-type="float" office:value="-22.69104629406" calcext:value-type="float">
            <text:p>-22.6910462941</text:p>
          </table:table-cell>
          <table:table-cell table:number-columns-repeated="10"/>
        </table:table-row>
        <table:table-row table:style-name="ro1">
          <table:table-cell office:value-type="float" office:value="321899" calcext:value-type="float">
            <text:p>321899</text:p>
          </table:table-cell>
          <table:table-cell office:value-type="float" office:value="-0.324157804200857" calcext:value-type="float">
            <text:p>-0.3241578042</text:p>
          </table:table-cell>
          <table:table-cell office:value-type="float" office:value="-22.69104629406" calcext:value-type="float">
            <text:p>-22.6910462941</text:p>
          </table:table-cell>
          <table:table-cell table:number-columns-repeated="10"/>
        </table:table-row>
        <table:table-row table:style-name="ro1">
          <table:table-cell office:value-type="float" office:value="321899" calcext:value-type="float">
            <text:p>321899</text:p>
          </table:table-cell>
          <table:table-cell office:value-type="float" office:value="-0.324157804200857" calcext:value-type="float">
            <text:p>-0.3241578042</text:p>
          </table:table-cell>
          <table:table-cell office:value-type="float" office:value="-22.69104629406" calcext:value-type="float">
            <text:p>-22.6910462941</text:p>
          </table:table-cell>
          <table:table-cell table:number-columns-repeated="10"/>
        </table:table-row>
        <table:table-row table:style-name="ro1">
          <table:table-cell office:value-type="float" office:value="321899" calcext:value-type="float">
            <text:p>321899</text:p>
          </table:table-cell>
          <table:table-cell office:value-type="float" office:value="-0.292232438404044" calcext:value-type="float">
            <text:p>-0.2922324384</text:p>
          </table:table-cell>
          <table:table-cell office:value-type="float" office:value="-20.4562706882831" calcext:value-type="float">
            <text:p>-20.4562706883</text:p>
          </table:table-cell>
          <table:table-cell table:number-columns-repeated="10"/>
        </table:table-row>
        <table:table-row table:style-name="ro1">
          <table:table-cell office:value-type="float" office:value="324142" calcext:value-type="float">
            <text:p>324142</text:p>
          </table:table-cell>
          <table:table-cell office:value-type="float" office:value="-0.292232438404044" calcext:value-type="float">
            <text:p>-0.2922324384</text:p>
          </table:table-cell>
          <table:table-cell office:value-type="float" office:value="-20.4562706882831" calcext:value-type="float">
            <text:p>-20.4562706883</text:p>
          </table:table-cell>
          <table:table-cell table:number-columns-repeated="10"/>
        </table:table-row>
        <table:table-row table:style-name="ro1">
          <table:table-cell office:value-type="float" office:value="324142" calcext:value-type="float">
            <text:p>324142</text:p>
          </table:table-cell>
          <table:table-cell office:value-type="float" office:value="-0.292232438404044" calcext:value-type="float">
            <text:p>-0.2922324384</text:p>
          </table:table-cell>
          <table:table-cell office:value-type="float" office:value="-20.4562706882831" calcext:value-type="float">
            <text:p>-20.4562706883</text:p>
          </table:table-cell>
          <table:table-cell table:number-columns-repeated="10"/>
        </table:table-row>
        <table:table-row table:style-name="ro1">
          <table:table-cell office:value-type="float" office:value="324142" calcext:value-type="float">
            <text:p>324142</text:p>
          </table:table-cell>
          <table:table-cell office:value-type="float" office:value="-0.292232438404044" calcext:value-type="float">
            <text:p>-0.2922324384</text:p>
          </table:table-cell>
          <table:table-cell office:value-type="float" office:value="-20.4562706882831" calcext:value-type="float">
            <text:p>-20.4562706883</text:p>
          </table:table-cell>
          <table:table-cell table:number-columns-repeated="10"/>
        </table:table-row>
        <table:table-row table:style-name="ro1">
          <table:table-cell office:value-type="float" office:value="324142" calcext:value-type="float">
            <text:p>324142</text:p>
          </table:table-cell>
          <table:table-cell office:value-type="float" office:value="-0.260664061820277" calcext:value-type="float">
            <text:p>-0.2606640618</text:p>
          </table:table-cell>
          <table:table-cell office:value-type="float" office:value="-18.2464843274194" calcext:value-type="float">
            <text:p>-18.2464843274</text:p>
          </table:table-cell>
          <table:table-cell table:number-columns-repeated="10"/>
        </table:table-row>
        <table:table-row table:style-name="ro1">
          <table:table-cell office:value-type="float" office:value="326402" calcext:value-type="float">
            <text:p>326402</text:p>
          </table:table-cell>
          <table:table-cell office:value-type="float" office:value="-0.260664061820277" calcext:value-type="float">
            <text:p>-0.2606640618</text:p>
          </table:table-cell>
          <table:table-cell office:value-type="float" office:value="-18.2464843274194" calcext:value-type="float">
            <text:p>-18.2464843274</text:p>
          </table:table-cell>
          <table:table-cell table:number-columns-repeated="10"/>
        </table:table-row>
        <table:table-row table:style-name="ro1">
          <table:table-cell office:value-type="float" office:value="326402" calcext:value-type="float">
            <text:p>326402</text:p>
          </table:table-cell>
          <table:table-cell office:value-type="float" office:value="-0.260664061820277" calcext:value-type="float">
            <text:p>-0.2606640618</text:p>
          </table:table-cell>
          <table:table-cell office:value-type="float" office:value="-18.2464843274194" calcext:value-type="float">
            <text:p>-18.2464843274</text:p>
          </table:table-cell>
          <table:table-cell table:number-columns-repeated="10"/>
        </table:table-row>
        <table:table-row table:style-name="ro1">
          <table:table-cell office:value-type="float" office:value="326402" calcext:value-type="float">
            <text:p>326402</text:p>
          </table:table-cell>
          <table:table-cell office:value-type="float" office:value="-0.228369897631132" calcext:value-type="float">
            <text:p>-0.2283698976</text:p>
          </table:table-cell>
          <table:table-cell office:value-type="float" office:value="-15.9858928341792" calcext:value-type="float">
            <text:p>-15.9858928342</text:p>
          </table:table-cell>
          <table:table-cell table:number-columns-repeated="10"/>
        </table:table-row>
        <table:table-row table:style-name="ro1">
          <table:table-cell office:value-type="float" office:value="326402" calcext:value-type="float">
            <text:p>326402</text:p>
          </table:table-cell>
          <table:table-cell office:value-type="float" office:value="-0.228369897631132" calcext:value-type="float">
            <text:p>-0.2283698976</text:p>
          </table:table-cell>
          <table:table-cell office:value-type="float" office:value="-15.9858928341792" calcext:value-type="float">
            <text:p>-15.9858928342</text:p>
          </table:table-cell>
          <table:table-cell table:number-columns-repeated="10"/>
        </table:table-row>
        <table:table-row table:style-name="ro1">
          <table:table-cell office:value-type="float" office:value="328650" calcext:value-type="float">
            <text:p>328650</text:p>
          </table:table-cell>
          <table:table-cell office:value-type="float" office:value="-0.228369897631132" calcext:value-type="float">
            <text:p>-0.2283698976</text:p>
          </table:table-cell>
          <table:table-cell office:value-type="float" office:value="-15.9858928341792" calcext:value-type="float">
            <text:p>-15.9858928342</text:p>
          </table:table-cell>
          <table:table-cell table:number-columns-repeated="10"/>
        </table:table-row>
        <table:table-row table:style-name="ro1">
          <table:table-cell office:value-type="float" office:value="328650" calcext:value-type="float">
            <text:p>328650</text:p>
          </table:table-cell>
          <table:table-cell office:value-type="float" office:value="-0.228369897631132" calcext:value-type="float">
            <text:p>-0.2283698976</text:p>
          </table:table-cell>
          <table:table-cell office:value-type="float" office:value="-15.9858928341792" calcext:value-type="float">
            <text:p>-15.9858928342</text:p>
          </table:table-cell>
          <table:table-cell table:number-columns-repeated="10"/>
        </table:table-row>
        <table:table-row table:style-name="ro1">
          <table:table-cell office:value-type="float" office:value="328650" calcext:value-type="float">
            <text:p>328650</text:p>
          </table:table-cell>
          <table:table-cell office:value-type="float" office:value="-0.197110922052416" calcext:value-type="float">
            <text:p>-0.1971109221</text:p>
          </table:table-cell>
          <table:table-cell office:value-type="float" office:value="-13.7977645436691" calcext:value-type="float">
            <text:p>-13.7977645437</text:p>
          </table:table-cell>
          <table:table-cell table:number-columns-repeated="10"/>
        </table:table-row>
        <table:table-row table:style-name="ro1">
          <table:table-cell office:value-type="float" office:value="330906" calcext:value-type="float">
            <text:p>330906</text:p>
          </table:table-cell>
          <table:table-cell office:value-type="float" office:value="-0.197110922052416" calcext:value-type="float">
            <text:p>-0.1971109221</text:p>
          </table:table-cell>
          <table:table-cell office:value-type="float" office:value="-13.7977645436691" calcext:value-type="float">
            <text:p>-13.7977645437</text:p>
          </table:table-cell>
          <table:table-cell table:number-columns-repeated="10"/>
        </table:table-row>
        <table:table-row table:style-name="ro1">
          <table:table-cell office:value-type="float" office:value="330906" calcext:value-type="float">
            <text:p>330906</text:p>
          </table:table-cell>
          <table:table-cell office:value-type="float" office:value="-0.197110922052416" calcext:value-type="float">
            <text:p>-0.1971109221</text:p>
          </table:table-cell>
          <table:table-cell office:value-type="float" office:value="-13.7977645436691" calcext:value-type="float">
            <text:p>-13.7977645437</text:p>
          </table:table-cell>
          <table:table-cell table:number-columns-repeated="10"/>
        </table:table-row>
        <table:table-row table:style-name="ro1">
          <table:table-cell office:value-type="float" office:value="330906" calcext:value-type="float">
            <text:p>330906</text:p>
          </table:table-cell>
          <table:table-cell office:value-type="float" office:value="-0.197110922052416" calcext:value-type="float">
            <text:p>-0.1971109221</text:p>
          </table:table-cell>
          <table:table-cell office:value-type="float" office:value="-13.7977645436691" calcext:value-type="float">
            <text:p>-13.7977645437</text:p>
          </table:table-cell>
          <table:table-cell table:number-columns-repeated="10"/>
        </table:table-row>
        <table:table-row table:style-name="ro1">
          <table:table-cell office:value-type="float" office:value="330906" calcext:value-type="float">
            <text:p>330906</text:p>
          </table:table-cell>
          <table:table-cell office:value-type="float" office:value="-0.162635616537346" calcext:value-type="float">
            <text:p>-0.1626356165</text:p>
          </table:table-cell>
          <table:table-cell office:value-type="float" office:value="-11.3844931576142" calcext:value-type="float">
            <text:p>-11.3844931576</text:p>
          </table:table-cell>
          <table:table-cell table:number-columns-repeated="10"/>
        </table:table-row>
        <table:table-row table:style-name="ro1">
          <table:table-cell office:value-type="float" office:value="333175" calcext:value-type="float">
            <text:p>333175</text:p>
          </table:table-cell>
          <table:table-cell office:value-type="float" office:value="-0.162635616537346" calcext:value-type="float">
            <text:p>-0.1626356165</text:p>
          </table:table-cell>
          <table:table-cell office:value-type="float" office:value="-11.3844931576142" calcext:value-type="float">
            <text:p>-11.3844931576</text:p>
          </table:table-cell>
          <table:table-cell table:number-columns-repeated="10"/>
        </table:table-row>
        <table:table-row table:style-name="ro1">
          <table:table-cell office:value-type="float" office:value="333175" calcext:value-type="float">
            <text:p>333175</text:p>
          </table:table-cell>
          <table:table-cell office:value-type="float" office:value="-0.162635616537346" calcext:value-type="float">
            <text:p>-0.1626356165</text:p>
          </table:table-cell>
          <table:table-cell office:value-type="float" office:value="-11.3844931576142" calcext:value-type="float">
            <text:p>-11.3844931576</text:p>
          </table:table-cell>
          <table:table-cell table:number-columns-repeated="10"/>
        </table:table-row>
        <table:table-row table:style-name="ro1">
          <table:table-cell office:value-type="float" office:value="333175" calcext:value-type="float">
            <text:p>333175</text:p>
          </table:table-cell>
          <table:table-cell office:value-type="float" office:value="-0.137297243019955" calcext:value-type="float">
            <text:p>-0.137297243</text:p>
          </table:table-cell>
          <table:table-cell office:value-type="float" office:value="-9.61080701139684" calcext:value-type="float">
            <text:p>-9.6108070114</text:p>
          </table:table-cell>
          <table:table-cell table:number-columns-repeated="10"/>
        </table:table-row>
        <table:table-row table:style-name="ro1">
          <table:table-cell office:value-type="float" office:value="335434" calcext:value-type="float">
            <text:p>335434</text:p>
          </table:table-cell>
          <table:table-cell office:value-type="float" office:value="-0.137297243019955" calcext:value-type="float">
            <text:p>-0.137297243</text:p>
          </table:table-cell>
          <table:table-cell office:value-type="float" office:value="-9.61080701139684" calcext:value-type="float">
            <text:p>-9.6108070114</text:p>
          </table:table-cell>
          <table:table-cell table:number-columns-repeated="10"/>
        </table:table-row>
        <table:table-row table:style-name="ro1">
          <table:table-cell office:value-type="float" office:value="335434" calcext:value-type="float">
            <text:p>335434</text:p>
          </table:table-cell>
          <table:table-cell office:value-type="float" office:value="-0.137297243019955" calcext:value-type="float">
            <text:p>-0.137297243</text:p>
          </table:table-cell>
          <table:table-cell office:value-type="float" office:value="-9.61080701139684" calcext:value-type="float">
            <text:p>-9.6108070114</text:p>
          </table:table-cell>
          <table:table-cell table:number-columns-repeated="10"/>
        </table:table-row>
        <table:table-row table:style-name="ro1">
          <table:table-cell office:value-type="float" office:value="335434" calcext:value-type="float">
            <text:p>335434</text:p>
          </table:table-cell>
          <table:table-cell office:value-type="float" office:value="-0.137297243019955" calcext:value-type="float">
            <text:p>-0.137297243</text:p>
          </table:table-cell>
          <table:table-cell office:value-type="float" office:value="-9.61080701139684" calcext:value-type="float">
            <text:p>-9.6108070114</text:p>
          </table:table-cell>
          <table:table-cell table:number-columns-repeated="10"/>
        </table:table-row>
        <table:table-row table:style-name="ro1">
          <table:table-cell office:value-type="float" office:value="335434" calcext:value-type="float">
            <text:p>335434</text:p>
          </table:table-cell>
          <table:table-cell office:value-type="float" office:value="-0.122372828452473" calcext:value-type="float">
            <text:p>-0.1223728285</text:p>
          </table:table-cell>
          <table:table-cell office:value-type="float" office:value="-8.56609799167309" calcext:value-type="float">
            <text:p>-8.5660979917</text:p>
          </table:table-cell>
          <table:table-cell table:number-columns-repeated="10"/>
        </table:table-row>
        <table:table-row table:style-name="ro1">
          <table:table-cell office:value-type="float" office:value="337694" calcext:value-type="float">
            <text:p>337694</text:p>
          </table:table-cell>
          <table:table-cell office:value-type="float" office:value="-0.122372828452473" calcext:value-type="float">
            <text:p>-0.1223728285</text:p>
          </table:table-cell>
          <table:table-cell office:value-type="float" office:value="-8.56609799167309" calcext:value-type="float">
            <text:p>-8.5660979917</text:p>
          </table:table-cell>
          <table:table-cell table:number-columns-repeated="10"/>
        </table:table-row>
        <table:table-row table:style-name="ro1">
          <table:table-cell office:value-type="float" office:value="337694" calcext:value-type="float">
            <text:p>337694</text:p>
          </table:table-cell>
          <table:table-cell office:value-type="float" office:value="-0.122372828452473" calcext:value-type="float">
            <text:p>-0.1223728285</text:p>
          </table:table-cell>
          <table:table-cell office:value-type="float" office:value="-8.56609799167309" calcext:value-type="float">
            <text:p>-8.5660979917</text:p>
          </table:table-cell>
          <table:table-cell table:number-columns-repeated="10"/>
        </table:table-row>
        <table:table-row table:style-name="ro1">
          <table:table-cell office:value-type="float" office:value="337694" calcext:value-type="float">
            <text:p>337694</text:p>
          </table:table-cell>
          <table:table-cell office:value-type="float" office:value="-0.110224198089495" calcext:value-type="float">
            <text:p>-0.1102241981</text:p>
          </table:table-cell>
          <table:table-cell office:value-type="float" office:value="-7.71569386626464" calcext:value-type="float">
            <text:p>-7.7156938663</text:p>
          </table:table-cell>
          <table:table-cell table:number-columns-repeated="10"/>
        </table:table-row>
        <table:table-row table:style-name="ro1">
          <table:table-cell office:value-type="float" office:value="339950" calcext:value-type="float">
            <text:p>339950</text:p>
          </table:table-cell>
          <table:table-cell office:value-type="float" office:value="-0.110224198089495" calcext:value-type="float">
            <text:p>-0.1102241981</text:p>
          </table:table-cell>
          <table:table-cell office:value-type="float" office:value="-7.71569386626464" calcext:value-type="float">
            <text:p>-7.7156938663</text:p>
          </table:table-cell>
          <table:table-cell table:number-columns-repeated="10"/>
        </table:table-row>
        <table:table-row table:style-name="ro1">
          <table:table-cell office:value-type="float" office:value="339950" calcext:value-type="float">
            <text:p>339950</text:p>
          </table:table-cell>
          <table:table-cell office:value-type="float" office:value="-0.110224198089495" calcext:value-type="float">
            <text:p>-0.1102241981</text:p>
          </table:table-cell>
          <table:table-cell office:value-type="float" office:value="-7.71569386626464" calcext:value-type="float">
            <text:p>-7.7156938663</text:p>
          </table:table-cell>
          <table:table-cell table:number-columns-repeated="10"/>
        </table:table-row>
        <table:table-row table:style-name="ro1">
          <table:table-cell office:value-type="float" office:value="339950" calcext:value-type="float">
            <text:p>339950</text:p>
          </table:table-cell>
          <table:table-cell office:value-type="float" office:value="-0.110224198089495" calcext:value-type="float">
            <text:p>-0.1102241981</text:p>
          </table:table-cell>
          <table:table-cell office:value-type="float" office:value="-7.71569386626464" calcext:value-type="float">
            <text:p>-7.7156938663</text:p>
          </table:table-cell>
          <table:table-cell table:number-columns-repeated="10"/>
        </table:table-row>
        <table:table-row table:style-name="ro1">
          <table:table-cell office:value-type="float" office:value="339950" calcext:value-type="float">
            <text:p>339950</text:p>
          </table:table-cell>
          <table:table-cell office:value-type="float" office:value="-0.0992017782805454" calcext:value-type="float">
            <text:p>-0.0992017783</text:p>
          </table:table-cell>
          <table:table-cell office:value-type="float" office:value="-6.94412447963818" calcext:value-type="float">
            <text:p>-6.9441244796</text:p>
          </table:table-cell>
          <table:table-cell table:number-columns-repeated="10"/>
        </table:table-row>
        <table:table-row table:style-name="ro1">
          <table:table-cell office:value-type="float" office:value="342198" calcext:value-type="float">
            <text:p>342198</text:p>
          </table:table-cell>
          <table:table-cell office:value-type="float" office:value="-0.0992017782805454" calcext:value-type="float">
            <text:p>-0.0992017783</text:p>
          </table:table-cell>
          <table:table-cell office:value-type="float" office:value="-6.94412447963818" calcext:value-type="float">
            <text:p>-6.9441244796</text:p>
          </table:table-cell>
          <table:table-cell table:number-columns-repeated="10"/>
        </table:table-row>
        <table:table-row table:style-name="ro1">
          <table:table-cell office:value-type="float" office:value="342198" calcext:value-type="float">
            <text:p>342198</text:p>
          </table:table-cell>
          <table:table-cell office:value-type="float" office:value="-0.0992017782805454" calcext:value-type="float">
            <text:p>-0.0992017783</text:p>
          </table:table-cell>
          <table:table-cell office:value-type="float" office:value="-6.94412447963818" calcext:value-type="float">
            <text:p>-6.9441244796</text:p>
          </table:table-cell>
          <table:table-cell table:number-columns-repeated="10"/>
        </table:table-row>
        <table:table-row table:style-name="ro1">
          <table:table-cell office:value-type="float" office:value="342198" calcext:value-type="float">
            <text:p>342198</text:p>
          </table:table-cell>
          <table:table-cell office:value-type="float" office:value="-0.0992017782805454" calcext:value-type="float">
            <text:p>-0.0992017783</text:p>
          </table:table-cell>
          <table:table-cell office:value-type="float" office:value="-6.94412447963818" calcext:value-type="float">
            <text:p>-6.9441244796</text:p>
          </table:table-cell>
          <table:table-cell table:number-columns-repeated="10"/>
        </table:table-row>
        <table:table-row table:style-name="ro1">
          <table:table-cell office:value-type="float" office:value="342198" calcext:value-type="float">
            <text:p>342198</text:p>
          </table:table-cell>
          <table:table-cell office:value-type="float" office:value="-0.0893703315971226" calcext:value-type="float">
            <text:p>-0.0893703316</text:p>
          </table:table-cell>
          <table:table-cell office:value-type="float" office:value="-6.25592321179859" calcext:value-type="float">
            <text:p>-6.2559232118</text:p>
          </table:table-cell>
          <table:table-cell table:number-columns-repeated="10"/>
        </table:table-row>
        <table:table-row table:style-name="ro1">
          <table:table-cell office:value-type="float" office:value="344452" calcext:value-type="float">
            <text:p>344452</text:p>
          </table:table-cell>
          <table:table-cell office:value-type="float" office:value="-0.0893703315971226" calcext:value-type="float">
            <text:p>-0.0893703316</text:p>
          </table:table-cell>
          <table:table-cell office:value-type="float" office:value="-6.25592321179859" calcext:value-type="float">
            <text:p>-6.2559232118</text:p>
          </table:table-cell>
          <table:table-cell table:number-columns-repeated="10"/>
        </table:table-row>
        <table:table-row table:style-name="ro1">
          <table:table-cell office:value-type="float" office:value="344452" calcext:value-type="float">
            <text:p>344452</text:p>
          </table:table-cell>
          <table:table-cell office:value-type="float" office:value="-0.0893703315971226" calcext:value-type="float">
            <text:p>-0.0893703316</text:p>
          </table:table-cell>
          <table:table-cell office:value-type="float" office:value="-6.25592321179859" calcext:value-type="float">
            <text:p>-6.2559232118</text:p>
          </table:table-cell>
          <table:table-cell table:number-columns-repeated="10"/>
        </table:table-row>
        <table:table-row table:style-name="ro1">
          <table:table-cell office:value-type="float" office:value="344452" calcext:value-type="float">
            <text:p>344452</text:p>
          </table:table-cell>
          <table:table-cell office:value-type="float" office:value="-0.0803889918357267" calcext:value-type="float">
            <text:p>-0.0803889918</text:p>
          </table:table-cell>
          <table:table-cell office:value-type="float" office:value="-5.62722942850087" calcext:value-type="float">
            <text:p>-5.6272294285</text:p>
          </table:table-cell>
          <table:table-cell table:number-columns-repeated="10"/>
        </table:table-row>
        <table:table-row table:style-name="ro1">
          <table:table-cell office:value-type="float" office:value="346709" calcext:value-type="float">
            <text:p>346709</text:p>
          </table:table-cell>
          <table:table-cell office:value-type="float" office:value="-0.0803889918357267" calcext:value-type="float">
            <text:p>-0.0803889918</text:p>
          </table:table-cell>
          <table:table-cell office:value-type="float" office:value="-5.62722942850087" calcext:value-type="float">
            <text:p>-5.6272294285</text:p>
          </table:table-cell>
          <table:table-cell table:number-columns-repeated="10"/>
        </table:table-row>
        <table:table-row table:style-name="ro1">
          <table:table-cell office:value-type="float" office:value="346709" calcext:value-type="float">
            <text:p>346709</text:p>
          </table:table-cell>
          <table:table-cell office:value-type="float" office:value="-0.0803889918357267" calcext:value-type="float">
            <text:p>-0.0803889918</text:p>
          </table:table-cell>
          <table:table-cell office:value-type="float" office:value="-5.62722942850087" calcext:value-type="float">
            <text:p>-5.6272294285</text:p>
          </table:table-cell>
          <table:table-cell table:number-columns-repeated="10"/>
        </table:table-row>
        <table:table-row table:style-name="ro1">
          <table:table-cell office:value-type="float" office:value="346709" calcext:value-type="float">
            <text:p>346709</text:p>
          </table:table-cell>
          <table:table-cell office:value-type="float" office:value="-0.0803889918357267" calcext:value-type="float">
            <text:p>-0.0803889918</text:p>
          </table:table-cell>
          <table:table-cell office:value-type="float" office:value="-5.62722942850087" calcext:value-type="float">
            <text:p>-5.6272294285</text:p>
          </table:table-cell>
          <table:table-cell table:number-columns-repeated="10"/>
        </table:table-row>
        <table:table-row table:style-name="ro1">
          <table:table-cell office:value-type="float" office:value="346709" calcext:value-type="float">
            <text:p>346709</text:p>
          </table:table-cell>
          <table:table-cell office:value-type="float" office:value="-0.0721720775208679" calcext:value-type="float">
            <text:p>-0.0721720775</text:p>
          </table:table-cell>
          <table:table-cell office:value-type="float" office:value="-5.05204542646075" calcext:value-type="float">
            <text:p>-5.0520454265</text:p>
          </table:table-cell>
          <table:table-cell table:number-columns-repeated="10"/>
        </table:table-row>
        <table:table-row table:style-name="ro1">
          <table:table-cell office:value-type="float" office:value="348956" calcext:value-type="float">
            <text:p>348956</text:p>
          </table:table-cell>
          <table:table-cell office:value-type="float" office:value="-0.0721720775208679" calcext:value-type="float">
            <text:p>-0.0721720775</text:p>
          </table:table-cell>
          <table:table-cell office:value-type="float" office:value="-5.05204542646075" calcext:value-type="float">
            <text:p>-5.0520454265</text:p>
          </table:table-cell>
          <table:table-cell table:number-columns-repeated="10"/>
        </table:table-row>
        <table:table-row table:style-name="ro1">
          <table:table-cell office:value-type="float" office:value="348956" calcext:value-type="float">
            <text:p>348956</text:p>
          </table:table-cell>
          <table:table-cell office:value-type="float" office:value="-0.0721720775208679" calcext:value-type="float">
            <text:p>-0.0721720775</text:p>
          </table:table-cell>
          <table:table-cell office:value-type="float" office:value="-5.05204542646075" calcext:value-type="float">
            <text:p>-5.0520454265</text:p>
          </table:table-cell>
          <table:table-cell table:number-columns-repeated="10"/>
        </table:table-row>
        <table:table-row table:style-name="ro1">
          <table:table-cell office:value-type="float" office:value="348956" calcext:value-type="float">
            <text:p>348956</text:p>
          </table:table-cell>
          <table:table-cell office:value-type="float" office:value="-0.0650874371572035" calcext:value-type="float">
            <text:p>-0.0650874372</text:p>
          </table:table-cell>
          <table:table-cell office:value-type="float" office:value="-4.55612060100425" calcext:value-type="float">
            <text:p>-4.556120601</text:p>
          </table:table-cell>
          <table:table-cell table:number-columns-repeated="10"/>
        </table:table-row>
        <table:table-row table:style-name="ro1">
          <table:table-cell office:value-type="float" office:value="351219" calcext:value-type="float">
            <text:p>351219</text:p>
          </table:table-cell>
          <table:table-cell office:value-type="float" office:value="-0.0650874371572035" calcext:value-type="float">
            <text:p>-0.0650874372</text:p>
          </table:table-cell>
          <table:table-cell office:value-type="float" office:value="-4.55612060100425" calcext:value-type="float">
            <text:p>-4.556120601</text:p>
          </table:table-cell>
          <table:table-cell table:number-columns-repeated="10"/>
        </table:table-row>
        <table:table-row table:style-name="ro1">
          <table:table-cell office:value-type="float" office:value="351219" calcext:value-type="float">
            <text:p>351219</text:p>
          </table:table-cell>
          <table:table-cell office:value-type="float" office:value="-0.0650874371572035" calcext:value-type="float">
            <text:p>-0.0650874372</text:p>
          </table:table-cell>
          <table:table-cell office:value-type="float" office:value="-4.55612060100425" calcext:value-type="float">
            <text:p>-4.556120601</text:p>
          </table:table-cell>
          <table:table-cell table:number-columns-repeated="10"/>
        </table:table-row>
        <table:table-row table:style-name="ro1">
          <table:table-cell office:value-type="float" office:value="351219" calcext:value-type="float">
            <text:p>351219</text:p>
          </table:table-cell>
          <table:table-cell office:value-type="float" office:value="-0.0650874371572035" calcext:value-type="float">
            <text:p>-0.0650874372</text:p>
          </table:table-cell>
          <table:table-cell office:value-type="float" office:value="-4.55612060100425" calcext:value-type="float">
            <text:p>-4.556120601</text:p>
          </table:table-cell>
          <table:table-cell table:number-columns-repeated="10"/>
        </table:table-row>
        <table:table-row table:style-name="ro1">
          <table:table-cell office:value-type="float" office:value="351219" calcext:value-type="float">
            <text:p>351219</text:p>
          </table:table-cell>
          <table:table-cell office:value-type="float" office:value="-0.0584904321881734" calcext:value-type="float">
            <text:p>-0.0584904322</text:p>
          </table:table-cell>
          <table:table-cell office:value-type="float" office:value="-4.09433025317214" calcext:value-type="float">
            <text:p>-4.0943302532</text:p>
          </table:table-cell>
          <table:table-cell table:number-columns-repeated="10"/>
        </table:table-row>
        <table:table-row table:style-name="ro1">
          <table:table-cell office:value-type="float" office:value="353485" calcext:value-type="float">
            <text:p>353485</text:p>
          </table:table-cell>
          <table:table-cell office:value-type="float" office:value="-0.0584904321881734" calcext:value-type="float">
            <text:p>-0.0584904322</text:p>
          </table:table-cell>
          <table:table-cell office:value-type="float" office:value="-4.09433025317214" calcext:value-type="float">
            <text:p>-4.0943302532</text:p>
          </table:table-cell>
          <table:table-cell table:number-columns-repeated="10"/>
        </table:table-row>
        <table:table-row table:style-name="ro1">
          <table:table-cell office:value-type="float" office:value="353485" calcext:value-type="float">
            <text:p>353485</text:p>
          </table:table-cell>
          <table:table-cell office:value-type="float" office:value="-0.0584904321881734" calcext:value-type="float">
            <text:p>-0.0584904322</text:p>
          </table:table-cell>
          <table:table-cell office:value-type="float" office:value="-4.09433025317214" calcext:value-type="float">
            <text:p>-4.0943302532</text:p>
          </table:table-cell>
          <table:table-cell table:number-columns-repeated="10"/>
        </table:table-row>
        <table:table-row table:style-name="ro1">
          <table:table-cell office:value-type="float" office:value="353485" calcext:value-type="float">
            <text:p>353485</text:p>
          </table:table-cell>
          <table:table-cell office:value-type="float" office:value="-0.0526413889693561" calcext:value-type="float">
            <text:p>-0.052641389</text:p>
          </table:table-cell>
          <table:table-cell office:value-type="float" office:value="-3.68489722785492" calcext:value-type="float">
            <text:p>-3.6848972279</text:p>
          </table:table-cell>
          <table:table-cell table:number-columns-repeated="10"/>
        </table:table-row>
        <table:table-row table:style-name="ro1">
          <table:table-cell office:value-type="float" office:value="355750" calcext:value-type="float">
            <text:p>355750</text:p>
          </table:table-cell>
          <table:table-cell office:value-type="float" office:value="-0.0526413889693561" calcext:value-type="float">
            <text:p>-0.052641389</text:p>
          </table:table-cell>
          <table:table-cell office:value-type="float" office:value="-3.68489722785492" calcext:value-type="float">
            <text:p>-3.6848972279</text:p>
          </table:table-cell>
          <table:table-cell table:number-columns-repeated="10"/>
        </table:table-row>
        <table:table-row table:style-name="ro1">
          <table:table-cell office:value-type="float" office:value="355750" calcext:value-type="float">
            <text:p>355750</text:p>
          </table:table-cell>
          <table:table-cell office:value-type="float" office:value="-0.0526413889693561" calcext:value-type="float">
            <text:p>-0.052641389</text:p>
          </table:table-cell>
          <table:table-cell office:value-type="float" office:value="-3.68489722785492" calcext:value-type="float">
            <text:p>-3.6848972279</text:p>
          </table:table-cell>
          <table:table-cell table:number-columns-repeated="10"/>
        </table:table-row>
        <table:table-row table:style-name="ro1">
          <table:table-cell office:value-type="float" office:value="355750" calcext:value-type="float">
            <text:p>355750</text:p>
          </table:table-cell>
          <table:table-cell office:value-type="float" office:value="-0.0526413889693561" calcext:value-type="float">
            <text:p>-0.052641389</text:p>
          </table:table-cell>
          <table:table-cell office:value-type="float" office:value="-3.68489722785492" calcext:value-type="float">
            <text:p>-3.6848972279</text:p>
          </table:table-cell>
          <table:table-cell table:number-columns-repeated="10"/>
        </table:table-row>
        <table:table-row table:style-name="ro1">
          <table:table-cell office:value-type="float" office:value="355750" calcext:value-type="float">
            <text:p>355750</text:p>
          </table:table-cell>
          <table:table-cell office:value-type="float" office:value="-0.0474658632757878" calcext:value-type="float">
            <text:p>-0.0474658633</text:p>
          </table:table-cell>
          <table:table-cell office:value-type="float" office:value="-3.32261042930514" calcext:value-type="float">
            <text:p>-3.3226104293</text:p>
          </table:table-cell>
          <table:table-cell table:number-columns-repeated="10"/>
        </table:table-row>
        <table:table-row table:style-name="ro1">
          <table:table-cell office:value-type="float" office:value="358007" calcext:value-type="float">
            <text:p>358007</text:p>
          </table:table-cell>
          <table:table-cell office:value-type="float" office:value="-0.0474658632757878" calcext:value-type="float">
            <text:p>-0.0474658633</text:p>
          </table:table-cell>
          <table:table-cell office:value-type="float" office:value="-3.32261042930514" calcext:value-type="float">
            <text:p>-3.3226104293</text:p>
          </table:table-cell>
          <table:table-cell table:number-columns-repeated="10"/>
        </table:table-row>
        <table:table-row table:style-name="ro1">
          <table:table-cell office:value-type="float" office:value="358007" calcext:value-type="float">
            <text:p>358007</text:p>
          </table:table-cell>
          <table:table-cell office:value-type="float" office:value="-0.0474658632757878" calcext:value-type="float">
            <text:p>-0.0474658633</text:p>
          </table:table-cell>
          <table:table-cell office:value-type="float" office:value="-3.32261042930514" calcext:value-type="float">
            <text:p>-3.3226104293</text:p>
          </table:table-cell>
          <table:table-cell table:number-columns-repeated="10"/>
        </table:table-row>
        <table:table-row table:style-name="ro1">
          <table:table-cell office:value-type="float" office:value="358007" calcext:value-type="float">
            <text:p>358007</text:p>
          </table:table-cell>
          <table:table-cell office:value-type="float" office:value="-0.0474658632757878" calcext:value-type="float">
            <text:p>-0.0474658633</text:p>
          </table:table-cell>
          <table:table-cell office:value-type="float" office:value="-3.32261042930514" calcext:value-type="float">
            <text:p>-3.3226104293</text:p>
          </table:table-cell>
          <table:table-cell table:number-columns-repeated="10"/>
        </table:table-row>
        <table:table-row table:style-name="ro1">
          <table:table-cell office:value-type="float" office:value="358007" calcext:value-type="float">
            <text:p>358007</text:p>
          </table:table-cell>
          <table:table-cell office:value-type="float" office:value="-0.0426307813729877" calcext:value-type="float">
            <text:p>-0.0426307814</text:p>
          </table:table-cell>
          <table:table-cell office:value-type="float" office:value="-2.98415469610914" calcext:value-type="float">
            <text:p>-2.9841546961</text:p>
          </table:table-cell>
          <table:table-cell table:number-columns-repeated="10"/>
        </table:table-row>
        <table:table-row table:style-name="ro1">
          <table:table-cell office:value-type="float" office:value="360267" calcext:value-type="float">
            <text:p>360267</text:p>
          </table:table-cell>
          <table:table-cell office:value-type="float" office:value="-0.0426307813729877" calcext:value-type="float">
            <text:p>-0.0426307814</text:p>
          </table:table-cell>
          <table:table-cell office:value-type="float" office:value="-2.98415469610914" calcext:value-type="float">
            <text:p>-2.9841546961</text:p>
          </table:table-cell>
          <table:table-cell table:number-columns-repeated="10"/>
        </table:table-row>
        <table:table-row table:style-name="ro1">
          <table:table-cell office:value-type="float" office:value="360267" calcext:value-type="float">
            <text:p>360267</text:p>
          </table:table-cell>
          <table:table-cell office:value-type="float" office:value="-0.0426307813729877" calcext:value-type="float">
            <text:p>-0.0426307814</text:p>
          </table:table-cell>
          <table:table-cell office:value-type="float" office:value="-2.98415469610914" calcext:value-type="float">
            <text:p>-2.9841546961</text:p>
          </table:table-cell>
          <table:table-cell table:number-columns-repeated="10"/>
        </table:table-row>
        <table:table-row table:style-name="ro1">
          <table:table-cell office:value-type="float" office:value="360267" calcext:value-type="float">
            <text:p>360267</text:p>
          </table:table-cell>
          <table:table-cell office:value-type="float" office:value="-0.038367703235689" calcext:value-type="float">
            <text:p>-0.0383677032</text:p>
          </table:table-cell>
          <table:table-cell office:value-type="float" office:value="-2.68573922649823" calcext:value-type="float">
            <text:p>-2.6857392265</text:p>
          </table:table-cell>
          <table:table-cell table:number-columns-repeated="10"/>
        </table:table-row>
        <table:table-row table:style-name="ro1">
          <table:table-cell office:value-type="float" office:value="362535" calcext:value-type="float">
            <text:p>362535</text:p>
          </table:table-cell>
          <table:table-cell office:value-type="float" office:value="-0.038367703235689" calcext:value-type="float">
            <text:p>-0.0383677032</text:p>
          </table:table-cell>
          <table:table-cell office:value-type="float" office:value="-2.68573922649823" calcext:value-type="float">
            <text:p>-2.6857392265</text:p>
          </table:table-cell>
          <table:table-cell table:number-columns-repeated="10"/>
        </table:table-row>
        <table:table-row table:style-name="ro1">
          <table:table-cell office:value-type="float" office:value="362535" calcext:value-type="float">
            <text:p>362535</text:p>
          </table:table-cell>
          <table:table-cell office:value-type="float" office:value="-0.038367703235689" calcext:value-type="float">
            <text:p>-0.0383677032</text:p>
          </table:table-cell>
          <table:table-cell office:value-type="float" office:value="-2.68573922649823" calcext:value-type="float">
            <text:p>-2.6857392265</text:p>
          </table:table-cell>
          <table:table-cell table:number-columns-repeated="10"/>
        </table:table-row>
        <table:table-row table:style-name="ro1">
          <table:table-cell office:value-type="float" office:value="362535" calcext:value-type="float">
            <text:p>362535</text:p>
          </table:table-cell>
          <table:table-cell office:value-type="float" office:value="-0.038367703235689" calcext:value-type="float">
            <text:p>-0.0383677032</text:p>
          </table:table-cell>
          <table:table-cell office:value-type="float" office:value="-2.68573922649823" calcext:value-type="float">
            <text:p>-2.6857392265</text:p>
          </table:table-cell>
          <table:table-cell table:number-columns-repeated="10"/>
        </table:table-row>
        <table:table-row table:style-name="ro1">
          <table:table-cell office:value-type="float" office:value="362535" calcext:value-type="float">
            <text:p>362535</text:p>
          </table:table-cell>
          <table:table-cell office:value-type="float" office:value="-0.0345753181762124" calcext:value-type="float">
            <text:p>-0.0345753182</text:p>
          </table:table-cell>
          <table:table-cell office:value-type="float" office:value="-2.42027227233487" calcext:value-type="float">
            <text:p>-2.4202722723</text:p>
          </table:table-cell>
          <table:table-cell table:number-columns-repeated="10"/>
        </table:table-row>
        <table:table-row table:style-name="ro1">
          <table:table-cell office:value-type="float" office:value="364788" calcext:value-type="float">
            <text:p>364788</text:p>
          </table:table-cell>
          <table:table-cell office:value-type="float" office:value="-0.0345753181762124" calcext:value-type="float">
            <text:p>-0.0345753182</text:p>
          </table:table-cell>
          <table:table-cell office:value-type="float" office:value="-2.42027227233487" calcext:value-type="float">
            <text:p>-2.4202722723</text:p>
          </table:table-cell>
          <table:table-cell table:number-columns-repeated="10"/>
        </table:table-row>
        <table:table-row table:style-name="ro1">
          <table:table-cell office:value-type="float" office:value="364788" calcext:value-type="float">
            <text:p>364788</text:p>
          </table:table-cell>
          <table:table-cell office:value-type="float" office:value="-0.0345753181762124" calcext:value-type="float">
            <text:p>-0.0345753182</text:p>
          </table:table-cell>
          <table:table-cell office:value-type="float" office:value="-2.42027227233487" calcext:value-type="float">
            <text:p>-2.4202722723</text:p>
          </table:table-cell>
          <table:table-cell table:number-columns-repeated="10"/>
        </table:table-row>
        <table:table-row table:style-name="ro1">
          <table:table-cell office:value-type="float" office:value="364788" calcext:value-type="float">
            <text:p>364788</text:p>
          </table:table-cell>
          <table:table-cell office:value-type="float" office:value="-0.0310736167472837" calcext:value-type="float">
            <text:p>-0.0310736167</text:p>
          </table:table-cell>
          <table:table-cell office:value-type="float" office:value="-2.17515317230986" calcext:value-type="float">
            <text:p>-2.1751531723</text:p>
          </table:table-cell>
          <table:table-cell table:number-columns-repeated="10"/>
        </table:table-row>
        <table:table-row table:style-name="ro1">
          <table:table-cell office:value-type="float" office:value="367052" calcext:value-type="float">
            <text:p>367052</text:p>
          </table:table-cell>
          <table:table-cell office:value-type="float" office:value="-0.0310736167472837" calcext:value-type="float">
            <text:p>-0.0310736167</text:p>
          </table:table-cell>
          <table:table-cell office:value-type="float" office:value="-2.17515317230986" calcext:value-type="float">
            <text:p>-2.1751531723</text:p>
          </table:table-cell>
          <table:table-cell table:number-columns-repeated="10"/>
        </table:table-row>
        <table:table-row table:style-name="ro1">
          <table:table-cell office:value-type="float" office:value="367052" calcext:value-type="float">
            <text:p>367052</text:p>
          </table:table-cell>
          <table:table-cell office:value-type="float" office:value="-0.0310736167472837" calcext:value-type="float">
            <text:p>-0.0310736167</text:p>
          </table:table-cell>
          <table:table-cell office:value-type="float" office:value="-2.17515317230986" calcext:value-type="float">
            <text:p>-2.1751531723</text:p>
          </table:table-cell>
          <table:table-cell table:number-columns-repeated="10"/>
        </table:table-row>
        <table:table-row table:style-name="ro1">
          <table:table-cell office:value-type="float" office:value="367052" calcext:value-type="float">
            <text:p>367052</text:p>
          </table:table-cell>
          <table:table-cell office:value-type="float" office:value="-0.0310736167472837" calcext:value-type="float">
            <text:p>-0.0310736167</text:p>
          </table:table-cell>
          <table:table-cell office:value-type="float" office:value="-2.17515317230986" calcext:value-type="float">
            <text:p>-2.1751531723</text:p>
          </table:table-cell>
          <table:table-cell table:number-columns-repeated="10"/>
        </table:table-row>
        <table:table-row table:style-name="ro1">
          <table:table-cell office:value-type="float" office:value="367052" calcext:value-type="float">
            <text:p>367052</text:p>
          </table:table-cell>
          <table:table-cell office:value-type="float" office:value="-0.0280104246838628" calcext:value-type="float">
            <text:p>-0.0280104247</text:p>
          </table:table-cell>
          <table:table-cell office:value-type="float" office:value="-1.96072972787039" calcext:value-type="float">
            <text:p>-1.9607297279</text:p>
          </table:table-cell>
          <table:table-cell table:number-columns-repeated="10"/>
        </table:table-row>
        <table:table-row table:style-name="ro1">
          <table:table-cell office:value-type="float" office:value="369316" calcext:value-type="float">
            <text:p>369316</text:p>
          </table:table-cell>
          <table:table-cell office:value-type="float" office:value="-0.0280104246838628" calcext:value-type="float">
            <text:p>-0.0280104247</text:p>
          </table:table-cell>
          <table:table-cell office:value-type="float" office:value="-1.96072972787039" calcext:value-type="float">
            <text:p>-1.9607297279</text:p>
          </table:table-cell>
          <table:table-cell table:number-columns-repeated="10"/>
        </table:table-row>
        <table:table-row table:style-name="ro1">
          <table:table-cell office:value-type="float" office:value="369316" calcext:value-type="float">
            <text:p>369316</text:p>
          </table:table-cell>
          <table:table-cell office:value-type="float" office:value="-0.0280104246838628" calcext:value-type="float">
            <text:p>-0.0280104247</text:p>
          </table:table-cell>
          <table:table-cell office:value-type="float" office:value="-1.96072972787039" calcext:value-type="float">
            <text:p>-1.9607297279</text:p>
          </table:table-cell>
          <table:table-cell table:number-columns-repeated="10"/>
        </table:table-row>
        <table:table-row table:style-name="ro1">
          <table:table-cell office:value-type="float" office:value="369316" calcext:value-type="float">
            <text:p>369316</text:p>
          </table:table-cell>
          <table:table-cell office:value-type="float" office:value="-0.0252093822154765" calcext:value-type="float">
            <text:p>-0.0252093822</text:p>
          </table:table-cell>
          <table:table-cell office:value-type="float" office:value="-1.76465675508335" calcext:value-type="float">
            <text:p>-1.7646567551</text:p>
          </table:table-cell>
          <table:table-cell table:number-columns-repeated="10"/>
        </table:table-row>
        <table:table-row table:style-name="ro1">
          <table:table-cell office:value-type="float" office:value="369316" calcext:value-type="float">
            <text:p>369316</text:p>
          </table:table-cell>
          <table:table-cell office:value-type="float" office:value="-0.0252093822154765" calcext:value-type="float">
            <text:p>-0.0252093822</text:p>
          </table:table-cell>
          <table:table-cell office:value-type="float" office:value="-1.76465675508335" calcext:value-type="float">
            <text:p>-1.7646567551</text:p>
          </table:table-cell>
          <table:table-cell table:number-columns-repeated="10"/>
        </table:table-row>
        <table:table-row table:style-name="ro1">
          <table:table-cell office:value-type="float" office:value="371581" calcext:value-type="float">
            <text:p>371581</text:p>
          </table:table-cell>
          <table:table-cell office:value-type="float" office:value="-0.0252093822154765" calcext:value-type="float">
            <text:p>-0.0252093822</text:p>
          </table:table-cell>
          <table:table-cell office:value-type="float" office:value="-1.76465675508335" calcext:value-type="float">
            <text:p>-1.7646567551</text:p>
          </table:table-cell>
          <table:table-cell table:number-columns-repeated="10"/>
        </table:table-row>
        <table:table-row table:style-name="ro1">
          <table:table-cell office:value-type="float" office:value="371581" calcext:value-type="float">
            <text:p>371581</text:p>
          </table:table-cell>
          <table:table-cell office:value-type="float" office:value="-0.0252093822154765" calcext:value-type="float">
            <text:p>-0.0252093822</text:p>
          </table:table-cell>
          <table:table-cell office:value-type="float" office:value="-1.76465675508335" calcext:value-type="float">
            <text:p>-1.7646567551</text:p>
          </table:table-cell>
          <table:table-cell table:number-columns-repeated="10"/>
        </table:table-row>
        <table:table-row table:style-name="ro1">
          <table:table-cell office:value-type="float" office:value="371581" calcext:value-type="float">
            <text:p>371581</text:p>
          </table:table-cell>
          <table:table-cell office:value-type="float" office:value="-0.022644078421613" calcext:value-type="float">
            <text:p>-0.0226440784</text:p>
          </table:table-cell>
          <table:table-cell office:value-type="float" office:value="-1.58508548951291" calcext:value-type="float">
            <text:p>-1.5850854895</text:p>
          </table:table-cell>
          <table:table-cell table:number-columns-repeated="10"/>
        </table:table-row>
        <table:table-row table:style-name="ro1">
          <table:table-cell office:value-type="float" office:value="373835" calcext:value-type="float">
            <text:p>373835</text:p>
          </table:table-cell>
          <table:table-cell office:value-type="float" office:value="-0.022644078421613" calcext:value-type="float">
            <text:p>-0.0226440784</text:p>
          </table:table-cell>
          <table:table-cell office:value-type="float" office:value="-1.58508548951291" calcext:value-type="float">
            <text:p>-1.5850854895</text:p>
          </table:table-cell>
          <table:table-cell table:number-columns-repeated="10"/>
        </table:table-row>
        <table:table-row table:style-name="ro1">
          <table:table-cell office:value-type="float" office:value="373835" calcext:value-type="float">
            <text:p>373835</text:p>
          </table:table-cell>
          <table:table-cell office:value-type="float" office:value="-0.022644078421613" calcext:value-type="float">
            <text:p>-0.0226440784</text:p>
          </table:table-cell>
          <table:table-cell office:value-type="float" office:value="-1.58508548951291" calcext:value-type="float">
            <text:p>-1.5850854895</text:p>
          </table:table-cell>
          <table:table-cell table:number-columns-repeated="10"/>
        </table:table-row>
        <table:table-row table:style-name="ro1">
          <table:table-cell office:value-type="float" office:value="373835" calcext:value-type="float">
            <text:p>373835</text:p>
          </table:table-cell>
          <table:table-cell office:value-type="float" office:value="-0.022644078421613" calcext:value-type="float">
            <text:p>-0.0226440784</text:p>
          </table:table-cell>
          <table:table-cell office:value-type="float" office:value="-1.58508548951291" calcext:value-type="float">
            <text:p>-1.5850854895</text:p>
          </table:table-cell>
          <table:table-cell table:number-columns-repeated="10"/>
        </table:table-row>
        <table:table-row table:style-name="ro1">
          <table:table-cell office:value-type="float" office:value="373835" calcext:value-type="float">
            <text:p>373835</text:p>
          </table:table-cell>
          <table:table-cell office:value-type="float" office:value="-0.0204240164774561" calcext:value-type="float">
            <text:p>-0.0204240165</text:p>
          </table:table-cell>
          <table:table-cell office:value-type="float" office:value="-1.42968115342193" calcext:value-type="float">
            <text:p>-1.4296811534</text:p>
          </table:table-cell>
          <table:table-cell table:number-columns-repeated="10"/>
        </table:table-row>
        <table:table-row table:style-name="ro1">
          <table:table-cell office:value-type="float" office:value="376090" calcext:value-type="float">
            <text:p>376090</text:p>
          </table:table-cell>
          <table:table-cell office:value-type="float" office:value="-0.0204240164774561" calcext:value-type="float">
            <text:p>-0.0204240165</text:p>
          </table:table-cell>
          <table:table-cell office:value-type="float" office:value="-1.42968115342193" calcext:value-type="float">
            <text:p>-1.4296811534</text:p>
          </table:table-cell>
          <table:table-cell table:number-columns-repeated="10"/>
        </table:table-row>
        <table:table-row table:style-name="ro1">
          <table:table-cell office:value-type="float" office:value="376090" calcext:value-type="float">
            <text:p>376090</text:p>
          </table:table-cell>
          <table:table-cell office:value-type="float" office:value="-0.0204240164774561" calcext:value-type="float">
            <text:p>-0.0204240165</text:p>
          </table:table-cell>
          <table:table-cell office:value-type="float" office:value="-1.42968115342193" calcext:value-type="float">
            <text:p>-1.4296811534</text:p>
          </table:table-cell>
          <table:table-cell table:number-columns-repeated="10"/>
        </table:table-row>
        <table:table-row table:style-name="ro1">
          <table:table-cell office:value-type="float" office:value="376090" calcext:value-type="float">
            <text:p>376090</text:p>
          </table:table-cell>
          <table:table-cell office:value-type="float" office:value="-0.0183816148297105" calcext:value-type="float">
            <text:p>-0.0183816148</text:p>
          </table:table-cell>
          <table:table-cell office:value-type="float" office:value="-1.28671303807973" calcext:value-type="float">
            <text:p>-1.2867130381</text:p>
          </table:table-cell>
          <table:table-cell table:number-columns-repeated="10"/>
        </table:table-row>
        <table:table-row table:style-name="ro1">
          <table:table-cell office:value-type="float" office:value="378338" calcext:value-type="float">
            <text:p>378338</text:p>
          </table:table-cell>
          <table:table-cell office:value-type="float" office:value="-0.0183816148297105" calcext:value-type="float">
            <text:p>-0.0183816148</text:p>
          </table:table-cell>
          <table:table-cell office:value-type="float" office:value="-1.28671303807973" calcext:value-type="float">
            <text:p>-1.2867130381</text:p>
          </table:table-cell>
          <table:table-cell table:number-columns-repeated="10"/>
        </table:table-row>
        <table:table-row table:style-name="ro1">
          <table:table-cell office:value-type="float" office:value="378338" calcext:value-type="float">
            <text:p>378338</text:p>
          </table:table-cell>
          <table:table-cell office:value-type="float" office:value="-0.0183816148297105" calcext:value-type="float">
            <text:p>-0.0183816148</text:p>
          </table:table-cell>
          <table:table-cell office:value-type="float" office:value="-1.28671303807973" calcext:value-type="float">
            <text:p>-1.2867130381</text:p>
          </table:table-cell>
          <table:table-cell table:number-columns-repeated="10"/>
        </table:table-row>
        <table:table-row table:style-name="ro1">
          <table:table-cell office:value-type="float" office:value="378338" calcext:value-type="float">
            <text:p>378338</text:p>
          </table:table-cell>
          <table:table-cell office:value-type="float" office:value="-0.0183816148297105" calcext:value-type="float">
            <text:p>-0.0183816148</text:p>
          </table:table-cell>
          <table:table-cell office:value-type="float" office:value="-1.28671303807973" calcext:value-type="float">
            <text:p>-1.2867130381</text:p>
          </table:table-cell>
          <table:table-cell table:number-columns-repeated="10"/>
        </table:table-row>
        <table:table-row table:style-name="ro1">
          <table:table-cell office:value-type="float" office:value="378338" calcext:value-type="float">
            <text:p>378338</text:p>
          </table:table-cell>
          <table:table-cell office:value-type="float" office:value="-0.0164991663671115" calcext:value-type="float">
            <text:p>-0.0164991664</text:p>
          </table:table-cell>
          <table:table-cell office:value-type="float" office:value="-1.1549416456978" calcext:value-type="float">
            <text:p>-1.1549416457</text:p>
          </table:table-cell>
          <table:table-cell table:number-columns-repeated="10"/>
        </table:table-row>
        <table:table-row table:style-name="ro1">
          <table:table-cell office:value-type="float" office:value="380596" calcext:value-type="float">
            <text:p>380596</text:p>
          </table:table-cell>
          <table:table-cell office:value-type="float" office:value="-0.0164991663671115" calcext:value-type="float">
            <text:p>-0.0164991664</text:p>
          </table:table-cell>
          <table:table-cell office:value-type="float" office:value="-1.1549416456978" calcext:value-type="float">
            <text:p>-1.1549416457</text:p>
          </table:table-cell>
          <table:table-cell table:number-columns-repeated="10"/>
        </table:table-row>
        <table:table-row table:style-name="ro1">
          <table:table-cell office:value-type="float" office:value="380596" calcext:value-type="float">
            <text:p>380596</text:p>
          </table:table-cell>
          <table:table-cell office:value-type="float" office:value="-0.0164991663671115" calcext:value-type="float">
            <text:p>-0.0164991664</text:p>
          </table:table-cell>
          <table:table-cell office:value-type="float" office:value="-1.1549416456978" calcext:value-type="float">
            <text:p>-1.1549416457</text:p>
          </table:table-cell>
          <table:table-cell table:number-columns-repeated="10"/>
        </table:table-row>
        <table:table-row table:style-name="ro1">
          <table:table-cell office:value-type="float" office:value="380596" calcext:value-type="float">
            <text:p>380596</text:p>
          </table:table-cell>
          <table:table-cell office:value-type="float" office:value="-0.0148492497304003" calcext:value-type="float">
            <text:p>-0.0148492497</text:p>
          </table:table-cell>
          <table:table-cell office:value-type="float" office:value="-1.03944748112802" calcext:value-type="float">
            <text:p>-1.0394474811</text:p>
          </table:table-cell>
          <table:table-cell table:number-columns-repeated="10"/>
        </table:table-row>
        <table:table-row table:style-name="ro1">
          <table:table-cell office:value-type="float" office:value="382852" calcext:value-type="float">
            <text:p>382852</text:p>
          </table:table-cell>
          <table:table-cell office:value-type="float" office:value="-0.0148492497304003" calcext:value-type="float">
            <text:p>-0.0148492497</text:p>
          </table:table-cell>
          <table:table-cell office:value-type="float" office:value="-1.03944748112802" calcext:value-type="float">
            <text:p>-1.0394474811</text:p>
          </table:table-cell>
          <table:table-cell table:number-columns-repeated="10"/>
        </table:table-row>
        <table:table-row table:style-name="ro1">
          <table:table-cell office:value-type="float" office:value="382852" calcext:value-type="float">
            <text:p>382852</text:p>
          </table:table-cell>
          <table:table-cell office:value-type="float" office:value="-0.0148492497304003" calcext:value-type="float">
            <text:p>-0.0148492497</text:p>
          </table:table-cell>
          <table:table-cell office:value-type="float" office:value="-1.03944748112802" calcext:value-type="float">
            <text:p>-1.0394474811</text:p>
          </table:table-cell>
          <table:table-cell table:number-columns-repeated="10"/>
        </table:table-row>
        <table:table-row table:style-name="ro1">
          <table:table-cell office:value-type="float" office:value="382852" calcext:value-type="float">
            <text:p>382852</text:p>
          </table:table-cell>
          <table:table-cell office:value-type="float" office:value="-0.0148492497304003" calcext:value-type="float">
            <text:p>-0.0148492497</text:p>
          </table:table-cell>
          <table:table-cell office:value-type="float" office:value="-1.03944748112802" calcext:value-type="float">
            <text:p>-1.0394474811</text:p>
          </table:table-cell>
          <table:table-cell table:number-columns-repeated="10"/>
        </table:table-row>
        <table:table-row table:style-name="ro1">
          <table:table-cell office:value-type="float" office:value="382852" calcext:value-type="float">
            <text:p>382852</text:p>
          </table:table-cell>
          <table:table-cell office:value-type="float" office:value="-0.0134972445624112" calcext:value-type="float">
            <text:p>-0.0134972446</text:p>
          </table:table-cell>
          <table:table-cell office:value-type="float" office:value="-0.944807119368786" calcext:value-type="float">
            <text:p>-0.9448071194</text:p>
          </table:table-cell>
          <table:table-cell table:number-columns-repeated="10"/>
        </table:table-row>
        <table:table-row table:style-name="ro1">
          <table:table-cell office:value-type="float" office:value="385109" calcext:value-type="float">
            <text:p>385109</text:p>
          </table:table-cell>
          <table:table-cell office:value-type="float" office:value="-0.0134972445624112" calcext:value-type="float">
            <text:p>-0.0134972446</text:p>
          </table:table-cell>
          <table:table-cell office:value-type="float" office:value="-0.944807119368786" calcext:value-type="float">
            <text:p>-0.9448071194</text:p>
          </table:table-cell>
          <table:table-cell table:number-columns-repeated="10"/>
        </table:table-row>
        <table:table-row table:style-name="ro1">
          <table:table-cell office:value-type="float" office:value="385109" calcext:value-type="float">
            <text:p>385109</text:p>
          </table:table-cell>
          <table:table-cell office:value-type="float" office:value="-0.0134972445624112" calcext:value-type="float">
            <text:p>-0.0134972446</text:p>
          </table:table-cell>
          <table:table-cell office:value-type="float" office:value="-0.944807119368786" calcext:value-type="float">
            <text:p>-0.9448071194</text:p>
          </table:table-cell>
          <table:table-cell table:number-columns-repeated="10"/>
        </table:table-row>
        <table:table-row table:style-name="ro1">
          <table:table-cell office:value-type="float" office:value="385109" calcext:value-type="float">
            <text:p>385109</text:p>
          </table:table-cell>
          <table:table-cell office:value-type="float" office:value="-0.0120144824121568" calcext:value-type="float">
            <text:p>-0.0120144824</text:p>
          </table:table-cell>
          <table:table-cell office:value-type="float" office:value="-0.841013768850976" calcext:value-type="float">
            <text:p>-0.8410137689</text:p>
          </table:table-cell>
          <table:table-cell table:number-columns-repeated="10"/>
        </table:table-row>
        <table:table-row table:style-name="ro1">
          <table:table-cell office:value-type="float" office:value="385109" calcext:value-type="float">
            <text:p>385109</text:p>
          </table:table-cell>
          <table:table-cell office:value-type="float" office:value="-0.0120144824121568" calcext:value-type="float">
            <text:p>-0.0120144824</text:p>
          </table:table-cell>
          <table:table-cell office:value-type="float" office:value="-0.841013768850976" calcext:value-type="float">
            <text:p>-0.8410137689</text:p>
          </table:table-cell>
          <table:table-cell table:number-columns-repeated="10"/>
        </table:table-row>
        <table:table-row table:style-name="ro1">
          <table:table-cell office:value-type="float" office:value="387364" calcext:value-type="float">
            <text:p>387364</text:p>
          </table:table-cell>
          <table:table-cell office:value-type="float" office:value="-0.0120144824121568" calcext:value-type="float">
            <text:p>-0.0120144824</text:p>
          </table:table-cell>
          <table:table-cell office:value-type="float" office:value="-0.841013768850976" calcext:value-type="float">
            <text:p>-0.8410137689</text:p>
          </table:table-cell>
          <table:table-cell table:number-columns-repeated="10"/>
        </table:table-row>
        <table:table-row table:style-name="ro1">
          <table:table-cell office:value-type="float" office:value="387364" calcext:value-type="float">
            <text:p>387364</text:p>
          </table:table-cell>
          <table:table-cell office:value-type="float" office:value="-0.0120144824121568" calcext:value-type="float">
            <text:p>-0.0120144824</text:p>
          </table:table-cell>
          <table:table-cell office:value-type="float" office:value="-0.841013768850976" calcext:value-type="float">
            <text:p>-0.8410137689</text:p>
          </table:table-cell>
          <table:table-cell table:number-columns-repeated="10"/>
        </table:table-row>
        <table:table-row table:style-name="ro1">
          <table:table-cell office:value-type="float" office:value="387364" calcext:value-type="float">
            <text:p>387364</text:p>
          </table:table-cell>
          <table:table-cell office:value-type="float" office:value="-0.0107243816886716" calcext:value-type="float">
            <text:p>-0.0107243817</text:p>
          </table:table-cell>
          <table:table-cell office:value-type="float" office:value="-0.750706718207014" calcext:value-type="float">
            <text:p>-0.7507067182</text:p>
          </table:table-cell>
          <table:table-cell table:number-columns-repeated="10"/>
        </table:table-row>
        <table:table-row table:style-name="ro1">
          <table:table-cell office:value-type="float" office:value="389620" calcext:value-type="float">
            <text:p>389620</text:p>
          </table:table-cell>
          <table:table-cell office:value-type="float" office:value="-0.0107243816886716" calcext:value-type="float">
            <text:p>-0.0107243817</text:p>
          </table:table-cell>
          <table:table-cell office:value-type="float" office:value="-0.750706718207014" calcext:value-type="float">
            <text:p>-0.7507067182</text:p>
          </table:table-cell>
          <table:table-cell table:number-columns-repeated="10"/>
        </table:table-row>
        <table:table-row table:style-name="ro1">
          <table:table-cell office:value-type="float" office:value="389620" calcext:value-type="float">
            <text:p>389620</text:p>
          </table:table-cell>
          <table:table-cell office:value-type="float" office:value="-0.0107243816886716" calcext:value-type="float">
            <text:p>-0.0107243817</text:p>
          </table:table-cell>
          <table:table-cell office:value-type="float" office:value="-0.750706718207014" calcext:value-type="float">
            <text:p>-0.7507067182</text:p>
          </table:table-cell>
          <table:table-cell table:number-columns-repeated="10"/>
        </table:table-row>
        <table:table-row table:style-name="ro1">
          <table:table-cell office:value-type="float" office:value="389620" calcext:value-type="float">
            <text:p>389620</text:p>
          </table:table-cell>
          <table:table-cell office:value-type="float" office:value="-0.0107243816886716" calcext:value-type="float">
            <text:p>-0.0107243817</text:p>
          </table:table-cell>
          <table:table-cell office:value-type="float" office:value="-0.750706718207014" calcext:value-type="float">
            <text:p>-0.7507067182</text:p>
          </table:table-cell>
          <table:table-cell table:number-columns-repeated="10"/>
        </table:table-row>
        <table:table-row table:style-name="ro1">
          <table:table-cell office:value-type="float" office:value="389620" calcext:value-type="float">
            <text:p>389620</text:p>
          </table:table-cell>
          <table:table-cell office:value-type="float" office:value="-0.00978480445868843" calcext:value-type="float">
            <text:p>-0.0097848045</text:p>
          </table:table-cell>
          <table:table-cell office:value-type="float" office:value="-0.68493631210819" calcext:value-type="float">
            <text:p>-0.6849363121</text:p>
          </table:table-cell>
          <table:table-cell table:number-columns-repeated="10"/>
        </table:table-row>
        <table:table-row table:style-name="ro1">
          <table:table-cell office:value-type="float" office:value="391878" calcext:value-type="float">
            <text:p>391878</text:p>
          </table:table-cell>
          <table:table-cell office:value-type="float" office:value="-0.00978480445868843" calcext:value-type="float">
            <text:p>-0.0097848045</text:p>
          </table:table-cell>
          <table:table-cell office:value-type="float" office:value="-0.68493631210819" calcext:value-type="float">
            <text:p>-0.6849363121</text:p>
          </table:table-cell>
          <table:table-cell table:number-columns-repeated="10"/>
        </table:table-row>
        <table:table-row table:style-name="ro1">
          <table:table-cell office:value-type="float" office:value="391878" calcext:value-type="float">
            <text:p>391878</text:p>
          </table:table-cell>
          <table:table-cell office:value-type="float" office:value="-0.00978480445868843" calcext:value-type="float">
            <text:p>-0.0097848045</text:p>
          </table:table-cell>
          <table:table-cell office:value-type="float" office:value="-0.68493631210819" calcext:value-type="float">
            <text:p>-0.6849363121</text:p>
          </table:table-cell>
          <table:table-cell table:number-columns-repeated="10"/>
        </table:table-row>
        <table:table-row table:style-name="ro1">
          <table:table-cell office:value-type="float" office:value="391878" calcext:value-type="float">
            <text:p>391878</text:p>
          </table:table-cell>
          <table:table-cell office:value-type="float" office:value="-0.0087620370331916" calcext:value-type="float">
            <text:p>-0.008762037</text:p>
          </table:table-cell>
          <table:table-cell office:value-type="float" office:value="-0.613342592323412" calcext:value-type="float">
            <text:p>-0.6133425923</text:p>
          </table:table-cell>
          <table:table-cell table:number-columns-repeated="10"/>
        </table:table-row>
        <table:table-row table:style-name="ro1">
          <table:table-cell office:value-type="float" office:value="394136" calcext:value-type="float">
            <text:p>394136</text:p>
          </table:table-cell>
          <table:table-cell office:value-type="float" office:value="-0.0087620370331916" calcext:value-type="float">
            <text:p>-0.008762037</text:p>
          </table:table-cell>
          <table:table-cell office:value-type="float" office:value="-0.613342592323412" calcext:value-type="float">
            <text:p>-0.6133425923</text:p>
          </table:table-cell>
          <table:table-cell table:number-columns-repeated="10"/>
        </table:table-row>
        <table:table-row table:style-name="ro1">
          <table:table-cell office:value-type="float" office:value="394136" calcext:value-type="float">
            <text:p>394136</text:p>
          </table:table-cell>
          <table:table-cell office:value-type="float" office:value="-0.0087620370331916" calcext:value-type="float">
            <text:p>-0.008762037</text:p>
          </table:table-cell>
          <table:table-cell office:value-type="float" office:value="-0.613342592323412" calcext:value-type="float">
            <text:p>-0.6133425923</text:p>
          </table:table-cell>
          <table:table-cell table:number-columns-repeated="10"/>
        </table:table-row>
        <table:table-row table:style-name="ro1">
          <table:table-cell office:value-type="float" office:value="394136" calcext:value-type="float">
            <text:p>394136</text:p>
          </table:table-cell>
          <table:table-cell office:value-type="float" office:value="-0.0087620370331916" calcext:value-type="float">
            <text:p>-0.008762037</text:p>
          </table:table-cell>
          <table:table-cell office:value-type="float" office:value="-0.613342592323412" calcext:value-type="float">
            <text:p>-0.6133425923</text:p>
          </table:table-cell>
          <table:table-cell table:number-columns-repeated="10"/>
        </table:table-row>
        <table:table-row table:style-name="ro1">
          <table:table-cell office:value-type="float" office:value="394136" calcext:value-type="float">
            <text:p>394136</text:p>
          </table:table-cell>
          <table:table-cell office:value-type="float" office:value="-0.00788583332987244" calcext:value-type="float">
            <text:p>-0.0078858333</text:p>
          </table:table-cell>
          <table:table-cell office:value-type="float" office:value="-0.552008333091071" calcext:value-type="float">
            <text:p>-0.5520083331</text:p>
          </table:table-cell>
          <table:table-cell table:number-columns-repeated="10"/>
        </table:table-row>
        <table:table-row table:style-name="ro1">
          <table:table-cell office:value-type="float" office:value="396390" calcext:value-type="float">
            <text:p>396390</text:p>
          </table:table-cell>
          <table:table-cell office:value-type="float" office:value="-0.00788583332987244" calcext:value-type="float">
            <text:p>-0.0078858333</text:p>
          </table:table-cell>
          <table:table-cell office:value-type="float" office:value="-0.552008333091071" calcext:value-type="float">
            <text:p>-0.5520083331</text:p>
          </table:table-cell>
          <table:table-cell table:number-columns-repeated="10"/>
        </table:table-row>
        <table:table-row table:style-name="ro1">
          <table:table-cell office:value-type="float" office:value="396390" calcext:value-type="float">
            <text:p>396390</text:p>
          </table:table-cell>
          <table:table-cell office:value-type="float" office:value="-0.00788583332987244" calcext:value-type="float">
            <text:p>-0.0078858333</text:p>
          </table:table-cell>
          <table:table-cell office:value-type="float" office:value="-0.552008333091071" calcext:value-type="float">
            <text:p>-0.5520083331</text:p>
          </table:table-cell>
          <table:table-cell table:number-columns-repeated="10"/>
        </table:table-row>
        <table:table-row table:style-name="ro1">
          <table:table-cell office:value-type="float" office:value="396390" calcext:value-type="float">
            <text:p>396390</text:p>
          </table:table-cell>
          <table:table-cell office:value-type="float" office:value="-0.00709724999688519" calcext:value-type="float">
            <text:p>-0.00709725</text:p>
          </table:table-cell>
          <table:table-cell office:value-type="float" office:value="-0.496807499781964" calcext:value-type="float">
            <text:p>-0.4968074998</text:p>
          </table:table-cell>
          <table:table-cell table:number-columns-repeated="10"/>
        </table:table-row>
        <table:table-row table:style-name="ro1">
          <table:table-cell office:value-type="float" office:value="398648" calcext:value-type="float">
            <text:p>398648</text:p>
          </table:table-cell>
          <table:table-cell office:value-type="float" office:value="-0.00709724999688519" calcext:value-type="float">
            <text:p>-0.00709725</text:p>
          </table:table-cell>
          <table:table-cell office:value-type="float" office:value="-0.496807499781964" calcext:value-type="float">
            <text:p>-0.4968074998</text:p>
          </table:table-cell>
          <table:table-cell table:number-columns-repeated="10"/>
        </table:table-row>
        <table:table-row table:style-name="ro1">
          <table:table-cell office:value-type="float" office:value="398648" calcext:value-type="float">
            <text:p>398648</text:p>
          </table:table-cell>
          <table:table-cell office:value-type="float" office:value="-0.00709724999688519" calcext:value-type="float">
            <text:p>-0.00709725</text:p>
          </table:table-cell>
          <table:table-cell office:value-type="float" office:value="-0.496807499781964" calcext:value-type="float">
            <text:p>-0.4968074998</text:p>
          </table:table-cell>
          <table:table-cell table:number-columns-repeated="10"/>
        </table:table-row>
        <table:table-row table:style-name="ro1">
          <table:table-cell office:value-type="float" office:value="398648" calcext:value-type="float">
            <text:p>398648</text:p>
          </table:table-cell>
          <table:table-cell office:value-type="float" office:value="-0.00709724999688519" calcext:value-type="float">
            <text:p>-0.00709725</text:p>
          </table:table-cell>
          <table:table-cell office:value-type="float" office:value="-0.496807499781964" calcext:value-type="float">
            <text:p>-0.4968074998</text:p>
          </table:table-cell>
          <table:table-cell table:number-columns-repeated="10"/>
        </table:table-row>
        <table:table-row table:style-name="ro1">
          <table:table-cell office:value-type="float" office:value="398648" calcext:value-type="float">
            <text:p>398648</text:p>
          </table:table-cell>
          <table:table-cell office:value-type="float" office:value="-0.00629871505048264" calcext:value-type="float">
            <text:p>-0.0062987151</text:p>
          </table:table-cell>
          <table:table-cell office:value-type="float" office:value="-0.440910053533785" calcext:value-type="float">
            <text:p>-0.4409100535</text:p>
          </table:table-cell>
          <table:table-cell table:number-columns-repeated="10"/>
        </table:table-row>
        <table:table-row table:style-name="ro1">
          <table:table-cell office:value-type="float" office:value="400900" calcext:value-type="float">
            <text:p>400900</text:p>
          </table:table-cell>
          <table:table-cell office:value-type="float" office:value="-0.00629871505048264" calcext:value-type="float">
            <text:p>-0.0062987151</text:p>
          </table:table-cell>
          <table:table-cell office:value-type="float" office:value="-0.440910053533785" calcext:value-type="float">
            <text:p>-0.4409100535</text:p>
          </table:table-cell>
          <table:table-cell table:number-columns-repeated="10"/>
        </table:table-row>
        <table:table-row table:style-name="ro1">
          <table:table-cell office:value-type="float" office:value="400900" calcext:value-type="float">
            <text:p>400900</text:p>
          </table:table-cell>
          <table:table-cell office:value-type="float" office:value="-0.00629871505048264" calcext:value-type="float">
            <text:p>-0.0062987151</text:p>
          </table:table-cell>
          <table:table-cell office:value-type="float" office:value="-0.440910053533785" calcext:value-type="float">
            <text:p>-0.4409100535</text:p>
          </table:table-cell>
          <table:table-cell table:number-columns-repeated="10"/>
        </table:table-row>
        <table:table-row table:style-name="ro1">
          <table:table-cell office:value-type="float" office:value="400900" calcext:value-type="float">
            <text:p>400900</text:p>
          </table:table-cell>
          <table:table-cell office:value-type="float" office:value="-0.00566884354543438" calcext:value-type="float">
            <text:p>-0.0056688435</text:p>
          </table:table-cell>
          <table:table-cell office:value-type="float" office:value="-0.396819048180406" calcext:value-type="float">
            <text:p>-0.3968190482</text:p>
          </table:table-cell>
          <table:table-cell table:number-columns-repeated="10"/>
        </table:table-row>
        <table:table-row table:style-name="ro1">
          <table:table-cell office:value-type="float" office:value="400900" calcext:value-type="float">
            <text:p>400900</text:p>
          </table:table-cell>
          <table:table-cell office:value-type="float" office:value="-0.00566884354543438" calcext:value-type="float">
            <text:p>-0.0056688435</text:p>
          </table:table-cell>
          <table:table-cell office:value-type="float" office:value="-0.396819048180406" calcext:value-type="float">
            <text:p>-0.3968190482</text:p>
          </table:table-cell>
          <table:table-cell table:number-columns-repeated="10"/>
        </table:table-row>
        <table:table-row table:style-name="ro1">
          <table:table-cell office:value-type="float" office:value="403159" calcext:value-type="float">
            <text:p>403159</text:p>
          </table:table-cell>
          <table:table-cell office:value-type="float" office:value="-0.00566884354543438" calcext:value-type="float">
            <text:p>-0.0056688435</text:p>
          </table:table-cell>
          <table:table-cell office:value-type="float" office:value="-0.396819048180406" calcext:value-type="float">
            <text:p>-0.3968190482</text:p>
          </table:table-cell>
          <table:table-cell table:number-columns-repeated="10"/>
        </table:table-row>
        <table:table-row table:style-name="ro1">
          <table:table-cell office:value-type="float" office:value="403159" calcext:value-type="float">
            <text:p>403159</text:p>
          </table:table-cell>
          <table:table-cell office:value-type="float" office:value="-0.00566884354543438" calcext:value-type="float">
            <text:p>-0.0056688435</text:p>
          </table:table-cell>
          <table:table-cell office:value-type="float" office:value="-0.396819048180406" calcext:value-type="float">
            <text:p>-0.3968190482</text:p>
          </table:table-cell>
          <table:table-cell table:number-columns-repeated="10"/>
        </table:table-row>
        <table:table-row table:style-name="ro1">
          <table:table-cell office:value-type="float" office:value="403159" calcext:value-type="float">
            <text:p>403159</text:p>
          </table:table-cell>
          <table:table-cell office:value-type="float" office:value="-0.00510195919089094" calcext:value-type="float">
            <text:p>-0.0051019592</text:p>
          </table:table-cell>
          <table:table-cell office:value-type="float" office:value="-0.357137143362366" calcext:value-type="float">
            <text:p>-0.3571371434</text:p>
          </table:table-cell>
          <table:table-cell table:number-columns-repeated="10"/>
        </table:table-row>
        <table:table-row table:style-name="ro1">
          <table:table-cell office:value-type="float" office:value="405419" calcext:value-type="float">
            <text:p>405419</text:p>
          </table:table-cell>
          <table:table-cell office:value-type="float" office:value="-0.00510195919089094" calcext:value-type="float">
            <text:p>-0.0051019592</text:p>
          </table:table-cell>
          <table:table-cell office:value-type="float" office:value="-0.357137143362366" calcext:value-type="float">
            <text:p>-0.3571371434</text:p>
          </table:table-cell>
          <table:table-cell table:number-columns-repeated="10"/>
        </table:table-row>
        <table:table-row table:style-name="ro1">
          <table:table-cell office:value-type="float" office:value="405419" calcext:value-type="float">
            <text:p>405419</text:p>
          </table:table-cell>
          <table:table-cell office:value-type="float" office:value="-0.00510195919089094" calcext:value-type="float">
            <text:p>-0.0051019592</text:p>
          </table:table-cell>
          <table:table-cell office:value-type="float" office:value="-0.357137143362366" calcext:value-type="float">
            <text:p>-0.3571371434</text:p>
          </table:table-cell>
          <table:table-cell table:number-columns-repeated="10"/>
        </table:table-row>
        <table:table-row table:style-name="ro1">
          <table:table-cell office:value-type="float" office:value="405419" calcext:value-type="float">
            <text:p>405419</text:p>
          </table:table-cell>
          <table:table-cell office:value-type="float" office:value="-0.00510195919089094" calcext:value-type="float">
            <text:p>-0.0051019592</text:p>
          </table:table-cell>
          <table:table-cell office:value-type="float" office:value="-0.357137143362366" calcext:value-type="float">
            <text:p>-0.3571371434</text:p>
          </table:table-cell>
          <table:table-cell table:number-columns-repeated="10"/>
        </table:table-row>
        <table:table-row table:style-name="ro1">
          <table:table-cell office:value-type="float" office:value="405419" calcext:value-type="float">
            <text:p>405419</text:p>
          </table:table-cell>
          <table:table-cell office:value-type="float" office:value="-0.00463618797193512" calcext:value-type="float">
            <text:p>-0.004636188</text:p>
          </table:table-cell>
          <table:table-cell office:value-type="float" office:value="-0.324533158035458" calcext:value-type="float">
            <text:p>-0.324533158</text:p>
          </table:table-cell>
          <table:table-cell table:number-columns-repeated="10"/>
        </table:table-row>
        <table:table-row table:style-name="ro1">
          <table:table-cell office:value-type="float" office:value="407670" calcext:value-type="float">
            <text:p>407670</text:p>
          </table:table-cell>
          <table:table-cell office:value-type="float" office:value="-0.00463618797193512" calcext:value-type="float">
            <text:p>-0.004636188</text:p>
          </table:table-cell>
          <table:table-cell office:value-type="float" office:value="-0.324533158035458" calcext:value-type="float">
            <text:p>-0.324533158</text:p>
          </table:table-cell>
          <table:table-cell table:number-columns-repeated="10"/>
        </table:table-row>
        <table:table-row table:style-name="ro1">
          <table:table-cell office:value-type="float" office:value="407670" calcext:value-type="float">
            <text:p>407670</text:p>
          </table:table-cell>
          <table:table-cell office:value-type="float" office:value="-0.00463618797193512" calcext:value-type="float">
            <text:p>-0.004636188</text:p>
          </table:table-cell>
          <table:table-cell office:value-type="float" office:value="-0.324533158035458" calcext:value-type="float">
            <text:p>-0.324533158</text:p>
          </table:table-cell>
          <table:table-cell table:number-columns-repeated="10"/>
        </table:table-row>
        <table:table-row table:style-name="ro1">
          <table:table-cell office:value-type="float" office:value="407670" calcext:value-type="float">
            <text:p>407670</text:p>
          </table:table-cell>
          <table:table-cell office:value-type="float" office:value="-0.00421675830421576" calcext:value-type="float">
            <text:p>-0.0042167583</text:p>
          </table:table-cell>
          <table:table-cell office:value-type="float" office:value="-0.295173081295103" calcext:value-type="float">
            <text:p>-0.2951730813</text:p>
          </table:table-cell>
          <table:table-cell table:number-columns-repeated="10"/>
        </table:table-row>
        <table:table-row table:style-name="ro1">
          <table:table-cell office:value-type="float" office:value="409933" calcext:value-type="float">
            <text:p>409933</text:p>
          </table:table-cell>
          <table:table-cell office:value-type="float" office:value="-0.00421675830421576" calcext:value-type="float">
            <text:p>-0.0042167583</text:p>
          </table:table-cell>
          <table:table-cell office:value-type="float" office:value="-0.295173081295103" calcext:value-type="float">
            <text:p>-0.2951730813</text:p>
          </table:table-cell>
          <table:table-cell table:number-columns-repeated="10"/>
        </table:table-row>
        <table:table-row table:style-name="ro1">
          <table:table-cell office:value-type="float" office:value="409933" calcext:value-type="float">
            <text:p>409933</text:p>
          </table:table-cell>
          <table:table-cell office:value-type="float" office:value="-0.00421675830421576" calcext:value-type="float">
            <text:p>-0.0042167583</text:p>
          </table:table-cell>
          <table:table-cell office:value-type="float" office:value="-0.295173081295103" calcext:value-type="float">
            <text:p>-0.2951730813</text:p>
          </table:table-cell>
          <table:table-cell table:number-columns-repeated="10"/>
        </table:table-row>
        <table:table-row table:style-name="ro1">
          <table:table-cell office:value-type="float" office:value="409933" calcext:value-type="float">
            <text:p>409933</text:p>
          </table:table-cell>
          <table:table-cell office:value-type="float" office:value="-0.00421675830421576" calcext:value-type="float">
            <text:p>-0.0042167583</text:p>
          </table:table-cell>
          <table:table-cell office:value-type="float" office:value="-0.295173081295103" calcext:value-type="float">
            <text:p>-0.2951730813</text:p>
          </table:table-cell>
          <table:table-cell table:number-columns-repeated="10"/>
        </table:table-row>
        <table:table-row table:style-name="ro1">
          <table:table-cell office:value-type="float" office:value="409933" calcext:value-type="float">
            <text:p>409933</text:p>
          </table:table-cell>
          <table:table-cell office:value-type="float" office:value="-0.00379508247379418" calcext:value-type="float">
            <text:p>-0.0037950825</text:p>
          </table:table-cell>
          <table:table-cell office:value-type="float" office:value="-0.265655773165593" calcext:value-type="float">
            <text:p>-0.2656557732</text:p>
          </table:table-cell>
          <table:table-cell table:number-columns-repeated="10"/>
        </table:table-row>
        <table:table-row table:style-name="ro1">
          <table:table-cell office:value-type="float" office:value="412187" calcext:value-type="float">
            <text:p>412187</text:p>
          </table:table-cell>
          <table:table-cell office:value-type="float" office:value="-0.00379508247379418" calcext:value-type="float">
            <text:p>-0.0037950825</text:p>
          </table:table-cell>
          <table:table-cell office:value-type="float" office:value="-0.265655773165593" calcext:value-type="float">
            <text:p>-0.2656557732</text:p>
          </table:table-cell>
          <table:table-cell table:number-columns-repeated="10"/>
        </table:table-row>
        <table:table-row table:style-name="ro1">
          <table:table-cell office:value-type="float" office:value="412187" calcext:value-type="float">
            <text:p>412187</text:p>
          </table:table-cell>
          <table:table-cell office:value-type="float" office:value="-0.00379508247379418" calcext:value-type="float">
            <text:p>-0.0037950825</text:p>
          </table:table-cell>
          <table:table-cell office:value-type="float" office:value="-0.265655773165593" calcext:value-type="float">
            <text:p>-0.2656557732</text:p>
          </table:table-cell>
          <table:table-cell table:number-columns-repeated="10"/>
        </table:table-row>
        <table:table-row table:style-name="ro1">
          <table:table-cell office:value-type="float" office:value="412187" calcext:value-type="float">
            <text:p>412187</text:p>
          </table:table-cell>
          <table:table-cell office:value-type="float" office:value="-0.00346035702981826" calcext:value-type="float">
            <text:p>-0.003460357</text:p>
          </table:table-cell>
          <table:table-cell office:value-type="float" office:value="-0.242224992087278" calcext:value-type="float">
            <text:p>-0.2422249921</text:p>
          </table:table-cell>
          <table:table-cell table:number-columns-repeated="10"/>
        </table:table-row>
        <table:table-row table:style-name="ro1">
          <table:table-cell office:value-type="float" office:value="414420" calcext:value-type="float">
            <text:p>414420</text:p>
          </table:table-cell>
          <table:table-cell office:value-type="float" office:value="-0.00346035702981826" calcext:value-type="float">
            <text:p>-0.003460357</text:p>
          </table:table-cell>
          <table:table-cell office:value-type="float" office:value="-0.242224992087278" calcext:value-type="float">
            <text:p>-0.2422249921</text:p>
          </table:table-cell>
          <table:table-cell table:number-columns-repeated="10"/>
        </table:table-row>
        <table:table-row table:style-name="ro1">
          <table:table-cell office:value-type="float" office:value="414420" calcext:value-type="float">
            <text:p>414420</text:p>
          </table:table-cell>
          <table:table-cell office:value-type="float" office:value="-0.00346035702981826" calcext:value-type="float">
            <text:p>-0.003460357</text:p>
          </table:table-cell>
          <table:table-cell office:value-type="float" office:value="-0.242224992087278" calcext:value-type="float">
            <text:p>-0.2422249921</text:p>
          </table:table-cell>
          <table:table-cell table:number-columns-repeated="10"/>
        </table:table-row>
        <table:table-row table:style-name="ro1">
          <table:table-cell office:value-type="float" office:value="414420" calcext:value-type="float">
            <text:p>414420</text:p>
          </table:table-cell>
          <table:table-cell office:value-type="float" office:value="-0.00346035702981826" calcext:value-type="float">
            <text:p>-0.003460357</text:p>
          </table:table-cell>
          <table:table-cell office:value-type="float" office:value="-0.242224992087278" calcext:value-type="float">
            <text:p>-0.2422249921</text:p>
          </table:table-cell>
          <table:table-cell table:number-columns-repeated="10"/>
        </table:table-row>
        <table:table-row table:style-name="ro1">
          <table:table-cell office:value-type="float" office:value="414420" calcext:value-type="float">
            <text:p>414420</text:p>
          </table:table-cell>
          <table:table-cell office:value-type="float" office:value="-0.00302515503169599" calcext:value-type="float">
            <text:p>-0.003025155</text:p>
          </table:table-cell>
          <table:table-cell office:value-type="float" office:value="-0.21176085221872" calcext:value-type="float">
            <text:p>-0.2117608522</text:p>
          </table:table-cell>
          <table:table-cell table:number-columns-repeated="10"/>
        </table:table-row>
        <table:table-row table:style-name="ro1">
          <table:table-cell office:value-type="float" office:value="416663" calcext:value-type="float">
            <text:p>416663</text:p>
          </table:table-cell>
          <table:table-cell office:value-type="float" office:value="-0.00302515503169599" calcext:value-type="float">
            <text:p>-0.003025155</text:p>
          </table:table-cell>
          <table:table-cell office:value-type="float" office:value="-0.21176085221872" calcext:value-type="float">
            <text:p>-0.2117608522</text:p>
          </table:table-cell>
          <table:table-cell table:number-columns-repeated="10"/>
        </table:table-row>
        <table:table-row table:style-name="ro1">
          <table:table-cell office:value-type="float" office:value="416663" calcext:value-type="float">
            <text:p>416663</text:p>
          </table:table-cell>
          <table:table-cell office:value-type="float" office:value="-0.00302515503169599" calcext:value-type="float">
            <text:p>-0.003025155</text:p>
          </table:table-cell>
          <table:table-cell office:value-type="float" office:value="-0.21176085221872" calcext:value-type="float">
            <text:p>-0.2117608522</text:p>
          </table:table-cell>
          <table:table-cell table:number-columns-repeated="10"/>
        </table:table-row>
        <table:table-row table:style-name="ro1">
          <table:table-cell office:value-type="float" office:value="416663" calcext:value-type="float">
            <text:p>416663</text:p>
          </table:table-cell>
          <table:table-cell office:value-type="float" office:value="-0.0027226395285264" calcext:value-type="float">
            <text:p>-0.0027226395</text:p>
          </table:table-cell>
          <table:table-cell office:value-type="float" office:value="-0.190584766996848" calcext:value-type="float">
            <text:p>-0.190584767</text:p>
          </table:table-cell>
          <table:table-cell table:number-columns-repeated="10"/>
        </table:table-row>
        <table:table-row table:style-name="ro1">
          <table:table-cell office:value-type="float" office:value="418912" calcext:value-type="float">
            <text:p>418912</text:p>
          </table:table-cell>
          <table:table-cell office:value-type="float" office:value="-0.0027226395285264" calcext:value-type="float">
            <text:p>-0.0027226395</text:p>
          </table:table-cell>
          <table:table-cell office:value-type="float" office:value="-0.190584766996848" calcext:value-type="float">
            <text:p>-0.190584767</text:p>
          </table:table-cell>
          <table:table-cell table:number-columns-repeated="10"/>
        </table:table-row>
        <table:table-row table:style-name="ro1">
          <table:table-cell office:value-type="float" office:value="418912" calcext:value-type="float">
            <text:p>418912</text:p>
          </table:table-cell>
          <table:table-cell office:value-type="float" office:value="-0.0027226395285264" calcext:value-type="float">
            <text:p>-0.0027226395</text:p>
          </table:table-cell>
          <table:table-cell office:value-type="float" office:value="-0.190584766996848" calcext:value-type="float">
            <text:p>-0.190584767</text:p>
          </table:table-cell>
          <table:table-cell table:number-columns-repeated="10"/>
        </table:table-row>
        <table:table-row table:style-name="ro1">
          <table:table-cell office:value-type="float" office:value="418912" calcext:value-type="float">
            <text:p>418912</text:p>
          </table:table-cell>
          <table:table-cell office:value-type="float" office:value="-0.0027226395285264" calcext:value-type="float">
            <text:p>-0.0027226395</text:p>
          </table:table-cell>
          <table:table-cell office:value-type="float" office:value="-0.190584766996848" calcext:value-type="float">
            <text:p>-0.190584767</text:p>
          </table:table-cell>
          <table:table-cell table:number-columns-repeated="10"/>
        </table:table-row>
        <table:table-row table:style-name="ro1">
          <table:table-cell office:value-type="float" office:value="418912" calcext:value-type="float">
            <text:p>418912</text:p>
          </table:table-cell>
          <table:table-cell office:value-type="float" office:value="-0.00240610820072909" calcext:value-type="float">
            <text:p>-0.0024061082</text:p>
          </table:table-cell>
          <table:table-cell office:value-type="float" office:value="-0.168427574051036" calcext:value-type="float">
            <text:p>-0.1684275741</text:p>
          </table:table-cell>
          <table:table-cell table:number-columns-repeated="10"/>
        </table:table-row>
        <table:table-row table:style-name="ro1">
          <table:table-cell office:value-type="float" office:value="421171" calcext:value-type="float">
            <text:p>421171</text:p>
          </table:table-cell>
          <table:table-cell office:value-type="float" office:value="-0.00240610820072909" calcext:value-type="float">
            <text:p>-0.0024061082</text:p>
          </table:table-cell>
          <table:table-cell office:value-type="float" office:value="-0.168427574051036" calcext:value-type="float">
            <text:p>-0.1684275741</text:p>
          </table:table-cell>
          <table:table-cell table:number-columns-repeated="10"/>
        </table:table-row>
        <table:table-row table:style-name="ro1">
          <table:table-cell office:value-type="float" office:value="421171" calcext:value-type="float">
            <text:p>421171</text:p>
          </table:table-cell>
          <table:table-cell office:value-type="float" office:value="-0.00240610820072909" calcext:value-type="float">
            <text:p>-0.0024061082</text:p>
          </table:table-cell>
          <table:table-cell office:value-type="float" office:value="-0.168427574051036" calcext:value-type="float">
            <text:p>-0.1684275741</text:p>
          </table:table-cell>
          <table:table-cell table:number-columns-repeated="10"/>
        </table:table-row>
        <table:table-row table:style-name="ro1">
          <table:table-cell office:value-type="float" office:value="421171" calcext:value-type="float">
            <text:p>421171</text:p>
          </table:table-cell>
          <table:table-cell office:value-type="float" office:value="-0.00240610820072909" calcext:value-type="float">
            <text:p>-0.0024061082</text:p>
          </table:table-cell>
          <table:table-cell office:value-type="float" office:value="-0.168427574051036" calcext:value-type="float">
            <text:p>-0.1684275741</text:p>
          </table:table-cell>
          <table:table-cell table:number-columns-repeated="10"/>
        </table:table-row>
        <table:table-row table:style-name="ro1">
          <table:table-cell office:value-type="float" office:value="421171" calcext:value-type="float">
            <text:p>421171</text:p>
          </table:table-cell>
          <table:table-cell office:value-type="float" office:value="-0.00225414986292568" calcext:value-type="float">
            <text:p>-0.0022541499</text:p>
          </table:table-cell>
          <table:table-cell office:value-type="float" office:value="-0.157790490404798" calcext:value-type="float">
            <text:p>-0.1577904904</text:p>
          </table:table-cell>
          <table:table-cell table:number-columns-repeated="10"/>
        </table:table-row>
        <table:table-row table:style-name="ro1">
          <table:table-cell office:value-type="float" office:value="423427" calcext:value-type="float">
            <text:p>423427</text:p>
          </table:table-cell>
          <table:table-cell office:value-type="float" office:value="-0.00225414986292568" calcext:value-type="float">
            <text:p>-0.0022541499</text:p>
          </table:table-cell>
          <table:table-cell office:value-type="float" office:value="-0.157790490404798" calcext:value-type="float">
            <text:p>-0.1577904904</text:p>
          </table:table-cell>
          <table:table-cell table:number-columns-repeated="10"/>
        </table:table-row>
        <table:table-row table:style-name="ro1">
          <table:table-cell office:value-type="float" office:value="423427" calcext:value-type="float">
            <text:p>423427</text:p>
          </table:table-cell>
          <table:table-cell office:value-type="float" office:value="-0.00225414986292568" calcext:value-type="float">
            <text:p>-0.0022541499</text:p>
          </table:table-cell>
          <table:table-cell office:value-type="float" office:value="-0.157790490404798" calcext:value-type="float">
            <text:p>-0.1577904904</text:p>
          </table:table-cell>
          <table:table-cell table:number-columns-repeated="10"/>
        </table:table-row>
        <table:table-row table:style-name="ro1">
          <table:table-cell office:value-type="float" office:value="423427" calcext:value-type="float">
            <text:p>423427</text:p>
          </table:table-cell>
          <table:table-cell office:value-type="float" office:value="-0.0019844870890225" calcext:value-type="float">
            <text:p>-0.0019844871</text:p>
          </table:table-cell>
          <table:table-cell office:value-type="float" office:value="-0.138914096231575" calcext:value-type="float">
            <text:p>-0.1389140962</text:p>
          </table:table-cell>
          <table:table-cell table:number-columns-repeated="10"/>
        </table:table-row>
        <table:table-row table:style-name="ro1">
          <table:table-cell office:value-type="float" office:value="425687" calcext:value-type="float">
            <text:p>425687</text:p>
          </table:table-cell>
          <table:table-cell office:value-type="float" office:value="-0.0019844870890225" calcext:value-type="float">
            <text:p>-0.0019844871</text:p>
          </table:table-cell>
          <table:table-cell office:value-type="float" office:value="-0.138914096231575" calcext:value-type="float">
            <text:p>-0.1389140962</text:p>
          </table:table-cell>
          <table:table-cell table:number-columns-repeated="10"/>
        </table:table-row>
        <table:table-row table:style-name="ro1">
          <table:table-cell office:value-type="float" office:value="425687" calcext:value-type="float">
            <text:p>425687</text:p>
          </table:table-cell>
          <table:table-cell office:value-type="float" office:value="-0.0019844870890225" calcext:value-type="float">
            <text:p>-0.0019844871</text:p>
          </table:table-cell>
          <table:table-cell office:value-type="float" office:value="-0.138914096231575" calcext:value-type="float">
            <text:p>-0.1389140962</text:p>
          </table:table-cell>
          <table:table-cell table:number-columns-repeated="10"/>
        </table:table-row>
        <table:table-row table:style-name="ro1">
          <table:table-cell office:value-type="float" office:value="425687" calcext:value-type="float">
            <text:p>425687</text:p>
          </table:table-cell>
          <table:table-cell office:value-type="float" office:value="-0.0019844870890225" calcext:value-type="float">
            <text:p>-0.0019844871</text:p>
          </table:table-cell>
          <table:table-cell office:value-type="float" office:value="-0.138914096231575" calcext:value-type="float">
            <text:p>-0.1389140962</text:p>
          </table:table-cell>
          <table:table-cell table:number-columns-repeated="10"/>
        </table:table-row>
        <table:table-row table:style-name="ro1">
          <table:table-cell office:value-type="float" office:value="425687" calcext:value-type="float">
            <text:p>425687</text:p>
          </table:table-cell>
          <table:table-cell office:value-type="float" office:value="-0.00178603838012025" calcext:value-type="float">
            <text:p>-0.0017860384</text:p>
          </table:table-cell>
          <table:table-cell office:value-type="float" office:value="-0.125022686608417" calcext:value-type="float">
            <text:p>-0.1250226866</text:p>
          </table:table-cell>
          <table:table-cell table:number-columns-repeated="10"/>
        </table:table-row>
        <table:table-row table:style-name="ro1">
          <table:table-cell office:value-type="float" office:value="427936" calcext:value-type="float">
            <text:p>427936</text:p>
          </table:table-cell>
          <table:table-cell office:value-type="float" office:value="-0.00178603838012025" calcext:value-type="float">
            <text:p>-0.0017860384</text:p>
          </table:table-cell>
          <table:table-cell office:value-type="float" office:value="-0.125022686608417" calcext:value-type="float">
            <text:p>-0.1250226866</text:p>
          </table:table-cell>
          <table:table-cell table:number-columns-repeated="10"/>
        </table:table-row>
        <table:table-row table:style-name="ro1">
          <table:table-cell office:value-type="float" office:value="427936" calcext:value-type="float">
            <text:p>427936</text:p>
          </table:table-cell>
          <table:table-cell office:value-type="float" office:value="-0.00178603838012025" calcext:value-type="float">
            <text:p>-0.0017860384</text:p>
          </table:table-cell>
          <table:table-cell office:value-type="float" office:value="-0.125022686608417" calcext:value-type="float">
            <text:p>-0.1250226866</text:p>
          </table:table-cell>
          <table:table-cell table:number-columns-repeated="10"/>
        </table:table-row>
        <table:table-row table:style-name="ro1">
          <table:table-cell office:value-type="float" office:value="427936" calcext:value-type="float">
            <text:p>427936</text:p>
          </table:table-cell>
          <table:table-cell office:value-type="float" office:value="-0.00160743454210822" calcext:value-type="float">
            <text:p>-0.0016074345</text:p>
          </table:table-cell>
          <table:table-cell office:value-type="float" office:value="-0.112520417947576" calcext:value-type="float">
            <text:p>-0.1125204179</text:p>
          </table:table-cell>
          <table:table-cell table:number-columns-repeated="10"/>
        </table:table-row>
        <table:table-row table:style-name="ro1">
          <table:table-cell office:value-type="float" office:value="430186" calcext:value-type="float">
            <text:p>430186</text:p>
          </table:table-cell>
          <table:table-cell office:value-type="float" office:value="-0.00160743454210822" calcext:value-type="float">
            <text:p>-0.0016074345</text:p>
          </table:table-cell>
          <table:table-cell office:value-type="float" office:value="-0.112520417947576" calcext:value-type="float">
            <text:p>-0.1125204179</text:p>
          </table:table-cell>
          <table:table-cell table:number-columns-repeated="10"/>
        </table:table-row>
        <table:table-row table:style-name="ro1">
          <table:table-cell office:value-type="float" office:value="430186" calcext:value-type="float">
            <text:p>430186</text:p>
          </table:table-cell>
          <table:table-cell office:value-type="float" office:value="-0.00160743454210822" calcext:value-type="float">
            <text:p>-0.0016074345</text:p>
          </table:table-cell>
          <table:table-cell office:value-type="float" office:value="-0.112520417947576" calcext:value-type="float">
            <text:p>-0.1125204179</text:p>
          </table:table-cell>
          <table:table-cell table:number-columns-repeated="10"/>
        </table:table-row>
        <table:table-row table:style-name="ro1">
          <table:table-cell office:value-type="float" office:value="430186" calcext:value-type="float">
            <text:p>430186</text:p>
          </table:table-cell>
          <table:table-cell office:value-type="float" office:value="-0.00160743454210822" calcext:value-type="float">
            <text:p>-0.0016074345</text:p>
          </table:table-cell>
          <table:table-cell office:value-type="float" office:value="-0.112520417947576" calcext:value-type="float">
            <text:p>-0.1125204179</text:p>
          </table:table-cell>
          <table:table-cell table:number-columns-repeated="10"/>
        </table:table-row>
        <table:table-row table:style-name="ro1">
          <table:table-cell office:value-type="float" office:value="430186" calcext:value-type="float">
            <text:p>430186</text:p>
          </table:table-cell>
          <table:table-cell office:value-type="float" office:value="-0.00149091930550023" calcext:value-type="float">
            <text:p>-0.0014909193</text:p>
          </table:table-cell>
          <table:table-cell office:value-type="float" office:value="-0.104364351385016" calcext:value-type="float">
            <text:p>-0.1043643514</text:p>
          </table:table-cell>
          <table:table-cell table:number-columns-repeated="10"/>
        </table:table-row>
        <table:table-row table:style-name="ro1">
          <table:table-cell office:value-type="float" office:value="432447" calcext:value-type="float">
            <text:p>432447</text:p>
          </table:table-cell>
          <table:table-cell office:value-type="float" office:value="-0.00149091930550023" calcext:value-type="float">
            <text:p>-0.0014909193</text:p>
          </table:table-cell>
          <table:table-cell office:value-type="float" office:value="-0.104364351385016" calcext:value-type="float">
            <text:p>-0.1043643514</text:p>
          </table:table-cell>
          <table:table-cell table:number-columns-repeated="10"/>
        </table:table-row>
        <table:table-row table:style-name="ro1">
          <table:table-cell office:value-type="float" office:value="432447" calcext:value-type="float">
            <text:p>432447</text:p>
          </table:table-cell>
          <table:table-cell office:value-type="float" office:value="-0.00149091930550023" calcext:value-type="float">
            <text:p>-0.0014909193</text:p>
          </table:table-cell>
          <table:table-cell office:value-type="float" office:value="-0.104364351385016" calcext:value-type="float">
            <text:p>-0.1043643514</text:p>
          </table:table-cell>
          <table:table-cell table:number-columns-repeated="10"/>
        </table:table-row>
        <table:table-row table:style-name="ro1">
          <table:table-cell office:value-type="float" office:value="432447" calcext:value-type="float">
            <text:p>432447</text:p>
          </table:table-cell>
          <table:table-cell office:value-type="float" office:value="-0.00112029436653195" calcext:value-type="float">
            <text:p>-0.0011202944</text:p>
          </table:table-cell>
          <table:table-cell office:value-type="float" office:value="-0.0784206056572368" calcext:value-type="float">
            <text:p>-0.0784206057</text:p>
          </table:table-cell>
          <table:table-cell table:number-columns-repeated="10"/>
        </table:table-row>
        <table:table-row table:style-name="ro1">
          <table:table-cell office:value-type="float" office:value="434704" calcext:value-type="float">
            <text:p>434704</text:p>
          </table:table-cell>
          <table:table-cell office:value-type="float" office:value="-0.00112029436653195" calcext:value-type="float">
            <text:p>-0.0011202944</text:p>
          </table:table-cell>
          <table:table-cell office:value-type="float" office:value="-0.0784206056572368" calcext:value-type="float">
            <text:p>-0.0784206057</text:p>
          </table:table-cell>
          <table:table-cell table:number-columns-repeated="10"/>
        </table:table-row>
        <table:table-row table:style-name="ro1">
          <table:table-cell office:value-type="float" office:value="434704" calcext:value-type="float">
            <text:p>434704</text:p>
          </table:table-cell>
          <table:table-cell office:value-type="float" office:value="-0.00112029436653195" calcext:value-type="float">
            <text:p>-0.0011202944</text:p>
          </table:table-cell>
          <table:table-cell office:value-type="float" office:value="-0.0784206056572368" calcext:value-type="float">
            <text:p>-0.0784206057</text:p>
          </table:table-cell>
          <table:table-cell table:number-columns-repeated="10"/>
        </table:table-row>
        <table:table-row table:style-name="ro1">
          <table:table-cell office:value-type="float" office:value="434704" calcext:value-type="float">
            <text:p>434704</text:p>
          </table:table-cell>
          <table:table-cell office:value-type="float" office:value="-0.00112029436653195" calcext:value-type="float">
            <text:p>-0.0011202944</text:p>
          </table:table-cell>
          <table:table-cell office:value-type="float" office:value="-0.0784206056572368" calcext:value-type="float">
            <text:p>-0.0784206057</text:p>
          </table:table-cell>
          <table:table-cell table:number-columns-repeated="10"/>
        </table:table-row>
        <table:table-row table:style-name="ro1">
          <table:table-cell office:value-type="float" office:value="434704" calcext:value-type="float">
            <text:p>434704</text:p>
          </table:table-cell>
          <table:table-cell office:value-type="float" office:value="-0.00127469477002085" calcext:value-type="float">
            <text:p>-0.0012746948</text:p>
          </table:table-cell>
          <table:table-cell office:value-type="float" office:value="-0.0892286339014598" calcext:value-type="float">
            <text:p>-0.0892286339</text:p>
          </table:table-cell>
          <table:table-cell table:number-columns-repeated="10"/>
        </table:table-row>
        <table:table-row table:style-name="ro1">
          <table:table-cell office:value-type="float" office:value="436956" calcext:value-type="float">
            <text:p>436956</text:p>
          </table:table-cell>
          <table:table-cell office:value-type="float" office:value="-0.00127469477002085" calcext:value-type="float">
            <text:p>-0.0012746948</text:p>
          </table:table-cell>
          <table:table-cell office:value-type="float" office:value="-0.0892286339014598" calcext:value-type="float">
            <text:p>-0.0892286339</text:p>
          </table:table-cell>
          <table:table-cell table:number-columns-repeated="10"/>
        </table:table-row>
        <table:table-row table:style-name="ro1">
          <table:table-cell office:value-type="float" office:value="436956" calcext:value-type="float">
            <text:p>436956</text:p>
          </table:table-cell>
          <table:table-cell office:value-type="float" office:value="-0.00127469477002085" calcext:value-type="float">
            <text:p>-0.0012746948</text:p>
          </table:table-cell>
          <table:table-cell office:value-type="float" office:value="-0.0892286339014598" calcext:value-type="float">
            <text:p>-0.0892286339</text:p>
          </table:table-cell>
          <table:table-cell table:number-columns-repeated="10"/>
        </table:table-row>
        <table:table-row table:style-name="ro1">
          <table:table-cell office:value-type="float" office:value="436956" calcext:value-type="float">
            <text:p>436956</text:p>
          </table:table-cell>
          <table:table-cell office:value-type="float" office:value="-0.00105865133376279" calcext:value-type="float">
            <text:p>-0.0010586513</text:p>
          </table:table-cell>
          <table:table-cell office:value-type="float" office:value="-0.0741055933633953" calcext:value-type="float">
            <text:p>-0.0741055934</text:p>
          </table:table-cell>
          <table:table-cell table:number-columns-repeated="10"/>
        </table:table-row>
        <table:table-row table:style-name="ro1">
          <table:table-cell office:value-type="float" office:value="436956" calcext:value-type="float">
            <text:p>436956</text:p>
          </table:table-cell>
          <table:table-cell office:value-type="float" office:value="-0.00105865133376279" calcext:value-type="float">
            <text:p>-0.0010586513</text:p>
          </table:table-cell>
          <table:table-cell office:value-type="float" office:value="-0.0741055933633953" calcext:value-type="float">
            <text:p>-0.0741055934</text:p>
          </table:table-cell>
          <table:table-cell table:number-columns-repeated="10"/>
        </table:table-row>
        <table:table-row table:style-name="ro1">
          <table:table-cell office:value-type="float" office:value="439214" calcext:value-type="float">
            <text:p>439214</text:p>
          </table:table-cell>
          <table:table-cell office:value-type="float" office:value="-0.00105865133376279" calcext:value-type="float">
            <text:p>-0.0010586513</text:p>
          </table:table-cell>
          <table:table-cell office:value-type="float" office:value="-0.0741055933633953" calcext:value-type="float">
            <text:p>-0.0741055934</text:p>
          </table:table-cell>
          <table:table-cell table:number-columns-repeated="10"/>
        </table:table-row>
        <table:table-row table:style-name="ro1">
          <table:table-cell office:value-type="float" office:value="439214" calcext:value-type="float">
            <text:p>439214</text:p>
          </table:table-cell>
          <table:table-cell office:value-type="float" office:value="-0.00105865133376279" calcext:value-type="float">
            <text:p>-0.0010586513</text:p>
          </table:table-cell>
          <table:table-cell office:value-type="float" office:value="-0.0741055933633953" calcext:value-type="float">
            <text:p>-0.0741055934</text:p>
          </table:table-cell>
          <table:table-cell table:number-columns-repeated="10"/>
        </table:table-row>
        <table:table-row table:style-name="ro1">
          <table:table-cell office:value-type="float" office:value="439214" calcext:value-type="float">
            <text:p>439214</text:p>
          </table:table-cell>
          <table:table-cell office:value-type="float" office:value="-0.000864251450497179" calcext:value-type="float">
            <text:p>-0.0008642515</text:p>
          </table:table-cell>
          <table:table-cell office:value-type="float" office:value="-0.0604976015348026" calcext:value-type="float">
            <text:p>-0.0604976015</text:p>
          </table:table-cell>
          <table:table-cell table:number-columns-repeated="10"/>
        </table:table-row>
        <table:table-row table:style-name="ro1">
          <table:table-cell office:value-type="float" office:value="441473" calcext:value-type="float">
            <text:p>441473</text:p>
          </table:table-cell>
          <table:table-cell office:value-type="float" office:value="-0.000864251450497179" calcext:value-type="float">
            <text:p>-0.0008642515</text:p>
          </table:table-cell>
          <table:table-cell office:value-type="float" office:value="-0.0604976015348026" calcext:value-type="float">
            <text:p>-0.0604976015</text:p>
          </table:table-cell>
          <table:table-cell table:number-columns-repeated="10"/>
        </table:table-row>
        <table:table-row table:style-name="ro1">
          <table:table-cell office:value-type="float" office:value="441473" calcext:value-type="float">
            <text:p>441473</text:p>
          </table:table-cell>
          <table:table-cell office:value-type="float" office:value="-0.000864251450497179" calcext:value-type="float">
            <text:p>-0.0008642515</text:p>
          </table:table-cell>
          <table:table-cell office:value-type="float" office:value="-0.0604976015348026" calcext:value-type="float">
            <text:p>-0.0604976015</text:p>
          </table:table-cell>
          <table:table-cell table:number-columns-repeated="10"/>
        </table:table-row>
        <table:table-row table:style-name="ro1">
          <table:table-cell office:value-type="float" office:value="441473" calcext:value-type="float">
            <text:p>441473</text:p>
          </table:table-cell>
          <table:table-cell office:value-type="float" office:value="-0.000864251450497179" calcext:value-type="float">
            <text:p>-0.0008642515</text:p>
          </table:table-cell>
          <table:table-cell office:value-type="float" office:value="-0.0604976015348026" calcext:value-type="float">
            <text:p>-0.0604976015</text:p>
          </table:table-cell>
          <table:table-cell table:number-columns-repeated="10"/>
        </table:table-row>
        <table:table-row table:style-name="ro1">
          <table:table-cell office:value-type="float" office:value="441473" calcext:value-type="float">
            <text:p>441473</text:p>
          </table:table-cell>
          <table:table-cell office:value-type="float" office:value="-0.000822191877763344" calcext:value-type="float">
            <text:p>-0.0008221919</text:p>
          </table:table-cell>
          <table:table-cell office:value-type="float" office:value="-0.0575534314434341" calcext:value-type="float">
            <text:p>-0.0575534314</text:p>
          </table:table-cell>
          <table:table-cell table:number-columns-repeated="10"/>
        </table:table-row>
        <table:table-row table:style-name="ro1">
          <table:table-cell office:value-type="float" office:value="443727" calcext:value-type="float">
            <text:p>443727</text:p>
          </table:table-cell>
          <table:table-cell office:value-type="float" office:value="-0.000822191877763344" calcext:value-type="float">
            <text:p>-0.0008221919</text:p>
          </table:table-cell>
          <table:table-cell office:value-type="float" office:value="-0.0575534314434341" calcext:value-type="float">
            <text:p>-0.0575534314</text:p>
          </table:table-cell>
          <table:table-cell table:number-columns-repeated="10"/>
        </table:table-row>
        <table:table-row table:style-name="ro1">
          <table:table-cell office:value-type="float" office:value="443727" calcext:value-type="float">
            <text:p>443727</text:p>
          </table:table-cell>
          <table:table-cell office:value-type="float" office:value="-0.000822191877763344" calcext:value-type="float">
            <text:p>-0.0008221919</text:p>
          </table:table-cell>
          <table:table-cell office:value-type="float" office:value="-0.0575534314434341" calcext:value-type="float">
            <text:p>-0.0575534314</text:p>
          </table:table-cell>
          <table:table-cell table:number-columns-repeated="10"/>
        </table:table-row>
        <table:table-row table:style-name="ro1">
          <table:table-cell office:value-type="float" office:value="443727" calcext:value-type="float">
            <text:p>443727</text:p>
          </table:table-cell>
          <table:table-cell office:value-type="float" office:value="-0.00078447647280855" calcext:value-type="float">
            <text:p>-0.0007844765</text:p>
          </table:table-cell>
          <table:table-cell office:value-type="float" office:value="-0.0549133530965985" calcext:value-type="float">
            <text:p>-0.0549133531</text:p>
          </table:table-cell>
          <table:table-cell table:number-columns-repeated="10"/>
        </table:table-row>
        <table:table-row table:style-name="ro1">
          <table:table-cell office:value-type="float" office:value="445974" calcext:value-type="float">
            <text:p>445974</text:p>
          </table:table-cell>
          <table:table-cell office:value-type="float" office:value="-0.00078447647280855" calcext:value-type="float">
            <text:p>-0.0007844765</text:p>
          </table:table-cell>
          <table:table-cell office:value-type="float" office:value="-0.0549133530965985" calcext:value-type="float">
            <text:p>-0.0549133531</text:p>
          </table:table-cell>
          <table:table-cell table:number-columns-repeated="10"/>
        </table:table-row>
        <table:table-row table:style-name="ro1">
          <table:table-cell office:value-type="float" office:value="445974" calcext:value-type="float">
            <text:p>445974</text:p>
          </table:table-cell>
          <table:table-cell office:value-type="float" office:value="-0.00078447647280855" calcext:value-type="float">
            <text:p>-0.0007844765</text:p>
          </table:table-cell>
          <table:table-cell office:value-type="float" office:value="-0.0549133530965985" calcext:value-type="float">
            <text:p>-0.0549133531</text:p>
          </table:table-cell>
          <table:table-cell table:number-columns-repeated="10"/>
        </table:table-row>
        <table:table-row table:style-name="ro1">
          <table:table-cell office:value-type="float" office:value="445974" calcext:value-type="float">
            <text:p>445974</text:p>
          </table:table-cell>
          <table:table-cell office:value-type="float" office:value="-0.00078447647280855" calcext:value-type="float">
            <text:p>-0.0007844765</text:p>
          </table:table-cell>
          <table:table-cell office:value-type="float" office:value="-0.0549133530965985" calcext:value-type="float">
            <text:p>-0.0549133531</text:p>
          </table:table-cell>
          <table:table-cell table:number-columns-repeated="10"/>
        </table:table-row>
        <table:table-row table:style-name="ro1">
          <table:table-cell office:value-type="float" office:value="445974" calcext:value-type="float">
            <text:p>445974</text:p>
          </table:table-cell>
          <table:table-cell office:value-type="float" office:value="-0.000706028825527695" calcext:value-type="float">
            <text:p>-0.0007060288</text:p>
          </table:table-cell>
          <table:table-cell office:value-type="float" office:value="-0.0494220177869387" calcext:value-type="float">
            <text:p>-0.0494220178</text:p>
          </table:table-cell>
          <table:table-cell table:number-columns-repeated="10"/>
        </table:table-row>
        <table:table-row table:style-name="ro1">
          <table:table-cell office:value-type="float" office:value="448233" calcext:value-type="float">
            <text:p>448233</text:p>
          </table:table-cell>
          <table:table-cell office:value-type="float" office:value="-0.000706028825527695" calcext:value-type="float">
            <text:p>-0.0007060288</text:p>
          </table:table-cell>
          <table:table-cell office:value-type="float" office:value="-0.0494220177869387" calcext:value-type="float">
            <text:p>-0.0494220178</text:p>
          </table:table-cell>
          <table:table-cell table:number-columns-repeated="10"/>
        </table:table-row>
        <table:table-row table:style-name="ro1">
          <table:table-cell office:value-type="float" office:value="448233" calcext:value-type="float">
            <text:p>448233</text:p>
          </table:table-cell>
          <table:table-cell office:value-type="float" office:value="-0.000706028825527695" calcext:value-type="float">
            <text:p>-0.0007060288</text:p>
          </table:table-cell>
          <table:table-cell office:value-type="float" office:value="-0.0494220177869387" calcext:value-type="float">
            <text:p>-0.0494220178</text:p>
          </table:table-cell>
          <table:table-cell table:number-columns-repeated="10"/>
        </table:table-row>
        <table:table-row table:style-name="ro1">
          <table:table-cell office:value-type="float" office:value="448233" calcext:value-type="float">
            <text:p>448233</text:p>
          </table:table-cell>
          <table:table-cell office:value-type="float" office:value="-0.000723960692864257" calcext:value-type="float">
            <text:p>-0.0007239607</text:p>
          </table:table-cell>
          <table:table-cell office:value-type="float" office:value="-0.050677248500498" calcext:value-type="float">
            <text:p>-0.0506772485</text:p>
          </table:table-cell>
          <table:table-cell table:number-columns-repeated="10"/>
        </table:table-row>
        <table:table-row table:style-name="ro1">
          <table:table-cell office:value-type="float" office:value="450492" calcext:value-type="float">
            <text:p>450492</text:p>
          </table:table-cell>
          <table:table-cell office:value-type="float" office:value="-0.000723960692864257" calcext:value-type="float">
            <text:p>-0.0007239607</text:p>
          </table:table-cell>
          <table:table-cell office:value-type="float" office:value="-0.050677248500498" calcext:value-type="float">
            <text:p>-0.0506772485</text:p>
          </table:table-cell>
          <table:table-cell table:number-columns-repeated="10"/>
        </table:table-row>
        <table:table-row table:style-name="ro1">
          <table:table-cell office:value-type="float" office:value="450492" calcext:value-type="float">
            <text:p>450492</text:p>
          </table:table-cell>
          <table:table-cell office:value-type="float" office:value="-0.000723960692864257" calcext:value-type="float">
            <text:p>-0.0007239607</text:p>
          </table:table-cell>
          <table:table-cell office:value-type="float" office:value="-0.050677248500498" calcext:value-type="float">
            <text:p>-0.0506772485</text:p>
          </table:table-cell>
          <table:table-cell table:number-columns-repeated="10"/>
        </table:table-row>
        <table:table-row table:style-name="ro1">
          <table:table-cell office:value-type="float" office:value="450492" calcext:value-type="float">
            <text:p>450492</text:p>
          </table:table-cell>
          <table:table-cell office:value-type="float" office:value="-0.000723960692864257" calcext:value-type="float">
            <text:p>-0.0007239607</text:p>
          </table:table-cell>
          <table:table-cell office:value-type="float" office:value="-0.050677248500498" calcext:value-type="float">
            <text:p>-0.0506772485</text:p>
          </table:table-cell>
          <table:table-cell table:number-columns-repeated="10"/>
        </table:table-row>
        <table:table-row table:style-name="ro1">
          <table:table-cell office:value-type="float" office:value="450492" calcext:value-type="float">
            <text:p>450492</text:p>
          </table:table-cell>
          <table:table-cell office:value-type="float" office:value="-0.000518644818526879" calcext:value-type="float">
            <text:p>-0.0005186448</text:p>
          </table:table-cell>
          <table:table-cell office:value-type="float" office:value="-0.0363051372968815" calcext:value-type="float">
            <text:p>-0.0363051373</text:p>
          </table:table-cell>
          <table:table-cell table:number-columns-repeated="10"/>
        </table:table-row>
        <table:table-row table:style-name="ro1">
          <table:table-cell office:value-type="float" office:value="452749" calcext:value-type="float">
            <text:p>452749</text:p>
          </table:table-cell>
          <table:table-cell office:value-type="float" office:value="-0.000518644818526879" calcext:value-type="float">
            <text:p>-0.0005186448</text:p>
          </table:table-cell>
          <table:table-cell office:value-type="float" office:value="-0.0363051372968815" calcext:value-type="float">
            <text:p>-0.0363051373</text:p>
          </table:table-cell>
          <table:table-cell table:number-columns-repeated="10"/>
        </table:table-row>
        <table:table-row table:style-name="ro1">
          <table:table-cell office:value-type="float" office:value="452749" calcext:value-type="float">
            <text:p>452749</text:p>
          </table:table-cell>
          <table:table-cell office:value-type="float" office:value="-0.000518644818526879" calcext:value-type="float">
            <text:p>-0.0005186448</text:p>
          </table:table-cell>
          <table:table-cell office:value-type="float" office:value="-0.0363051372968815" calcext:value-type="float">
            <text:p>-0.0363051373</text:p>
          </table:table-cell>
          <table:table-cell table:number-columns-repeated="10"/>
        </table:table-row>
        <table:table-row table:style-name="ro1">
          <table:table-cell office:value-type="float" office:value="452749" calcext:value-type="float">
            <text:p>452749</text:p>
          </table:table-cell>
          <table:table-cell office:value-type="float" office:value="-0.000599172216638886" calcext:value-type="float">
            <text:p>-0.0005991722</text:p>
          </table:table-cell>
          <table:table-cell office:value-type="float" office:value="-0.041942055164722" calcext:value-type="float">
            <text:p>-0.0419420552</text:p>
          </table:table-cell>
          <table:table-cell table:number-columns-repeated="10"/>
        </table:table-row>
        <table:table-row table:style-name="ro1">
          <table:table-cell office:value-type="float" office:value="452749" calcext:value-type="float">
            <text:p>452749</text:p>
          </table:table-cell>
          <table:table-cell office:value-type="float" office:value="-0.000599172216638886" calcext:value-type="float">
            <text:p>-0.0005991722</text:p>
          </table:table-cell>
          <table:table-cell office:value-type="float" office:value="-0.041942055164722" calcext:value-type="float">
            <text:p>-0.0419420552</text:p>
          </table:table-cell>
          <table:table-cell table:number-columns-repeated="10"/>
        </table:table-row>
        <table:table-row table:style-name="ro1">
          <table:table-cell office:value-type="float" office:value="455015" calcext:value-type="float">
            <text:p>455015</text:p>
          </table:table-cell>
          <table:table-cell office:value-type="float" office:value="-0.000599172216638886" calcext:value-type="float">
            <text:p>-0.0005991722</text:p>
          </table:table-cell>
          <table:table-cell office:value-type="float" office:value="-0.041942055164722" calcext:value-type="float">
            <text:p>-0.0419420552</text:p>
          </table:table-cell>
          <table:table-cell table:number-columns-repeated="10"/>
        </table:table-row>
        <table:table-row table:style-name="ro1">
          <table:table-cell office:value-type="float" office:value="455015" calcext:value-type="float">
            <text:p>455015</text:p>
          </table:table-cell>
          <table:table-cell office:value-type="float" office:value="-0.000599172216638886" calcext:value-type="float">
            <text:p>-0.0005991722</text:p>
          </table:table-cell>
          <table:table-cell office:value-type="float" office:value="-0.041942055164722" calcext:value-type="float">
            <text:p>-0.0419420552</text:p>
          </table:table-cell>
          <table:table-cell table:number-columns-repeated="10"/>
        </table:table-row>
        <table:table-row table:style-name="ro1">
          <table:table-cell office:value-type="float" office:value="455015" calcext:value-type="float">
            <text:p>455015</text:p>
          </table:table-cell>
          <table:table-cell office:value-type="float" office:value="-0.000494850021617982" calcext:value-type="float">
            <text:p>-0.00049485</text:p>
          </table:table-cell>
          <table:table-cell office:value-type="float" office:value="-0.0346395015132587" calcext:value-type="float">
            <text:p>-0.0346395015</text:p>
          </table:table-cell>
          <table:table-cell table:number-columns-repeated="10"/>
        </table:table-row>
        <table:table-row table:style-name="ro1">
          <table:table-cell office:value-type="float" office:value="457267" calcext:value-type="float">
            <text:p>457267</text:p>
          </table:table-cell>
          <table:table-cell office:value-type="float" office:value="-0.000494850021617982" calcext:value-type="float">
            <text:p>-0.00049485</text:p>
          </table:table-cell>
          <table:table-cell office:value-type="float" office:value="-0.0346395015132587" calcext:value-type="float">
            <text:p>-0.0346395015</text:p>
          </table:table-cell>
          <table:table-cell table:number-columns-repeated="10"/>
        </table:table-row>
        <table:table-row table:style-name="ro1">
          <table:table-cell office:value-type="float" office:value="457267" calcext:value-type="float">
            <text:p>457267</text:p>
          </table:table-cell>
          <table:table-cell office:value-type="float" office:value="-0.000494850021617982" calcext:value-type="float">
            <text:p>-0.00049485</text:p>
          </table:table-cell>
          <table:table-cell office:value-type="float" office:value="-0.0346395015132587" calcext:value-type="float">
            <text:p>-0.0346395015</text:p>
          </table:table-cell>
          <table:table-cell table:number-columns-repeated="10"/>
        </table:table-row>
        <table:table-row table:style-name="ro1">
          <table:table-cell office:value-type="float" office:value="457267" calcext:value-type="float">
            <text:p>457267</text:p>
          </table:table-cell>
          <table:table-cell office:value-type="float" office:value="-0.000494850021617982" calcext:value-type="float">
            <text:p>-0.00049485</text:p>
          </table:table-cell>
          <table:table-cell office:value-type="float" office:value="-0.0346395015132587" calcext:value-type="float">
            <text:p>-0.0346395015</text:p>
          </table:table-cell>
          <table:table-cell table:number-columns-repeated="10"/>
        </table:table-row>
        <table:table-row table:style-name="ro1">
          <table:table-cell office:value-type="float" office:value="457267" calcext:value-type="float">
            <text:p>457267</text:p>
          </table:table-cell>
          <table:table-cell office:value-type="float" office:value="-0.000312386296051928" calcext:value-type="float">
            <text:p>-0.0003123863</text:p>
          </table:table-cell>
          <table:table-cell office:value-type="float" office:value="-0.021867040723635" calcext:value-type="float">
            <text:p>-0.0218670407</text:p>
          </table:table-cell>
          <table:table-cell table:number-columns-repeated="10"/>
        </table:table-row>
        <table:table-row table:style-name="ro1">
          <table:table-cell office:value-type="float" office:value="459523" calcext:value-type="float">
            <text:p>459523</text:p>
          </table:table-cell>
          <table:table-cell office:value-type="float" office:value="-0.000312386296051928" calcext:value-type="float">
            <text:p>-0.0003123863</text:p>
          </table:table-cell>
          <table:table-cell office:value-type="float" office:value="-0.021867040723635" calcext:value-type="float">
            <text:p>-0.0218670407</text:p>
          </table:table-cell>
          <table:table-cell table:number-columns-repeated="10"/>
        </table:table-row>
        <table:table-row table:style-name="ro1">
          <table:table-cell office:value-type="float" office:value="459523" calcext:value-type="float">
            <text:p>459523</text:p>
          </table:table-cell>
          <table:table-cell office:value-type="float" office:value="-0.000312386296051928" calcext:value-type="float">
            <text:p>-0.0003123863</text:p>
          </table:table-cell>
          <table:table-cell office:value-type="float" office:value="-0.021867040723635" calcext:value-type="float">
            <text:p>-0.0218670407</text:p>
          </table:table-cell>
          <table:table-cell table:number-columns-repeated="10"/>
        </table:table-row>
        <table:table-row table:style-name="ro1">
          <table:table-cell office:value-type="float" office:value="459523" calcext:value-type="float">
            <text:p>459523</text:p>
          </table:table-cell>
          <table:table-cell office:value-type="float" office:value="-0.000236762402354414" calcext:value-type="float">
            <text:p>-0.0002367624</text:p>
          </table:table-cell>
          <table:table-cell office:value-type="float" office:value="-0.016573368164809" calcext:value-type="float">
            <text:p>-0.0165733682</text:p>
          </table:table-cell>
          <table:table-cell table:number-columns-repeated="10"/>
        </table:table-row>
        <table:table-row table:style-name="ro1">
          <table:table-cell office:value-type="float" office:value="461776" calcext:value-type="float">
            <text:p>461776</text:p>
          </table:table-cell>
          <table:table-cell office:value-type="float" office:value="-0.000236762402354414" calcext:value-type="float">
            <text:p>-0.0002367624</text:p>
          </table:table-cell>
          <table:table-cell office:value-type="float" office:value="-0.016573368164809" calcext:value-type="float">
            <text:p>-0.0165733682</text:p>
          </table:table-cell>
          <table:table-cell table:number-columns-repeated="10"/>
        </table:table-row>
        <table:table-row table:style-name="ro1">
          <table:table-cell office:value-type="float" office:value="461776" calcext:value-type="float">
            <text:p>461776</text:p>
          </table:table-cell>
          <table:table-cell office:value-type="float" office:value="-0.000236762402354414" calcext:value-type="float">
            <text:p>-0.0002367624</text:p>
          </table:table-cell>
          <table:table-cell office:value-type="float" office:value="-0.016573368164809" calcext:value-type="float">
            <text:p>-0.0165733682</text:p>
          </table:table-cell>
          <table:table-cell table:number-columns-repeated="10"/>
        </table:table-row>
        <table:table-row table:style-name="ro1">
          <table:table-cell office:value-type="float" office:value="461776" calcext:value-type="float">
            <text:p>461776</text:p>
          </table:table-cell>
          <table:table-cell office:value-type="float" office:value="-0.000236762402354414" calcext:value-type="float">
            <text:p>-0.0002367624</text:p>
          </table:table-cell>
          <table:table-cell office:value-type="float" office:value="-0.016573368164809" calcext:value-type="float">
            <text:p>-0.0165733682</text:p>
          </table:table-cell>
          <table:table-cell table:number-columns-repeated="10"/>
        </table:table-row>
        <table:table-row table:style-name="ro1">
          <table:table-cell office:value-type="float" office:value="461776" calcext:value-type="float">
            <text:p>461776</text:p>
          </table:table-cell>
          <table:table-cell office:value-type="float" office:value="-0.000301738644388476" calcext:value-type="float">
            <text:p>-0.0003017386</text:p>
          </table:table-cell>
          <table:table-cell office:value-type="float" office:value="-0.0211217051071933" calcext:value-type="float">
            <text:p>-0.0211217051</text:p>
          </table:table-cell>
          <table:table-cell table:number-columns-repeated="10"/>
        </table:table-row>
        <table:table-row table:style-name="ro1">
          <table:table-cell office:value-type="float" office:value="464032" calcext:value-type="float">
            <text:p>464032</text:p>
          </table:table-cell>
          <table:table-cell office:value-type="float" office:value="-0.000301738644388476" calcext:value-type="float">
            <text:p>-0.0003017386</text:p>
          </table:table-cell>
          <table:table-cell office:value-type="float" office:value="-0.0211217051071933" calcext:value-type="float">
            <text:p>-0.0211217051</text:p>
          </table:table-cell>
          <table:table-cell table:number-columns-repeated="10"/>
        </table:table-row>
        <table:table-row table:style-name="ro1">
          <table:table-cell office:value-type="float" office:value="464032" calcext:value-type="float">
            <text:p>464032</text:p>
          </table:table-cell>
          <table:table-cell office:value-type="float" office:value="-0.000301738644388476" calcext:value-type="float">
            <text:p>-0.0003017386</text:p>
          </table:table-cell>
          <table:table-cell office:value-type="float" office:value="-0.0211217051071933" calcext:value-type="float">
            <text:p>-0.0211217051</text:p>
          </table:table-cell>
          <table:table-cell table:number-columns-repeated="10"/>
        </table:table-row>
        <table:table-row table:style-name="ro1">
          <table:table-cell office:value-type="float" office:value="464032" calcext:value-type="float">
            <text:p>464032</text:p>
          </table:table-cell>
          <table:table-cell office:value-type="float" office:value="-0.000271564779949628" calcext:value-type="float">
            <text:p>-0.0002715648</text:p>
          </table:table-cell>
          <table:table-cell office:value-type="float" office:value="-0.019009534596474" calcext:value-type="float">
            <text:p>-0.0190095346</text:p>
          </table:table-cell>
          <table:table-cell table:number-columns-repeated="10"/>
        </table:table-row>
        <table:table-row table:style-name="ro1">
          <table:table-cell office:value-type="float" office:value="466304" calcext:value-type="float">
            <text:p>466304</text:p>
          </table:table-cell>
          <table:table-cell office:value-type="float" office:value="-0.000271564779949628" calcext:value-type="float">
            <text:p>-0.0002715648</text:p>
          </table:table-cell>
          <table:table-cell office:value-type="float" office:value="-0.019009534596474" calcext:value-type="float">
            <text:p>-0.0190095346</text:p>
          </table:table-cell>
          <table:table-cell table:number-columns-repeated="10"/>
        </table:table-row>
        <table:table-row table:style-name="ro1">
          <table:table-cell office:value-type="float" office:value="466304" calcext:value-type="float">
            <text:p>466304</text:p>
          </table:table-cell>
          <table:table-cell office:value-type="float" office:value="-0.000271564779949628" calcext:value-type="float">
            <text:p>-0.0002715648</text:p>
          </table:table-cell>
          <table:table-cell office:value-type="float" office:value="-0.019009534596474" calcext:value-type="float">
            <text:p>-0.0190095346</text:p>
          </table:table-cell>
          <table:table-cell table:number-columns-repeated="10"/>
        </table:table-row>
        <table:table-row table:style-name="ro1">
          <table:table-cell office:value-type="float" office:value="466304" calcext:value-type="float">
            <text:p>466304</text:p>
          </table:table-cell>
          <table:table-cell office:value-type="float" office:value="-0.000271564779949628" calcext:value-type="float">
            <text:p>-0.0002715648</text:p>
          </table:table-cell>
          <table:table-cell office:value-type="float" office:value="-0.019009534596474" calcext:value-type="float">
            <text:p>-0.0190095346</text:p>
          </table:table-cell>
          <table:table-cell table:number-columns-repeated="10"/>
        </table:table-row>
        <table:table-row table:style-name="ro1">
          <table:table-cell office:value-type="float" office:value="466304" calcext:value-type="float">
            <text:p>466304</text:p>
          </table:table-cell>
          <table:table-cell office:value-type="float" office:value="-0.000200277675299767" calcext:value-type="float">
            <text:p>-0.0002002777</text:p>
          </table:table-cell>
          <table:table-cell office:value-type="float" office:value="-0.0140194372709837" calcext:value-type="float">
            <text:p>-0.0140194373</text:p>
          </table:table-cell>
          <table:table-cell table:number-columns-repeated="10"/>
        </table:table-row>
        <table:table-row table:style-name="ro1">
          <table:table-cell office:value-type="float" office:value="468570" calcext:value-type="float">
            <text:p>468570</text:p>
          </table:table-cell>
          <table:table-cell office:value-type="float" office:value="-0.000200277675299767" calcext:value-type="float">
            <text:p>-0.0002002777</text:p>
          </table:table-cell>
          <table:table-cell office:value-type="float" office:value="-0.0140194372709837" calcext:value-type="float">
            <text:p>-0.0140194373</text:p>
          </table:table-cell>
          <table:table-cell table:number-columns-repeated="10"/>
        </table:table-row>
        <table:table-row table:style-name="ro1">
          <table:table-cell office:value-type="float" office:value="468570" calcext:value-type="float">
            <text:p>468570</text:p>
          </table:table-cell>
          <table:table-cell office:value-type="float" office:value="-0.000200277675299767" calcext:value-type="float">
            <text:p>-0.0002002777</text:p>
          </table:table-cell>
          <table:table-cell office:value-type="float" office:value="-0.0140194372709837" calcext:value-type="float">
            <text:p>-0.0140194373</text:p>
          </table:table-cell>
          <table:table-cell table:number-columns-repeated="10"/>
        </table:table-row>
        <table:table-row table:style-name="ro1">
          <table:table-cell office:value-type="float" office:value="468570" calcext:value-type="float">
            <text:p>468570</text:p>
          </table:table-cell>
          <table:table-cell office:value-type="float" office:value="-0.000200277675299767" calcext:value-type="float">
            <text:p>-0.0002002777</text:p>
          </table:table-cell>
          <table:table-cell office:value-type="float" office:value="-0.0140194372709837" calcext:value-type="float">
            <text:p>-0.0140194373</text:p>
          </table:table-cell>
          <table:table-cell table:number-columns-repeated="10"/>
        </table:table-row>
        <table:table-row table:style-name="ro1">
          <table:table-cell office:value-type="float" office:value="468570" calcext:value-type="float">
            <text:p>468570</text:p>
          </table:table-cell>
          <table:table-cell office:value-type="float" office:value="-0.000224517282714456" calcext:value-type="float">
            <text:p>-0.0002245173</text:p>
          </table:table-cell>
          <table:table-cell office:value-type="float" office:value="-0.0157162097900119" calcext:value-type="float">
            <text:p>-0.0157162098</text:p>
          </table:table-cell>
          <table:table-cell table:number-columns-repeated="10"/>
        </table:table-row>
        <table:table-row table:style-name="ro1">
          <table:table-cell office:value-type="float" office:value="470829" calcext:value-type="float">
            <text:p>470829</text:p>
          </table:table-cell>
          <table:table-cell office:value-type="float" office:value="-0.000224517282714456" calcext:value-type="float">
            <text:p>-0.0002245173</text:p>
          </table:table-cell>
          <table:table-cell office:value-type="float" office:value="-0.0157162097900119" calcext:value-type="float">
            <text:p>-0.0157162098</text:p>
          </table:table-cell>
          <table:table-cell table:number-columns-repeated="10"/>
        </table:table-row>
        <table:table-row table:style-name="ro1">
          <table:table-cell office:value-type="float" office:value="470829" calcext:value-type="float">
            <text:p>470829</text:p>
          </table:table-cell>
          <table:table-cell office:value-type="float" office:value="-0.000224517282714456" calcext:value-type="float">
            <text:p>-0.0002245173</text:p>
          </table:table-cell>
          <table:table-cell office:value-type="float" office:value="-0.0157162097900119" calcext:value-type="float">
            <text:p>-0.0157162098</text:p>
          </table:table-cell>
          <table:table-cell table:number-columns-repeated="10"/>
        </table:table-row>
        <table:table-row table:style-name="ro1">
          <table:table-cell office:value-type="float" office:value="470829" calcext:value-type="float">
            <text:p>470829</text:p>
          </table:table-cell>
          <table:table-cell office:value-type="float" office:value="-0.000202065554443011" calcext:value-type="float">
            <text:p>-0.0002020656</text:p>
          </table:table-cell>
          <table:table-cell office:value-type="float" office:value="-0.0141445888110107" calcext:value-type="float">
            <text:p>-0.0141445888</text:p>
          </table:table-cell>
          <table:table-cell table:number-columns-repeated="10"/>
        </table:table-row>
        <table:table-row table:style-name="ro1">
          <table:table-cell office:value-type="float" office:value="473081" calcext:value-type="float">
            <text:p>473081</text:p>
          </table:table-cell>
          <table:table-cell office:value-type="float" office:value="-0.000202065554443011" calcext:value-type="float">
            <text:p>-0.0002020656</text:p>
          </table:table-cell>
          <table:table-cell office:value-type="float" office:value="-0.0141445888110107" calcext:value-type="float">
            <text:p>-0.0141445888</text:p>
          </table:table-cell>
          <table:table-cell table:number-columns-repeated="10"/>
        </table:table-row>
        <table:table-row table:style-name="ro1">
          <table:table-cell office:value-type="float" office:value="473081" calcext:value-type="float">
            <text:p>473081</text:p>
          </table:table-cell>
          <table:table-cell office:value-type="float" office:value="-0.000202065554443011" calcext:value-type="float">
            <text:p>-0.0002020656</text:p>
          </table:table-cell>
          <table:table-cell office:value-type="float" office:value="-0.0141445888110107" calcext:value-type="float">
            <text:p>-0.0141445888</text:p>
          </table:table-cell>
          <table:table-cell table:number-columns-repeated="10"/>
        </table:table-row>
        <table:table-row table:style-name="ro1">
          <table:table-cell office:value-type="float" office:value="473081" calcext:value-type="float">
            <text:p>473081</text:p>
          </table:table-cell>
          <table:table-cell office:value-type="float" office:value="-0.000202065554443011" calcext:value-type="float">
            <text:p>-0.0002020656</text:p>
          </table:table-cell>
          <table:table-cell office:value-type="float" office:value="-0.0141445888110107" calcext:value-type="float">
            <text:p>-0.0141445888</text:p>
          </table:table-cell>
          <table:table-cell table:number-columns-repeated="10"/>
        </table:table-row>
        <table:table-row table:style-name="ro1">
          <table:table-cell office:value-type="float" office:value="473081" calcext:value-type="float">
            <text:p>473081</text:p>
          </table:table-cell>
          <table:table-cell office:value-type="float" office:value="-0.000315133099398532" calcext:value-type="float">
            <text:p>-0.0003151331</text:p>
          </table:table-cell>
          <table:table-cell office:value-type="float" office:value="-0.0220593169578972" calcext:value-type="float">
            <text:p>-0.022059317</text:p>
          </table:table-cell>
          <table:table-cell table:number-columns-repeated="10"/>
        </table:table-row>
        <table:table-row table:style-name="ro1">
          <table:table-cell office:value-type="float" office:value="475332" calcext:value-type="float">
            <text:p>475332</text:p>
          </table:table-cell>
          <table:table-cell office:value-type="float" office:value="-0.000315133099398532" calcext:value-type="float">
            <text:p>-0.0003151331</text:p>
          </table:table-cell>
          <table:table-cell office:value-type="float" office:value="-0.0220593169578972" calcext:value-type="float">
            <text:p>-0.022059317</text:p>
          </table:table-cell>
          <table:table-cell table:number-columns-repeated="10"/>
        </table:table-row>
        <table:table-row table:style-name="ro1">
          <table:table-cell office:value-type="float" office:value="475332" calcext:value-type="float">
            <text:p>475332</text:p>
          </table:table-cell>
          <table:table-cell office:value-type="float" office:value="-0.000315133099398532" calcext:value-type="float">
            <text:p>-0.0003151331</text:p>
          </table:table-cell>
          <table:table-cell office:value-type="float" office:value="-0.0220593169578972" calcext:value-type="float">
            <text:p>-0.022059317</text:p>
          </table:table-cell>
          <table:table-cell table:number-columns-repeated="10"/>
        </table:table-row>
        <table:table-row table:style-name="ro1">
          <table:table-cell office:value-type="float" office:value="475332" calcext:value-type="float">
            <text:p>475332</text:p>
          </table:table-cell>
          <table:table-cell office:value-type="float" office:value="-0.000283619789458679" calcext:value-type="float">
            <text:p>-0.0002836198</text:p>
          </table:table-cell>
          <table:table-cell office:value-type="float" office:value="-0.0198533852621075" calcext:value-type="float">
            <text:p>-0.0198533853</text:p>
          </table:table-cell>
          <table:table-cell table:number-columns-repeated="10"/>
        </table:table-row>
        <table:table-row table:style-name="ro1">
          <table:table-cell office:value-type="float" office:value="477575" calcext:value-type="float">
            <text:p>477575</text:p>
          </table:table-cell>
          <table:table-cell office:value-type="float" office:value="-0.000283619789458679" calcext:value-type="float">
            <text:p>-0.0002836198</text:p>
          </table:table-cell>
          <table:table-cell office:value-type="float" office:value="-0.0198533852621075" calcext:value-type="float">
            <text:p>-0.0198533853</text:p>
          </table:table-cell>
          <table:table-cell table:number-columns-repeated="10"/>
        </table:table-row>
        <table:table-row table:style-name="ro1">
          <table:table-cell office:value-type="float" office:value="477575" calcext:value-type="float">
            <text:p>477575</text:p>
          </table:table-cell>
          <table:table-cell office:value-type="float" office:value="-0.000283619789458679" calcext:value-type="float">
            <text:p>-0.0002836198</text:p>
          </table:table-cell>
          <table:table-cell office:value-type="float" office:value="-0.0198533852621075" calcext:value-type="float">
            <text:p>-0.0198533853</text:p>
          </table:table-cell>
          <table:table-cell table:number-columns-repeated="10"/>
        </table:table-row>
        <table:table-row table:style-name="ro1">
          <table:table-cell office:value-type="float" office:value="477575" calcext:value-type="float">
            <text:p>477575</text:p>
          </table:table-cell>
          <table:table-cell office:value-type="float" office:value="-0.000283619789458679" calcext:value-type="float">
            <text:p>-0.0002836198</text:p>
          </table:table-cell>
          <table:table-cell office:value-type="float" office:value="-0.0198533852621075" calcext:value-type="float">
            <text:p>-0.0198533853</text:p>
          </table:table-cell>
          <table:table-cell table:number-columns-repeated="10"/>
        </table:table-row>
        <table:table-row table:style-name="ro1">
          <table:table-cell office:value-type="float" office:value="477575" calcext:value-type="float">
            <text:p>477575</text:p>
          </table:table-cell>
          <table:table-cell office:value-type="float" office:value="-0.0000342144860212105" calcext:value-type="float">
            <text:p>-3.42144860212105E-05</text:p>
          </table:table-cell>
          <table:table-cell office:value-type="float" office:value="-0.00239501402148474" calcext:value-type="float">
            <text:p>-0.002395014</text:p>
          </table:table-cell>
          <table:table-cell table:number-columns-repeated="10"/>
        </table:table-row>
        <table:table-row table:style-name="ro1">
          <table:table-cell office:value-type="float" office:value="479837" calcext:value-type="float">
            <text:p>479837</text:p>
          </table:table-cell>
          <table:table-cell office:value-type="float" office:value="-0.0000342144860212105" calcext:value-type="float">
            <text:p>-3.42144860212105E-05</text:p>
          </table:table-cell>
          <table:table-cell office:value-type="float" office:value="-0.00239501402148474" calcext:value-type="float">
            <text:p>-0.002395014</text:p>
          </table:table-cell>
          <table:table-cell table:number-columns-repeated="10"/>
        </table:table-row>
        <table:table-row table:style-name="ro1">
          <table:table-cell office:value-type="float" office:value="479837" calcext:value-type="float">
            <text:p>479837</text:p>
          </table:table-cell>
          <table:table-cell office:value-type="float" office:value="-0.0000342144860212105" calcext:value-type="float">
            <text:p>-3.42144860212105E-05</text:p>
          </table:table-cell>
          <table:table-cell office:value-type="float" office:value="-0.00239501402148474" calcext:value-type="float">
            <text:p>-0.002395014</text:p>
          </table:table-cell>
          <table:table-cell table:number-columns-repeated="10"/>
        </table:table-row>
        <table:table-row table:style-name="ro1">
          <table:table-cell office:value-type="float" office:value="479837" calcext:value-type="float">
            <text:p>479837</text:p>
          </table:table-cell>
          <table:table-cell office:value-type="float" office:value="-0.000163771760823345" calcext:value-type="float">
            <text:p>-0.0001637718</text:p>
          </table:table-cell>
          <table:table-cell office:value-type="float" office:value="-0.0114640232576341" calcext:value-type="float">
            <text:p>-0.0114640233</text:p>
          </table:table-cell>
          <table:table-cell table:number-columns-repeated="10"/>
        </table:table-row>
        <table:table-row table:style-name="ro1">
          <table:table-cell office:value-type="float" office:value="482093" calcext:value-type="float">
            <text:p>482093</text:p>
          </table:table-cell>
          <table:table-cell office:value-type="float" office:value="-0.000163771760823345" calcext:value-type="float">
            <text:p>-0.0001637718</text:p>
          </table:table-cell>
          <table:table-cell office:value-type="float" office:value="-0.0114640232576341" calcext:value-type="float">
            <text:p>-0.0114640233</text:p>
          </table:table-cell>
          <table:table-cell table:number-columns-repeated="10"/>
        </table:table-row>
        <table:table-row table:style-name="ro1">
          <table:table-cell office:value-type="float" office:value="482093" calcext:value-type="float">
            <text:p>482093</text:p>
          </table:table-cell>
          <table:table-cell office:value-type="float" office:value="-0.000163771760823345" calcext:value-type="float">
            <text:p>-0.0001637718</text:p>
          </table:table-cell>
          <table:table-cell office:value-type="float" office:value="-0.0114640232576341" calcext:value-type="float">
            <text:p>-0.0114640233</text:p>
          </table:table-cell>
          <table:table-cell table:number-columns-repeated="10"/>
        </table:table-row>
        <table:table-row table:style-name="ro1">
          <table:table-cell office:value-type="float" office:value="482093" calcext:value-type="float">
            <text:p>482093</text:p>
          </table:table-cell>
          <table:table-cell office:value-type="float" office:value="-0.000163771760823345" calcext:value-type="float">
            <text:p>-0.0001637718</text:p>
          </table:table-cell>
          <table:table-cell office:value-type="float" office:value="-0.0114640232576341" calcext:value-type="float">
            <text:p>-0.0114640233</text:p>
          </table:table-cell>
          <table:table-cell table:number-columns-repeated="10"/>
        </table:table-row>
        <table:table-row table:style-name="ro1">
          <table:table-cell office:value-type="float" office:value="482093" calcext:value-type="float">
            <text:p>482093</text:p>
          </table:table-cell>
          <table:table-cell office:value-type="float" office:value="-0.0000146512219091519" calcext:value-type="float">
            <text:p>-1.46512219091519E-05</text:p>
          </table:table-cell>
          <table:table-cell office:value-type="float" office:value="-0.00102558553364063" calcext:value-type="float">
            <text:p>-0.0010255855</text:p>
          </table:table-cell>
          <table:table-cell table:number-columns-repeated="10"/>
        </table:table-row>
        <table:table-row table:style-name="ro1">
          <table:table-cell office:value-type="float" office:value="484353" calcext:value-type="float">
            <text:p>484353</text:p>
          </table:table-cell>
          <table:table-cell office:value-type="float" office:value="-0.0000146512219091519" calcext:value-type="float">
            <text:p>-1.46512219091519E-05</text:p>
          </table:table-cell>
          <table:table-cell office:value-type="float" office:value="-0.00102558553364063" calcext:value-type="float">
            <text:p>-0.0010255855</text:p>
          </table:table-cell>
          <table:table-cell table:number-columns-repeated="10"/>
        </table:table-row>
        <table:table-row table:style-name="ro1">
          <table:table-cell office:value-type="float" office:value="484353" calcext:value-type="float">
            <text:p>484353</text:p>
          </table:table-cell>
          <table:table-cell office:value-type="float" office:value="-0.0000146512219091519" calcext:value-type="float">
            <text:p>-1.46512219091519E-05</text:p>
          </table:table-cell>
          <table:table-cell office:value-type="float" office:value="-0.00102558553364063" calcext:value-type="float">
            <text:p>-0.0010255855</text:p>
          </table:table-cell>
          <table:table-cell table:number-columns-repeated="10"/>
        </table:table-row>
        <table:table-row table:style-name="ro1">
          <table:table-cell office:value-type="float" office:value="484353" calcext:value-type="float">
            <text:p>484353</text:p>
          </table:table-cell>
          <table:table-cell office:value-type="float" office:value="-0.0000146512219091519" calcext:value-type="float">
            <text:p>-1.46512219091519E-05</text:p>
          </table:table-cell>
          <table:table-cell office:value-type="float" office:value="-0.00102558553364063" calcext:value-type="float">
            <text:p>-0.0010255855</text:p>
          </table:table-cell>
          <table:table-cell table:number-columns-repeated="10"/>
        </table:table-row>
        <table:table-row table:style-name="ro1">
          <table:table-cell office:value-type="float" office:value="484353" calcext:value-type="float">
            <text:p>484353</text:p>
          </table:table-cell>
          <table:table-cell office:value-type="float" office:value="0.000119969692558727" calcext:value-type="float">
            <text:p>0.0001199697</text:p>
          </table:table-cell>
          <table:table-cell office:value-type="float" office:value="0.00839787847911092" calcext:value-type="float">
            <text:p>0.0083978785</text:p>
          </table:table-cell>
          <table:table-cell table:number-columns-repeated="10"/>
        </table:table-row>
        <table:table-row table:style-name="ro1">
          <table:table-cell office:value-type="float" office:value="486606" calcext:value-type="float">
            <text:p>486606</text:p>
          </table:table-cell>
          <table:table-cell office:value-type="float" office:value="0.000119969692558727" calcext:value-type="float">
            <text:p>0.0001199697</text:p>
          </table:table-cell>
          <table:table-cell office:value-type="float" office:value="0.00839787847911092" calcext:value-type="float">
            <text:p>0.0083978785</text:p>
          </table:table-cell>
          <table:table-cell table:number-columns-repeated="10"/>
        </table:table-row>
        <table:table-row table:style-name="ro1">
          <table:table-cell office:value-type="float" office:value="486606" calcext:value-type="float">
            <text:p>486606</text:p>
          </table:table-cell>
          <table:table-cell office:value-type="float" office:value="0.000119969692558727" calcext:value-type="float">
            <text:p>0.0001199697</text:p>
          </table:table-cell>
          <table:table-cell office:value-type="float" office:value="0.00839787847911092" calcext:value-type="float">
            <text:p>0.0083978785</text:p>
          </table:table-cell>
          <table:table-cell table:number-columns-repeated="10"/>
        </table:table-row>
        <table:table-row table:style-name="ro1">
          <table:table-cell office:value-type="float" office:value="486606" calcext:value-type="float">
            <text:p>486606</text:p>
          </table:table-cell>
          <table:table-cell office:value-type="float" office:value="-0.0000248294015311427" calcext:value-type="float">
            <text:p>-2.48294015311427E-05</text:p>
          </table:table-cell>
          <table:table-cell office:value-type="float" office:value="-0.00173805810717999" calcext:value-type="float">
            <text:p>-0.0017380581</text:p>
          </table:table-cell>
          <table:table-cell table:number-columns-repeated="10"/>
        </table:table-row>
        <table:table-row table:style-name="ro1">
          <table:table-cell office:value-type="float" office:value="488865" calcext:value-type="float">
            <text:p>488865</text:p>
          </table:table-cell>
          <table:table-cell office:value-type="float" office:value="-0.0000248294015311427" calcext:value-type="float">
            <text:p>-2.48294015311427E-05</text:p>
          </table:table-cell>
          <table:table-cell office:value-type="float" office:value="-0.00173805810717999" calcext:value-type="float">
            <text:p>-0.0017380581</text:p>
          </table:table-cell>
          <table:table-cell table:number-columns-repeated="10"/>
        </table:table-row>
        <table:table-row table:style-name="ro1">
          <table:table-cell office:value-type="float" office:value="488865" calcext:value-type="float">
            <text:p>488865</text:p>
          </table:table-cell>
          <table:table-cell office:value-type="float" office:value="-0.0000248294015311427" calcext:value-type="float">
            <text:p>-2.48294015311427E-05</text:p>
          </table:table-cell>
          <table:table-cell office:value-type="float" office:value="-0.00173805810717999" calcext:value-type="float">
            <text:p>-0.0017380581</text:p>
          </table:table-cell>
          <table:table-cell table:number-columns-repeated="10"/>
        </table:table-row>
        <table:table-row table:style-name="ro1">
          <table:table-cell office:value-type="float" office:value="488865" calcext:value-type="float">
            <text:p>488865</text:p>
          </table:table-cell>
          <table:table-cell office:value-type="float" office:value="-0.0000248294015311427" calcext:value-type="float">
            <text:p>-2.48294015311427E-05</text:p>
          </table:table-cell>
          <table:table-cell office:value-type="float" office:value="-0.00173805810717999" calcext:value-type="float">
            <text:p>-0.0017380581</text:p>
          </table:table-cell>
          <table:table-cell table:number-columns-repeated="10"/>
        </table:table-row>
        <table:table-row table:style-name="ro1">
          <table:table-cell office:value-type="float" office:value="488865" calcext:value-type="float">
            <text:p>488865</text:p>
          </table:table-cell>
          <table:table-cell office:value-type="float" office:value="-0.000156514618802" calcext:value-type="float">
            <text:p>-0.0001565146</text:p>
          </table:table-cell>
          <table:table-cell office:value-type="float" office:value="-0.01095602331614" calcext:value-type="float">
            <text:p>-0.0109560233</text:p>
          </table:table-cell>
          <table:table-cell table:number-columns-repeated="10"/>
        </table:table-row>
        <table:table-row table:style-name="ro1">
          <table:table-cell office:value-type="float" office:value="491101" calcext:value-type="float">
            <text:p>491101</text:p>
          </table:table-cell>
          <table:table-cell office:value-type="float" office:value="-0.000156514618802" calcext:value-type="float">
            <text:p>-0.0001565146</text:p>
          </table:table-cell>
          <table:table-cell office:value-type="float" office:value="-0.01095602331614" calcext:value-type="float">
            <text:p>-0.0109560233</text:p>
          </table:table-cell>
          <table:table-cell table:number-columns-repeated="10"/>
        </table:table-row>
        <table:table-row table:style-name="ro1">
          <table:table-cell office:value-type="float" office:value="491101" calcext:value-type="float">
            <text:p>491101</text:p>
          </table:table-cell>
          <table:table-cell office:value-type="float" office:value="-0.000156514618802" calcext:value-type="float">
            <text:p>-0.0001565146</text:p>
          </table:table-cell>
          <table:table-cell office:value-type="float" office:value="-0.01095602331614" calcext:value-type="float">
            <text:p>-0.0109560233</text:p>
          </table:table-cell>
          <table:table-cell table:number-columns-repeated="10"/>
        </table:table-row>
        <table:table-row table:style-name="ro1">
          <table:table-cell office:value-type="float" office:value="491101" calcext:value-type="float">
            <text:p>491101</text:p>
          </table:table-cell>
          <table:table-cell office:value-type="float" office:value="-0.000185347142686924" calcext:value-type="float">
            <text:p>-0.0001853471</text:p>
          </table:table-cell>
          <table:table-cell office:value-type="float" office:value="-0.0129742999880847" calcext:value-type="float">
            <text:p>-0.0129743</text:p>
          </table:table-cell>
          <table:table-cell table:number-columns-repeated="10"/>
        </table:table-row>
        <table:table-row table:style-name="ro1">
          <table:table-cell office:value-type="float" office:value="493349" calcext:value-type="float">
            <text:p>493349</text:p>
          </table:table-cell>
          <table:table-cell office:value-type="float" office:value="-0.000185347142686924" calcext:value-type="float">
            <text:p>-0.0001853471</text:p>
          </table:table-cell>
          <table:table-cell office:value-type="float" office:value="-0.0129742999880847" calcext:value-type="float">
            <text:p>-0.0129743</text:p>
          </table:table-cell>
          <table:table-cell table:number-columns-repeated="10"/>
        </table:table-row>
        <table:table-row table:style-name="ro1">
          <table:table-cell office:value-type="float" office:value="493349" calcext:value-type="float">
            <text:p>493349</text:p>
          </table:table-cell>
          <table:table-cell office:value-type="float" office:value="-0.000185347142686924" calcext:value-type="float">
            <text:p>-0.0001853471</text:p>
          </table:table-cell>
          <table:table-cell office:value-type="float" office:value="-0.0129742999880847" calcext:value-type="float">
            <text:p>-0.0129743</text:p>
          </table:table-cell>
          <table:table-cell table:number-columns-repeated="10"/>
        </table:table-row>
        <table:table-row table:style-name="ro1">
          <table:table-cell office:value-type="float" office:value="493349" calcext:value-type="float">
            <text:p>493349</text:p>
          </table:table-cell>
          <table:table-cell office:value-type="float" office:value="-0.000185347142686924" calcext:value-type="float">
            <text:p>-0.0001853471</text:p>
          </table:table-cell>
          <table:table-cell office:value-type="float" office:value="-0.0129742999880847" calcext:value-type="float">
            <text:p>-0.0129743</text:p>
          </table:table-cell>
          <table:table-cell table:number-columns-repeated="10"/>
        </table:table-row>
        <table:table-row table:style-name="ro1">
          <table:table-cell office:value-type="float" office:value="493349" calcext:value-type="float">
            <text:p>493349</text:p>
          </table:table-cell>
          <table:table-cell office:value-type="float" office:value="-0.0000779630281516838" calcext:value-type="float">
            <text:p>-0.000077963</text:p>
          </table:table-cell>
          <table:table-cell office:value-type="float" office:value="-0.00545741197061786" calcext:value-type="float">
            <text:p>-0.005457412</text:p>
          </table:table-cell>
          <table:table-cell table:number-columns-repeated="10"/>
        </table:table-row>
        <table:table-row table:style-name="ro1">
          <table:table-cell office:value-type="float" office:value="495600" calcext:value-type="float">
            <text:p>495600</text:p>
          </table:table-cell>
          <table:table-cell office:value-type="float" office:value="-0.0000779630281516838" calcext:value-type="float">
            <text:p>-0.000077963</text:p>
          </table:table-cell>
          <table:table-cell office:value-type="float" office:value="-0.00545741197061786" calcext:value-type="float">
            <text:p>-0.005457412</text:p>
          </table:table-cell>
          <table:table-cell table:number-columns-repeated="10"/>
        </table:table-row>
        <table:table-row table:style-name="ro1">
          <table:table-cell office:value-type="float" office:value="495600" calcext:value-type="float">
            <text:p>495600</text:p>
          </table:table-cell>
          <table:table-cell office:value-type="float" office:value="-0.0000779630281516838" calcext:value-type="float">
            <text:p>-0.000077963</text:p>
          </table:table-cell>
          <table:table-cell office:value-type="float" office:value="-0.00545741197061786" calcext:value-type="float">
            <text:p>-0.005457412</text:p>
          </table:table-cell>
          <table:table-cell table:number-columns-repeated="10"/>
        </table:table-row>
        <table:table-row table:style-name="ro1">
          <table:table-cell office:value-type="float" office:value="495600" calcext:value-type="float">
            <text:p>495600</text:p>
          </table:table-cell>
          <table:table-cell office:value-type="float" office:value="-0.0000701667253365154" calcext:value-type="float">
            <text:p>-7.01667253365154E-05</text:p>
          </table:table-cell>
          <table:table-cell office:value-type="float" office:value="-0.00491167077355608" calcext:value-type="float">
            <text:p>-0.0049116708</text:p>
          </table:table-cell>
          <table:table-cell table:number-columns-repeated="10"/>
        </table:table-row>
        <table:table-row table:style-name="ro1">
          <table:table-cell office:value-type="float" office:value="497854" calcext:value-type="float">
            <text:p>497854</text:p>
          </table:table-cell>
          <table:table-cell office:value-type="float" office:value="-0.0000701667253365154" calcext:value-type="float">
            <text:p>-7.01667253365154E-05</text:p>
          </table:table-cell>
          <table:table-cell office:value-type="float" office:value="-0.00491167077355608" calcext:value-type="float">
            <text:p>-0.0049116708</text:p>
          </table:table-cell>
          <table:table-cell table:number-columns-repeated="10"/>
        </table:table-row>
        <table:table-row table:style-name="ro1">
          <table:table-cell office:value-type="float" office:value="497854" calcext:value-type="float">
            <text:p>497854</text:p>
          </table:table-cell>
          <table:table-cell office:value-type="float" office:value="-0.0000701667253365154" calcext:value-type="float">
            <text:p>-7.01667253365154E-05</text:p>
          </table:table-cell>
          <table:table-cell office:value-type="float" office:value="-0.00491167077355608" calcext:value-type="float">
            <text:p>-0.0049116708</text:p>
          </table:table-cell>
          <table:table-cell table:number-columns-repeated="10"/>
        </table:table-row>
        <table:table-row table:style-name="ro1">
          <table:table-cell office:value-type="float" office:value="497854" calcext:value-type="float">
            <text:p>497854</text:p>
          </table:table-cell>
          <table:table-cell office:value-type="float" office:value="-0.0000701667253365154" calcext:value-type="float">
            <text:p>-7.01667253365154E-05</text:p>
          </table:table-cell>
          <table:table-cell office:value-type="float" office:value="-0.00491167077355608" calcext:value-type="float">
            <text:p>-0.0049116708</text:p>
          </table:table-cell>
          <table:table-cell table:number-columns-repeated="10"/>
        </table:table-row>
        <table:table-row table:style-name="ro1">
          <table:table-cell office:value-type="float" office:value="497854" calcext:value-type="float">
            <text:p>497854</text:p>
          </table:table-cell>
          <table:table-cell office:value-type="float" office:value="-0.0000631500528028638" calcext:value-type="float">
            <text:p>-6.31500528028638E-05</text:p>
          </table:table-cell>
          <table:table-cell office:value-type="float" office:value="-0.00442050369620047" calcext:value-type="float">
            <text:p>-0.0044205037</text:p>
          </table:table-cell>
          <table:table-cell table:number-columns-repeated="10"/>
        </table:table-row>
        <table:table-row table:style-name="ro1">
          <table:table-cell office:value-type="float" office:value="500102" calcext:value-type="float">
            <text:p>500102</text:p>
          </table:table-cell>
          <table:table-cell office:value-type="float" office:value="-0.0000631500528028638" calcext:value-type="float">
            <text:p>-6.31500528028638E-05</text:p>
          </table:table-cell>
          <table:table-cell office:value-type="float" office:value="-0.00442050369620047" calcext:value-type="float">
            <text:p>-0.0044205037</text:p>
          </table:table-cell>
          <table:table-cell table:number-columns-repeated="10"/>
        </table:table-row>
        <table:table-row table:style-name="ro1">
          <table:table-cell office:value-type="float" office:value="500102" calcext:value-type="float">
            <text:p>500102</text:p>
          </table:table-cell>
          <table:table-cell office:value-type="float" office:value="-0.0000631500528028638" calcext:value-type="float">
            <text:p>-6.31500528028638E-05</text:p>
          </table:table-cell>
          <table:table-cell office:value-type="float" office:value="-0.00442050369620047" calcext:value-type="float">
            <text:p>-0.0044205037</text:p>
          </table:table-cell>
          <table:table-cell table:number-columns-repeated="10"/>
        </table:table-row>
        <table:table-row table:style-name="ro1">
          <table:table-cell office:value-type="float" office:value="500102" calcext:value-type="float">
            <text:p>500102</text:p>
          </table:table-cell>
          <table:table-cell office:value-type="float" office:value="-0.000101338830344117" calcext:value-type="float">
            <text:p>-0.0001013388</text:p>
          </table:table-cell>
          <table:table-cell office:value-type="float" office:value="-0.00709371812408821" calcext:value-type="float">
            <text:p>-0.0070937181</text:p>
          </table:table-cell>
          <table:table-cell table:number-columns-repeated="10"/>
        </table:table-row>
        <table:table-row table:style-name="ro1">
          <table:table-cell office:value-type="float" office:value="500102" calcext:value-type="float">
            <text:p>500102</text:p>
          </table:table-cell>
          <table:table-cell office:value-type="float" office:value="-0.000101338830344117" calcext:value-type="float">
            <text:p>-0.0001013388</text:p>
          </table:table-cell>
          <table:table-cell office:value-type="float" office:value="-0.00709371812408821" calcext:value-type="float">
            <text:p>-0.0070937181</text:p>
          </table:table-cell>
          <table:table-cell table:number-columns-repeated="10"/>
        </table:table-row>
        <table:table-row table:style-name="ro1">
          <table:table-cell office:value-type="float" office:value="502349" calcext:value-type="float">
            <text:p>502349</text:p>
          </table:table-cell>
          <table:table-cell office:value-type="float" office:value="-0.000101338830344117" calcext:value-type="float">
            <text:p>-0.0001013388</text:p>
          </table:table-cell>
          <table:table-cell office:value-type="float" office:value="-0.00709371812408821" calcext:value-type="float">
            <text:p>-0.0070937181</text:p>
          </table:table-cell>
          <table:table-cell table:number-columns-repeated="10"/>
        </table:table-row>
        <table:table-row table:style-name="ro1">
          <table:table-cell office:value-type="float" office:value="502349" calcext:value-type="float">
            <text:p>502349</text:p>
          </table:table-cell>
          <table:table-cell office:value-type="float" office:value="-0.000101338830344117" calcext:value-type="float">
            <text:p>-0.0001013388</text:p>
          </table:table-cell>
          <table:table-cell office:value-type="float" office:value="-0.00709371812408821" calcext:value-type="float">
            <text:p>-0.0070937181</text:p>
          </table:table-cell>
          <table:table-cell table:number-columns-repeated="10"/>
        </table:table-row>
        <table:table-row table:style-name="ro1">
          <table:table-cell office:value-type="float" office:value="502349" calcext:value-type="float">
            <text:p>502349</text:p>
          </table:table-cell>
          <table:table-cell office:value-type="float" office:value="-0.000046720961544581" calcext:value-type="float">
            <text:p>-0.000046721</text:p>
          </table:table-cell>
          <table:table-cell office:value-type="float" office:value="-0.00327046730812067" calcext:value-type="float">
            <text:p>-0.0032704673</text:p>
          </table:table-cell>
          <table:table-cell table:number-columns-repeated="10"/>
        </table:table-row>
        <table:table-row table:style-name="ro1">
          <table:table-cell office:value-type="float" office:value="504597" calcext:value-type="float">
            <text:p>504597</text:p>
          </table:table-cell>
          <table:table-cell office:value-type="float" office:value="-0.000046720961544581" calcext:value-type="float">
            <text:p>-0.000046721</text:p>
          </table:table-cell>
          <table:table-cell office:value-type="float" office:value="-0.00327046730812067" calcext:value-type="float">
            <text:p>-0.0032704673</text:p>
          </table:table-cell>
          <table:table-cell table:number-columns-repeated="10"/>
        </table:table-row>
        <table:table-row table:style-name="ro1">
          <table:table-cell office:value-type="float" office:value="504597" calcext:value-type="float">
            <text:p>504597</text:p>
          </table:table-cell>
          <table:table-cell office:value-type="float" office:value="-0.000046720961544581" calcext:value-type="float">
            <text:p>-0.000046721</text:p>
          </table:table-cell>
          <table:table-cell office:value-type="float" office:value="-0.00327046730812067" calcext:value-type="float">
            <text:p>-0.0032704673</text:p>
          </table:table-cell>
          <table:table-cell table:number-columns-repeated="10"/>
        </table:table-row>
        <table:table-row table:style-name="ro1">
          <table:table-cell office:value-type="float" office:value="504597" calcext:value-type="float">
            <text:p>504597</text:p>
          </table:table-cell>
          <table:table-cell office:value-type="float" office:value="-0.000046720961544581" calcext:value-type="float">
            <text:p>-0.000046721</text:p>
          </table:table-cell>
          <table:table-cell office:value-type="float" office:value="-0.00327046730812067" calcext:value-type="float">
            <text:p>-0.0032704673</text:p>
          </table:table-cell>
          <table:table-cell table:number-columns-repeated="10"/>
        </table:table-row>
        <table:table-row table:style-name="ro1">
          <table:table-cell office:value-type="float" office:value="504597" calcext:value-type="float">
            <text:p>504597</text:p>
          </table:table-cell>
          <table:table-cell office:value-type="float" office:value="-0.0000863751065248747" calcext:value-type="float">
            <text:p>-8.63751065248747E-05</text:p>
          </table:table-cell>
          <table:table-cell office:value-type="float" office:value="-0.00604625745674123" calcext:value-type="float">
            <text:p>-0.0060462575</text:p>
          </table:table-cell>
          <table:table-cell table:number-columns-repeated="10"/>
        </table:table-row>
        <table:table-row table:style-name="ro1">
          <table:table-cell office:value-type="float" office:value="506853" calcext:value-type="float">
            <text:p>506853</text:p>
          </table:table-cell>
          <table:table-cell office:value-type="float" office:value="-0.0000863751065248747" calcext:value-type="float">
            <text:p>-8.63751065248747E-05</text:p>
          </table:table-cell>
          <table:table-cell office:value-type="float" office:value="-0.00604625745674123" calcext:value-type="float">
            <text:p>-0.0060462575</text:p>
          </table:table-cell>
          <table:table-cell table:number-columns-repeated="10"/>
        </table:table-row>
        <table:table-row table:style-name="ro1">
          <table:table-cell office:value-type="float" office:value="506853" calcext:value-type="float">
            <text:p>506853</text:p>
          </table:table-cell>
          <table:table-cell office:value-type="float" office:value="-0.0000863751065248747" calcext:value-type="float">
            <text:p>-8.63751065248747E-05</text:p>
          </table:table-cell>
          <table:table-cell office:value-type="float" office:value="-0.00604625745674123" calcext:value-type="float">
            <text:p>-0.006046257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23:20:29.265380918</dc:date>
    <meta:editing-duration>PT3M40S</meta:editing-duration>
    <meta:editing-cycles>1</meta:editing-cycles>
    <meta:document-statistic meta:table-count="1" meta:cell-count="215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6.079cm" svg:y="0.316cm" chart:style-name="ch2">
          <text:p>Damper Response</text:p>
        </chart:title>
        <chart:legend chart:legend-position="end" svg:x="12.966cm" svg:y="3.955cm" style:legend-expansion="high" chart:style-name="ch3"/>
        <chart:plot-area chart:style-name="ch4" table:cell-range-address="control_log_damper.A1:control_log_damper.C650 control_log_damper.M2:control_log_damper.M3" chart:data-source-has-labels="both" svg:x="1.331cm" svg:y="1.275cm" svg:width="10.434cm" svg:height="6.57cm">
          <chartooo:coordinate-region svg:x="2.114cm" svg:y="1.275cm" svg:width="8.817cm" svg:height="5.055cm"/>
          <chart:axis chart:dimension="x" chart:name="primary-x" chart:style-name="ch5" chartooo:axis-type="auto">
            <chartooo:date-scale/>
            <chart:title svg:x="5.181cm" svg:y="8.025cm" chart:style-name="ch6">
              <text:p>Program Time (us)</text:p>
            </chart:title>
            <chart:categories table:cell-range-address="control_log_damper.A1:control_log_damper.A650"/>
          </chart:axis>
          <chart:axis chart:dimension="y" chart:name="primary-y" chart:style-name="ch7">
            <chart:title svg:x="0.451cm" svg:y="6.099cm" chart:style-name="ch8">
              <text:p>Motor Duty Cycle(%)</text:p>
            </chart:title>
            <chart:grid chart:style-name="ch9" chart:class="major"/>
          </chart:axis>
          <chart:axis chart:dimension="y" chart:name="secondary-y" chart:style-name="ch10">
            <chart:title svg:x="12.085cm" svg:y="5.768cm" chart:style-name="ch8">
              <text:p>Speed (ticks/us)</text:p>
            </chart:title>
          </chart:axis>
          <chart:series chart:attached-axis="primary-y" chart:style-name="ch11" chart:values-cell-range-address="control_log_damper.C1:control_log_damper.C650" chart:label-cell-address="control_log_damper.M3:control_log_damper.M3" chart:class="chart:line">
            <chart:data-point chart:repeated="650"/>
          </chart:series>
          <chart:series chart:attached-axis="secondary-y" chart:style-name="ch12" chart:values-cell-range-address="control_log_damper.B1:control_log_damper.B650" chart:label-cell-address="control_log_damper.M2:control_log_damper.M2" chart:class="chart:line">
            <chart:data-point chart:repeated="6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ty Cycle</text:p>
                <draw:g>
                  <svg:desc>control_log_damper.M3:control_log_damper.M3</svg:desc>
                </draw:g>
              </table:table-cell>
              <table:table-cell office:value-type="string">
                <text:p>Speed</text:p>
                <draw:g>
                  <svg:desc>control_log_damper.M2:control_log_damper.M2</svg:desc>
                </draw:g>
              </table:table-cell>
            </table:table-row>
          </table:table-header-rows>
          <table:table-rows>
            <table:table-row>
              <table:table-cell office:value-type="float" office:value="55366">
                <text:p>55366</text:p>
                <draw:g>
                  <svg:desc>control_log_damper.A1:control_log_damper.A650</svg:desc>
                </draw:g>
              </table:table-cell>
              <table:table-cell office:value-type="float" office:value="0.315684853504504">
                <text:p>0.315684853504504</text:p>
                <draw:g>
                  <svg:desc>control_log_damper.C1:control_log_damper.C650</svg:desc>
                </draw:g>
              </table:table-cell>
              <table:table-cell office:value-type="float" office:value="0.00450978362149291">
                <text:p>0.00450978362149291</text:p>
                <draw:g>
                  <svg:desc>control_log_damper.B1:control_log_damper.B650</svg:desc>
                </draw:g>
              </table:table-cell>
            </table:table-row>
            <table:table-row>
              <table:table-cell office:value-type="float" office:value="55366">
                <text:p>55366</text:p>
              </table:table-cell>
              <table:table-cell office:value-type="float" office:value="0.315684853504504">
                <text:p>0.315684853504504</text:p>
              </table:table-cell>
              <table:table-cell office:value-type="float" office:value="0.00450978362149291">
                <text:p>0.00450978362149291</text:p>
              </table:table-cell>
            </table:table-row>
            <table:table-row>
              <table:table-cell office:value-type="float" office:value="55366">
                <text:p>55366</text:p>
              </table:table-cell>
              <table:table-cell office:value-type="float" office:value="0.315684853504504">
                <text:p>0.315684853504504</text:p>
              </table:table-cell>
              <table:table-cell office:value-type="float" office:value="0.00450978362149291">
                <text:p>0.00450978362149291</text:p>
              </table:table-cell>
            </table:table-row>
            <table:table-row>
              <table:table-cell office:value-type="float" office:value="55366">
                <text:p>55366</text:p>
              </table:table-cell>
              <table:table-cell office:value-type="float" office:value="0.315684853504504">
                <text:p>0.315684853504504</text:p>
              </table:table-cell>
              <table:table-cell office:value-type="float" office:value="0.00450978362149291">
                <text:p>0.00450978362149291</text:p>
              </table:table-cell>
            </table:table-row>
            <table:table-row>
              <table:table-cell office:value-type="float" office:value="55366">
                <text:p>55366</text:p>
              </table:table-cell>
              <table:table-cell office:value-type="float" office:value="0.278666776873399">
                <text:p>0.278666776873399</text:p>
              </table:table-cell>
              <table:table-cell office:value-type="float" office:value="0.00398095395533427">
                <text:p>0.00398095395533427</text:p>
              </table:table-cell>
            </table:table-row>
            <table:table-row>
              <table:table-cell office:value-type="float" office:value="57935">
                <text:p>57935</text:p>
              </table:table-cell>
              <table:table-cell office:value-type="float" office:value="0.278666776873399">
                <text:p>0.278666776873399</text:p>
              </table:table-cell>
              <table:table-cell office:value-type="float" office:value="0.00398095395533427">
                <text:p>0.00398095395533427</text:p>
              </table:table-cell>
            </table:table-row>
            <table:table-row>
              <table:table-cell office:value-type="float" office:value="57935">
                <text:p>57935</text:p>
              </table:table-cell>
              <table:table-cell office:value-type="float" office:value="0.278666776873399">
                <text:p>0.278666776873399</text:p>
              </table:table-cell>
              <table:table-cell office:value-type="float" office:value="0.00398095395533427">
                <text:p>0.00398095395533427</text:p>
              </table:table-cell>
            </table:table-row>
            <table:table-row>
              <table:table-cell office:value-type="float" office:value="57935">
                <text:p>57935</text:p>
              </table:table-cell>
              <table:table-cell office:value-type="float" office:value="0.250800099186059">
                <text:p>0.250800099186059</text:p>
              </table:table-cell>
              <table:table-cell office:value-type="float" office:value="0.00358285855980085">
                <text:p>0.00358285855980085</text:p>
              </table:table-cell>
            </table:table-row>
            <table:table-row>
              <table:table-cell office:value-type="float" office:value="60177">
                <text:p>60177</text:p>
              </table:table-cell>
              <table:table-cell office:value-type="float" office:value="0.250800099186059">
                <text:p>0.250800099186059</text:p>
              </table:table-cell>
              <table:table-cell office:value-type="float" office:value="0.00358285855980085">
                <text:p>0.00358285855980085</text:p>
              </table:table-cell>
            </table:table-row>
            <table:table-row>
              <table:table-cell office:value-type="float" office:value="60177">
                <text:p>60177</text:p>
              </table:table-cell>
              <table:table-cell office:value-type="float" office:value="0.250800099186059">
                <text:p>0.250800099186059</text:p>
              </table:table-cell>
              <table:table-cell office:value-type="float" office:value="0.00358285855980085">
                <text:p>0.00358285855980085</text:p>
              </table:table-cell>
            </table:table-row>
            <table:table-row>
              <table:table-cell office:value-type="float" office:value="60177">
                <text:p>60177</text:p>
              </table:table-cell>
              <table:table-cell office:value-type="float" office:value="0.250800099186059">
                <text:p>0.250800099186059</text:p>
              </table:table-cell>
              <table:table-cell office:value-type="float" office:value="0.00358285855980085">
                <text:p>0.00358285855980085</text:p>
              </table:table-cell>
            </table:table-row>
            <table:table-row>
              <table:table-cell office:value-type="float" office:value="60177">
                <text:p>60177</text:p>
              </table:table-cell>
              <table:table-cell office:value-type="float" office:value="0.228846484979825">
                <text:p>0.228846484979825</text:p>
              </table:table-cell>
              <table:table-cell office:value-type="float" office:value="0.00326923549971178">
                <text:p>0.00326923549971178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0.228846484979825">
                <text:p>0.228846484979825</text:p>
              </table:table-cell>
              <table:table-cell office:value-type="float" office:value="0.00326923549971178">
                <text:p>0.00326923549971178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0.228846484979825">
                <text:p>0.228846484979825</text:p>
              </table:table-cell>
              <table:table-cell office:value-type="float" office:value="0.00326923549971178">
                <text:p>0.00326923549971178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0.205961836481842">
                <text:p>0.205961836481842</text:p>
              </table:table-cell>
              <table:table-cell office:value-type="float" office:value="0.00294231194974061">
                <text:p>0.00294231194974061</text:p>
              </table:table-cell>
            </table:table-row>
            <table:table-row>
              <table:table-cell office:value-type="float" office:value="64676">
                <text:p>64676</text:p>
              </table:table-cell>
              <table:table-cell office:value-type="float" office:value="0.205961836481842">
                <text:p>0.205961836481842</text:p>
              </table:table-cell>
              <table:table-cell office:value-type="float" office:value="0.00294231194974061">
                <text:p>0.00294231194974061</text:p>
              </table:table-cell>
            </table:table-row>
            <table:table-row>
              <table:table-cell office:value-type="float" office:value="64676">
                <text:p>64676</text:p>
              </table:table-cell>
              <table:table-cell office:value-type="float" office:value="0.205961836481842">
                <text:p>0.205961836481842</text:p>
              </table:table-cell>
              <table:table-cell office:value-type="float" office:value="0.00294231194974061">
                <text:p>0.00294231194974061</text:p>
              </table:table-cell>
            </table:table-row>
            <table:table-row>
              <table:table-cell office:value-type="float" office:value="64676">
                <text:p>64676</text:p>
              </table:table-cell>
              <table:table-cell office:value-type="float" office:value="0.205961836481842">
                <text:p>0.205961836481842</text:p>
              </table:table-cell>
              <table:table-cell office:value-type="float" office:value="0.00294231194974061">
                <text:p>0.00294231194974061</text:p>
              </table:table-cell>
            </table:table-row>
            <table:table-row>
              <table:table-cell office:value-type="float" office:value="64676">
                <text:p>64676</text:p>
              </table:table-cell>
              <table:table-cell office:value-type="float" office:value="0.182240652833658">
                <text:p>0.182240652833658</text:p>
              </table:table-cell>
              <table:table-cell office:value-type="float" office:value="0.00260343789762369">
                <text:p>0.00260343789762369</text:p>
              </table:table-cell>
            </table:table-row>
            <table:table-row>
              <table:table-cell office:value-type="float" office:value="66916">
                <text:p>66916</text:p>
              </table:table-cell>
              <table:table-cell office:value-type="float" office:value="0.182240652833658">
                <text:p>0.182240652833658</text:p>
              </table:table-cell>
              <table:table-cell office:value-type="float" office:value="0.00260343789762369">
                <text:p>0.00260343789762369</text:p>
              </table:table-cell>
            </table:table-row>
            <table:table-row>
              <table:table-cell office:value-type="float" office:value="66916">
                <text:p>66916</text:p>
              </table:table-cell>
              <table:table-cell office:value-type="float" office:value="0.182240652833658">
                <text:p>0.182240652833658</text:p>
              </table:table-cell>
              <table:table-cell office:value-type="float" office:value="0.00260343789762369">
                <text:p>0.00260343789762369</text:p>
              </table:table-cell>
            </table:table-row>
            <table:table-row>
              <table:table-cell office:value-type="float" office:value="66916">
                <text:p>66916</text:p>
              </table:table-cell>
              <table:table-cell office:value-type="float" office:value="0.176499868869954">
                <text:p>0.176499868869954</text:p>
              </table:table-cell>
              <table:table-cell office:value-type="float" office:value="0.00252142669814219">
                <text:p>0.00252142669814219</text:p>
              </table:table-cell>
            </table:table-row>
            <table:table-row>
              <table:table-cell office:value-type="float" office:value="69159">
                <text:p>69159</text:p>
              </table:table-cell>
              <table:table-cell office:value-type="float" office:value="0.176499868869954">
                <text:p>0.176499868869954</text:p>
              </table:table-cell>
              <table:table-cell office:value-type="float" office:value="0.00252142669814219">
                <text:p>0.00252142669814219</text:p>
              </table:table-cell>
            </table:table-row>
            <table:table-row>
              <table:table-cell office:value-type="float" office:value="69159">
                <text:p>69159</text:p>
              </table:table-cell>
              <table:table-cell office:value-type="float" office:value="0.176499868869954">
                <text:p>0.176499868869954</text:p>
              </table:table-cell>
              <table:table-cell office:value-type="float" office:value="0.00252142669814219">
                <text:p>0.00252142669814219</text:p>
              </table:table-cell>
            </table:table-row>
            <table:table-row>
              <table:table-cell office:value-type="float" office:value="69159">
                <text:p>69159</text:p>
              </table:table-cell>
              <table:table-cell office:value-type="float" office:value="0.176499868869954">
                <text:p>0.176499868869954</text:p>
              </table:table-cell>
              <table:table-cell office:value-type="float" office:value="0.00252142669814219">
                <text:p>0.00252142669814219</text:p>
              </table:table-cell>
            </table:table-row>
            <table:table-row>
              <table:table-cell office:value-type="float" office:value="69159">
                <text:p>69159</text:p>
              </table:table-cell>
              <table:table-cell office:value-type="float" office:value="0.146416489442994">
                <text:p>0.146416489442994</text:p>
              </table:table-cell>
              <table:table-cell office:value-type="float" office:value="0.00209166413489991">
                <text:p>0.00209166413489991</text:p>
              </table:table-cell>
            </table:table-row>
            <table:table-row>
              <table:table-cell office:value-type="float" office:value="71411">
                <text:p>71411</text:p>
              </table:table-cell>
              <table:table-cell office:value-type="float" office:value="0.146416489442994">
                <text:p>0.146416489442994</text:p>
              </table:table-cell>
              <table:table-cell office:value-type="float" office:value="0.00209166413489991">
                <text:p>0.00209166413489991</text:p>
              </table:table-cell>
            </table:table-row>
            <table:table-row>
              <table:table-cell office:value-type="float" office:value="71411">
                <text:p>71411</text:p>
              </table:table-cell>
              <table:table-cell office:value-type="float" office:value="0.146416489442994">
                <text:p>0.146416489442994</text:p>
              </table:table-cell>
              <table:table-cell office:value-type="float" office:value="0.00209166413489991">
                <text:p>0.00209166413489991</text:p>
              </table:table-cell>
            </table:table-row>
            <table:table-row>
              <table:table-cell office:value-type="float" office:value="71411">
                <text:p>71411</text:p>
              </table:table-cell>
              <table:table-cell office:value-type="float" office:value="0.141050458873253">
                <text:p>0.141050458873253</text:p>
              </table:table-cell>
              <table:table-cell office:value-type="float" office:value="0.00201500655533218">
                <text:p>0.00201500655533218</text:p>
              </table:table-cell>
            </table:table-row>
            <table:table-row>
              <table:table-cell office:value-type="float" office:value="71411">
                <text:p>71411</text:p>
              </table:table-cell>
              <table:table-cell office:value-type="float" office:value="0.141050458873253">
                <text:p>0.141050458873253</text:p>
              </table:table-cell>
              <table:table-cell office:value-type="float" office:value="0.00201500655533218">
                <text:p>0.00201500655533218</text:p>
              </table:table-cell>
            </table:table-row>
            <table:table-row>
              <table:table-cell office:value-type="float" office:value="73675">
                <text:p>73675</text:p>
              </table:table-cell>
              <table:table-cell office:value-type="float" office:value="0.141050458873253">
                <text:p>0.141050458873253</text:p>
              </table:table-cell>
              <table:table-cell office:value-type="float" office:value="0.00201500655533218">
                <text:p>0.00201500655533218</text:p>
              </table:table-cell>
            </table:table-row>
            <table:table-row>
              <table:table-cell office:value-type="float" office:value="73675">
                <text:p>73675</text:p>
              </table:table-cell>
              <table:table-cell office:value-type="float" office:value="0.141050458873253">
                <text:p>0.141050458873253</text:p>
              </table:table-cell>
              <table:table-cell office:value-type="float" office:value="0.00201500655533218">
                <text:p>0.00201500655533218</text:p>
              </table:table-cell>
            </table:table-row>
            <table:table-row>
              <table:table-cell office:value-type="float" office:value="73675">
                <text:p>73675</text:p>
              </table:table-cell>
              <table:table-cell office:value-type="float" office:value="0.120734232861704">
                <text:p>0.120734232861704</text:p>
              </table:table-cell>
              <table:table-cell office:value-type="float" office:value="0.0017247747551672">
                <text:p>0.0017247747551672</text:p>
              </table:table-cell>
            </table:table-row>
            <table:table-row>
              <table:table-cell office:value-type="float" office:value="75929">
                <text:p>75929</text:p>
              </table:table-cell>
              <table:table-cell office:value-type="float" office:value="0.120734232861704">
                <text:p>0.120734232861704</text:p>
              </table:table-cell>
              <table:table-cell office:value-type="float" office:value="0.0017247747551672">
                <text:p>0.0017247747551672</text:p>
              </table:table-cell>
            </table:table-row>
            <table:table-row>
              <table:table-cell office:value-type="float" office:value="75929">
                <text:p>75929</text:p>
              </table:table-cell>
              <table:table-cell office:value-type="float" office:value="0.120734232861704">
                <text:p>0.120734232861704</text:p>
              </table:table-cell>
              <table:table-cell office:value-type="float" office:value="0.0017247747551672">
                <text:p>0.0017247747551672</text:p>
              </table:table-cell>
            </table:table-row>
            <table:table-row>
              <table:table-cell office:value-type="float" office:value="75929">
                <text:p>75929</text:p>
              </table:table-cell>
              <table:table-cell office:value-type="float" office:value="0.120734232861704">
                <text:p>0.120734232861704</text:p>
              </table:table-cell>
              <table:table-cell office:value-type="float" office:value="0.0017247747551672">
                <text:p>0.0017247747551672</text:p>
              </table:table-cell>
            </table:table-row>
            <table:table-row>
              <table:table-cell office:value-type="float" office:value="75929">
                <text:p>75929</text:p>
              </table:table-cell>
              <table:table-cell office:value-type="float" office:value="0.111756784807732">
                <text:p>0.111756784807732</text:p>
              </table:table-cell>
              <table:table-cell office:value-type="float" office:value="0.00159652549725331">
                <text:p>0.00159652549725331</text:p>
              </table:table-cell>
            </table:table-row>
            <table:table-row>
              <table:table-cell office:value-type="float" office:value="78190">
                <text:p>78190</text:p>
              </table:table-cell>
              <table:table-cell office:value-type="float" office:value="0.111756784807732">
                <text:p>0.111756784807732</text:p>
              </table:table-cell>
              <table:table-cell office:value-type="float" office:value="0.00159652549725331">
                <text:p>0.00159652549725331</text:p>
              </table:table-cell>
            </table:table-row>
            <table:table-row>
              <table:table-cell office:value-type="float" office:value="78190">
                <text:p>78190</text:p>
              </table:table-cell>
              <table:table-cell office:value-type="float" office:value="0.111756784807732">
                <text:p>0.111756784807732</text:p>
              </table:table-cell>
              <table:table-cell office:value-type="float" office:value="0.00159652549725331">
                <text:p>0.00159652549725331</text:p>
              </table:table-cell>
            </table:table-row>
            <table:table-row>
              <table:table-cell office:value-type="float" office:value="78190">
                <text:p>78190</text:p>
              </table:table-cell>
              <table:table-cell office:value-type="float" office:value="0.100581106326958">
                <text:p>0.100581106326958</text:p>
              </table:table-cell>
              <table:table-cell office:value-type="float" office:value="0.00143687294752798">
                <text:p>0.00143687294752798</text:p>
              </table:table-cell>
            </table:table-row>
            <table:table-row>
              <table:table-cell office:value-type="float" office:value="80445">
                <text:p>80445</text:p>
              </table:table-cell>
              <table:table-cell office:value-type="float" office:value="0.100581106326958">
                <text:p>0.100581106326958</text:p>
              </table:table-cell>
              <table:table-cell office:value-type="float" office:value="0.00143687294752798">
                <text:p>0.00143687294752798</text:p>
              </table:table-cell>
            </table:table-row>
            <table:table-row>
              <table:table-cell office:value-type="float" office:value="80445">
                <text:p>80445</text:p>
              </table:table-cell>
              <table:table-cell office:value-type="float" office:value="0.100581106326958">
                <text:p>0.100581106326958</text:p>
              </table:table-cell>
              <table:table-cell office:value-type="float" office:value="0.00143687294752798">
                <text:p>0.00143687294752798</text:p>
              </table:table-cell>
            </table:table-row>
            <table:table-row>
              <table:table-cell office:value-type="float" office:value="80445">
                <text:p>80445</text:p>
              </table:table-cell>
              <table:table-cell office:value-type="float" office:value="0.100581106326958">
                <text:p>0.100581106326958</text:p>
              </table:table-cell>
              <table:table-cell office:value-type="float" office:value="0.00143687294752798">
                <text:p>0.00143687294752798</text:p>
              </table:table-cell>
            </table:table-row>
            <table:table-row>
              <table:table-cell office:value-type="float" office:value="80445">
                <text:p>80445</text:p>
              </table:table-cell>
              <table:table-cell office:value-type="float" office:value="0.0967176859597493">
                <text:p>0.0967176859597493</text:p>
              </table:table-cell>
              <table:table-cell office:value-type="float" office:value="0.00138168122799642">
                <text:p>0.00138168122799642</text:p>
              </table:table-cell>
            </table:table-row>
            <table:table-row>
              <table:table-cell office:value-type="float" office:value="82705">
                <text:p>82705</text:p>
              </table:table-cell>
              <table:table-cell office:value-type="float" office:value="0.0967176859597493">
                <text:p>0.0967176859597493</text:p>
              </table:table-cell>
              <table:table-cell office:value-type="float" office:value="0.00138168122799642">
                <text:p>0.00138168122799642</text:p>
              </table:table-cell>
            </table:table-row>
            <table:table-row>
              <table:table-cell office:value-type="float" office:value="82705">
                <text:p>82705</text:p>
              </table:table-cell>
              <table:table-cell office:value-type="float" office:value="0.0967176859597493">
                <text:p>0.0967176859597493</text:p>
              </table:table-cell>
              <table:table-cell office:value-type="float" office:value="0.00138168122799642">
                <text:p>0.00138168122799642</text:p>
              </table:table-cell>
            </table:table-row>
            <table:table-row>
              <table:table-cell office:value-type="float" office:value="82705">
                <text:p>82705</text:p>
              </table:table-cell>
              <table:table-cell office:value-type="float" office:value="0.0685437147206026">
                <text:p>0.0685437147206026</text:p>
              </table:table-cell>
              <table:table-cell office:value-type="float" office:value="0.000979195924580037">
                <text:p>0.000979195924580037</text:p>
              </table:table-cell>
            </table:table-row>
            <table:table-row>
              <table:table-cell office:value-type="float" office:value="84975">
                <text:p>84975</text:p>
              </table:table-cell>
              <table:table-cell office:value-type="float" office:value="0.0685437147206026">
                <text:p>0.0685437147206026</text:p>
              </table:table-cell>
              <table:table-cell office:value-type="float" office:value="0.000979195924580037">
                <text:p>0.000979195924580037</text:p>
              </table:table-cell>
            </table:table-row>
            <table:table-row>
              <table:table-cell office:value-type="float" office:value="84975">
                <text:p>84975</text:p>
              </table:table-cell>
              <table:table-cell office:value-type="float" office:value="0.0685437147206026">
                <text:p>0.0685437147206026</text:p>
              </table:table-cell>
              <table:table-cell office:value-type="float" office:value="0.000979195924580037">
                <text:p>0.000979195924580037</text:p>
              </table:table-cell>
            </table:table-row>
            <table:table-row>
              <table:table-cell office:value-type="float" office:value="84975">
                <text:p>84975</text:p>
              </table:table-cell>
              <table:table-cell office:value-type="float" office:value="0.0685437147206026">
                <text:p>0.0685437147206026</text:p>
              </table:table-cell>
              <table:table-cell office:value-type="float" office:value="0.000979195924580037">
                <text:p>0.000979195924580037</text:p>
              </table:table-cell>
            </table:table-row>
            <table:table-row>
              <table:table-cell office:value-type="float" office:value="84975">
                <text:p>84975</text:p>
              </table:table-cell>
              <table:table-cell office:value-type="float" office:value="0.0771760689122591">
                <text:p>0.0771760689122591</text:p>
              </table:table-cell>
              <table:table-cell office:value-type="float" office:value="0.00110251527017513">
                <text:p>0.00110251527017513</text:p>
              </table:table-cell>
            </table:table-row>
            <table:table-row>
              <table:table-cell office:value-type="float" office:value="87235">
                <text:p>87235</text:p>
              </table:table-cell>
              <table:table-cell office:value-type="float" office:value="0.0771760689122591">
                <text:p>0.0771760689122591</text:p>
              </table:table-cell>
              <table:table-cell office:value-type="float" office:value="0.00110251527017513">
                <text:p>0.00110251527017513</text:p>
              </table:table-cell>
            </table:table-row>
            <table:table-row>
              <table:table-cell office:value-type="float" office:value="87235">
                <text:p>87235</text:p>
              </table:table-cell>
              <table:table-cell office:value-type="float" office:value="0.0771760689122591">
                <text:p>0.0771760689122591</text:p>
              </table:table-cell>
              <table:table-cell office:value-type="float" office:value="0.00110251527017513">
                <text:p>0.00110251527017513</text:p>
              </table:table-cell>
            </table:table-row>
            <table:table-row>
              <table:table-cell office:value-type="float" office:value="87235">
                <text:p>87235</text:p>
              </table:table-cell>
              <table:table-cell office:value-type="float" office:value="0.0771760689122591">
                <text:p>0.0771760689122591</text:p>
              </table:table-cell>
              <table:table-cell office:value-type="float" office:value="0.00110251527017513">
                <text:p>0.00110251527017513</text:p>
              </table:table-cell>
            </table:table-row>
            <table:table-row>
              <table:table-cell office:value-type="float" office:value="87235">
                <text:p>87235</text:p>
              </table:table-cell>
              <table:table-cell office:value-type="float" office:value="0.0601664266228032">
                <text:p>0.0601664266228032</text:p>
              </table:table-cell>
              <table:table-cell office:value-type="float" office:value="0.000859520380325759">
                <text:p>0.000859520380325759</text:p>
              </table:table-cell>
            </table:table-row>
            <table:table-row>
              <table:table-cell office:value-type="float" office:value="89495">
                <text:p>89495</text:p>
              </table:table-cell>
              <table:table-cell office:value-type="float" office:value="0.0601664266228032">
                <text:p>0.0601664266228032</text:p>
              </table:table-cell>
              <table:table-cell office:value-type="float" office:value="0.000859520380325759">
                <text:p>0.000859520380325759</text:p>
              </table:table-cell>
            </table:table-row>
            <table:table-row>
              <table:table-cell office:value-type="float" office:value="89495">
                <text:p>89495</text:p>
              </table:table-cell>
              <table:table-cell office:value-type="float" office:value="0.0601664266228032">
                <text:p>0.0601664266228032</text:p>
              </table:table-cell>
              <table:table-cell office:value-type="float" office:value="0.000859520380325759">
                <text:p>0.000859520380325759</text:p>
              </table:table-cell>
            </table:table-row>
            <table:table-row>
              <table:table-cell office:value-type="float" office:value="89495">
                <text:p>89495</text:p>
              </table:table-cell>
              <table:table-cell office:value-type="float" office:value="0.0572471290932662">
                <text:p>0.0572471290932662</text:p>
              </table:table-cell>
              <table:table-cell office:value-type="float" office:value="0.000817816129903803">
                <text:p>0.000817816129903803</text:p>
              </table:table-cell>
            </table:table-row>
            <table:table-row>
              <table:table-cell office:value-type="float" office:value="91755">
                <text:p>91755</text:p>
              </table:table-cell>
              <table:table-cell office:value-type="float" office:value="0.0572471290932662">
                <text:p>0.0572471290932662</text:p>
              </table:table-cell>
              <table:table-cell office:value-type="float" office:value="0.000817816129903803">
                <text:p>0.000817816129903803</text:p>
              </table:table-cell>
            </table:table-row>
            <table:table-row>
              <table:table-cell office:value-type="float" office:value="91755">
                <text:p>91755</text:p>
              </table:table-cell>
              <table:table-cell office:value-type="float" office:value="0.0572471290932662">
                <text:p>0.0572471290932662</text:p>
              </table:table-cell>
              <table:table-cell office:value-type="float" office:value="0.000817816129903803">
                <text:p>0.000817816129903803</text:p>
              </table:table-cell>
            </table:table-row>
            <table:table-row>
              <table:table-cell office:value-type="float" office:value="91755">
                <text:p>91755</text:p>
              </table:table-cell>
              <table:table-cell office:value-type="float" office:value="0.0572471290932662">
                <text:p>0.0572471290932662</text:p>
              </table:table-cell>
              <table:table-cell office:value-type="float" office:value="0.000817816129903803">
                <text:p>0.000817816129903803</text:p>
              </table:table-cell>
            </table:table-row>
            <table:table-row>
              <table:table-cell office:value-type="float" office:value="91755">
                <text:p>91755</text:p>
              </table:table-cell>
              <table:table-cell office:value-type="float" office:value="0.0546225047578988">
                <text:p>0.0546225047578988</text:p>
              </table:table-cell>
              <table:table-cell office:value-type="float" office:value="0.000780321496541412">
                <text:p>0.000780321496541412</text:p>
              </table:table-cell>
            </table:table-row>
            <table:table-row>
              <table:table-cell office:value-type="float" office:value="94013">
                <text:p>94013</text:p>
              </table:table-cell>
              <table:table-cell office:value-type="float" office:value="0.0546225047578988">
                <text:p>0.0546225047578988</text:p>
              </table:table-cell>
              <table:table-cell office:value-type="float" office:value="0.000780321496541412">
                <text:p>0.000780321496541412</text:p>
              </table:table-cell>
            </table:table-row>
            <table:table-row>
              <table:table-cell office:value-type="float" office:value="94013">
                <text:p>94013</text:p>
              </table:table-cell>
              <table:table-cell office:value-type="float" office:value="0.0546225047578988">
                <text:p>0.0546225047578988</text:p>
              </table:table-cell>
              <table:table-cell office:value-type="float" office:value="0.000780321496541412">
                <text:p>0.000780321496541412</text:p>
              </table:table-cell>
            </table:table-row>
            <table:table-row>
              <table:table-cell office:value-type="float" office:value="94013">
                <text:p>94013</text:p>
              </table:table-cell>
              <table:table-cell office:value-type="float" office:value="0.0429765086990701">
                <text:p>0.0429765086990701</text:p>
              </table:table-cell>
              <table:table-cell office:value-type="float" office:value="0.00061395012427243">
                <text:p>0.00061395012427243</text:p>
              </table:table-cell>
            </table:table-row>
            <table:table-row>
              <table:table-cell office:value-type="float" office:value="96277">
                <text:p>96277</text:p>
              </table:table-cell>
              <table:table-cell office:value-type="float" office:value="0.0429765086990701">
                <text:p>0.0429765086990701</text:p>
              </table:table-cell>
              <table:table-cell office:value-type="float" office:value="0.00061395012427243">
                <text:p>0.00061395012427243</text:p>
              </table:table-cell>
            </table:table-row>
            <table:table-row>
              <table:table-cell office:value-type="float" office:value="96277">
                <text:p>96277</text:p>
              </table:table-cell>
              <table:table-cell office:value-type="float" office:value="0.0429765086990701">
                <text:p>0.0429765086990701</text:p>
              </table:table-cell>
              <table:table-cell office:value-type="float" office:value="0.00061395012427243">
                <text:p>0.00061395012427243</text:p>
              </table:table-cell>
            </table:table-row>
            <table:table-row>
              <table:table-cell office:value-type="float" office:value="96277">
                <text:p>96277</text:p>
              </table:table-cell>
              <table:table-cell office:value-type="float" office:value="0.0429765086990701">
                <text:p>0.0429765086990701</text:p>
              </table:table-cell>
              <table:table-cell office:value-type="float" office:value="0.00061395012427243">
                <text:p>0.00061395012427243</text:p>
              </table:table-cell>
            </table:table-row>
            <table:table-row>
              <table:table-cell office:value-type="float" office:value="96277">
                <text:p>96277</text:p>
              </table:table-cell>
              <table:table-cell office:value-type="float" office:value="0.0355883501028938">
                <text:p>0.0355883501028938</text:p>
              </table:table-cell>
              <table:table-cell office:value-type="float" office:value="0.000508405001469911">
                <text:p>0.000508405001469911</text:p>
              </table:table-cell>
            </table:table-row>
            <table:table-row>
              <table:table-cell office:value-type="float" office:value="98542">
                <text:p>98542</text:p>
              </table:table-cell>
              <table:table-cell office:value-type="float" office:value="0.0355883501028938">
                <text:p>0.0355883501028938</text:p>
              </table:table-cell>
              <table:table-cell office:value-type="float" office:value="0.000508405001469911">
                <text:p>0.000508405001469911</text:p>
              </table:table-cell>
            </table:table-row>
            <table:table-row>
              <table:table-cell office:value-type="float" office:value="98542">
                <text:p>98542</text:p>
              </table:table-cell>
              <table:table-cell office:value-type="float" office:value="0.0355883501028938">
                <text:p>0.0355883501028938</text:p>
              </table:table-cell>
              <table:table-cell office:value-type="float" office:value="0.000508405001469911">
                <text:p>0.000508405001469911</text:p>
              </table:table-cell>
            </table:table-row>
            <table:table-row>
              <table:table-cell office:value-type="float" office:value="98542">
                <text:p>98542</text:p>
              </table:table-cell>
              <table:table-cell office:value-type="float" office:value="0.0355883501028938">
                <text:p>0.0355883501028938</text:p>
              </table:table-cell>
              <table:table-cell office:value-type="float" office:value="0.000508405001469911">
                <text:p>0.000508405001469911</text:p>
              </table:table-cell>
            </table:table-row>
            <table:table-row>
              <table:table-cell office:value-type="float" office:value="98542">
                <text:p>98542</text:p>
              </table:table-cell>
              <table:table-cell office:value-type="float" office:value="0.0475093912535951">
                <text:p>0.0475093912535951</text:p>
              </table:table-cell>
              <table:table-cell office:value-type="float" office:value="0.000678705589337073">
                <text:p>0.000678705589337073</text:p>
              </table:table-cell>
            </table:table-row>
            <table:table-row>
              <table:table-cell office:value-type="float" office:value="100803">
                <text:p>100803</text:p>
              </table:table-cell>
              <table:table-cell office:value-type="float" office:value="0.0475093912535951">
                <text:p>0.0475093912535951</text:p>
              </table:table-cell>
              <table:table-cell office:value-type="float" office:value="0.000678705589337073">
                <text:p>0.000678705589337073</text:p>
              </table:table-cell>
            </table:table-row>
            <table:table-row>
              <table:table-cell office:value-type="float" office:value="100803">
                <text:p>100803</text:p>
              </table:table-cell>
              <table:table-cell office:value-type="float" office:value="0.0475093912535951">
                <text:p>0.0475093912535951</text:p>
              </table:table-cell>
              <table:table-cell office:value-type="float" office:value="0.000678705589337073">
                <text:p>0.000678705589337073</text:p>
              </table:table-cell>
            </table:table-row>
            <table:table-row>
              <table:table-cell office:value-type="float" office:value="100803">
                <text:p>100803</text:p>
              </table:table-cell>
              <table:table-cell office:value-type="float" office:value="0.0427584521282356">
                <text:p>0.0427584521282356</text:p>
              </table:table-cell>
              <table:table-cell office:value-type="float" office:value="0.000610835030403366">
                <text:p>0.000610835030403366</text:p>
              </table:table-cell>
            </table:table-row>
            <table:table-row>
              <table:table-cell office:value-type="float" office:value="103061">
                <text:p>103061</text:p>
              </table:table-cell>
              <table:table-cell office:value-type="float" office:value="0.0427584521282356">
                <text:p>0.0427584521282356</text:p>
              </table:table-cell>
              <table:table-cell office:value-type="float" office:value="0.000610835030403366">
                <text:p>0.000610835030403366</text:p>
              </table:table-cell>
            </table:table-row>
            <table:table-row>
              <table:table-cell office:value-type="float" office:value="103061">
                <text:p>103061</text:p>
              </table:table-cell>
              <table:table-cell office:value-type="float" office:value="0.0427584521282356">
                <text:p>0.0427584521282356</text:p>
              </table:table-cell>
              <table:table-cell office:value-type="float" office:value="0.000610835030403366">
                <text:p>0.000610835030403366</text:p>
              </table:table-cell>
            </table:table-row>
            <table:table-row>
              <table:table-cell office:value-type="float" office:value="103061">
                <text:p>103061</text:p>
              </table:table-cell>
              <table:table-cell office:value-type="float" office:value="0.0427584521282356">
                <text:p>0.0427584521282356</text:p>
              </table:table-cell>
              <table:table-cell office:value-type="float" office:value="0.000610835030403366">
                <text:p>0.000610835030403366</text:p>
              </table:table-cell>
            </table:table-row>
            <table:table-row>
              <table:table-cell office:value-type="float" office:value="103061">
                <text:p>103061</text:p>
              </table:table-cell>
              <table:table-cell office:value-type="float" office:value="0.038482606915412">
                <text:p>0.038482606915412</text:p>
              </table:table-cell>
              <table:table-cell office:value-type="float" office:value="0.000549751527363029">
                <text:p>0.000549751527363029</text:p>
              </table:table-cell>
            </table:table-row>
            <table:table-row>
              <table:table-cell office:value-type="float" office:value="105316">
                <text:p>105316</text:p>
              </table:table-cell>
              <table:table-cell office:value-type="float" office:value="0.038482606915412">
                <text:p>0.038482606915412</text:p>
              </table:table-cell>
              <table:table-cell office:value-type="float" office:value="0.000549751527363029">
                <text:p>0.000549751527363029</text:p>
              </table:table-cell>
            </table:table-row>
            <table:table-row>
              <table:table-cell office:value-type="float" office:value="105316">
                <text:p>105316</text:p>
              </table:table-cell>
              <table:table-cell office:value-type="float" office:value="0.038482606915412">
                <text:p>0.038482606915412</text:p>
              </table:table-cell>
              <table:table-cell office:value-type="float" office:value="0.000549751527363029">
                <text:p>0.000549751527363029</text:p>
              </table:table-cell>
            </table:table-row>
            <table:table-row>
              <table:table-cell office:value-type="float" office:value="105316">
                <text:p>105316</text:p>
              </table:table-cell>
              <table:table-cell office:value-type="float" office:value="0.0222284977524486">
                <text:p>0.0222284977524486</text:p>
              </table:table-cell>
              <table:table-cell office:value-type="float" office:value="0.000317549967892123">
                <text:p>0.000317549967892123</text:p>
              </table:table-cell>
            </table:table-row>
            <table:table-row>
              <table:table-cell office:value-type="float" office:value="107573">
                <text:p>107573</text:p>
              </table:table-cell>
              <table:table-cell office:value-type="float" office:value="0.0222284977524486">
                <text:p>0.0222284977524486</text:p>
              </table:table-cell>
              <table:table-cell office:value-type="float" office:value="0.000317549967892123">
                <text:p>0.000317549967892123</text:p>
              </table:table-cell>
            </table:table-row>
            <table:table-row>
              <table:table-cell office:value-type="float" office:value="107573">
                <text:p>107573</text:p>
              </table:table-cell>
              <table:table-cell office:value-type="float" office:value="0.0222284977524486">
                <text:p>0.0222284977524486</text:p>
              </table:table-cell>
              <table:table-cell office:value-type="float" office:value="0.000317549967892123">
                <text:p>0.000317549967892123</text:p>
              </table:table-cell>
            </table:table-row>
            <table:table-row>
              <table:table-cell office:value-type="float" office:value="107573">
                <text:p>107573</text:p>
              </table:table-cell>
              <table:table-cell office:value-type="float" office:value="0.0222284977524486">
                <text:p>0.0222284977524486</text:p>
              </table:table-cell>
              <table:table-cell office:value-type="float" office:value="0.000317549967892123">
                <text:p>0.000317549967892123</text:p>
              </table:table-cell>
            </table:table-row>
            <table:table-row>
              <table:table-cell office:value-type="float" office:value="107573">
                <text:p>107573</text:p>
              </table:table-cell>
              <table:table-cell office:value-type="float" office:value="0.0293431313031264">
                <text:p>0.0293431313031264</text:p>
              </table:table-cell>
              <table:table-cell office:value-type="float" office:value="0.000419187590044662">
                <text:p>0.000419187590044662</text:p>
              </table:table-cell>
            </table:table-row>
            <table:table-row>
              <table:table-cell office:value-type="float" office:value="109822">
                <text:p>109822</text:p>
              </table:table-cell>
              <table:table-cell office:value-type="float" office:value="0.0293431313031264">
                <text:p>0.0293431313031264</text:p>
              </table:table-cell>
              <table:table-cell office:value-type="float" office:value="0.000419187590044662">
                <text:p>0.000419187590044662</text:p>
              </table:table-cell>
            </table:table-row>
            <table:table-row>
              <table:table-cell office:value-type="float" office:value="109822">
                <text:p>109822</text:p>
              </table:table-cell>
              <table:table-cell office:value-type="float" office:value="0.0293431313031264">
                <text:p>0.0293431313031264</text:p>
              </table:table-cell>
              <table:table-cell office:value-type="float" office:value="0.000419187590044662">
                <text:p>0.000419187590044662</text:p>
              </table:table-cell>
            </table:table-row>
            <table:table-row>
              <table:table-cell office:value-type="float" office:value="109822">
                <text:p>109822</text:p>
              </table:table-cell>
              <table:table-cell office:value-type="float" office:value="0.0233210369641679">
                <text:p>0.0233210369641679</text:p>
              </table:table-cell>
              <table:table-cell office:value-type="float" office:value="0.000333157670916685">
                <text:p>0.000333157670916685</text:p>
              </table:table-cell>
            </table:table-row>
            <table:table-row>
              <table:table-cell office:value-type="float" office:value="112089">
                <text:p>112089</text:p>
              </table:table-cell>
              <table:table-cell office:value-type="float" office:value="0.0233210369641679">
                <text:p>0.0233210369641679</text:p>
              </table:table-cell>
              <table:table-cell office:value-type="float" office:value="0.000333157670916685">
                <text:p>0.000333157670916685</text:p>
              </table:table-cell>
            </table:table-row>
            <table:table-row>
              <table:table-cell office:value-type="float" office:value="112089">
                <text:p>112089</text:p>
              </table:table-cell>
              <table:table-cell office:value-type="float" office:value="0.0233210369641679">
                <text:p>0.0233210369641679</text:p>
              </table:table-cell>
              <table:table-cell office:value-type="float" office:value="0.000333157670916685">
                <text:p>0.000333157670916685</text:p>
              </table:table-cell>
            </table:table-row>
            <table:table-row>
              <table:table-cell office:value-type="float" office:value="112089">
                <text:p>112089</text:p>
              </table:table-cell>
              <table:table-cell office:value-type="float" office:value="0.0233210369641679">
                <text:p>0.0233210369641679</text:p>
              </table:table-cell>
              <table:table-cell office:value-type="float" office:value="0.000333157670916685">
                <text:p>0.000333157670916685</text:p>
              </table:table-cell>
            </table:table-row>
            <table:table-row>
              <table:table-cell office:value-type="float" office:value="112089">
                <text:p>112089</text:p>
              </table:table-cell>
              <table:table-cell office:value-type="float" office:value="0.3887593526938">
                <text:p>0.3887593526938</text:p>
              </table:table-cell>
              <table:table-cell office:value-type="float" office:value="0.00555370503848285">
                <text:p>0.00555370503848285</text:p>
              </table:table-cell>
            </table:table-row>
            <table:table-row>
              <table:table-cell office:value-type="float" office:value="114354">
                <text:p>114354</text:p>
              </table:table-cell>
              <table:table-cell office:value-type="float" office:value="0.3887593526938">
                <text:p>0.3887593526938</text:p>
              </table:table-cell>
              <table:table-cell office:value-type="float" office:value="0.00555370503848285">
                <text:p>0.00555370503848285</text:p>
              </table:table-cell>
            </table:table-row>
            <table:table-row>
              <table:table-cell office:value-type="float" office:value="114354">
                <text:p>114354</text:p>
              </table:table-cell>
              <table:table-cell office:value-type="float" office:value="0.3887593526938">
                <text:p>0.3887593526938</text:p>
              </table:table-cell>
              <table:table-cell office:value-type="float" office:value="0.00555370503848285">
                <text:p>0.00555370503848285</text:p>
              </table:table-cell>
            </table:table-row>
            <table:table-row>
              <table:table-cell office:value-type="float" office:value="114354">
                <text:p>114354</text:p>
              </table:table-cell>
              <table:table-cell office:value-type="float" office:value="0.3887593526938">
                <text:p>0.3887593526938</text:p>
              </table:table-cell>
              <table:table-cell office:value-type="float" office:value="0.00555370503848285">
                <text:p>0.00555370503848285</text:p>
              </table:table-cell>
            </table:table-row>
            <table:table-row>
              <table:table-cell office:value-type="float" office:value="114354">
                <text:p>114354</text:p>
              </table:table-cell>
              <table:table-cell office:value-type="float" office:value="2.18055717628967">
                <text:p>2.18055717628967</text:p>
              </table:table-cell>
              <table:table-cell office:value-type="float" office:value="0.0311508168041381">
                <text:p>0.0311508168041381</text:p>
              </table:table-cell>
            </table:table-row>
            <table:table-row>
              <table:table-cell office:value-type="float" office:value="116610">
                <text:p>116610</text:p>
              </table:table-cell>
              <table:table-cell office:value-type="float" office:value="2.18055717628967">
                <text:p>2.18055717628967</text:p>
              </table:table-cell>
              <table:table-cell office:value-type="float" office:value="0.0311508168041381">
                <text:p>0.0311508168041381</text:p>
              </table:table-cell>
            </table:table-row>
            <table:table-row>
              <table:table-cell office:value-type="float" office:value="116610">
                <text:p>116610</text:p>
              </table:table-cell>
              <table:table-cell office:value-type="float" office:value="2.18055717628967">
                <text:p>2.18055717628967</text:p>
              </table:table-cell>
              <table:table-cell office:value-type="float" office:value="0.0311508168041381">
                <text:p>0.0311508168041381</text:p>
              </table:table-cell>
            </table:table-row>
            <table:table-row>
              <table:table-cell office:value-type="float" office:value="116610">
                <text:p>116610</text:p>
              </table:table-cell>
              <table:table-cell office:value-type="float" office:value="2.95139528362738">
                <text:p>2.95139528362738</text:p>
              </table:table-cell>
              <table:table-cell office:value-type="float" office:value="0.0421627897661055">
                <text:p>0.0421627897661055</text:p>
              </table:table-cell>
            </table:table-row>
            <table:table-row>
              <table:table-cell office:value-type="float" office:value="118861">
                <text:p>118861</text:p>
              </table:table-cell>
              <table:table-cell office:value-type="float" office:value="2.95139528362738">
                <text:p>2.95139528362738</text:p>
              </table:table-cell>
              <table:table-cell office:value-type="float" office:value="0.0421627897661055">
                <text:p>0.0421627897661055</text:p>
              </table:table-cell>
            </table:table-row>
            <table:table-row>
              <table:table-cell office:value-type="float" office:value="118861">
                <text:p>118861</text:p>
              </table:table-cell>
              <table:table-cell office:value-type="float" office:value="2.95139528362738">
                <text:p>2.95139528362738</text:p>
              </table:table-cell>
              <table:table-cell office:value-type="float" office:value="0.0421627897661055">
                <text:p>0.0421627897661055</text:p>
              </table:table-cell>
            </table:table-row>
            <table:table-row>
              <table:table-cell office:value-type="float" office:value="118861">
                <text:p>118861</text:p>
              </table:table-cell>
              <table:table-cell office:value-type="float" office:value="2.95139528362738">
                <text:p>2.95139528362738</text:p>
              </table:table-cell>
              <table:table-cell office:value-type="float" office:value="0.0421627897661055">
                <text:p>0.0421627897661055</text:p>
              </table:table-cell>
            </table:table-row>
            <table:table-row>
              <table:table-cell office:value-type="float" office:value="118861">
                <text:p>118861</text:p>
              </table:table-cell>
              <table:table-cell office:value-type="float" office:value="4.39457351227399">
                <text:p>4.39457351227399</text:p>
              </table:table-cell>
              <table:table-cell office:value-type="float" office:value="0.0627796216039141">
                <text:p>0.0627796216039141</text:p>
              </table:table-cell>
            </table:table-row>
            <table:table-row>
              <table:table-cell office:value-type="float" office:value="121108">
                <text:p>121108</text:p>
              </table:table-cell>
              <table:table-cell office:value-type="float" office:value="4.39457351227399">
                <text:p>4.39457351227399</text:p>
              </table:table-cell>
              <table:table-cell office:value-type="float" office:value="0.0627796216039141">
                <text:p>0.0627796216039141</text:p>
              </table:table-cell>
            </table:table-row>
            <table:table-row>
              <table:table-cell office:value-type="float" office:value="121108">
                <text:p>121108</text:p>
              </table:table-cell>
              <table:table-cell office:value-type="float" office:value="4.39457351227399">
                <text:p>4.39457351227399</text:p>
              </table:table-cell>
              <table:table-cell office:value-type="float" office:value="0.0627796216039141">
                <text:p>0.0627796216039141</text:p>
              </table:table-cell>
            </table:table-row>
            <table:table-row>
              <table:table-cell office:value-type="float" office:value="121108">
                <text:p>121108</text:p>
              </table:table-cell>
              <table:table-cell office:value-type="float" office:value="5.9944618728061">
                <text:p>5.9944618728061</text:p>
              </table:table-cell>
              <table:table-cell office:value-type="float" office:value="0.0856351696115157">
                <text:p>0.0856351696115157</text:p>
              </table:table-cell>
            </table:table-row>
            <table:table-row>
              <table:table-cell office:value-type="float" office:value="123370">
                <text:p>123370</text:p>
              </table:table-cell>
              <table:table-cell office:value-type="float" office:value="5.9944618728061">
                <text:p>5.9944618728061</text:p>
              </table:table-cell>
              <table:table-cell office:value-type="float" office:value="0.0856351696115157">
                <text:p>0.0856351696115157</text:p>
              </table:table-cell>
            </table:table-row>
            <table:table-row>
              <table:table-cell office:value-type="float" office:value="123370">
                <text:p>123370</text:p>
              </table:table-cell>
              <table:table-cell office:value-type="float" office:value="5.9944618728061">
                <text:p>5.9944618728061</text:p>
              </table:table-cell>
              <table:table-cell office:value-type="float" office:value="0.0856351696115157">
                <text:p>0.0856351696115157</text:p>
              </table:table-cell>
            </table:table-row>
            <table:table-row>
              <table:table-cell office:value-type="float" office:value="123370">
                <text:p>123370</text:p>
              </table:table-cell>
              <table:table-cell office:value-type="float" office:value="5.9944618728061">
                <text:p>5.9944618728061</text:p>
              </table:table-cell>
              <table:table-cell office:value-type="float" office:value="0.0856351696115157">
                <text:p>0.0856351696115157</text:p>
              </table:table-cell>
            </table:table-row>
            <table:table-row>
              <table:table-cell office:value-type="float" office:value="123370">
                <text:p>123370</text:p>
              </table:table-cell>
              <table:table-cell office:value-type="float" office:value="7.75108300173452">
                <text:p>7.75108300173452</text:p>
              </table:table-cell>
              <table:table-cell office:value-type="float" office:value="0.110729757167636">
                <text:p>0.110729757167636</text:p>
              </table:table-cell>
            </table:table-row>
            <table:table-row>
              <table:table-cell office:value-type="float" office:value="125628">
                <text:p>125628</text:p>
              </table:table-cell>
              <table:table-cell office:value-type="float" office:value="7.75108300173452">
                <text:p>7.75108300173452</text:p>
              </table:table-cell>
              <table:table-cell office:value-type="float" office:value="0.110729757167636">
                <text:p>0.110729757167636</text:p>
              </table:table-cell>
            </table:table-row>
            <table:table-row>
              <table:table-cell office:value-type="float" office:value="125628">
                <text:p>125628</text:p>
              </table:table-cell>
              <table:table-cell office:value-type="float" office:value="7.75108300173452">
                <text:p>7.75108300173452</text:p>
              </table:table-cell>
              <table:table-cell office:value-type="float" office:value="0.110729757167636">
                <text:p>0.110729757167636</text:p>
              </table:table-cell>
            </table:table-row>
            <table:table-row>
              <table:table-cell office:value-type="float" office:value="125628">
                <text:p>125628</text:p>
              </table:table-cell>
              <table:table-cell office:value-type="float" office:value="9.67925193805354">
                <text:p>9.67925193805354</text:p>
              </table:table-cell>
              <table:table-cell office:value-type="float" office:value="0.138275027686479">
                <text:p>0.138275027686479</text:p>
              </table:table-cell>
            </table:table-row>
            <table:table-row>
              <table:table-cell office:value-type="float" office:value="127886">
                <text:p>127886</text:p>
              </table:table-cell>
              <table:table-cell office:value-type="float" office:value="9.67925193805354">
                <text:p>9.67925193805354</text:p>
              </table:table-cell>
              <table:table-cell office:value-type="float" office:value="0.138275027686479">
                <text:p>0.138275027686479</text:p>
              </table:table-cell>
            </table:table-row>
            <table:table-row>
              <table:table-cell office:value-type="float" office:value="127886">
                <text:p>127886</text:p>
              </table:table-cell>
              <table:table-cell office:value-type="float" office:value="9.67925193805354">
                <text:p>9.67925193805354</text:p>
              </table:table-cell>
              <table:table-cell office:value-type="float" office:value="0.138275027686479">
                <text:p>0.138275027686479</text:p>
              </table:table-cell>
            </table:table-row>
            <table:table-row>
              <table:table-cell office:value-type="float" office:value="127886">
                <text:p>127886</text:p>
              </table:table-cell>
              <table:table-cell office:value-type="float" office:value="9.67925193805354">
                <text:p>9.67925193805354</text:p>
              </table:table-cell>
              <table:table-cell office:value-type="float" office:value="0.138275027686479">
                <text:p>0.138275027686479</text:p>
              </table:table-cell>
            </table:table-row>
            <table:table-row>
              <table:table-cell office:value-type="float" office:value="127886">
                <text:p>127886</text:p>
              </table:table-cell>
              <table:table-cell office:value-type="float" office:value="11.5843213966546">
                <text:p>11.5843213966546</text:p>
              </table:table-cell>
              <table:table-cell office:value-type="float" office:value="0.165490305666494">
                <text:p>0.165490305666494</text:p>
              </table:table-cell>
            </table:table-row>
            <table:table-row>
              <table:table-cell office:value-type="float" office:value="130130">
                <text:p>130130</text:p>
              </table:table-cell>
              <table:table-cell office:value-type="float" office:value="11.5843213966546">
                <text:p>11.5843213966546</text:p>
              </table:table-cell>
              <table:table-cell office:value-type="float" office:value="0.165490305666494">
                <text:p>0.165490305666494</text:p>
              </table:table-cell>
            </table:table-row>
            <table:table-row>
              <table:table-cell office:value-type="float" office:value="130130">
                <text:p>130130</text:p>
              </table:table-cell>
              <table:table-cell office:value-type="float" office:value="11.5843213966546">
                <text:p>11.5843213966546</text:p>
              </table:table-cell>
              <table:table-cell office:value-type="float" office:value="0.165490305666494">
                <text:p>0.165490305666494</text:p>
              </table:table-cell>
            </table:table-row>
            <table:table-row>
              <table:table-cell office:value-type="float" office:value="130130">
                <text:p>130130</text:p>
              </table:table-cell>
              <table:table-cell office:value-type="float" office:value="11.5843213966546">
                <text:p>11.5843213966546</text:p>
              </table:table-cell>
              <table:table-cell office:value-type="float" office:value="0.165490305666494">
                <text:p>0.165490305666494</text:p>
              </table:table-cell>
            </table:table-row>
            <table:table-row>
              <table:table-cell office:value-type="float" office:value="130130">
                <text:p>130130</text:p>
              </table:table-cell>
              <table:table-cell office:value-type="float" office:value="12.6548529416658">
                <text:p>12.6548529416658</text:p>
              </table:table-cell>
              <table:table-cell office:value-type="float" office:value="0.180783613452369">
                <text:p>0.180783613452369</text:p>
              </table:table-cell>
            </table:table-row>
            <table:table-row>
              <table:table-cell office:value-type="float" office:value="132388">
                <text:p>132388</text:p>
              </table:table-cell>
              <table:table-cell office:value-type="float" office:value="12.6548529416658">
                <text:p>12.6548529416658</text:p>
              </table:table-cell>
              <table:table-cell office:value-type="float" office:value="0.180783613452369">
                <text:p>0.180783613452369</text:p>
              </table:table-cell>
            </table:table-row>
            <table:table-row>
              <table:table-cell office:value-type="float" office:value="132388">
                <text:p>132388</text:p>
              </table:table-cell>
              <table:table-cell office:value-type="float" office:value="12.6548529416658">
                <text:p>12.6548529416658</text:p>
              </table:table-cell>
              <table:table-cell office:value-type="float" office:value="0.180783613452369">
                <text:p>0.180783613452369</text:p>
              </table:table-cell>
            </table:table-row>
            <table:table-row>
              <table:table-cell office:value-type="float" office:value="132388">
                <text:p>132388</text:p>
              </table:table-cell>
              <table:table-cell office:value-type="float" office:value="13.6680054183971">
                <text:p>13.6680054183971</text:p>
              </table:table-cell>
              <table:table-cell office:value-type="float" office:value="0.195257220262816">
                <text:p>0.195257220262816</text:p>
              </table:table-cell>
            </table:table-row>
            <table:table-row>
              <table:table-cell office:value-type="float" office:value="134649">
                <text:p>134649</text:p>
              </table:table-cell>
              <table:table-cell office:value-type="float" office:value="13.6680054183971">
                <text:p>13.6680054183971</text:p>
              </table:table-cell>
              <table:table-cell office:value-type="float" office:value="0.195257220262816">
                <text:p>0.195257220262816</text:p>
              </table:table-cell>
            </table:table-row>
            <table:table-row>
              <table:table-cell office:value-type="float" office:value="134649">
                <text:p>134649</text:p>
              </table:table-cell>
              <table:table-cell office:value-type="float" office:value="13.6680054183971">
                <text:p>13.6680054183971</text:p>
              </table:table-cell>
              <table:table-cell office:value-type="float" office:value="0.195257220262816">
                <text:p>0.195257220262816</text:p>
              </table:table-cell>
            </table:table-row>
            <table:table-row>
              <table:table-cell office:value-type="float" office:value="134649">
                <text:p>134649</text:p>
              </table:table-cell>
              <table:table-cell office:value-type="float" office:value="13.6680054183971">
                <text:p>13.6680054183971</text:p>
              </table:table-cell>
              <table:table-cell office:value-type="float" office:value="0.195257220262816">
                <text:p>0.195257220262816</text:p>
              </table:table-cell>
            </table:table-row>
            <table:table-row>
              <table:table-cell office:value-type="float" office:value="134649">
                <text:p>134649</text:p>
              </table:table-cell>
              <table:table-cell office:value-type="float" office:value="14.4757519379803">
                <text:p>14.4757519379803</text:p>
              </table:table-cell>
              <table:table-cell office:value-type="float" office:value="0.206796456256861">
                <text:p>0.206796456256861</text:p>
              </table:table-cell>
            </table:table-row>
            <table:table-row>
              <table:table-cell office:value-type="float" office:value="136912">
                <text:p>136912</text:p>
              </table:table-cell>
              <table:table-cell office:value-type="float" office:value="14.4757519379803">
                <text:p>14.4757519379803</text:p>
              </table:table-cell>
              <table:table-cell office:value-type="float" office:value="0.206796456256861">
                <text:p>0.206796456256861</text:p>
              </table:table-cell>
            </table:table-row>
            <table:table-row>
              <table:table-cell office:value-type="float" office:value="136912">
                <text:p>136912</text:p>
              </table:table-cell>
              <table:table-cell office:value-type="float" office:value="14.4757519379803">
                <text:p>14.4757519379803</text:p>
              </table:table-cell>
              <table:table-cell office:value-type="float" office:value="0.206796456256861">
                <text:p>0.206796456256861</text:p>
              </table:table-cell>
            </table:table-row>
            <table:table-row>
              <table:table-cell office:value-type="float" office:value="136912">
                <text:p>136912</text:p>
              </table:table-cell>
              <table:table-cell office:value-type="float" office:value="14.5988481222741">
                <text:p>14.5988481222741</text:p>
              </table:table-cell>
              <table:table-cell office:value-type="float" office:value="0.208554973175345">
                <text:p>0.208554973175345</text:p>
              </table:table-cell>
            </table:table-row>
            <table:table-row>
              <table:table-cell office:value-type="float" office:value="139176">
                <text:p>139176</text:p>
              </table:table-cell>
              <table:table-cell office:value-type="float" office:value="14.5988481222741">
                <text:p>14.5988481222741</text:p>
              </table:table-cell>
              <table:table-cell office:value-type="float" office:value="0.208554973175345">
                <text:p>0.208554973175345</text:p>
              </table:table-cell>
            </table:table-row>
            <table:table-row>
              <table:table-cell office:value-type="float" office:value="139176">
                <text:p>139176</text:p>
              </table:table-cell>
              <table:table-cell office:value-type="float" office:value="14.5988481222741">
                <text:p>14.5988481222741</text:p>
              </table:table-cell>
              <table:table-cell office:value-type="float" office:value="0.208554973175345">
                <text:p>0.208554973175345</text:p>
              </table:table-cell>
            </table:table-row>
            <table:table-row>
              <table:table-cell office:value-type="float" office:value="139176">
                <text:p>139176</text:p>
              </table:table-cell>
              <table:table-cell office:value-type="float" office:value="14.5988481222741">
                <text:p>14.5988481222741</text:p>
              </table:table-cell>
              <table:table-cell office:value-type="float" office:value="0.208554973175345">
                <text:p>0.208554973175345</text:p>
              </table:table-cell>
            </table:table-row>
            <table:table-row>
              <table:table-cell office:value-type="float" office:value="139176">
                <text:p>139176</text:p>
              </table:table-cell>
              <table:table-cell office:value-type="float" office:value="14.6834914447388">
                <text:p>14.6834914447388</text:p>
              </table:table-cell>
              <table:table-cell office:value-type="float" office:value="0.209764163496268">
                <text:p>0.209764163496268</text:p>
              </table:table-cell>
            </table:table-row>
            <table:table-row>
              <table:table-cell office:value-type="float" office:value="141433">
                <text:p>141433</text:p>
              </table:table-cell>
              <table:table-cell office:value-type="float" office:value="14.6834914447388">
                <text:p>14.6834914447388</text:p>
              </table:table-cell>
              <table:table-cell office:value-type="float" office:value="0.209764163496268">
                <text:p>0.209764163496268</text:p>
              </table:table-cell>
            </table:table-row>
            <table:table-row>
              <table:table-cell office:value-type="float" office:value="141433">
                <text:p>141433</text:p>
              </table:table-cell>
              <table:table-cell office:value-type="float" office:value="14.6834914447388">
                <text:p>14.6834914447388</text:p>
              </table:table-cell>
              <table:table-cell office:value-type="float" office:value="0.209764163496268">
                <text:p>0.209764163496268</text:p>
              </table:table-cell>
            </table:table-row>
            <table:table-row>
              <table:table-cell office:value-type="float" office:value="141433">
                <text:p>141433</text:p>
              </table:table-cell>
              <table:table-cell office:value-type="float" office:value="15.1786329503094">
                <text:p>15.1786329503094</text:p>
              </table:table-cell>
              <table:table-cell office:value-type="float" office:value="0.216837613575849">
                <text:p>0.216837613575849</text:p>
              </table:table-cell>
            </table:table-row>
            <table:table-row>
              <table:table-cell office:value-type="float" office:value="143679">
                <text:p>143679</text:p>
              </table:table-cell>
              <table:table-cell office:value-type="float" office:value="15.1786329503094">
                <text:p>15.1786329503094</text:p>
              </table:table-cell>
              <table:table-cell office:value-type="float" office:value="0.216837613575849">
                <text:p>0.216837613575849</text:p>
              </table:table-cell>
            </table:table-row>
            <table:table-row>
              <table:table-cell office:value-type="float" office:value="143679">
                <text:p>143679</text:p>
              </table:table-cell>
              <table:table-cell office:value-type="float" office:value="15.1786329503094">
                <text:p>15.1786329503094</text:p>
              </table:table-cell>
              <table:table-cell office:value-type="float" office:value="0.216837613575849">
                <text:p>0.216837613575849</text:p>
              </table:table-cell>
            </table:table-row>
            <table:table-row>
              <table:table-cell office:value-type="float" office:value="143679">
                <text:p>143679</text:p>
              </table:table-cell>
              <table:table-cell office:value-type="float" office:value="15.1786329503094">
                <text:p>15.1786329503094</text:p>
              </table:table-cell>
              <table:table-cell office:value-type="float" office:value="0.216837613575849">
                <text:p>0.216837613575849</text:p>
              </table:table-cell>
            </table:table-row>
            <table:table-row>
              <table:table-cell office:value-type="float" office:value="143679">
                <text:p>143679</text:p>
              </table:table-cell>
              <table:table-cell office:value-type="float" office:value="15.7632541273282">
                <text:p>15.7632541273282</text:p>
              </table:table-cell>
              <table:table-cell office:value-type="float" office:value="0.225189344676117">
                <text:p>0.225189344676117</text:p>
              </table:table-cell>
            </table:table-row>
            <table:table-row>
              <table:table-cell office:value-type="float" office:value="145933">
                <text:p>145933</text:p>
              </table:table-cell>
              <table:table-cell office:value-type="float" office:value="15.7632541273282">
                <text:p>15.7632541273282</text:p>
              </table:table-cell>
              <table:table-cell office:value-type="float" office:value="0.225189344676117">
                <text:p>0.225189344676117</text:p>
              </table:table-cell>
            </table:table-row>
            <table:table-row>
              <table:table-cell office:value-type="float" office:value="145933">
                <text:p>145933</text:p>
              </table:table-cell>
              <table:table-cell office:value-type="float" office:value="15.7632541273282">
                <text:p>15.7632541273282</text:p>
              </table:table-cell>
              <table:table-cell office:value-type="float" office:value="0.225189344676117">
                <text:p>0.225189344676117</text:p>
              </table:table-cell>
            </table:table-row>
            <table:table-row>
              <table:table-cell office:value-type="float" office:value="145933">
                <text:p>145933</text:p>
              </table:table-cell>
              <table:table-cell office:value-type="float" office:value="15.7632541273282">
                <text:p>15.7632541273282</text:p>
              </table:table-cell>
              <table:table-cell office:value-type="float" office:value="0.225189344676117">
                <text:p>0.225189344676117</text:p>
              </table:table-cell>
            </table:table-row>
            <table:table-row>
              <table:table-cell office:value-type="float" office:value="145933">
                <text:p>145933</text:p>
              </table:table-cell>
              <table:table-cell office:value-type="float" office:value="16.9139605167155">
                <text:p>16.9139605167155</text:p>
              </table:table-cell>
              <table:table-cell office:value-type="float" office:value="0.24162800738165">
                <text:p>0.24162800738165</text:p>
              </table:table-cell>
            </table:table-row>
            <table:table-row>
              <table:table-cell office:value-type="float" office:value="148197">
                <text:p>148197</text:p>
              </table:table-cell>
              <table:table-cell office:value-type="float" office:value="16.9139605167155">
                <text:p>16.9139605167155</text:p>
              </table:table-cell>
              <table:table-cell office:value-type="float" office:value="0.24162800738165">
                <text:p>0.24162800738165</text:p>
              </table:table-cell>
            </table:table-row>
            <table:table-row>
              <table:table-cell office:value-type="float" office:value="148197">
                <text:p>148197</text:p>
              </table:table-cell>
              <table:table-cell office:value-type="float" office:value="16.9139605167155">
                <text:p>16.9139605167155</text:p>
              </table:table-cell>
              <table:table-cell office:value-type="float" office:value="0.24162800738165">
                <text:p>0.24162800738165</text:p>
              </table:table-cell>
            </table:table-row>
            <table:table-row>
              <table:table-cell office:value-type="float" office:value="148197">
                <text:p>148197</text:p>
              </table:table-cell>
              <table:table-cell office:value-type="float" office:value="18.9171805285921">
                <text:p>18.9171805285921</text:p>
              </table:table-cell>
              <table:table-cell office:value-type="float" office:value="0.270245436122744">
                <text:p>0.270245436122744</text:p>
              </table:table-cell>
            </table:table-row>
            <table:table-row>
              <table:table-cell office:value-type="float" office:value="150463">
                <text:p>150463</text:p>
              </table:table-cell>
              <table:table-cell office:value-type="float" office:value="18.9171805285921">
                <text:p>18.9171805285921</text:p>
              </table:table-cell>
              <table:table-cell office:value-type="float" office:value="0.270245436122744">
                <text:p>0.270245436122744</text:p>
              </table:table-cell>
            </table:table-row>
            <table:table-row>
              <table:table-cell office:value-type="float" office:value="150463">
                <text:p>150463</text:p>
              </table:table-cell>
              <table:table-cell office:value-type="float" office:value="18.9171805285921">
                <text:p>18.9171805285921</text:p>
              </table:table-cell>
              <table:table-cell office:value-type="float" office:value="0.270245436122744">
                <text:p>0.270245436122744</text:p>
              </table:table-cell>
            </table:table-row>
            <table:table-row>
              <table:table-cell office:value-type="float" office:value="150463">
                <text:p>150463</text:p>
              </table:table-cell>
              <table:table-cell office:value-type="float" office:value="18.9171805285921">
                <text:p>18.9171805285921</text:p>
              </table:table-cell>
              <table:table-cell office:value-type="float" office:value="0.270245436122744">
                <text:p>0.270245436122744</text:p>
              </table:table-cell>
            </table:table-row>
            <table:table-row>
              <table:table-cell office:value-type="float" office:value="150463">
                <text:p>150463</text:p>
              </table:table-cell>
              <table:table-cell office:value-type="float" office:value="20.9641291423995">
                <text:p>20.9641291423995</text:p>
              </table:table-cell>
              <table:table-cell office:value-type="float" office:value="0.299487559177136">
                <text:p>0.299487559177136</text:p>
              </table:table-cell>
            </table:table-row>
            <table:table-row>
              <table:table-cell office:value-type="float" office:value="152713">
                <text:p>152713</text:p>
              </table:table-cell>
              <table:table-cell office:value-type="float" office:value="20.9641291423995">
                <text:p>20.9641291423995</text:p>
              </table:table-cell>
              <table:table-cell office:value-type="float" office:value="0.299487559177136">
                <text:p>0.299487559177136</text:p>
              </table:table-cell>
            </table:table-row>
            <table:table-row>
              <table:table-cell office:value-type="float" office:value="152713">
                <text:p>152713</text:p>
              </table:table-cell>
              <table:table-cell office:value-type="float" office:value="20.9641291423995">
                <text:p>20.9641291423995</text:p>
              </table:table-cell>
              <table:table-cell office:value-type="float" office:value="0.299487559177136">
                <text:p>0.299487559177136</text:p>
              </table:table-cell>
            </table:table-row>
            <table:table-row>
              <table:table-cell office:value-type="float" office:value="152713">
                <text:p>152713</text:p>
              </table:table-cell>
              <table:table-cell office:value-type="float" office:value="21.9102505657759">
                <text:p>21.9102505657759</text:p>
              </table:table-cell>
              <table:table-cell office:value-type="float" office:value="0.313003579511084">
                <text:p>0.313003579511084</text:p>
              </table:table-cell>
            </table:table-row>
            <table:table-row>
              <table:table-cell office:value-type="float" office:value="154970">
                <text:p>154970</text:p>
              </table:table-cell>
              <table:table-cell office:value-type="float" office:value="21.9102505657759">
                <text:p>21.9102505657759</text:p>
              </table:table-cell>
              <table:table-cell office:value-type="float" office:value="0.313003579511084">
                <text:p>0.313003579511084</text:p>
              </table:table-cell>
            </table:table-row>
            <table:table-row>
              <table:table-cell office:value-type="float" office:value="154970">
                <text:p>154970</text:p>
              </table:table-cell>
              <table:table-cell office:value-type="float" office:value="21.9102505657759">
                <text:p>21.9102505657759</text:p>
              </table:table-cell>
              <table:table-cell office:value-type="float" office:value="0.313003579511084">
                <text:p>0.313003579511084</text:p>
              </table:table-cell>
            </table:table-row>
            <table:table-row>
              <table:table-cell office:value-type="float" office:value="154970">
                <text:p>154970</text:p>
              </table:table-cell>
              <table:table-cell office:value-type="float" office:value="21.9102505657759">
                <text:p>21.9102505657759</text:p>
              </table:table-cell>
              <table:table-cell office:value-type="float" office:value="0.313003579511084">
                <text:p>0.313003579511084</text:p>
              </table:table-cell>
            </table:table-row>
            <table:table-row>
              <table:table-cell office:value-type="float" office:value="154970">
                <text:p>154970</text:p>
              </table:table-cell>
              <table:table-cell office:value-type="float" office:value="22.5179925721661">
                <text:p>22.5179925721661</text:p>
              </table:table-cell>
              <table:table-cell office:value-type="float" office:value="0.321685608173802">
                <text:p>0.321685608173802</text:p>
              </table:table-cell>
            </table:table-row>
            <table:table-row>
              <table:table-cell office:value-type="float" office:value="157241">
                <text:p>157241</text:p>
              </table:table-cell>
              <table:table-cell office:value-type="float" office:value="22.5179925721661">
                <text:p>22.5179925721661</text:p>
              </table:table-cell>
              <table:table-cell office:value-type="float" office:value="0.321685608173802">
                <text:p>0.321685608173802</text:p>
              </table:table-cell>
            </table:table-row>
            <table:table-row>
              <table:table-cell office:value-type="float" office:value="157241">
                <text:p>157241</text:p>
              </table:table-cell>
              <table:table-cell office:value-type="float" office:value="22.5179925721661">
                <text:p>22.5179925721661</text:p>
              </table:table-cell>
              <table:table-cell office:value-type="float" office:value="0.321685608173802">
                <text:p>0.321685608173802</text:p>
              </table:table-cell>
            </table:table-row>
            <table:table-row>
              <table:table-cell office:value-type="float" office:value="157241">
                <text:p>157241</text:p>
              </table:table-cell>
              <table:table-cell office:value-type="float" office:value="22.1811999550558">
                <text:p>22.1811999550558</text:p>
              </table:table-cell>
              <table:table-cell office:value-type="float" office:value="0.316874285072225">
                <text:p>0.316874285072225</text:p>
              </table:table-cell>
            </table:table-row>
            <table:table-row>
              <table:table-cell office:value-type="float" office:value="157241">
                <text:p>157241</text:p>
              </table:table-cell>
              <table:table-cell office:value-type="float" office:value="22.1811999550558">
                <text:p>22.1811999550558</text:p>
              </table:table-cell>
              <table:table-cell office:value-type="float" office:value="0.316874285072225">
                <text:p>0.316874285072225</text:p>
              </table:table-cell>
            </table:table-row>
            <table:table-row>
              <table:table-cell office:value-type="float" office:value="159500">
                <text:p>159500</text:p>
              </table:table-cell>
              <table:table-cell office:value-type="float" office:value="22.1811999550558">
                <text:p>22.1811999550558</text:p>
              </table:table-cell>
              <table:table-cell office:value-type="float" office:value="0.316874285072225">
                <text:p>0.316874285072225</text:p>
              </table:table-cell>
            </table:table-row>
            <table:table-row>
              <table:table-cell office:value-type="float" office:value="159500">
                <text:p>159500</text:p>
              </table:table-cell>
              <table:table-cell office:value-type="float" office:value="22.1811999550558">
                <text:p>22.1811999550558</text:p>
              </table:table-cell>
              <table:table-cell office:value-type="float" office:value="0.316874285072225">
                <text:p>0.316874285072225</text:p>
              </table:table-cell>
            </table:table-row>
            <table:table-row>
              <table:table-cell office:value-type="float" office:value="159500">
                <text:p>159500</text:p>
              </table:table-cell>
              <table:table-cell office:value-type="float" office:value="21.2916830637631">
                <text:p>21.2916830637631</text:p>
              </table:table-cell>
              <table:table-cell office:value-type="float" office:value="0.304166900910901">
                <text:p>0.304166900910901</text:p>
              </table:table-cell>
            </table:table-row>
            <table:table-row>
              <table:table-cell office:value-type="float" office:value="161755">
                <text:p>161755</text:p>
              </table:table-cell>
              <table:table-cell office:value-type="float" office:value="21.2916830637631">
                <text:p>21.2916830637631</text:p>
              </table:table-cell>
              <table:table-cell office:value-type="float" office:value="0.304166900910901">
                <text:p>0.304166900910901</text:p>
              </table:table-cell>
            </table:table-row>
            <table:table-row>
              <table:table-cell office:value-type="float" office:value="161755">
                <text:p>161755</text:p>
              </table:table-cell>
              <table:table-cell office:value-type="float" office:value="21.2916830637631">
                <text:p>21.2916830637631</text:p>
              </table:table-cell>
              <table:table-cell office:value-type="float" office:value="0.304166900910901">
                <text:p>0.304166900910901</text:p>
              </table:table-cell>
            </table:table-row>
            <table:table-row>
              <table:table-cell office:value-type="float" office:value="161755">
                <text:p>161755</text:p>
              </table:table-cell>
              <table:table-cell office:value-type="float" office:value="21.2916830637631">
                <text:p>21.2916830637631</text:p>
              </table:table-cell>
              <table:table-cell office:value-type="float" office:value="0.304166900910901">
                <text:p>0.304166900910901</text:p>
              </table:table-cell>
            </table:table-row>
            <table:table-row>
              <table:table-cell office:value-type="float" office:value="161755">
                <text:p>161755</text:p>
              </table:table-cell>
              <table:table-cell office:value-type="float" office:value="19.8650014358947">
                <text:p>19.8650014358947</text:p>
              </table:table-cell>
              <table:table-cell office:value-type="float" office:value="0.283785734798496">
                <text:p>0.283785734798496</text:p>
              </table:table-cell>
            </table:table-row>
            <table:table-row>
              <table:table-cell office:value-type="float" office:value="164007">
                <text:p>164007</text:p>
              </table:table-cell>
              <table:table-cell office:value-type="float" office:value="19.8650014358947">
                <text:p>19.8650014358947</text:p>
              </table:table-cell>
              <table:table-cell office:value-type="float" office:value="0.283785734798496">
                <text:p>0.283785734798496</text:p>
              </table:table-cell>
            </table:table-row>
            <table:table-row>
              <table:table-cell office:value-type="float" office:value="164007">
                <text:p>164007</text:p>
              </table:table-cell>
              <table:table-cell office:value-type="float" office:value="19.8650014358947">
                <text:p>19.8650014358947</text:p>
              </table:table-cell>
              <table:table-cell office:value-type="float" office:value="0.283785734798496">
                <text:p>0.283785734798496</text:p>
              </table:table-cell>
            </table:table-row>
            <table:table-row>
              <table:table-cell office:value-type="float" office:value="164007">
                <text:p>164007</text:p>
              </table:table-cell>
              <table:table-cell office:value-type="float" office:value="18.1715970606794">
                <text:p>18.1715970606794</text:p>
              </table:table-cell>
              <table:table-cell office:value-type="float" office:value="0.259594243723992">
                <text:p>0.259594243723992</text:p>
              </table:table-cell>
            </table:table-row>
            <table:table-row>
              <table:table-cell office:value-type="float" office:value="166252">
                <text:p>166252</text:p>
              </table:table-cell>
              <table:table-cell office:value-type="float" office:value="18.1715970606794">
                <text:p>18.1715970606794</text:p>
              </table:table-cell>
              <table:table-cell office:value-type="float" office:value="0.259594243723992">
                <text:p>0.259594243723992</text:p>
              </table:table-cell>
            </table:table-row>
            <table:table-row>
              <table:table-cell office:value-type="float" office:value="166252">
                <text:p>166252</text:p>
              </table:table-cell>
              <table:table-cell office:value-type="float" office:value="18.1715970606794">
                <text:p>18.1715970606794</text:p>
              </table:table-cell>
              <table:table-cell office:value-type="float" office:value="0.259594243723992">
                <text:p>0.259594243723992</text:p>
              </table:table-cell>
            </table:table-row>
            <table:table-row>
              <table:table-cell office:value-type="float" office:value="166252">
                <text:p>166252</text:p>
              </table:table-cell>
              <table:table-cell office:value-type="float" office:value="18.1715970606794">
                <text:p>18.1715970606794</text:p>
              </table:table-cell>
              <table:table-cell office:value-type="float" office:value="0.259594243723992">
                <text:p>0.259594243723992</text:p>
              </table:table-cell>
            </table:table-row>
            <table:table-row>
              <table:table-cell office:value-type="float" office:value="166252">
                <text:p>166252</text:p>
              </table:table-cell>
              <table:table-cell office:value-type="float" office:value="15.9605516656438">
                <text:p>15.9605516656438</text:p>
              </table:table-cell>
              <table:table-cell office:value-type="float" office:value="0.228007880937769">
                <text:p>0.228007880937769</text:p>
              </table:table-cell>
            </table:table-row>
            <table:table-row>
              <table:table-cell office:value-type="float" office:value="168509">
                <text:p>168509</text:p>
              </table:table-cell>
              <table:table-cell office:value-type="float" office:value="15.9605516656438">
                <text:p>15.9605516656438</text:p>
              </table:table-cell>
              <table:table-cell office:value-type="float" office:value="0.228007880937769">
                <text:p>0.228007880937769</text:p>
              </table:table-cell>
            </table:table-row>
            <table:table-row>
              <table:table-cell office:value-type="float" office:value="168509">
                <text:p>168509</text:p>
              </table:table-cell>
              <table:table-cell office:value-type="float" office:value="15.9605516656438">
                <text:p>15.9605516656438</text:p>
              </table:table-cell>
              <table:table-cell office:value-type="float" office:value="0.228007880937769">
                <text:p>0.228007880937769</text:p>
              </table:table-cell>
            </table:table-row>
            <table:table-row>
              <table:table-cell office:value-type="float" office:value="168509">
                <text:p>168509</text:p>
              </table:table-cell>
              <table:table-cell office:value-type="float" office:value="13.569885191659">
                <text:p>13.569885191659</text:p>
              </table:table-cell>
              <table:table-cell office:value-type="float" office:value="0.193855502737985">
                <text:p>0.193855502737985</text:p>
              </table:table-cell>
            </table:table-row>
            <table:table-row>
              <table:table-cell office:value-type="float" office:value="170773">
                <text:p>170773</text:p>
              </table:table-cell>
              <table:table-cell office:value-type="float" office:value="13.569885191659">
                <text:p>13.569885191659</text:p>
              </table:table-cell>
              <table:table-cell office:value-type="float" office:value="0.193855502737985">
                <text:p>0.193855502737985</text:p>
              </table:table-cell>
            </table:table-row>
            <table:table-row>
              <table:table-cell office:value-type="float" office:value="170773">
                <text:p>170773</text:p>
              </table:table-cell>
              <table:table-cell office:value-type="float" office:value="13.569885191659">
                <text:p>13.569885191659</text:p>
              </table:table-cell>
              <table:table-cell office:value-type="float" office:value="0.193855502737985">
                <text:p>0.193855502737985</text:p>
              </table:table-cell>
            </table:table-row>
            <table:table-row>
              <table:table-cell office:value-type="float" office:value="170773">
                <text:p>170773</text:p>
              </table:table-cell>
              <table:table-cell office:value-type="float" office:value="13.569885191659">
                <text:p>13.569885191659</text:p>
              </table:table-cell>
              <table:table-cell office:value-type="float" office:value="0.193855502737985">
                <text:p>0.193855502737985</text:p>
              </table:table-cell>
            </table:table-row>
            <table:table-row>
              <table:table-cell office:value-type="float" office:value="170773">
                <text:p>170773</text:p>
              </table:table-cell>
              <table:table-cell office:value-type="float" office:value="10.46444671678">
                <text:p>10.46444671678</text:p>
              </table:table-cell>
              <table:table-cell office:value-type="float" office:value="0.149492095954001">
                <text:p>0.149492095954001</text:p>
              </table:table-cell>
            </table:table-row>
            <table:table-row>
              <table:table-cell office:value-type="float" office:value="173031">
                <text:p>173031</text:p>
              </table:table-cell>
              <table:table-cell office:value-type="float" office:value="10.46444671678">
                <text:p>10.46444671678</text:p>
              </table:table-cell>
              <table:table-cell office:value-type="float" office:value="0.149492095954001">
                <text:p>0.149492095954001</text:p>
              </table:table-cell>
            </table:table-row>
            <table:table-row>
              <table:table-cell office:value-type="float" office:value="173031">
                <text:p>173031</text:p>
              </table:table-cell>
              <table:table-cell office:value-type="float" office:value="10.46444671678">
                <text:p>10.46444671678</text:p>
              </table:table-cell>
              <table:table-cell office:value-type="float" office:value="0.149492095954001">
                <text:p>0.149492095954001</text:p>
              </table:table-cell>
            </table:table-row>
            <table:table-row>
              <table:table-cell office:value-type="float" office:value="173031">
                <text:p>173031</text:p>
              </table:table-cell>
              <table:table-cell office:value-type="float" office:value="6.32375425749142">
                <text:p>6.32375425749142</text:p>
              </table:table-cell>
              <table:table-cell office:value-type="float" office:value="0.0903393465355917">
                <text:p>0.0903393465355917</text:p>
              </table:table-cell>
            </table:table-row>
            <table:table-row>
              <table:table-cell office:value-type="float" office:value="173031">
                <text:p>173031</text:p>
              </table:table-cell>
              <table:table-cell office:value-type="float" office:value="6.32375425749142">
                <text:p>6.32375425749142</text:p>
              </table:table-cell>
              <table:table-cell office:value-type="float" office:value="0.0903393465355917">
                <text:p>0.0903393465355917</text:p>
              </table:table-cell>
            </table:table-row>
            <table:table-row>
              <table:table-cell office:value-type="float" office:value="175291">
                <text:p>175291</text:p>
              </table:table-cell>
              <table:table-cell office:value-type="float" office:value="6.32375425749142">
                <text:p>6.32375425749142</text:p>
              </table:table-cell>
              <table:table-cell office:value-type="float" office:value="0.0903393465355917">
                <text:p>0.0903393465355917</text:p>
              </table:table-cell>
            </table:table-row>
            <table:table-row>
              <table:table-cell office:value-type="float" office:value="175291">
                <text:p>175291</text:p>
              </table:table-cell>
              <table:table-cell office:value-type="float" office:value="6.32375425749142">
                <text:p>6.32375425749142</text:p>
              </table:table-cell>
              <table:table-cell office:value-type="float" office:value="0.0903393465355917">
                <text:p>0.0903393465355917</text:p>
              </table:table-cell>
            </table:table-row>
            <table:table-row>
              <table:table-cell office:value-type="float" office:value="175291">
                <text:p>175291</text:p>
              </table:table-cell>
              <table:table-cell office:value-type="float" office:value="2.33721216507561">
                <text:p>2.33721216507561</text:p>
              </table:table-cell>
              <table:table-cell office:value-type="float" office:value="0.0333887452153659">
                <text:p>0.0333887452153659</text:p>
              </table:table-cell>
            </table:table-row>
            <table:table-row>
              <table:table-cell office:value-type="float" office:value="177547">
                <text:p>177547</text:p>
              </table:table-cell>
              <table:table-cell office:value-type="float" office:value="2.33721216507561">
                <text:p>2.33721216507561</text:p>
              </table:table-cell>
              <table:table-cell office:value-type="float" office:value="0.0333887452153659">
                <text:p>0.0333887452153659</text:p>
              </table:table-cell>
            </table:table-row>
            <table:table-row>
              <table:table-cell office:value-type="float" office:value="177547">
                <text:p>177547</text:p>
              </table:table-cell>
              <table:table-cell office:value-type="float" office:value="2.33721216507561">
                <text:p>2.33721216507561</text:p>
              </table:table-cell>
              <table:table-cell office:value-type="float" office:value="0.0333887452153659">
                <text:p>0.0333887452153659</text:p>
              </table:table-cell>
            </table:table-row>
            <table:table-row>
              <table:table-cell office:value-type="float" office:value="177547">
                <text:p>177547</text:p>
              </table:table-cell>
              <table:table-cell office:value-type="float" office:value="2.33721216507561">
                <text:p>2.33721216507561</text:p>
              </table:table-cell>
              <table:table-cell office:value-type="float" office:value="0.0333887452153659">
                <text:p>0.0333887452153659</text:p>
              </table:table-cell>
            </table:table-row>
            <table:table-row>
              <table:table-cell office:value-type="float" office:value="177547">
                <text:p>177547</text:p>
              </table:table-cell>
              <table:table-cell office:value-type="float" office:value="-1.53725142880712">
                <text:p>-1.53725142880712</text:p>
              </table:table-cell>
              <table:table-cell office:value-type="float" office:value="-0.0219607346972445">
                <text:p>-0.0219607346972445</text:p>
              </table:table-cell>
            </table:table-row>
            <table:table-row>
              <table:table-cell office:value-type="float" office:value="179810">
                <text:p>179810</text:p>
              </table:table-cell>
              <table:table-cell office:value-type="float" office:value="-1.53725142880712">
                <text:p>-1.53725142880712</text:p>
              </table:table-cell>
              <table:table-cell office:value-type="float" office:value="-0.0219607346972445">
                <text:p>-0.0219607346972445</text:p>
              </table:table-cell>
            </table:table-row>
            <table:table-row>
              <table:table-cell office:value-type="float" office:value="179810">
                <text:p>179810</text:p>
              </table:table-cell>
              <table:table-cell office:value-type="float" office:value="-1.53725142880712">
                <text:p>-1.53725142880712</text:p>
              </table:table-cell>
              <table:table-cell office:value-type="float" office:value="-0.0219607346972445">
                <text:p>-0.0219607346972445</text:p>
              </table:table-cell>
            </table:table-row>
            <table:table-row>
              <table:table-cell office:value-type="float" office:value="179810">
                <text:p>179810</text:p>
              </table:table-cell>
              <table:table-cell office:value-type="float" office:value="-4.79505621940756">
                <text:p>-4.79505621940756</text:p>
              </table:table-cell>
              <table:table-cell office:value-type="float" office:value="-0.0685008031343937">
                <text:p>-0.0685008031343937</text:p>
              </table:table-cell>
            </table:table-row>
            <table:table-row>
              <table:table-cell office:value-type="float" office:value="182065">
                <text:p>182065</text:p>
              </table:table-cell>
              <table:table-cell office:value-type="float" office:value="-4.79505621940756">
                <text:p>-4.79505621940756</text:p>
              </table:table-cell>
              <table:table-cell office:value-type="float" office:value="-0.0685008031343937">
                <text:p>-0.0685008031343937</text:p>
              </table:table-cell>
            </table:table-row>
            <table:table-row>
              <table:table-cell office:value-type="float" office:value="182065">
                <text:p>182065</text:p>
              </table:table-cell>
              <table:table-cell office:value-type="float" office:value="-4.79505621940756">
                <text:p>-4.79505621940756</text:p>
              </table:table-cell>
              <table:table-cell office:value-type="float" office:value="-0.0685008031343937">
                <text:p>-0.0685008031343937</text:p>
              </table:table-cell>
            </table:table-row>
            <table:table-row>
              <table:table-cell office:value-type="float" office:value="182065">
                <text:p>182065</text:p>
              </table:table-cell>
              <table:table-cell office:value-type="float" office:value="-4.79505621940756">
                <text:p>-4.79505621940756</text:p>
              </table:table-cell>
              <table:table-cell office:value-type="float" office:value="-0.0685008031343937">
                <text:p>-0.0685008031343937</text:p>
              </table:table-cell>
            </table:table-row>
            <table:table-row>
              <table:table-cell office:value-type="float" office:value="182065">
                <text:p>182065</text:p>
              </table:table-cell>
              <table:table-cell office:value-type="float" office:value="-7.98946364094506">
                <text:p>-7.98946364094506</text:p>
              </table:table-cell>
              <table:table-cell office:value-type="float" office:value="-0.114135194870644">
                <text:p>-0.114135194870644</text:p>
              </table:table-cell>
            </table:table-row>
            <table:table-row>
              <table:table-cell office:value-type="float" office:value="184319">
                <text:p>184319</text:p>
              </table:table-cell>
              <table:table-cell office:value-type="float" office:value="-7.98946364094506">
                <text:p>-7.98946364094506</text:p>
              </table:table-cell>
              <table:table-cell office:value-type="float" office:value="-0.114135194870644">
                <text:p>-0.114135194870644</text:p>
              </table:table-cell>
            </table:table-row>
            <table:table-row>
              <table:table-cell office:value-type="float" office:value="184319">
                <text:p>184319</text:p>
              </table:table-cell>
              <table:table-cell office:value-type="float" office:value="-7.98946364094506">
                <text:p>-7.98946364094506</text:p>
              </table:table-cell>
              <table:table-cell office:value-type="float" office:value="-0.114135194870644">
                <text:p>-0.114135194870644</text:p>
              </table:table-cell>
            </table:table-row>
            <table:table-row>
              <table:table-cell office:value-type="float" office:value="184319">
                <text:p>184319</text:p>
              </table:table-cell>
              <table:table-cell office:value-type="float" office:value="-10.6920693832807">
                <text:p>-10.6920693832807</text:p>
              </table:table-cell>
              <table:table-cell office:value-type="float" office:value="-0.152743848332582">
                <text:p>-0.152743848332582</text:p>
              </table:table-cell>
            </table:table-row>
            <table:table-row>
              <table:table-cell office:value-type="float" office:value="186574">
                <text:p>186574</text:p>
              </table:table-cell>
              <table:table-cell office:value-type="float" office:value="-10.6920693832807">
                <text:p>-10.6920693832807</text:p>
              </table:table-cell>
              <table:table-cell office:value-type="float" office:value="-0.152743848332582">
                <text:p>-0.152743848332582</text:p>
              </table:table-cell>
            </table:table-row>
            <table:table-row>
              <table:table-cell office:value-type="float" office:value="186574">
                <text:p>186574</text:p>
              </table:table-cell>
              <table:table-cell office:value-type="float" office:value="-10.6920693832807">
                <text:p>-10.6920693832807</text:p>
              </table:table-cell>
              <table:table-cell office:value-type="float" office:value="-0.152743848332582">
                <text:p>-0.152743848332582</text:p>
              </table:table-cell>
            </table:table-row>
            <table:table-row>
              <table:table-cell office:value-type="float" office:value="186574">
                <text:p>186574</text:p>
              </table:table-cell>
              <table:table-cell office:value-type="float" office:value="-10.6920693832807">
                <text:p>-10.6920693832807</text:p>
              </table:table-cell>
              <table:table-cell office:value-type="float" office:value="-0.152743848332582">
                <text:p>-0.152743848332582</text:p>
              </table:table-cell>
            </table:table-row>
            <table:table-row>
              <table:table-cell office:value-type="float" office:value="186574">
                <text:p>186574</text:p>
              </table:table-cell>
              <table:table-cell office:value-type="float" office:value="-12.6020475645275">
                <text:p>-12.6020475645275</text:p>
              </table:table-cell>
              <table:table-cell office:value-type="float" office:value="-0.180029250921821">
                <text:p>-0.180029250921821</text:p>
              </table:table-cell>
            </table:table-row>
            <table:table-row>
              <table:table-cell office:value-type="float" office:value="188832">
                <text:p>188832</text:p>
              </table:table-cell>
              <table:table-cell office:value-type="float" office:value="-12.6020475645275">
                <text:p>-12.6020475645275</text:p>
              </table:table-cell>
              <table:table-cell office:value-type="float" office:value="-0.180029250921821">
                <text:p>-0.180029250921821</text:p>
              </table:table-cell>
            </table:table-row>
            <table:table-row>
              <table:table-cell office:value-type="float" office:value="188832">
                <text:p>188832</text:p>
              </table:table-cell>
              <table:table-cell office:value-type="float" office:value="-12.6020475645275">
                <text:p>-12.6020475645275</text:p>
              </table:table-cell>
              <table:table-cell office:value-type="float" office:value="-0.180029250921821">
                <text:p>-0.180029250921821</text:p>
              </table:table-cell>
            </table:table-row>
            <table:table-row>
              <table:table-cell office:value-type="float" office:value="188832">
                <text:p>188832</text:p>
              </table:table-cell>
              <table:table-cell office:value-type="float" office:value="-12.6020475645275">
                <text:p>-12.6020475645275</text:p>
              </table:table-cell>
              <table:table-cell office:value-type="float" office:value="-0.180029250921821">
                <text:p>-0.180029250921821</text:p>
              </table:table-cell>
            </table:table-row>
            <table:table-row>
              <table:table-cell office:value-type="float" office:value="188832">
                <text:p>188832</text:p>
              </table:table-cell>
              <table:table-cell office:value-type="float" office:value="-15.7215053302772">
                <text:p>-15.7215053302772</text:p>
              </table:table-cell>
              <table:table-cell office:value-type="float" office:value="-0.224592933289675">
                <text:p>-0.224592933289675</text:p>
              </table:table-cell>
            </table:table-row>
            <table:table-row>
              <table:table-cell office:value-type="float" office:value="191084">
                <text:p>191084</text:p>
              </table:table-cell>
              <table:table-cell office:value-type="float" office:value="-15.7215053302772">
                <text:p>-15.7215053302772</text:p>
              </table:table-cell>
              <table:table-cell office:value-type="float" office:value="-0.224592933289675">
                <text:p>-0.224592933289675</text:p>
              </table:table-cell>
            </table:table-row>
            <table:table-row>
              <table:table-cell office:value-type="float" office:value="191084">
                <text:p>191084</text:p>
              </table:table-cell>
              <table:table-cell office:value-type="float" office:value="-15.7215053302772">
                <text:p>-15.7215053302772</text:p>
              </table:table-cell>
              <table:table-cell office:value-type="float" office:value="-0.224592933289675">
                <text:p>-0.224592933289675</text:p>
              </table:table-cell>
            </table:table-row>
            <table:table-row>
              <table:table-cell office:value-type="float" office:value="191084">
                <text:p>191084</text:p>
              </table:table-cell>
              <table:table-cell office:value-type="float" office:value="-20.3691690387356">
                <text:p>-20.3691690387356</text:p>
              </table:table-cell>
              <table:table-cell office:value-type="float" office:value="-0.290988129124794">
                <text:p>-0.290988129124794</text:p>
              </table:table-cell>
            </table:table-row>
            <table:table-row>
              <table:table-cell office:value-type="float" office:value="193345">
                <text:p>193345</text:p>
              </table:table-cell>
              <table:table-cell office:value-type="float" office:value="-20.3691690387356">
                <text:p>-20.3691690387356</text:p>
              </table:table-cell>
              <table:table-cell office:value-type="float" office:value="-0.290988129124794">
                <text:p>-0.290988129124794</text:p>
              </table:table-cell>
            </table:table-row>
            <table:table-row>
              <table:table-cell office:value-type="float" office:value="193345">
                <text:p>193345</text:p>
              </table:table-cell>
              <table:table-cell office:value-type="float" office:value="-20.3691690387356">
                <text:p>-20.3691690387356</text:p>
              </table:table-cell>
              <table:table-cell office:value-type="float" office:value="-0.290988129124794">
                <text:p>-0.290988129124794</text:p>
              </table:table-cell>
            </table:table-row>
            <table:table-row>
              <table:table-cell office:value-type="float" office:value="193345">
                <text:p>193345</text:p>
              </table:table-cell>
              <table:table-cell office:value-type="float" office:value="-20.3691690387356">
                <text:p>-20.3691690387356</text:p>
              </table:table-cell>
              <table:table-cell office:value-type="float" office:value="-0.290988129124794">
                <text:p>-0.290988129124794</text:p>
              </table:table-cell>
            </table:table-row>
            <table:table-row>
              <table:table-cell office:value-type="float" office:value="193345">
                <text:p>193345</text:p>
              </table:table-cell>
              <table:table-cell office:value-type="float" office:value="-24.2295972676054">
                <text:p>-24.2295972676054</text:p>
              </table:table-cell>
              <table:table-cell office:value-type="float" office:value="-0.346137103822934">
                <text:p>-0.346137103822934</text:p>
              </table:table-cell>
            </table:table-row>
            <table:table-row>
              <table:table-cell office:value-type="float" office:value="195605">
                <text:p>195605</text:p>
              </table:table-cell>
              <table:table-cell office:value-type="float" office:value="-24.2295972676054">
                <text:p>-24.2295972676054</text:p>
              </table:table-cell>
              <table:table-cell office:value-type="float" office:value="-0.346137103822934">
                <text:p>-0.346137103822934</text:p>
              </table:table-cell>
            </table:table-row>
            <table:table-row>
              <table:table-cell office:value-type="float" office:value="195605">
                <text:p>195605</text:p>
              </table:table-cell>
              <table:table-cell office:value-type="float" office:value="-24.2295972676054">
                <text:p>-24.2295972676054</text:p>
              </table:table-cell>
              <table:table-cell office:value-type="float" office:value="-0.346137103822934">
                <text:p>-0.346137103822934</text:p>
              </table:table-cell>
            </table:table-row>
            <table:table-row>
              <table:table-cell office:value-type="float" office:value="195605">
                <text:p>195605</text:p>
              </table:table-cell>
              <table:table-cell office:value-type="float" office:value="-26.5769618411558">
                <text:p>-26.5769618411558</text:p>
              </table:table-cell>
              <table:table-cell office:value-type="float" office:value="-0.379670883445083">
                <text:p>-0.379670883445083</text:p>
              </table:table-cell>
            </table:table-row>
            <table:table-row>
              <table:table-cell office:value-type="float" office:value="197856">
                <text:p>197856</text:p>
              </table:table-cell>
              <table:table-cell office:value-type="float" office:value="-26.5769618411558">
                <text:p>-26.5769618411558</text:p>
              </table:table-cell>
              <table:table-cell office:value-type="float" office:value="-0.379670883445083">
                <text:p>-0.379670883445083</text:p>
              </table:table-cell>
            </table:table-row>
            <table:table-row>
              <table:table-cell office:value-type="float" office:value="197856">
                <text:p>197856</text:p>
              </table:table-cell>
              <table:table-cell office:value-type="float" office:value="-26.5769618411558">
                <text:p>-26.5769618411558</text:p>
              </table:table-cell>
              <table:table-cell office:value-type="float" office:value="-0.379670883445083">
                <text:p>-0.379670883445083</text:p>
              </table:table-cell>
            </table:table-row>
            <table:table-row>
              <table:table-cell office:value-type="float" office:value="197856">
                <text:p>197856</text:p>
              </table:table-cell>
              <table:table-cell office:value-type="float" office:value="-26.5769618411558">
                <text:p>-26.5769618411558</text:p>
              </table:table-cell>
              <table:table-cell office:value-type="float" office:value="-0.379670883445083">
                <text:p>-0.379670883445083</text:p>
              </table:table-cell>
            </table:table-row>
            <table:table-row>
              <table:table-cell office:value-type="float" office:value="197856">
                <text:p>197856</text:p>
              </table:table-cell>
              <table:table-cell office:value-type="float" office:value="-27.1809809532383">
                <text:p>-27.1809809532383</text:p>
              </table:table-cell>
              <table:table-cell office:value-type="float" office:value="-0.388299727903404">
                <text:p>-0.388299727903404</text:p>
              </table:table-cell>
            </table:table-row>
            <table:table-row>
              <table:table-cell office:value-type="float" office:value="200118">
                <text:p>200118</text:p>
              </table:table-cell>
              <table:table-cell office:value-type="float" office:value="-27.1809809532383">
                <text:p>-27.1809809532383</text:p>
              </table:table-cell>
              <table:table-cell office:value-type="float" office:value="-0.388299727903404">
                <text:p>-0.388299727903404</text:p>
              </table:table-cell>
            </table:table-row>
            <table:table-row>
              <table:table-cell office:value-type="float" office:value="200118">
                <text:p>200118</text:p>
              </table:table-cell>
              <table:table-cell office:value-type="float" office:value="-27.1809809532383">
                <text:p>-27.1809809532383</text:p>
              </table:table-cell>
              <table:table-cell office:value-type="float" office:value="-0.388299727903404">
                <text:p>-0.388299727903404</text:p>
              </table:table-cell>
            </table:table-row>
            <table:table-row>
              <table:table-cell office:value-type="float" office:value="200118">
                <text:p>200118</text:p>
              </table:table-cell>
              <table:table-cell office:value-type="float" office:value="-26.8262769050046">
                <text:p>-26.8262769050046</text:p>
              </table:table-cell>
              <table:table-cell office:value-type="float" office:value="-0.383232527214352">
                <text:p>-0.383232527214352</text:p>
              </table:table-cell>
            </table:table-row>
            <table:table-row>
              <table:table-cell office:value-type="float" office:value="202369">
                <text:p>202369</text:p>
              </table:table-cell>
              <table:table-cell office:value-type="float" office:value="-26.8262769050046">
                <text:p>-26.8262769050046</text:p>
              </table:table-cell>
              <table:table-cell office:value-type="float" office:value="-0.383232527214352">
                <text:p>-0.383232527214352</text:p>
              </table:table-cell>
            </table:table-row>
            <table:table-row>
              <table:table-cell office:value-type="float" office:value="202369">
                <text:p>202369</text:p>
              </table:table-cell>
              <table:table-cell office:value-type="float" office:value="-26.8262769050046">
                <text:p>-26.8262769050046</text:p>
              </table:table-cell>
              <table:table-cell office:value-type="float" office:value="-0.383232527214352">
                <text:p>-0.383232527214352</text:p>
              </table:table-cell>
            </table:table-row>
            <table:table-row>
              <table:table-cell office:value-type="float" office:value="202369">
                <text:p>202369</text:p>
              </table:table-cell>
              <table:table-cell office:value-type="float" office:value="-26.8262769050046">
                <text:p>-26.8262769050046</text:p>
              </table:table-cell>
              <table:table-cell office:value-type="float" office:value="-0.383232527214352">
                <text:p>-0.383232527214352</text:p>
              </table:table-cell>
            </table:table-row>
            <table:table-row>
              <table:table-cell office:value-type="float" office:value="202369">
                <text:p>202369</text:p>
              </table:table-cell>
              <table:table-cell office:value-type="float" office:value="-26.4708097083313">
                <text:p>-26.4708097083313</text:p>
              </table:table-cell>
              <table:table-cell office:value-type="float" office:value="-0.378154424404733">
                <text:p>-0.378154424404733</text:p>
              </table:table-cell>
            </table:table-row>
            <table:table-row>
              <table:table-cell office:value-type="float" office:value="204637">
                <text:p>204637</text:p>
              </table:table-cell>
              <table:table-cell office:value-type="float" office:value="-26.4708097083313">
                <text:p>-26.4708097083313</text:p>
              </table:table-cell>
              <table:table-cell office:value-type="float" office:value="-0.378154424404733">
                <text:p>-0.378154424404733</text:p>
              </table:table-cell>
            </table:table-row>
            <table:table-row>
              <table:table-cell office:value-type="float" office:value="204637">
                <text:p>204637</text:p>
              </table:table-cell>
              <table:table-cell office:value-type="float" office:value="-26.4708097083313">
                <text:p>-26.4708097083313</text:p>
              </table:table-cell>
              <table:table-cell office:value-type="float" office:value="-0.378154424404733">
                <text:p>-0.378154424404733</text:p>
              </table:table-cell>
            </table:table-row>
            <table:table-row>
              <table:table-cell office:value-type="float" office:value="204637">
                <text:p>204637</text:p>
              </table:table-cell>
              <table:table-cell office:value-type="float" office:value="-26.4708097083313">
                <text:p>-26.4708097083313</text:p>
              </table:table-cell>
              <table:table-cell office:value-type="float" office:value="-0.378154424404733">
                <text:p>-0.378154424404733</text:p>
              </table:table-cell>
            </table:table-row>
            <table:table-row>
              <table:table-cell office:value-type="float" office:value="204637">
                <text:p>204637</text:p>
              </table:table-cell>
              <table:table-cell office:value-type="float" office:value="-26.1137949626638">
                <text:p>-26.1137949626638</text:p>
              </table:table-cell>
              <table:table-cell office:value-type="float" office:value="-0.373054213752339">
                <text:p>-0.373054213752339</text:p>
              </table:table-cell>
            </table:table-row>
            <table:table-row>
              <table:table-cell office:value-type="float" office:value="206902">
                <text:p>206902</text:p>
              </table:table-cell>
              <table:table-cell office:value-type="float" office:value="-26.1137949626638">
                <text:p>-26.1137949626638</text:p>
              </table:table-cell>
              <table:table-cell office:value-type="float" office:value="-0.373054213752339">
                <text:p>-0.373054213752339</text:p>
              </table:table-cell>
            </table:table-row>
            <table:table-row>
              <table:table-cell office:value-type="float" office:value="206902">
                <text:p>206902</text:p>
              </table:table-cell>
              <table:table-cell office:value-type="float" office:value="-26.1137949626638">
                <text:p>-26.1137949626638</text:p>
              </table:table-cell>
              <table:table-cell office:value-type="float" office:value="-0.373054213752339">
                <text:p>-0.373054213752339</text:p>
              </table:table-cell>
            </table:table-row>
            <table:table-row>
              <table:table-cell office:value-type="float" office:value="206902">
                <text:p>206902</text:p>
              </table:table-cell>
              <table:table-cell office:value-type="float" office:value="-26.3588620769424">
                <text:p>-26.3588620769424</text:p>
              </table:table-cell>
              <table:table-cell office:value-type="float" office:value="-0.376555172527748">
                <text:p>-0.376555172527748</text:p>
              </table:table-cell>
            </table:table-row>
            <table:table-row>
              <table:table-cell office:value-type="float" office:value="209159">
                <text:p>209159</text:p>
              </table:table-cell>
              <table:table-cell office:value-type="float" office:value="-26.3588620769424">
                <text:p>-26.3588620769424</text:p>
              </table:table-cell>
              <table:table-cell office:value-type="float" office:value="-0.376555172527748">
                <text:p>-0.376555172527748</text:p>
              </table:table-cell>
            </table:table-row>
            <table:table-row>
              <table:table-cell office:value-type="float" office:value="209159">
                <text:p>209159</text:p>
              </table:table-cell>
              <table:table-cell office:value-type="float" office:value="-26.3588620769424">
                <text:p>-26.3588620769424</text:p>
              </table:table-cell>
              <table:table-cell office:value-type="float" office:value="-0.376555172527748">
                <text:p>-0.376555172527748</text:p>
              </table:table-cell>
            </table:table-row>
            <table:table-row>
              <table:table-cell office:value-type="float" office:value="209159">
                <text:p>209159</text:p>
              </table:table-cell>
              <table:table-cell office:value-type="float" office:value="-26.3588620769424">
                <text:p>-26.3588620769424</text:p>
              </table:table-cell>
              <table:table-cell office:value-type="float" office:value="-0.376555172527748">
                <text:p>-0.376555172527748</text:p>
              </table:table-cell>
            </table:table-row>
            <table:table-row>
              <table:table-cell office:value-type="float" office:value="209159">
                <text:p>209159</text:p>
              </table:table-cell>
              <table:table-cell office:value-type="float" office:value="-26.9401161889639">
                <text:p>-26.9401161889639</text:p>
              </table:table-cell>
              <table:table-cell office:value-type="float" office:value="-0.384858802699485">
                <text:p>-0.384858802699485</text:p>
              </table:table-cell>
            </table:table-row>
            <table:table-row>
              <table:table-cell office:value-type="float" office:value="211411">
                <text:p>211411</text:p>
              </table:table-cell>
              <table:table-cell office:value-type="float" office:value="-26.9401161889639">
                <text:p>-26.9401161889639</text:p>
              </table:table-cell>
              <table:table-cell office:value-type="float" office:value="-0.384858802699485">
                <text:p>-0.384858802699485</text:p>
              </table:table-cell>
            </table:table-row>
            <table:table-row>
              <table:table-cell office:value-type="float" office:value="211411">
                <text:p>211411</text:p>
              </table:table-cell>
              <table:table-cell office:value-type="float" office:value="-26.9401161889639">
                <text:p>-26.9401161889639</text:p>
              </table:table-cell>
              <table:table-cell office:value-type="float" office:value="-0.384858802699485">
                <text:p>-0.384858802699485</text:p>
              </table:table-cell>
            </table:table-row>
            <table:table-row>
              <table:table-cell office:value-type="float" office:value="211411">
                <text:p>211411</text:p>
              </table:table-cell>
              <table:table-cell office:value-type="float" office:value="-27.348554458709">
                <text:p>-27.348554458709</text:p>
              </table:table-cell>
              <table:table-cell office:value-type="float" office:value="-0.390693635124414">
                <text:p>-0.390693635124414</text:p>
              </table:table-cell>
            </table:table-row>
            <table:table-row>
              <table:table-cell office:value-type="float" office:value="213656">
                <text:p>213656</text:p>
              </table:table-cell>
              <table:table-cell office:value-type="float" office:value="-27.348554458709">
                <text:p>-27.348554458709</text:p>
              </table:table-cell>
              <table:table-cell office:value-type="float" office:value="-0.390693635124414">
                <text:p>-0.390693635124414</text:p>
              </table:table-cell>
            </table:table-row>
            <table:table-row>
              <table:table-cell office:value-type="float" office:value="213656">
                <text:p>213656</text:p>
              </table:table-cell>
              <table:table-cell office:value-type="float" office:value="-27.348554458709">
                <text:p>-27.348554458709</text:p>
              </table:table-cell>
              <table:table-cell office:value-type="float" office:value="-0.390693635124414">
                <text:p>-0.390693635124414</text:p>
              </table:table-cell>
            </table:table-row>
            <table:table-row>
              <table:table-cell office:value-type="float" office:value="213656">
                <text:p>213656</text:p>
              </table:table-cell>
              <table:table-cell office:value-type="float" office:value="-27.348554458709">
                <text:p>-27.348554458709</text:p>
              </table:table-cell>
              <table:table-cell office:value-type="float" office:value="-0.390693635124414">
                <text:p>-0.390693635124414</text:p>
              </table:table-cell>
            </table:table-row>
            <table:table-row>
              <table:table-cell office:value-type="float" office:value="213656">
                <text:p>213656</text:p>
              </table:table-cell>
              <table:table-cell office:value-type="float" office:value="-27.5752374743765">
                <text:p>-27.5752374743765</text:p>
              </table:table-cell>
              <table:table-cell office:value-type="float" office:value="-0.393931963919665">
                <text:p>-0.393931963919665</text:p>
              </table:table-cell>
            </table:table-row>
            <table:table-row>
              <table:table-cell office:value-type="float" office:value="215892">
                <text:p>215892</text:p>
              </table:table-cell>
              <table:table-cell office:value-type="float" office:value="-27.5752374743765">
                <text:p>-27.5752374743765</text:p>
              </table:table-cell>
              <table:table-cell office:value-type="float" office:value="-0.393931963919665">
                <text:p>-0.393931963919665</text:p>
              </table:table-cell>
            </table:table-row>
            <table:table-row>
              <table:table-cell office:value-type="float" office:value="215892">
                <text:p>215892</text:p>
              </table:table-cell>
              <table:table-cell office:value-type="float" office:value="-27.5752374743765">
                <text:p>-27.5752374743765</text:p>
              </table:table-cell>
              <table:table-cell office:value-type="float" office:value="-0.393931963919665">
                <text:p>-0.393931963919665</text:p>
              </table:table-cell>
            </table:table-row>
            <table:table-row>
              <table:table-cell office:value-type="float" office:value="215892">
                <text:p>215892</text:p>
              </table:table-cell>
              <table:table-cell office:value-type="float" office:value="-26.9252070364839">
                <text:p>-26.9252070364839</text:p>
              </table:table-cell>
              <table:table-cell office:value-type="float" office:value="-0.384645814806913">
                <text:p>-0.384645814806913</text:p>
              </table:table-cell>
            </table:table-row>
            <table:table-row>
              <table:table-cell office:value-type="float" office:value="218134">
                <text:p>218134</text:p>
              </table:table-cell>
              <table:table-cell office:value-type="float" office:value="-26.9252070364839">
                <text:p>-26.9252070364839</text:p>
              </table:table-cell>
              <table:table-cell office:value-type="float" office:value="-0.384645814806913">
                <text:p>-0.384645814806913</text:p>
              </table:table-cell>
            </table:table-row>
            <table:table-row>
              <table:table-cell office:value-type="float" office:value="218134">
                <text:p>218134</text:p>
              </table:table-cell>
              <table:table-cell office:value-type="float" office:value="-26.9252070364839">
                <text:p>-26.9252070364839</text:p>
              </table:table-cell>
              <table:table-cell office:value-type="float" office:value="-0.384645814806913">
                <text:p>-0.384645814806913</text:p>
              </table:table-cell>
            </table:table-row>
            <table:table-row>
              <table:table-cell office:value-type="float" office:value="218134">
                <text:p>218134</text:p>
              </table:table-cell>
              <table:table-cell office:value-type="float" office:value="-26.9252070364839">
                <text:p>-26.9252070364839</text:p>
              </table:table-cell>
              <table:table-cell office:value-type="float" office:value="-0.384645814806913">
                <text:p>-0.384645814806913</text:p>
              </table:table-cell>
            </table:table-row>
            <table:table-row>
              <table:table-cell office:value-type="float" office:value="218134">
                <text:p>218134</text:p>
              </table:table-cell>
              <table:table-cell office:value-type="float" office:value="-24.8518813792752">
                <text:p>-24.8518813792752</text:p>
              </table:table-cell>
              <table:table-cell office:value-type="float" office:value="-0.355026876846788">
                <text:p>-0.355026876846788</text:p>
              </table:table-cell>
            </table:table-row>
            <table:table-row>
              <table:table-cell office:value-type="float" office:value="220395">
                <text:p>220395</text:p>
              </table:table-cell>
              <table:table-cell office:value-type="float" office:value="-24.8518813792752">
                <text:p>-24.8518813792752</text:p>
              </table:table-cell>
              <table:table-cell office:value-type="float" office:value="-0.355026876846788">
                <text:p>-0.355026876846788</text:p>
              </table:table-cell>
            </table:table-row>
            <table:table-row>
              <table:table-cell office:value-type="float" office:value="220395">
                <text:p>220395</text:p>
              </table:table-cell>
              <table:table-cell office:value-type="float" office:value="-24.8518813792752">
                <text:p>-24.8518813792752</text:p>
              </table:table-cell>
              <table:table-cell office:value-type="float" office:value="-0.355026876846788">
                <text:p>-0.355026876846788</text:p>
              </table:table-cell>
            </table:table-row>
            <table:table-row>
              <table:table-cell office:value-type="float" office:value="220395">
                <text:p>220395</text:p>
              </table:table-cell>
              <table:table-cell office:value-type="float" office:value="-24.8518813792752">
                <text:p>-24.8518813792752</text:p>
              </table:table-cell>
              <table:table-cell office:value-type="float" office:value="-0.355026876846788">
                <text:p>-0.355026876846788</text:p>
              </table:table-cell>
            </table:table-row>
            <table:table-row>
              <table:table-cell office:value-type="float" office:value="220395">
                <text:p>220395</text:p>
              </table:table-cell>
              <table:table-cell office:value-type="float" office:value="-21.4288351540845">
                <text:p>-21.4288351540845</text:p>
              </table:table-cell>
              <table:table-cell office:value-type="float" office:value="-0.306126216486922">
                <text:p>-0.306126216486922</text:p>
              </table:table-cell>
            </table:table-row>
            <table:table-row>
              <table:table-cell office:value-type="float" office:value="222664">
                <text:p>222664</text:p>
              </table:table-cell>
              <table:table-cell office:value-type="float" office:value="-21.4288351540845">
                <text:p>-21.4288351540845</text:p>
              </table:table-cell>
              <table:table-cell office:value-type="float" office:value="-0.306126216486922">
                <text:p>-0.306126216486922</text:p>
              </table:table-cell>
            </table:table-row>
            <table:table-row>
              <table:table-cell office:value-type="float" office:value="222664">
                <text:p>222664</text:p>
              </table:table-cell>
              <table:table-cell office:value-type="float" office:value="-21.4288351540845">
                <text:p>-21.4288351540845</text:p>
              </table:table-cell>
              <table:table-cell office:value-type="float" office:value="-0.306126216486922">
                <text:p>-0.306126216486922</text:p>
              </table:table-cell>
            </table:table-row>
            <table:table-row>
              <table:table-cell office:value-type="float" office:value="222664">
                <text:p>222664</text:p>
              </table:table-cell>
              <table:table-cell office:value-type="float" office:value="-15.7503164018456">
                <text:p>-15.7503164018456</text:p>
              </table:table-cell>
              <table:table-cell office:value-type="float" office:value="-0.225004520026366">
                <text:p>-0.225004520026366</text:p>
              </table:table-cell>
            </table:table-row>
            <table:table-row>
              <table:table-cell office:value-type="float" office:value="224923">
                <text:p>224923</text:p>
              </table:table-cell>
              <table:table-cell office:value-type="float" office:value="-15.7503164018456">
                <text:p>-15.7503164018456</text:p>
              </table:table-cell>
              <table:table-cell office:value-type="float" office:value="-0.225004520026366">
                <text:p>-0.225004520026366</text:p>
              </table:table-cell>
            </table:table-row>
            <table:table-row>
              <table:table-cell office:value-type="float" office:value="224923">
                <text:p>224923</text:p>
              </table:table-cell>
              <table:table-cell office:value-type="float" office:value="-15.7503164018456">
                <text:p>-15.7503164018456</text:p>
              </table:table-cell>
              <table:table-cell office:value-type="float" office:value="-0.225004520026366">
                <text:p>-0.225004520026366</text:p>
              </table:table-cell>
            </table:table-row>
            <table:table-row>
              <table:table-cell office:value-type="float" office:value="224923">
                <text:p>224923</text:p>
              </table:table-cell>
              <table:table-cell office:value-type="float" office:value="-15.7503164018456">
                <text:p>-15.7503164018456</text:p>
              </table:table-cell>
              <table:table-cell office:value-type="float" office:value="-0.225004520026366">
                <text:p>-0.225004520026366</text:p>
              </table:table-cell>
            </table:table-row>
            <table:table-row>
              <table:table-cell office:value-type="float" office:value="224923">
                <text:p>224923</text:p>
              </table:table-cell>
              <table:table-cell office:value-type="float" office:value="-8.14346858843967">
                <text:p>-8.14346858843967</text:p>
              </table:table-cell>
              <table:table-cell office:value-type="float" office:value="-0.116335265549138">
                <text:p>-0.116335265549138</text:p>
              </table:table-cell>
            </table:table-row>
            <table:table-row>
              <table:table-cell office:value-type="float" office:value="227186">
                <text:p>227186</text:p>
              </table:table-cell>
              <table:table-cell office:value-type="float" office:value="-8.14346858843967">
                <text:p>-8.14346858843967</text:p>
              </table:table-cell>
              <table:table-cell office:value-type="float" office:value="-0.116335265549138">
                <text:p>-0.116335265549138</text:p>
              </table:table-cell>
            </table:table-row>
            <table:table-row>
              <table:table-cell office:value-type="float" office:value="227186">
                <text:p>227186</text:p>
              </table:table-cell>
              <table:table-cell office:value-type="float" office:value="-8.14346858843967">
                <text:p>-8.14346858843967</text:p>
              </table:table-cell>
              <table:table-cell office:value-type="float" office:value="-0.116335265549138">
                <text:p>-0.116335265549138</text:p>
              </table:table-cell>
            </table:table-row>
            <table:table-row>
              <table:table-cell office:value-type="float" office:value="227186">
                <text:p>227186</text:p>
              </table:table-cell>
              <table:table-cell office:value-type="float" office:value="-2.20031714203505">
                <text:p>-2.20031714203505</text:p>
              </table:table-cell>
              <table:table-cell office:value-type="float" office:value="-0.0314331020290722">
                <text:p>-0.0314331020290722</text:p>
              </table:table-cell>
            </table:table-row>
            <table:table-row>
              <table:table-cell office:value-type="float" office:value="229453">
                <text:p>229453</text:p>
              </table:table-cell>
              <table:table-cell office:value-type="float" office:value="-2.20031714203505">
                <text:p>-2.20031714203505</text:p>
              </table:table-cell>
              <table:table-cell office:value-type="float" office:value="-0.0314331020290722">
                <text:p>-0.0314331020290722</text:p>
              </table:table-cell>
            </table:table-row>
            <table:table-row>
              <table:table-cell office:value-type="float" office:value="229453">
                <text:p>229453</text:p>
              </table:table-cell>
              <table:table-cell office:value-type="float" office:value="-2.20031714203505">
                <text:p>-2.20031714203505</text:p>
              </table:table-cell>
              <table:table-cell office:value-type="float" office:value="-0.0314331020290722">
                <text:p>-0.0314331020290722</text:p>
              </table:table-cell>
            </table:table-row>
            <table:table-row>
              <table:table-cell office:value-type="float" office:value="229453">
                <text:p>229453</text:p>
              </table:table-cell>
              <table:table-cell office:value-type="float" office:value="-2.20031714203505">
                <text:p>-2.20031714203505</text:p>
              </table:table-cell>
              <table:table-cell office:value-type="float" office:value="-0.0314331020290722">
                <text:p>-0.0314331020290722</text:p>
              </table:table-cell>
            </table:table-row>
            <table:table-row>
              <table:table-cell office:value-type="float" office:value="229453">
                <text:p>229453</text:p>
              </table:table-cell>
              <table:table-cell office:value-type="float" office:value="2.41918194899934">
                <text:p>2.41918194899934</text:p>
              </table:table-cell>
              <table:table-cell office:value-type="float" office:value="0.0345597421285621">
                <text:p>0.0345597421285621</text:p>
              </table:table-cell>
            </table:table-row>
            <table:table-row>
              <table:table-cell office:value-type="float" office:value="231706">
                <text:p>231706</text:p>
              </table:table-cell>
              <table:table-cell office:value-type="float" office:value="2.41918194899934">
                <text:p>2.41918194899934</text:p>
              </table:table-cell>
              <table:table-cell office:value-type="float" office:value="0.0345597421285621">
                <text:p>0.0345597421285621</text:p>
              </table:table-cell>
            </table:table-row>
            <table:table-row>
              <table:table-cell office:value-type="float" office:value="231706">
                <text:p>231706</text:p>
              </table:table-cell>
              <table:table-cell office:value-type="float" office:value="2.41918194899934">
                <text:p>2.41918194899934</text:p>
              </table:table-cell>
              <table:table-cell office:value-type="float" office:value="0.0345597421285621">
                <text:p>0.0345597421285621</text:p>
              </table:table-cell>
            </table:table-row>
            <table:table-row>
              <table:table-cell office:value-type="float" office:value="231706">
                <text:p>231706</text:p>
              </table:table-cell>
              <table:table-cell office:value-type="float" office:value="5.5063046066749">
                <text:p>5.5063046066749</text:p>
              </table:table-cell>
              <table:table-cell office:value-type="float" office:value="0.07866149438107">
                <text:p>0.07866149438107</text:p>
              </table:table-cell>
            </table:table-row>
            <table:table-row>
              <table:table-cell office:value-type="float" office:value="231706">
                <text:p>231706</text:p>
              </table:table-cell>
              <table:table-cell office:value-type="float" office:value="5.5063046066749">
                <text:p>5.5063046066749</text:p>
              </table:table-cell>
              <table:table-cell office:value-type="float" office:value="0.07866149438107">
                <text:p>0.07866149438107</text:p>
              </table:table-cell>
            </table:table-row>
            <table:table-row>
              <table:table-cell office:value-type="float" office:value="233958">
                <text:p>233958</text:p>
              </table:table-cell>
              <table:table-cell office:value-type="float" office:value="5.5063046066749">
                <text:p>5.5063046066749</text:p>
              </table:table-cell>
              <table:table-cell office:value-type="float" office:value="0.07866149438107">
                <text:p>0.07866149438107</text:p>
              </table:table-cell>
            </table:table-row>
            <table:table-row>
              <table:table-cell office:value-type="float" office:value="233958">
                <text:p>233958</text:p>
              </table:table-cell>
              <table:table-cell office:value-type="float" office:value="5.5063046066749">
                <text:p>5.5063046066749</text:p>
              </table:table-cell>
              <table:table-cell office:value-type="float" office:value="0.07866149438107">
                <text:p>0.07866149438107</text:p>
              </table:table-cell>
            </table:table-row>
            <table:table-row>
              <table:table-cell office:value-type="float" office:value="233958">
                <text:p>233958</text:p>
              </table:table-cell>
              <table:table-cell office:value-type="float" office:value="8.46501578301809">
                <text:p>8.46501578301809</text:p>
              </table:table-cell>
              <table:table-cell office:value-type="float" office:value="0.120928796900258">
                <text:p>0.120928796900258</text:p>
              </table:table-cell>
            </table:table-row>
            <table:table-row>
              <table:table-cell office:value-type="float" office:value="236206">
                <text:p>236206</text:p>
              </table:table-cell>
              <table:table-cell office:value-type="float" office:value="8.46501578301809">
                <text:p>8.46501578301809</text:p>
              </table:table-cell>
              <table:table-cell office:value-type="float" office:value="0.120928796900258">
                <text:p>0.120928796900258</text:p>
              </table:table-cell>
            </table:table-row>
            <table:table-row>
              <table:table-cell office:value-type="float" office:value="236206">
                <text:p>236206</text:p>
              </table:table-cell>
              <table:table-cell office:value-type="float" office:value="8.46501578301809">
                <text:p>8.46501578301809</text:p>
              </table:table-cell>
              <table:table-cell office:value-type="float" office:value="0.120928796900258">
                <text:p>0.120928796900258</text:p>
              </table:table-cell>
            </table:table-row>
            <table:table-row>
              <table:table-cell office:value-type="float" office:value="236206">
                <text:p>236206</text:p>
              </table:table-cell>
              <table:table-cell office:value-type="float" office:value="8.46501578301809">
                <text:p>8.46501578301809</text:p>
              </table:table-cell>
              <table:table-cell office:value-type="float" office:value="0.120928796900258">
                <text:p>0.120928796900258</text:p>
              </table:table-cell>
            </table:table-row>
            <table:table-row>
              <table:table-cell office:value-type="float" office:value="236206">
                <text:p>236206</text:p>
              </table:table-cell>
              <table:table-cell office:value-type="float" office:value="11.6610297051591">
                <text:p>11.6610297051591</text:p>
              </table:table-cell>
              <table:table-cell office:value-type="float" office:value="0.166586138645131">
                <text:p>0.166586138645131</text:p>
              </table:table-cell>
            </table:table-row>
            <table:table-row>
              <table:table-cell office:value-type="float" office:value="238464">
                <text:p>238464</text:p>
              </table:table-cell>
              <table:table-cell office:value-type="float" office:value="11.6610297051591">
                <text:p>11.6610297051591</text:p>
              </table:table-cell>
              <table:table-cell office:value-type="float" office:value="0.166586138645131">
                <text:p>0.166586138645131</text:p>
              </table:table-cell>
            </table:table-row>
            <table:table-row>
              <table:table-cell office:value-type="float" office:value="238464">
                <text:p>238464</text:p>
              </table:table-cell>
              <table:table-cell office:value-type="float" office:value="11.6610297051591">
                <text:p>11.6610297051591</text:p>
              </table:table-cell>
              <table:table-cell office:value-type="float" office:value="0.166586138645131">
                <text:p>0.166586138645131</text:p>
              </table:table-cell>
            </table:table-row>
            <table:table-row>
              <table:table-cell office:value-type="float" office:value="238464">
                <text:p>238464</text:p>
              </table:table-cell>
              <table:table-cell office:value-type="float" office:value="15.4057914796543">
                <text:p>15.4057914796543</text:p>
              </table:table-cell>
              <table:table-cell office:value-type="float" office:value="0.220082735423633">
                <text:p>0.220082735423633</text:p>
              </table:table-cell>
            </table:table-row>
            <table:table-row>
              <table:table-cell office:value-type="float" office:value="240719">
                <text:p>240719</text:p>
              </table:table-cell>
              <table:table-cell office:value-type="float" office:value="15.4057914796543">
                <text:p>15.4057914796543</text:p>
              </table:table-cell>
              <table:table-cell office:value-type="float" office:value="0.220082735423633">
                <text:p>0.220082735423633</text:p>
              </table:table-cell>
            </table:table-row>
            <table:table-row>
              <table:table-cell office:value-type="float" office:value="240719">
                <text:p>240719</text:p>
              </table:table-cell>
              <table:table-cell office:value-type="float" office:value="15.4057914796543">
                <text:p>15.4057914796543</text:p>
              </table:table-cell>
              <table:table-cell office:value-type="float" office:value="0.220082735423633">
                <text:p>0.220082735423633</text:p>
              </table:table-cell>
            </table:table-row>
            <table:table-row>
              <table:table-cell office:value-type="float" office:value="240719">
                <text:p>240719</text:p>
              </table:table-cell>
              <table:table-cell office:value-type="float" office:value="15.4057914796543">
                <text:p>15.4057914796543</text:p>
              </table:table-cell>
              <table:table-cell office:value-type="float" office:value="0.220082735423633">
                <text:p>0.220082735423633</text:p>
              </table:table-cell>
            </table:table-row>
            <table:table-row>
              <table:table-cell office:value-type="float" office:value="240719">
                <text:p>240719</text:p>
              </table:table-cell>
              <table:table-cell office:value-type="float" office:value="18.3078789983556">
                <text:p>18.3078789983556</text:p>
              </table:table-cell>
              <table:table-cell office:value-type="float" office:value="0.261541128547936">
                <text:p>0.261541128547936</text:p>
              </table:table-cell>
            </table:table-row>
            <table:table-row>
              <table:table-cell office:value-type="float" office:value="242969">
                <text:p>242969</text:p>
              </table:table-cell>
              <table:table-cell office:value-type="float" office:value="18.3078789983556">
                <text:p>18.3078789983556</text:p>
              </table:table-cell>
              <table:table-cell office:value-type="float" office:value="0.261541128547936">
                <text:p>0.261541128547936</text:p>
              </table:table-cell>
            </table:table-row>
            <table:table-row>
              <table:table-cell office:value-type="float" office:value="242969">
                <text:p>242969</text:p>
              </table:table-cell>
              <table:table-cell office:value-type="float" office:value="18.3078789983556">
                <text:p>18.3078789983556</text:p>
              </table:table-cell>
              <table:table-cell office:value-type="float" office:value="0.261541128547936">
                <text:p>0.261541128547936</text:p>
              </table:table-cell>
            </table:table-row>
            <table:table-row>
              <table:table-cell office:value-type="float" office:value="242969">
                <text:p>242969</text:p>
              </table:table-cell>
              <table:table-cell office:value-type="float" office:value="20.4190494503144">
                <text:p>20.4190494503144</text:p>
              </table:table-cell>
              <table:table-cell office:value-type="float" office:value="0.291700706433063">
                <text:p>0.291700706433063</text:p>
              </table:table-cell>
            </table:table-row>
            <table:table-row>
              <table:table-cell office:value-type="float" office:value="245226">
                <text:p>245226</text:p>
              </table:table-cell>
              <table:table-cell office:value-type="float" office:value="20.4190494503144">
                <text:p>20.4190494503144</text:p>
              </table:table-cell>
              <table:table-cell office:value-type="float" office:value="0.291700706433063">
                <text:p>0.291700706433063</text:p>
              </table:table-cell>
            </table:table-row>
            <table:table-row>
              <table:table-cell office:value-type="float" office:value="245226">
                <text:p>245226</text:p>
              </table:table-cell>
              <table:table-cell office:value-type="float" office:value="20.4190494503144">
                <text:p>20.4190494503144</text:p>
              </table:table-cell>
              <table:table-cell office:value-type="float" office:value="0.291700706433063">
                <text:p>0.291700706433063</text:p>
              </table:table-cell>
            </table:table-row>
            <table:table-row>
              <table:table-cell office:value-type="float" office:value="245226">
                <text:p>245226</text:p>
              </table:table-cell>
              <table:table-cell office:value-type="float" office:value="20.4190494503144">
                <text:p>20.4190494503144</text:p>
              </table:table-cell>
              <table:table-cell office:value-type="float" office:value="0.291700706433063">
                <text:p>0.291700706433063</text:p>
              </table:table-cell>
            </table:table-row>
            <table:table-row>
              <table:table-cell office:value-type="float" office:value="245226">
                <text:p>245226</text:p>
              </table:table-cell>
              <table:table-cell office:value-type="float" office:value="22.1689398295">
                <text:p>22.1689398295</text:p>
              </table:table-cell>
              <table:table-cell office:value-type="float" office:value="0.316699140421429">
                <text:p>0.316699140421429</text:p>
              </table:table-cell>
            </table:table-row>
            <table:table-row>
              <table:table-cell office:value-type="float" office:value="247493">
                <text:p>247493</text:p>
              </table:table-cell>
              <table:table-cell office:value-type="float" office:value="22.1689398295">
                <text:p>22.1689398295</text:p>
              </table:table-cell>
              <table:table-cell office:value-type="float" office:value="0.316699140421429">
                <text:p>0.316699140421429</text:p>
              </table:table-cell>
            </table:table-row>
            <table:table-row>
              <table:table-cell office:value-type="float" office:value="247493">
                <text:p>247493</text:p>
              </table:table-cell>
              <table:table-cell office:value-type="float" office:value="22.1689398295">
                <text:p>22.1689398295</text:p>
              </table:table-cell>
              <table:table-cell office:value-type="float" office:value="0.316699140421429">
                <text:p>0.316699140421429</text:p>
              </table:table-cell>
            </table:table-row>
            <table:table-row>
              <table:table-cell office:value-type="float" office:value="247493">
                <text:p>247493</text:p>
              </table:table-cell>
              <table:table-cell office:value-type="float" office:value="23.4535952046731">
                <text:p>23.4535952046731</text:p>
              </table:table-cell>
              <table:table-cell office:value-type="float" office:value="0.335051360066758">
                <text:p>0.335051360066758</text:p>
              </table:table-cell>
            </table:table-row>
            <table:table-row>
              <table:table-cell office:value-type="float" office:value="247493">
                <text:p>247493</text:p>
              </table:table-cell>
              <table:table-cell office:value-type="float" office:value="23.4535952046731">
                <text:p>23.4535952046731</text:p>
              </table:table-cell>
              <table:table-cell office:value-type="float" office:value="0.335051360066758">
                <text:p>0.335051360066758</text:p>
              </table:table-cell>
            </table:table-row>
            <table:table-row>
              <table:table-cell office:value-type="float" office:value="249752">
                <text:p>249752</text:p>
              </table:table-cell>
              <table:table-cell office:value-type="float" office:value="23.4535952046731">
                <text:p>23.4535952046731</text:p>
              </table:table-cell>
              <table:table-cell office:value-type="float" office:value="0.335051360066758">
                <text:p>0.335051360066758</text:p>
              </table:table-cell>
            </table:table-row>
            <table:table-row>
              <table:table-cell office:value-type="float" office:value="249752">
                <text:p>249752</text:p>
              </table:table-cell>
              <table:table-cell office:value-type="float" office:value="23.4535952046731">
                <text:p>23.4535952046731</text:p>
              </table:table-cell>
              <table:table-cell office:value-type="float" office:value="0.335051360066758">
                <text:p>0.335051360066758</text:p>
              </table:table-cell>
            </table:table-row>
            <table:table-row>
              <table:table-cell office:value-type="float" office:value="249752">
                <text:p>249752</text:p>
              </table:table-cell>
              <table:table-cell office:value-type="float" office:value="25.2235004817136">
                <text:p>25.2235004817136</text:p>
              </table:table-cell>
              <table:table-cell office:value-type="float" office:value="0.360335721167336">
                <text:p>0.360335721167336</text:p>
              </table:table-cell>
            </table:table-row>
            <table:table-row>
              <table:table-cell office:value-type="float" office:value="251999">
                <text:p>251999</text:p>
              </table:table-cell>
              <table:table-cell office:value-type="float" office:value="25.2235004817136">
                <text:p>25.2235004817136</text:p>
              </table:table-cell>
              <table:table-cell office:value-type="float" office:value="0.360335721167336">
                <text:p>0.360335721167336</text:p>
              </table:table-cell>
            </table:table-row>
            <table:table-row>
              <table:table-cell office:value-type="float" office:value="251999">
                <text:p>251999</text:p>
              </table:table-cell>
              <table:table-cell office:value-type="float" office:value="25.2235004817136">
                <text:p>25.2235004817136</text:p>
              </table:table-cell>
              <table:table-cell office:value-type="float" office:value="0.360335721167336">
                <text:p>0.360335721167336</text:p>
              </table:table-cell>
            </table:table-row>
            <table:table-row>
              <table:table-cell office:value-type="float" office:value="251999">
                <text:p>251999</text:p>
              </table:table-cell>
              <table:table-cell office:value-type="float" office:value="25.2235004817136">
                <text:p>25.2235004817136</text:p>
              </table:table-cell>
              <table:table-cell office:value-type="float" office:value="0.360335721167336">
                <text:p>0.360335721167336</text:p>
              </table:table-cell>
            </table:table-row>
            <table:table-row>
              <table:table-cell office:value-type="float" office:value="251999">
                <text:p>251999</text:p>
              </table:table-cell>
              <table:table-cell office:value-type="float" office:value="27.5646663346023">
                <text:p>27.5646663346023</text:p>
              </table:table-cell>
              <table:table-cell office:value-type="float" office:value="0.393780947637175">
                <text:p>0.393780947637175</text:p>
              </table:table-cell>
            </table:table-row>
            <table:table-row>
              <table:table-cell office:value-type="float" office:value="254263">
                <text:p>254263</text:p>
              </table:table-cell>
              <table:table-cell office:value-type="float" office:value="27.5646663346023">
                <text:p>27.5646663346023</text:p>
              </table:table-cell>
              <table:table-cell office:value-type="float" office:value="0.393780947637175">
                <text:p>0.393780947637175</text:p>
              </table:table-cell>
            </table:table-row>
            <table:table-row>
              <table:table-cell office:value-type="float" office:value="254263">
                <text:p>254263</text:p>
              </table:table-cell>
              <table:table-cell office:value-type="float" office:value="27.5646663346023">
                <text:p>27.5646663346023</text:p>
              </table:table-cell>
              <table:table-cell office:value-type="float" office:value="0.393780947637175">
                <text:p>0.393780947637175</text:p>
              </table:table-cell>
            </table:table-row>
            <table:table-row>
              <table:table-cell office:value-type="float" office:value="254263">
                <text:p>254263</text:p>
              </table:table-cell>
              <table:table-cell office:value-type="float" office:value="28.7280757524922">
                <text:p>28.7280757524922</text:p>
              </table:table-cell>
              <table:table-cell office:value-type="float" office:value="0.41040108217846">
                <text:p>0.41040108217846</text:p>
              </table:table-cell>
            </table:table-row>
            <table:table-row>
              <table:table-cell office:value-type="float" office:value="256522">
                <text:p>256522</text:p>
              </table:table-cell>
              <table:table-cell office:value-type="float" office:value="28.7280757524922">
                <text:p>28.7280757524922</text:p>
              </table:table-cell>
              <table:table-cell office:value-type="float" office:value="0.41040108217846">
                <text:p>0.41040108217846</text:p>
              </table:table-cell>
            </table:table-row>
            <table:table-row>
              <table:table-cell office:value-type="float" office:value="256522">
                <text:p>256522</text:p>
              </table:table-cell>
              <table:table-cell office:value-type="float" office:value="28.7280757524922">
                <text:p>28.7280757524922</text:p>
              </table:table-cell>
              <table:table-cell office:value-type="float" office:value="0.41040108217846">
                <text:p>0.41040108217846</text:p>
              </table:table-cell>
            </table:table-row>
            <table:table-row>
              <table:table-cell office:value-type="float" office:value="256522">
                <text:p>256522</text:p>
              </table:table-cell>
              <table:table-cell office:value-type="float" office:value="28.7280757524922">
                <text:p>28.7280757524922</text:p>
              </table:table-cell>
              <table:table-cell office:value-type="float" office:value="0.41040108217846">
                <text:p>0.41040108217846</text:p>
              </table:table-cell>
            </table:table-row>
            <table:table-row>
              <table:table-cell office:value-type="float" office:value="256522">
                <text:p>256522</text:p>
              </table:table-cell>
              <table:table-cell office:value-type="float" office:value="29.0677240076317">
                <text:p>29.0677240076317</text:p>
              </table:table-cell>
              <table:table-cell office:value-type="float" office:value="0.415253200109024">
                <text:p>0.415253200109024</text:p>
              </table:table-cell>
            </table:table-row>
            <table:table-row>
              <table:table-cell office:value-type="float" office:value="258786">
                <text:p>258786</text:p>
              </table:table-cell>
              <table:table-cell office:value-type="float" office:value="29.0677240076317">
                <text:p>29.0677240076317</text:p>
              </table:table-cell>
              <table:table-cell office:value-type="float" office:value="0.415253200109024">
                <text:p>0.415253200109024</text:p>
              </table:table-cell>
            </table:table-row>
            <table:table-row>
              <table:table-cell office:value-type="float" office:value="258786">
                <text:p>258786</text:p>
              </table:table-cell>
              <table:table-cell office:value-type="float" office:value="29.0677240076317">
                <text:p>29.0677240076317</text:p>
              </table:table-cell>
              <table:table-cell office:value-type="float" office:value="0.415253200109024">
                <text:p>0.415253200109024</text:p>
              </table:table-cell>
            </table:table-row>
            <table:table-row>
              <table:table-cell office:value-type="float" office:value="258786">
                <text:p>258786</text:p>
              </table:table-cell>
              <table:table-cell office:value-type="float" office:value="29.0750348663902">
                <text:p>29.0750348663902</text:p>
              </table:table-cell>
              <table:table-cell office:value-type="float" office:value="0.415357640948431">
                <text:p>0.415357640948431</text:p>
              </table:table-cell>
            </table:table-row>
            <table:table-row>
              <table:table-cell office:value-type="float" office:value="261044">
                <text:p>261044</text:p>
              </table:table-cell>
              <table:table-cell office:value-type="float" office:value="29.0750348663902">
                <text:p>29.0750348663902</text:p>
              </table:table-cell>
              <table:table-cell office:value-type="float" office:value="0.415357640948431">
                <text:p>0.415357640948431</text:p>
              </table:table-cell>
            </table:table-row>
            <table:table-row>
              <table:table-cell office:value-type="float" office:value="261044">
                <text:p>261044</text:p>
              </table:table-cell>
              <table:table-cell office:value-type="float" office:value="29.0750348663902">
                <text:p>29.0750348663902</text:p>
              </table:table-cell>
              <table:table-cell office:value-type="float" office:value="0.415357640948431">
                <text:p>0.415357640948431</text:p>
              </table:table-cell>
            </table:table-row>
            <table:table-row>
              <table:table-cell office:value-type="float" office:value="261044">
                <text:p>261044</text:p>
              </table:table-cell>
              <table:table-cell office:value-type="float" office:value="29.0750348663902">
                <text:p>29.0750348663902</text:p>
              </table:table-cell>
              <table:table-cell office:value-type="float" office:value="0.415357640948431">
                <text:p>0.415357640948431</text:p>
              </table:table-cell>
            </table:table-row>
            <table:table-row>
              <table:table-cell office:value-type="float" office:value="261044">
                <text:p>261044</text:p>
              </table:table-cell>
              <table:table-cell office:value-type="float" office:value="28.5631700090347">
                <text:p>28.5631700090347</text:p>
              </table:table-cell>
              <table:table-cell office:value-type="float" office:value="0.408045285843352">
                <text:p>0.408045285843352</text:p>
              </table:table-cell>
            </table:table-row>
            <table:table-row>
              <table:table-cell office:value-type="float" office:value="263291">
                <text:p>263291</text:p>
              </table:table-cell>
              <table:table-cell office:value-type="float" office:value="28.5631700090347">
                <text:p>28.5631700090347</text:p>
              </table:table-cell>
              <table:table-cell office:value-type="float" office:value="0.408045285843352">
                <text:p>0.408045285843352</text:p>
              </table:table-cell>
            </table:table-row>
            <table:table-row>
              <table:table-cell office:value-type="float" office:value="263291">
                <text:p>263291</text:p>
              </table:table-cell>
              <table:table-cell office:value-type="float" office:value="28.5631700090347">
                <text:p>28.5631700090347</text:p>
              </table:table-cell>
              <table:table-cell office:value-type="float" office:value="0.408045285843352">
                <text:p>0.408045285843352</text:p>
              </table:table-cell>
            </table:table-row>
            <table:table-row>
              <table:table-cell office:value-type="float" office:value="263291">
                <text:p>263291</text:p>
              </table:table-cell>
              <table:table-cell office:value-type="float" office:value="28.2871109005278">
                <text:p>28.2871109005278</text:p>
              </table:table-cell>
              <table:table-cell office:value-type="float" office:value="0.404101584293255">
                <text:p>0.404101584293255</text:p>
              </table:table-cell>
            </table:table-row>
            <table:table-row>
              <table:table-cell office:value-type="float" office:value="263291">
                <text:p>263291</text:p>
              </table:table-cell>
              <table:table-cell office:value-type="float" office:value="28.2871109005278">
                <text:p>28.2871109005278</text:p>
              </table:table-cell>
              <table:table-cell office:value-type="float" office:value="0.404101584293255">
                <text:p>0.404101584293255</text:p>
              </table:table-cell>
            </table:table-row>
            <table:table-row>
              <table:table-cell office:value-type="float" office:value="265540">
                <text:p>265540</text:p>
              </table:table-cell>
              <table:table-cell office:value-type="float" office:value="28.2871109005278">
                <text:p>28.2871109005278</text:p>
              </table:table-cell>
              <table:table-cell office:value-type="float" office:value="0.404101584293255">
                <text:p>0.404101584293255</text:p>
              </table:table-cell>
            </table:table-row>
            <table:table-row>
              <table:table-cell office:value-type="float" office:value="265540">
                <text:p>265540</text:p>
              </table:table-cell>
              <table:table-cell office:value-type="float" office:value="28.2871109005278">
                <text:p>28.2871109005278</text:p>
              </table:table-cell>
              <table:table-cell office:value-type="float" office:value="0.404101584293255">
                <text:p>0.404101584293255</text:p>
              </table:table-cell>
            </table:table-row>
            <table:table-row>
              <table:table-cell office:value-type="float" office:value="265540">
                <text:p>265540</text:p>
              </table:table-cell>
              <table:table-cell office:value-type="float" office:value="28.1823535059336">
                <text:p>28.1823535059336</text:p>
              </table:table-cell>
              <table:table-cell office:value-type="float" office:value="0.402605050084766">
                <text:p>0.402605050084766</text:p>
              </table:table-cell>
            </table:table-row>
            <table:table-row>
              <table:table-cell office:value-type="float" office:value="267786">
                <text:p>267786</text:p>
              </table:table-cell>
              <table:table-cell office:value-type="float" office:value="28.1823535059336">
                <text:p>28.1823535059336</text:p>
              </table:table-cell>
              <table:table-cell office:value-type="float" office:value="0.402605050084766">
                <text:p>0.402605050084766</text:p>
              </table:table-cell>
            </table:table-row>
            <table:table-row>
              <table:table-cell office:value-type="float" office:value="267786">
                <text:p>267786</text:p>
              </table:table-cell>
              <table:table-cell office:value-type="float" office:value="28.1823535059336">
                <text:p>28.1823535059336</text:p>
              </table:table-cell>
              <table:table-cell office:value-type="float" office:value="0.402605050084766">
                <text:p>0.402605050084766</text:p>
              </table:table-cell>
            </table:table-row>
            <table:table-row>
              <table:table-cell office:value-type="float" office:value="267786">
                <text:p>267786</text:p>
              </table:table-cell>
              <table:table-cell office:value-type="float" office:value="28.1823535059336">
                <text:p>28.1823535059336</text:p>
              </table:table-cell>
              <table:table-cell office:value-type="float" office:value="0.402605050084766">
                <text:p>0.402605050084766</text:p>
              </table:table-cell>
            </table:table-row>
            <table:table-row>
              <table:table-cell office:value-type="float" office:value="267786">
                <text:p>267786</text:p>
              </table:table-cell>
              <table:table-cell office:value-type="float" office:value="27.1241357687264">
                <text:p>27.1241357687264</text:p>
              </table:table-cell>
              <table:table-cell office:value-type="float" office:value="0.387487653838949">
                <text:p>0.387487653838949</text:p>
              </table:table-cell>
            </table:table-row>
            <table:table-row>
              <table:table-cell office:value-type="float" office:value="270057">
                <text:p>270057</text:p>
              </table:table-cell>
              <table:table-cell office:value-type="float" office:value="27.1241357687264">
                <text:p>27.1241357687264</text:p>
              </table:table-cell>
              <table:table-cell office:value-type="float" office:value="0.387487653838949">
                <text:p>0.387487653838949</text:p>
              </table:table-cell>
            </table:table-row>
            <table:table-row>
              <table:table-cell office:value-type="float" office:value="270057">
                <text:p>270057</text:p>
              </table:table-cell>
              <table:table-cell office:value-type="float" office:value="27.1241357687264">
                <text:p>27.1241357687264</text:p>
              </table:table-cell>
              <table:table-cell office:value-type="float" office:value="0.387487653838949">
                <text:p>0.387487653838949</text:p>
              </table:table-cell>
            </table:table-row>
            <table:table-row>
              <table:table-cell office:value-type="float" office:value="270057">
                <text:p>270057</text:p>
              </table:table-cell>
              <table:table-cell office:value-type="float" office:value="25.2855560434753">
                <text:p>25.2855560434753</text:p>
              </table:table-cell>
              <table:table-cell office:value-type="float" office:value="0.361222229192504">
                <text:p>0.361222229192504</text:p>
              </table:table-cell>
            </table:table-row>
            <table:table-row>
              <table:table-cell office:value-type="float" office:value="272308">
                <text:p>272308</text:p>
              </table:table-cell>
              <table:table-cell office:value-type="float" office:value="25.2855560434753">
                <text:p>25.2855560434753</text:p>
              </table:table-cell>
              <table:table-cell office:value-type="float" office:value="0.361222229192504">
                <text:p>0.361222229192504</text:p>
              </table:table-cell>
            </table:table-row>
            <table:table-row>
              <table:table-cell office:value-type="float" office:value="272308">
                <text:p>272308</text:p>
              </table:table-cell>
              <table:table-cell office:value-type="float" office:value="25.2855560434753">
                <text:p>25.2855560434753</text:p>
              </table:table-cell>
              <table:table-cell office:value-type="float" office:value="0.361222229192504">
                <text:p>0.361222229192504</text:p>
              </table:table-cell>
            </table:table-row>
            <table:table-row>
              <table:table-cell office:value-type="float" office:value="272308">
                <text:p>272308</text:p>
              </table:table-cell>
              <table:table-cell office:value-type="float" office:value="25.2855560434753">
                <text:p>25.2855560434753</text:p>
              </table:table-cell>
              <table:table-cell office:value-type="float" office:value="0.361222229192504">
                <text:p>0.361222229192504</text:p>
              </table:table-cell>
            </table:table-row>
            <table:table-row>
              <table:table-cell office:value-type="float" office:value="272308">
                <text:p>272308</text:p>
              </table:table-cell>
              <table:table-cell office:value-type="float" office:value="22.5822345006525">
                <text:p>22.5822345006525</text:p>
              </table:table-cell>
              <table:table-cell office:value-type="float" office:value="0.322603350009322">
                <text:p>0.322603350009322</text:p>
              </table:table-cell>
            </table:table-row>
            <table:table-row>
              <table:table-cell office:value-type="float" office:value="274551">
                <text:p>274551</text:p>
              </table:table-cell>
              <table:table-cell office:value-type="float" office:value="22.5822345006525">
                <text:p>22.5822345006525</text:p>
              </table:table-cell>
              <table:table-cell office:value-type="float" office:value="0.322603350009322">
                <text:p>0.322603350009322</text:p>
              </table:table-cell>
            </table:table-row>
            <table:table-row>
              <table:table-cell office:value-type="float" office:value="274551">
                <text:p>274551</text:p>
              </table:table-cell>
              <table:table-cell office:value-type="float" office:value="22.5822345006525">
                <text:p>22.5822345006525</text:p>
              </table:table-cell>
              <table:table-cell office:value-type="float" office:value="0.322603350009322">
                <text:p>0.322603350009322</text:p>
              </table:table-cell>
            </table:table-row>
            <table:table-row>
              <table:table-cell office:value-type="float" office:value="274551">
                <text:p>274551</text:p>
              </table:table-cell>
              <table:table-cell office:value-type="float" office:value="19.7688493314911">
                <text:p>19.7688493314911</text:p>
              </table:table-cell>
              <table:table-cell office:value-type="float" office:value="0.282412133307016">
                <text:p>0.282412133307016</text:p>
              </table:table-cell>
            </table:table-row>
            <table:table-row>
              <table:table-cell office:value-type="float" office:value="276808">
                <text:p>276808</text:p>
              </table:table-cell>
              <table:table-cell office:value-type="float" office:value="19.7688493314911">
                <text:p>19.7688493314911</text:p>
              </table:table-cell>
              <table:table-cell office:value-type="float" office:value="0.282412133307016">
                <text:p>0.282412133307016</text:p>
              </table:table-cell>
            </table:table-row>
            <table:table-row>
              <table:table-cell office:value-type="float" office:value="276808">
                <text:p>276808</text:p>
              </table:table-cell>
              <table:table-cell office:value-type="float" office:value="19.7688493314911">
                <text:p>19.7688493314911</text:p>
              </table:table-cell>
              <table:table-cell office:value-type="float" office:value="0.282412133307016">
                <text:p>0.282412133307016</text:p>
              </table:table-cell>
            </table:table-row>
            <table:table-row>
              <table:table-cell office:value-type="float" office:value="276808">
                <text:p>276808</text:p>
              </table:table-cell>
              <table:table-cell office:value-type="float" office:value="19.7688493314911">
                <text:p>19.7688493314911</text:p>
              </table:table-cell>
              <table:table-cell office:value-type="float" office:value="0.282412133307016">
                <text:p>0.282412133307016</text:p>
              </table:table-cell>
            </table:table-row>
            <table:table-row>
              <table:table-cell office:value-type="float" office:value="276808">
                <text:p>276808</text:p>
              </table:table-cell>
              <table:table-cell office:value-type="float" office:value="14.4805686386247">
                <text:p>14.4805686386247</text:p>
              </table:table-cell>
              <table:table-cell office:value-type="float" office:value="0.206865266266067">
                <text:p>0.206865266266067</text:p>
              </table:table-cell>
            </table:table-row>
            <table:table-row>
              <table:table-cell office:value-type="float" office:value="279072">
                <text:p>279072</text:p>
              </table:table-cell>
              <table:table-cell office:value-type="float" office:value="14.4805686386247">
                <text:p>14.4805686386247</text:p>
              </table:table-cell>
              <table:table-cell office:value-type="float" office:value="0.206865266266067">
                <text:p>0.206865266266067</text:p>
              </table:table-cell>
            </table:table-row>
            <table:table-row>
              <table:table-cell office:value-type="float" office:value="279072">
                <text:p>279072</text:p>
              </table:table-cell>
              <table:table-cell office:value-type="float" office:value="14.4805686386247">
                <text:p>14.4805686386247</text:p>
              </table:table-cell>
              <table:table-cell office:value-type="float" office:value="0.206865266266067">
                <text:p>0.206865266266067</text:p>
              </table:table-cell>
            </table:table-row>
            <table:table-row>
              <table:table-cell office:value-type="float" office:value="279072">
                <text:p>279072</text:p>
              </table:table-cell>
              <table:table-cell office:value-type="float" office:value="8.9883421634548">
                <text:p>8.9883421634548</text:p>
              </table:table-cell>
              <table:table-cell office:value-type="float" office:value="0.128404888049354">
                <text:p>0.128404888049354</text:p>
              </table:table-cell>
            </table:table-row>
            <table:table-row>
              <table:table-cell office:value-type="float" office:value="279072">
                <text:p>279072</text:p>
              </table:table-cell>
              <table:table-cell office:value-type="float" office:value="8.9883421634548">
                <text:p>8.9883421634548</text:p>
              </table:table-cell>
              <table:table-cell office:value-type="float" office:value="0.128404888049354">
                <text:p>0.128404888049354</text:p>
              </table:table-cell>
            </table:table-row>
            <table:table-row>
              <table:table-cell office:value-type="float" office:value="281336">
                <text:p>281336</text:p>
              </table:table-cell>
              <table:table-cell office:value-type="float" office:value="8.9883421634548">
                <text:p>8.9883421634548</text:p>
              </table:table-cell>
              <table:table-cell office:value-type="float" office:value="0.128404888049354">
                <text:p>0.128404888049354</text:p>
              </table:table-cell>
            </table:table-row>
            <table:table-row>
              <table:table-cell office:value-type="float" office:value="281336">
                <text:p>281336</text:p>
              </table:table-cell>
              <table:table-cell office:value-type="float" office:value="8.9883421634548">
                <text:p>8.9883421634548</text:p>
              </table:table-cell>
              <table:table-cell office:value-type="float" office:value="0.128404888049354">
                <text:p>0.128404888049354</text:p>
              </table:table-cell>
            </table:table-row>
            <table:table-row>
              <table:table-cell office:value-type="float" office:value="281336">
                <text:p>281336</text:p>
              </table:table-cell>
              <table:table-cell office:value-type="float" office:value="4.46561414179959">
                <text:p>4.46561414179959</text:p>
              </table:table-cell>
              <table:table-cell office:value-type="float" office:value="0.0637944877399941">
                <text:p>0.0637944877399941</text:p>
              </table:table-cell>
            </table:table-row>
            <table:table-row>
              <table:table-cell office:value-type="float" office:value="283596">
                <text:p>283596</text:p>
              </table:table-cell>
              <table:table-cell office:value-type="float" office:value="4.46561414179959">
                <text:p>4.46561414179959</text:p>
              </table:table-cell>
              <table:table-cell office:value-type="float" office:value="0.0637944877399941">
                <text:p>0.0637944877399941</text:p>
              </table:table-cell>
            </table:table-row>
            <table:table-row>
              <table:table-cell office:value-type="float" office:value="283596">
                <text:p>283596</text:p>
              </table:table-cell>
              <table:table-cell office:value-type="float" office:value="4.46561414179959">
                <text:p>4.46561414179959</text:p>
              </table:table-cell>
              <table:table-cell office:value-type="float" office:value="0.0637944877399941">
                <text:p>0.0637944877399941</text:p>
              </table:table-cell>
            </table:table-row>
            <table:table-row>
              <table:table-cell office:value-type="float" office:value="283596">
                <text:p>283596</text:p>
              </table:table-cell>
              <table:table-cell office:value-type="float" office:value="4.46561414179959">
                <text:p>4.46561414179959</text:p>
              </table:table-cell>
              <table:table-cell office:value-type="float" office:value="0.0637944877399941">
                <text:p>0.0637944877399941</text:p>
              </table:table-cell>
            </table:table-row>
            <table:table-row>
              <table:table-cell office:value-type="float" office:value="283596">
                <text:p>283596</text:p>
              </table:table-cell>
              <table:table-cell office:value-type="float" office:value="1.37736758349546">
                <text:p>1.37736758349546</text:p>
              </table:table-cell>
              <table:table-cell office:value-type="float" office:value="0.0196766797642208">
                <text:p>0.0196766797642208</text:p>
              </table:table-cell>
            </table:table-row>
            <table:table-row>
              <table:table-cell office:value-type="float" office:value="285851">
                <text:p>285851</text:p>
              </table:table-cell>
              <table:table-cell office:value-type="float" office:value="1.37736758349546">
                <text:p>1.37736758349546</text:p>
              </table:table-cell>
              <table:table-cell office:value-type="float" office:value="0.0196766797642208">
                <text:p>0.0196766797642208</text:p>
              </table:table-cell>
            </table:table-row>
            <table:table-row>
              <table:table-cell office:value-type="float" office:value="285851">
                <text:p>285851</text:p>
              </table:table-cell>
              <table:table-cell office:value-type="float" office:value="1.37736758349546">
                <text:p>1.37736758349546</text:p>
              </table:table-cell>
              <table:table-cell office:value-type="float" office:value="0.0196766797642208">
                <text:p>0.0196766797642208</text:p>
              </table:table-cell>
            </table:table-row>
            <table:table-row>
              <table:table-cell office:value-type="float" office:value="285851">
                <text:p>285851</text:p>
              </table:table-cell>
              <table:table-cell office:value-type="float" office:value="-0.495624163767613">
                <text:p>-0.495624163767613</text:p>
              </table:table-cell>
              <table:table-cell office:value-type="float" office:value="-0.00708034519668018">
                <text:p>-0.00708034519668018</text:p>
              </table:table-cell>
            </table:table-row>
            <table:table-row>
              <table:table-cell office:value-type="float" office:value="288106">
                <text:p>288106</text:p>
              </table:table-cell>
              <table:table-cell office:value-type="float" office:value="-0.495624163767613">
                <text:p>-0.495624163767613</text:p>
              </table:table-cell>
              <table:table-cell office:value-type="float" office:value="-0.00708034519668018">
                <text:p>-0.00708034519668018</text:p>
              </table:table-cell>
            </table:table-row>
            <table:table-row>
              <table:table-cell office:value-type="float" office:value="288106">
                <text:p>288106</text:p>
              </table:table-cell>
              <table:table-cell office:value-type="float" office:value="-0.495624163767613">
                <text:p>-0.495624163767613</text:p>
              </table:table-cell>
              <table:table-cell office:value-type="float" office:value="-0.00708034519668018">
                <text:p>-0.00708034519668018</text:p>
              </table:table-cell>
            </table:table-row>
            <table:table-row>
              <table:table-cell office:value-type="float" office:value="288106">
                <text:p>288106</text:p>
              </table:table-cell>
              <table:table-cell office:value-type="float" office:value="-0.495624163767613">
                <text:p>-0.495624163767613</text:p>
              </table:table-cell>
              <table:table-cell office:value-type="float" office:value="-0.00708034519668018">
                <text:p>-0.00708034519668018</text:p>
              </table:table-cell>
            </table:table-row>
            <table:table-row>
              <table:table-cell office:value-type="float" office:value="288106">
                <text:p>288106</text:p>
              </table:table-cell>
              <table:table-cell office:value-type="float" office:value="-2.97401205794986">
                <text:p>-2.97401205794986</text:p>
              </table:table-cell>
              <table:table-cell office:value-type="float" office:value="-0.0424858865421408">
                <text:p>-0.0424858865421408</text:p>
              </table:table-cell>
            </table:table-row>
            <table:table-row>
              <table:table-cell office:value-type="float" office:value="290360">
                <text:p>290360</text:p>
              </table:table-cell>
              <table:table-cell office:value-type="float" office:value="-2.97401205794986">
                <text:p>-2.97401205794986</text:p>
              </table:table-cell>
              <table:table-cell office:value-type="float" office:value="-0.0424858865421408">
                <text:p>-0.0424858865421408</text:p>
              </table:table-cell>
            </table:table-row>
            <table:table-row>
              <table:table-cell office:value-type="float" office:value="290360">
                <text:p>290360</text:p>
              </table:table-cell>
              <table:table-cell office:value-type="float" office:value="-2.97401205794986">
                <text:p>-2.97401205794986</text:p>
              </table:table-cell>
              <table:table-cell office:value-type="float" office:value="-0.0424858865421408">
                <text:p>-0.0424858865421408</text:p>
              </table:table-cell>
            </table:table-row>
            <table:table-row>
              <table:table-cell office:value-type="float" office:value="290360">
                <text:p>290360</text:p>
              </table:table-cell>
              <table:table-cell office:value-type="float" office:value="-6.68850512528262">
                <text:p>-6.68850512528262</text:p>
              </table:table-cell>
              <table:table-cell office:value-type="float" office:value="-0.0955500732183232">
                <text:p>-0.0955500732183232</text:p>
              </table:table-cell>
            </table:table-row>
            <table:table-row>
              <table:table-cell office:value-type="float" office:value="292630">
                <text:p>292630</text:p>
              </table:table-cell>
              <table:table-cell office:value-type="float" office:value="-6.68850512528262">
                <text:p>-6.68850512528262</text:p>
              </table:table-cell>
              <table:table-cell office:value-type="float" office:value="-0.0955500732183232">
                <text:p>-0.0955500732183232</text:p>
              </table:table-cell>
            </table:table-row>
            <table:table-row>
              <table:table-cell office:value-type="float" office:value="292630">
                <text:p>292630</text:p>
              </table:table-cell>
              <table:table-cell office:value-type="float" office:value="-6.68850512528262">
                <text:p>-6.68850512528262</text:p>
              </table:table-cell>
              <table:table-cell office:value-type="float" office:value="-0.0955500732183232">
                <text:p>-0.0955500732183232</text:p>
              </table:table-cell>
            </table:table-row>
            <table:table-row>
              <table:table-cell office:value-type="float" office:value="292630">
                <text:p>292630</text:p>
              </table:table-cell>
              <table:table-cell office:value-type="float" office:value="-6.68850512528262">
                <text:p>-6.68850512528262</text:p>
              </table:table-cell>
              <table:table-cell office:value-type="float" office:value="-0.0955500732183232">
                <text:p>-0.0955500732183232</text:p>
              </table:table-cell>
            </table:table-row>
            <table:table-row>
              <table:table-cell office:value-type="float" office:value="292630">
                <text:p>292630</text:p>
              </table:table-cell>
              <table:table-cell office:value-type="float" office:value="-9.68176312620827">
                <text:p>-9.68176312620827</text:p>
              </table:table-cell>
              <table:table-cell office:value-type="float" office:value="-0.138310901802975">
                <text:p>-0.138310901802975</text:p>
              </table:table-cell>
            </table:table-row>
            <table:table-row>
              <table:table-cell office:value-type="float" office:value="294897">
                <text:p>294897</text:p>
              </table:table-cell>
              <table:table-cell office:value-type="float" office:value="-9.68176312620827">
                <text:p>-9.68176312620827</text:p>
              </table:table-cell>
              <table:table-cell office:value-type="float" office:value="-0.138310901802975">
                <text:p>-0.138310901802975</text:p>
              </table:table-cell>
            </table:table-row>
            <table:table-row>
              <table:table-cell office:value-type="float" office:value="294897">
                <text:p>294897</text:p>
              </table:table-cell>
              <table:table-cell office:value-type="float" office:value="-9.68176312620827">
                <text:p>-9.68176312620827</text:p>
              </table:table-cell>
              <table:table-cell office:value-type="float" office:value="-0.138310901802975">
                <text:p>-0.138310901802975</text:p>
              </table:table-cell>
            </table:table-row>
            <table:table-row>
              <table:table-cell office:value-type="float" office:value="294897">
                <text:p>294897</text:p>
              </table:table-cell>
              <table:table-cell office:value-type="float" office:value="-9.68176312620827">
                <text:p>-9.68176312620827</text:p>
              </table:table-cell>
              <table:table-cell office:value-type="float" office:value="-0.138310901802975">
                <text:p>-0.138310901802975</text:p>
              </table:table-cell>
            </table:table-row>
            <table:table-row>
              <table:table-cell office:value-type="float" office:value="294897">
                <text:p>294897</text:p>
              </table:table-cell>
              <table:table-cell office:value-type="float" office:value="-13.5666318268266">
                <text:p>-13.5666318268266</text:p>
              </table:table-cell>
              <table:table-cell office:value-type="float" office:value="-0.193809026097523">
                <text:p>-0.193809026097523</text:p>
              </table:table-cell>
            </table:table-row>
            <table:table-row>
              <table:table-cell office:value-type="float" office:value="297163">
                <text:p>297163</text:p>
              </table:table-cell>
              <table:table-cell office:value-type="float" office:value="-13.5666318268266">
                <text:p>-13.5666318268266</text:p>
              </table:table-cell>
              <table:table-cell office:value-type="float" office:value="-0.193809026097523">
                <text:p>-0.193809026097523</text:p>
              </table:table-cell>
            </table:table-row>
            <table:table-row>
              <table:table-cell office:value-type="float" office:value="297163">
                <text:p>297163</text:p>
              </table:table-cell>
              <table:table-cell office:value-type="float" office:value="-13.5666318268266">
                <text:p>-13.5666318268266</text:p>
              </table:table-cell>
              <table:table-cell office:value-type="float" office:value="-0.193809026097523">
                <text:p>-0.193809026097523</text:p>
              </table:table-cell>
            </table:table-row>
            <table:table-row>
              <table:table-cell office:value-type="float" office:value="297163">
                <text:p>297163</text:p>
              </table:table-cell>
              <table:table-cell office:value-type="float" office:value="-14.6355572714207">
                <text:p>-14.6355572714207</text:p>
              </table:table-cell>
              <table:table-cell office:value-type="float" office:value="-0.209079389591725">
                <text:p>-0.209079389591725</text:p>
              </table:table-cell>
            </table:table-row>
            <table:table-row>
              <table:table-cell office:value-type="float" office:value="299414">
                <text:p>299414</text:p>
              </table:table-cell>
              <table:table-cell office:value-type="float" office:value="-14.6355572714207">
                <text:p>-14.6355572714207</text:p>
              </table:table-cell>
              <table:table-cell office:value-type="float" office:value="-0.209079389591725">
                <text:p>-0.209079389591725</text:p>
              </table:table-cell>
            </table:table-row>
            <table:table-row>
              <table:table-cell office:value-type="float" office:value="299414">
                <text:p>299414</text:p>
              </table:table-cell>
              <table:table-cell office:value-type="float" office:value="-14.6355572714207">
                <text:p>-14.6355572714207</text:p>
              </table:table-cell>
              <table:table-cell office:value-type="float" office:value="-0.209079389591725">
                <text:p>-0.209079389591725</text:p>
              </table:table-cell>
            </table:table-row>
            <table:table-row>
              <table:table-cell office:value-type="float" office:value="299414">
                <text:p>299414</text:p>
              </table:table-cell>
              <table:table-cell office:value-type="float" office:value="-14.6355572714207">
                <text:p>-14.6355572714207</text:p>
              </table:table-cell>
              <table:table-cell office:value-type="float" office:value="-0.209079389591725">
                <text:p>-0.209079389591725</text:p>
              </table:table-cell>
            </table:table-row>
            <table:table-row>
              <table:table-cell office:value-type="float" office:value="299414">
                <text:p>299414</text:p>
              </table:table-cell>
              <table:table-cell office:value-type="float" office:value="-14.9459529791572">
                <text:p>-14.9459529791572</text:p>
              </table:table-cell>
              <table:table-cell office:value-type="float" office:value="-0.213513613987961">
                <text:p>-0.213513613987961</text:p>
              </table:table-cell>
            </table:table-row>
            <table:table-row>
              <table:table-cell office:value-type="float" office:value="301679">
                <text:p>301679</text:p>
              </table:table-cell>
              <table:table-cell office:value-type="float" office:value="-14.9459529791572">
                <text:p>-14.9459529791572</text:p>
              </table:table-cell>
              <table:table-cell office:value-type="float" office:value="-0.213513613987961">
                <text:p>-0.213513613987961</text:p>
              </table:table-cell>
            </table:table-row>
            <table:table-row>
              <table:table-cell office:value-type="float" office:value="301679">
                <text:p>301679</text:p>
              </table:table-cell>
              <table:table-cell office:value-type="float" office:value="-14.9459529791572">
                <text:p>-14.9459529791572</text:p>
              </table:table-cell>
              <table:table-cell office:value-type="float" office:value="-0.213513613987961">
                <text:p>-0.213513613987961</text:p>
              </table:table-cell>
            </table:table-row>
            <table:table-row>
              <table:table-cell office:value-type="float" office:value="301679">
                <text:p>301679</text:p>
              </table:table-cell>
              <table:table-cell office:value-type="float" office:value="-15.4282670950959">
                <text:p>-15.4282670950959</text:p>
              </table:table-cell>
              <table:table-cell office:value-type="float" office:value="-0.220403815644227">
                <text:p>-0.220403815644227</text:p>
              </table:table-cell>
            </table:table-row>
            <table:table-row>
              <table:table-cell office:value-type="float" office:value="303931">
                <text:p>303931</text:p>
              </table:table-cell>
              <table:table-cell office:value-type="float" office:value="-15.4282670950959">
                <text:p>-15.4282670950959</text:p>
              </table:table-cell>
              <table:table-cell office:value-type="float" office:value="-0.220403815644227">
                <text:p>-0.220403815644227</text:p>
              </table:table-cell>
            </table:table-row>
            <table:table-row>
              <table:table-cell office:value-type="float" office:value="303931">
                <text:p>303931</text:p>
              </table:table-cell>
              <table:table-cell office:value-type="float" office:value="-15.4282670950959">
                <text:p>-15.4282670950959</text:p>
              </table:table-cell>
              <table:table-cell office:value-type="float" office:value="-0.220403815644227">
                <text:p>-0.220403815644227</text:p>
              </table:table-cell>
            </table:table-row>
            <table:table-row>
              <table:table-cell office:value-type="float" office:value="303931">
                <text:p>303931</text:p>
              </table:table-cell>
              <table:table-cell office:value-type="float" office:value="-15.4282670950959">
                <text:p>-15.4282670950959</text:p>
              </table:table-cell>
              <table:table-cell office:value-type="float" office:value="-0.220403815644227">
                <text:p>-0.220403815644227</text:p>
              </table:table-cell>
            </table:table-row>
            <table:table-row>
              <table:table-cell office:value-type="float" office:value="303931">
                <text:p>303931</text:p>
              </table:table-cell>
              <table:table-cell office:value-type="float" office:value="-16.7208441122944">
                <text:p>-16.7208441122944</text:p>
              </table:table-cell>
              <table:table-cell office:value-type="float" office:value="-0.238869201604205">
                <text:p>-0.238869201604205</text:p>
              </table:table-cell>
            </table:table-row>
            <table:table-row>
              <table:table-cell office:value-type="float" office:value="306185">
                <text:p>306185</text:p>
              </table:table-cell>
              <table:table-cell office:value-type="float" office:value="-16.7208441122944">
                <text:p>-16.7208441122944</text:p>
              </table:table-cell>
              <table:table-cell office:value-type="float" office:value="-0.238869201604205">
                <text:p>-0.238869201604205</text:p>
              </table:table-cell>
            </table:table-row>
            <table:table-row>
              <table:table-cell office:value-type="float" office:value="306185">
                <text:p>306185</text:p>
              </table:table-cell>
              <table:table-cell office:value-type="float" office:value="-16.7208441122944">
                <text:p>-16.7208441122944</text:p>
              </table:table-cell>
              <table:table-cell office:value-type="float" office:value="-0.238869201604205">
                <text:p>-0.238869201604205</text:p>
              </table:table-cell>
            </table:table-row>
            <table:table-row>
              <table:table-cell office:value-type="float" office:value="306185">
                <text:p>306185</text:p>
              </table:table-cell>
              <table:table-cell office:value-type="float" office:value="-18.5876313136815">
                <text:p>-18.5876313136815</text:p>
              </table:table-cell>
              <table:table-cell office:value-type="float" office:value="-0.265537590195451">
                <text:p>-0.265537590195451</text:p>
              </table:table-cell>
            </table:table-row>
            <table:table-row>
              <table:table-cell office:value-type="float" office:value="308436">
                <text:p>308436</text:p>
              </table:table-cell>
              <table:table-cell office:value-type="float" office:value="-18.5876313136815">
                <text:p>-18.5876313136815</text:p>
              </table:table-cell>
              <table:table-cell office:value-type="float" office:value="-0.265537590195451">
                <text:p>-0.265537590195451</text:p>
              </table:table-cell>
            </table:table-row>
            <table:table-row>
              <table:table-cell office:value-type="float" office:value="308436">
                <text:p>308436</text:p>
              </table:table-cell>
              <table:table-cell office:value-type="float" office:value="-18.5876313136815">
                <text:p>-18.5876313136815</text:p>
              </table:table-cell>
              <table:table-cell office:value-type="float" office:value="-0.265537590195451">
                <text:p>-0.265537590195451</text:p>
              </table:table-cell>
            </table:table-row>
            <table:table-row>
              <table:table-cell office:value-type="float" office:value="308436">
                <text:p>308436</text:p>
              </table:table-cell>
              <table:table-cell office:value-type="float" office:value="-18.5876313136815">
                <text:p>-18.5876313136815</text:p>
              </table:table-cell>
              <table:table-cell office:value-type="float" office:value="-0.265537590195451">
                <text:p>-0.265537590195451</text:p>
              </table:table-cell>
            </table:table-row>
            <table:table-row>
              <table:table-cell office:value-type="float" office:value="308436">
                <text:p>308436</text:p>
              </table:table-cell>
              <table:table-cell office:value-type="float" office:value="-21.4610428703704">
                <text:p>-21.4610428703704</text:p>
              </table:table-cell>
              <table:table-cell office:value-type="float" office:value="-0.306586326719578">
                <text:p>-0.306586326719578</text:p>
              </table:table-cell>
            </table:table-row>
            <table:table-row>
              <table:table-cell office:value-type="float" office:value="310680">
                <text:p>310680</text:p>
              </table:table-cell>
              <table:table-cell office:value-type="float" office:value="-21.4610428703704">
                <text:p>-21.4610428703704</text:p>
              </table:table-cell>
              <table:table-cell office:value-type="float" office:value="-0.306586326719578">
                <text:p>-0.306586326719578</text:p>
              </table:table-cell>
            </table:table-row>
            <table:table-row>
              <table:table-cell office:value-type="float" office:value="310680">
                <text:p>310680</text:p>
              </table:table-cell>
              <table:table-cell office:value-type="float" office:value="-21.4610428703704">
                <text:p>-21.4610428703704</text:p>
              </table:table-cell>
              <table:table-cell office:value-type="float" office:value="-0.306586326719578">
                <text:p>-0.306586326719578</text:p>
              </table:table-cell>
            </table:table-row>
            <table:table-row>
              <table:table-cell office:value-type="float" office:value="310680">
                <text:p>310680</text:p>
              </table:table-cell>
              <table:table-cell office:value-type="float" office:value="-21.4610428703704">
                <text:p>-21.4610428703704</text:p>
              </table:table-cell>
              <table:table-cell office:value-type="float" office:value="-0.306586326719578">
                <text:p>-0.306586326719578</text:p>
              </table:table-cell>
            </table:table-row>
            <table:table-row>
              <table:table-cell office:value-type="float" office:value="310680">
                <text:p>310680</text:p>
              </table:table-cell>
              <table:table-cell office:value-type="float" office:value="-23.3904941388889">
                <text:p>-23.3904941388889</text:p>
              </table:table-cell>
              <table:table-cell office:value-type="float" office:value="-0.334149916269842">
                <text:p>-0.334149916269842</text:p>
              </table:table-cell>
            </table:table-row>
            <table:table-row>
              <table:table-cell office:value-type="float" office:value="312930">
                <text:p>312930</text:p>
              </table:table-cell>
              <table:table-cell office:value-type="float" office:value="-23.3904941388889">
                <text:p>-23.3904941388889</text:p>
              </table:table-cell>
              <table:table-cell office:value-type="float" office:value="-0.334149916269842">
                <text:p>-0.334149916269842</text:p>
              </table:table-cell>
            </table:table-row>
            <table:table-row>
              <table:table-cell office:value-type="float" office:value="312930">
                <text:p>312930</text:p>
              </table:table-cell>
              <table:table-cell office:value-type="float" office:value="-23.3904941388889">
                <text:p>-23.3904941388889</text:p>
              </table:table-cell>
              <table:table-cell office:value-type="float" office:value="-0.334149916269842">
                <text:p>-0.334149916269842</text:p>
              </table:table-cell>
            </table:table-row>
            <table:table-row>
              <table:table-cell office:value-type="float" office:value="312930">
                <text:p>312930</text:p>
              </table:table-cell>
              <table:table-cell office:value-type="float" office:value="-24.8713288088164">
                <text:p>-24.8713288088164</text:p>
              </table:table-cell>
              <table:table-cell office:value-type="float" office:value="-0.355304697268805">
                <text:p>-0.355304697268805</text:p>
              </table:table-cell>
            </table:table-row>
            <table:table-row>
              <table:table-cell office:value-type="float" office:value="315173">
                <text:p>315173</text:p>
              </table:table-cell>
              <table:table-cell office:value-type="float" office:value="-24.8713288088164">
                <text:p>-24.8713288088164</text:p>
              </table:table-cell>
              <table:table-cell office:value-type="float" office:value="-0.355304697268805">
                <text:p>-0.355304697268805</text:p>
              </table:table-cell>
            </table:table-row>
            <table:table-row>
              <table:table-cell office:value-type="float" office:value="315173">
                <text:p>315173</text:p>
              </table:table-cell>
              <table:table-cell office:value-type="float" office:value="-24.8713288088164">
                <text:p>-24.8713288088164</text:p>
              </table:table-cell>
              <table:table-cell office:value-type="float" office:value="-0.355304697268805">
                <text:p>-0.355304697268805</text:p>
              </table:table-cell>
            </table:table-row>
            <table:table-row>
              <table:table-cell office:value-type="float" office:value="315173">
                <text:p>315173</text:p>
              </table:table-cell>
              <table:table-cell office:value-type="float" office:value="-24.8713288088164">
                <text:p>-24.8713288088164</text:p>
              </table:table-cell>
              <table:table-cell office:value-type="float" office:value="-0.355304697268805">
                <text:p>-0.355304697268805</text:p>
              </table:table-cell>
            </table:table-row>
            <table:table-row>
              <table:table-cell office:value-type="float" office:value="315173">
                <text:p>315173</text:p>
              </table:table-cell>
              <table:table-cell office:value-type="float" office:value="-25.1499737057125">
                <text:p>-25.1499737057125</text:p>
              </table:table-cell>
              <table:table-cell office:value-type="float" office:value="-0.359285338653036">
                <text:p>-0.359285338653036</text:p>
              </table:table-cell>
            </table:table-row>
            <table:table-row>
              <table:table-cell office:value-type="float" office:value="317423">
                <text:p>317423</text:p>
              </table:table-cell>
              <table:table-cell office:value-type="float" office:value="-25.1499737057125">
                <text:p>-25.1499737057125</text:p>
              </table:table-cell>
              <table:table-cell office:value-type="float" office:value="-0.359285338653036">
                <text:p>-0.359285338653036</text:p>
              </table:table-cell>
            </table:table-row>
            <table:table-row>
              <table:table-cell office:value-type="float" office:value="317423">
                <text:p>317423</text:p>
              </table:table-cell>
              <table:table-cell office:value-type="float" office:value="-25.1499737057125">
                <text:p>-25.1499737057125</text:p>
              </table:table-cell>
              <table:table-cell office:value-type="float" office:value="-0.359285338653036">
                <text:p>-0.359285338653036</text:p>
              </table:table-cell>
            </table:table-row>
            <table:table-row>
              <table:table-cell office:value-type="float" office:value="317423">
                <text:p>317423</text:p>
              </table:table-cell>
              <table:table-cell office:value-type="float" office:value="-24.3132294545709">
                <text:p>-24.3132294545709</text:p>
              </table:table-cell>
              <table:table-cell office:value-type="float" office:value="-0.347331849351012">
                <text:p>-0.347331849351012</text:p>
              </table:table-cell>
            </table:table-row>
            <table:table-row>
              <table:table-cell office:value-type="float" office:value="319667">
                <text:p>319667</text:p>
              </table:table-cell>
              <table:table-cell office:value-type="float" office:value="-24.3132294545709">
                <text:p>-24.3132294545709</text:p>
              </table:table-cell>
              <table:table-cell office:value-type="float" office:value="-0.347331849351012">
                <text:p>-0.347331849351012</text:p>
              </table:table-cell>
            </table:table-row>
            <table:table-row>
              <table:table-cell office:value-type="float" office:value="319667">
                <text:p>319667</text:p>
              </table:table-cell>
              <table:table-cell office:value-type="float" office:value="-24.3132294545709">
                <text:p>-24.3132294545709</text:p>
              </table:table-cell>
              <table:table-cell office:value-type="float" office:value="-0.347331849351012">
                <text:p>-0.347331849351012</text:p>
              </table:table-cell>
            </table:table-row>
            <table:table-row>
              <table:table-cell office:value-type="float" office:value="319667">
                <text:p>319667</text:p>
              </table:table-cell>
              <table:table-cell office:value-type="float" office:value="-24.3132294545709">
                <text:p>-24.3132294545709</text:p>
              </table:table-cell>
              <table:table-cell office:value-type="float" office:value="-0.347331849351012">
                <text:p>-0.347331849351012</text:p>
              </table:table-cell>
            </table:table-row>
            <table:table-row>
              <table:table-cell office:value-type="float" office:value="319667">
                <text:p>319667</text:p>
              </table:table-cell>
              <table:table-cell office:value-type="float" office:value="-22.69104629406">
                <text:p>-22.69104629406</text:p>
              </table:table-cell>
              <table:table-cell office:value-type="float" office:value="-0.324157804200857">
                <text:p>-0.324157804200857</text:p>
              </table:table-cell>
            </table:table-row>
            <table:table-row>
              <table:table-cell office:value-type="float" office:value="321899">
                <text:p>321899</text:p>
              </table:table-cell>
              <table:table-cell office:value-type="float" office:value="-22.69104629406">
                <text:p>-22.69104629406</text:p>
              </table:table-cell>
              <table:table-cell office:value-type="float" office:value="-0.324157804200857">
                <text:p>-0.324157804200857</text:p>
              </table:table-cell>
            </table:table-row>
            <table:table-row>
              <table:table-cell office:value-type="float" office:value="321899">
                <text:p>321899</text:p>
              </table:table-cell>
              <table:table-cell office:value-type="float" office:value="-22.69104629406">
                <text:p>-22.69104629406</text:p>
              </table:table-cell>
              <table:table-cell office:value-type="float" office:value="-0.324157804200857">
                <text:p>-0.324157804200857</text:p>
              </table:table-cell>
            </table:table-row>
            <table:table-row>
              <table:table-cell office:value-type="float" office:value="321899">
                <text:p>321899</text:p>
              </table:table-cell>
              <table:table-cell office:value-type="float" office:value="-20.4562706882831">
                <text:p>-20.4562706882831</text:p>
              </table:table-cell>
              <table:table-cell office:value-type="float" office:value="-0.292232438404044">
                <text:p>-0.292232438404044</text:p>
              </table:table-cell>
            </table:table-row>
            <table:table-row>
              <table:table-cell office:value-type="float" office:value="324142">
                <text:p>324142</text:p>
              </table:table-cell>
              <table:table-cell office:value-type="float" office:value="-20.4562706882831">
                <text:p>-20.4562706882831</text:p>
              </table:table-cell>
              <table:table-cell office:value-type="float" office:value="-0.292232438404044">
                <text:p>-0.292232438404044</text:p>
              </table:table-cell>
            </table:table-row>
            <table:table-row>
              <table:table-cell office:value-type="float" office:value="324142">
                <text:p>324142</text:p>
              </table:table-cell>
              <table:table-cell office:value-type="float" office:value="-20.4562706882831">
                <text:p>-20.4562706882831</text:p>
              </table:table-cell>
              <table:table-cell office:value-type="float" office:value="-0.292232438404044">
                <text:p>-0.292232438404044</text:p>
              </table:table-cell>
            </table:table-row>
            <table:table-row>
              <table:table-cell office:value-type="float" office:value="324142">
                <text:p>324142</text:p>
              </table:table-cell>
              <table:table-cell office:value-type="float" office:value="-20.4562706882831">
                <text:p>-20.4562706882831</text:p>
              </table:table-cell>
              <table:table-cell office:value-type="float" office:value="-0.292232438404044">
                <text:p>-0.292232438404044</text:p>
              </table:table-cell>
            </table:table-row>
            <table:table-row>
              <table:table-cell office:value-type="float" office:value="324142">
                <text:p>324142</text:p>
              </table:table-cell>
              <table:table-cell office:value-type="float" office:value="-18.2464843274194">
                <text:p>-18.2464843274194</text:p>
              </table:table-cell>
              <table:table-cell office:value-type="float" office:value="-0.260664061820277">
                <text:p>-0.260664061820277</text:p>
              </table:table-cell>
            </table:table-row>
            <table:table-row>
              <table:table-cell office:value-type="float" office:value="326402">
                <text:p>326402</text:p>
              </table:table-cell>
              <table:table-cell office:value-type="float" office:value="-18.2464843274194">
                <text:p>-18.2464843274194</text:p>
              </table:table-cell>
              <table:table-cell office:value-type="float" office:value="-0.260664061820277">
                <text:p>-0.260664061820277</text:p>
              </table:table-cell>
            </table:table-row>
            <table:table-row>
              <table:table-cell office:value-type="float" office:value="326402">
                <text:p>326402</text:p>
              </table:table-cell>
              <table:table-cell office:value-type="float" office:value="-18.2464843274194">
                <text:p>-18.2464843274194</text:p>
              </table:table-cell>
              <table:table-cell office:value-type="float" office:value="-0.260664061820277">
                <text:p>-0.260664061820277</text:p>
              </table:table-cell>
            </table:table-row>
            <table:table-row>
              <table:table-cell office:value-type="float" office:value="326402">
                <text:p>326402</text:p>
              </table:table-cell>
              <table:table-cell office:value-type="float" office:value="-15.9858928341792">
                <text:p>-15.9858928341792</text:p>
              </table:table-cell>
              <table:table-cell office:value-type="float" office:value="-0.228369897631132">
                <text:p>-0.228369897631132</text:p>
              </table:table-cell>
            </table:table-row>
            <table:table-row>
              <table:table-cell office:value-type="float" office:value="326402">
                <text:p>326402</text:p>
              </table:table-cell>
              <table:table-cell office:value-type="float" office:value="-15.9858928341792">
                <text:p>-15.9858928341792</text:p>
              </table:table-cell>
              <table:table-cell office:value-type="float" office:value="-0.228369897631132">
                <text:p>-0.228369897631132</text:p>
              </table:table-cell>
            </table:table-row>
            <table:table-row>
              <table:table-cell office:value-type="float" office:value="328650">
                <text:p>328650</text:p>
              </table:table-cell>
              <table:table-cell office:value-type="float" office:value="-15.9858928341792">
                <text:p>-15.9858928341792</text:p>
              </table:table-cell>
              <table:table-cell office:value-type="float" office:value="-0.228369897631132">
                <text:p>-0.228369897631132</text:p>
              </table:table-cell>
            </table:table-row>
            <table:table-row>
              <table:table-cell office:value-type="float" office:value="328650">
                <text:p>328650</text:p>
              </table:table-cell>
              <table:table-cell office:value-type="float" office:value="-15.9858928341792">
                <text:p>-15.9858928341792</text:p>
              </table:table-cell>
              <table:table-cell office:value-type="float" office:value="-0.228369897631132">
                <text:p>-0.228369897631132</text:p>
              </table:table-cell>
            </table:table-row>
            <table:table-row>
              <table:table-cell office:value-type="float" office:value="328650">
                <text:p>328650</text:p>
              </table:table-cell>
              <table:table-cell office:value-type="float" office:value="-13.7977645436691">
                <text:p>-13.7977645436691</text:p>
              </table:table-cell>
              <table:table-cell office:value-type="float" office:value="-0.197110922052416">
                <text:p>-0.197110922052416</text:p>
              </table:table-cell>
            </table:table-row>
            <table:table-row>
              <table:table-cell office:value-type="float" office:value="330906">
                <text:p>330906</text:p>
              </table:table-cell>
              <table:table-cell office:value-type="float" office:value="-13.7977645436691">
                <text:p>-13.7977645436691</text:p>
              </table:table-cell>
              <table:table-cell office:value-type="float" office:value="-0.197110922052416">
                <text:p>-0.197110922052416</text:p>
              </table:table-cell>
            </table:table-row>
            <table:table-row>
              <table:table-cell office:value-type="float" office:value="330906">
                <text:p>330906</text:p>
              </table:table-cell>
              <table:table-cell office:value-type="float" office:value="-13.7977645436691">
                <text:p>-13.7977645436691</text:p>
              </table:table-cell>
              <table:table-cell office:value-type="float" office:value="-0.197110922052416">
                <text:p>-0.197110922052416</text:p>
              </table:table-cell>
            </table:table-row>
            <table:table-row>
              <table:table-cell office:value-type="float" office:value="330906">
                <text:p>330906</text:p>
              </table:table-cell>
              <table:table-cell office:value-type="float" office:value="-13.7977645436691">
                <text:p>-13.7977645436691</text:p>
              </table:table-cell>
              <table:table-cell office:value-type="float" office:value="-0.197110922052416">
                <text:p>-0.197110922052416</text:p>
              </table:table-cell>
            </table:table-row>
            <table:table-row>
              <table:table-cell office:value-type="float" office:value="330906">
                <text:p>330906</text:p>
              </table:table-cell>
              <table:table-cell office:value-type="float" office:value="-11.3844931576142">
                <text:p>-11.3844931576142</text:p>
              </table:table-cell>
              <table:table-cell office:value-type="float" office:value="-0.162635616537346">
                <text:p>-0.162635616537346</text:p>
              </table:table-cell>
            </table:table-row>
            <table:table-row>
              <table:table-cell office:value-type="float" office:value="333175">
                <text:p>333175</text:p>
              </table:table-cell>
              <table:table-cell office:value-type="float" office:value="-11.3844931576142">
                <text:p>-11.3844931576142</text:p>
              </table:table-cell>
              <table:table-cell office:value-type="float" office:value="-0.162635616537346">
                <text:p>-0.162635616537346</text:p>
              </table:table-cell>
            </table:table-row>
            <table:table-row>
              <table:table-cell office:value-type="float" office:value="333175">
                <text:p>333175</text:p>
              </table:table-cell>
              <table:table-cell office:value-type="float" office:value="-11.3844931576142">
                <text:p>-11.3844931576142</text:p>
              </table:table-cell>
              <table:table-cell office:value-type="float" office:value="-0.162635616537346">
                <text:p>-0.162635616537346</text:p>
              </table:table-cell>
            </table:table-row>
            <table:table-row>
              <table:table-cell office:value-type="float" office:value="333175">
                <text:p>333175</text:p>
              </table:table-cell>
              <table:table-cell office:value-type="float" office:value="-9.61080701139684">
                <text:p>-9.61080701139684</text:p>
              </table:table-cell>
              <table:table-cell office:value-type="float" office:value="-0.137297243019955">
                <text:p>-0.137297243019955</text:p>
              </table:table-cell>
            </table:table-row>
            <table:table-row>
              <table:table-cell office:value-type="float" office:value="335434">
                <text:p>335434</text:p>
              </table:table-cell>
              <table:table-cell office:value-type="float" office:value="-9.61080701139684">
                <text:p>-9.61080701139684</text:p>
              </table:table-cell>
              <table:table-cell office:value-type="float" office:value="-0.137297243019955">
                <text:p>-0.137297243019955</text:p>
              </table:table-cell>
            </table:table-row>
            <table:table-row>
              <table:table-cell office:value-type="float" office:value="335434">
                <text:p>335434</text:p>
              </table:table-cell>
              <table:table-cell office:value-type="float" office:value="-9.61080701139684">
                <text:p>-9.61080701139684</text:p>
              </table:table-cell>
              <table:table-cell office:value-type="float" office:value="-0.137297243019955">
                <text:p>-0.137297243019955</text:p>
              </table:table-cell>
            </table:table-row>
            <table:table-row>
              <table:table-cell office:value-type="float" office:value="335434">
                <text:p>335434</text:p>
              </table:table-cell>
              <table:table-cell office:value-type="float" office:value="-9.61080701139684">
                <text:p>-9.61080701139684</text:p>
              </table:table-cell>
              <table:table-cell office:value-type="float" office:value="-0.137297243019955">
                <text:p>-0.137297243019955</text:p>
              </table:table-cell>
            </table:table-row>
            <table:table-row>
              <table:table-cell office:value-type="float" office:value="335434">
                <text:p>335434</text:p>
              </table:table-cell>
              <table:table-cell office:value-type="float" office:value="-8.56609799167309">
                <text:p>-8.56609799167309</text:p>
              </table:table-cell>
              <table:table-cell office:value-type="float" office:value="-0.122372828452473">
                <text:p>-0.122372828452473</text:p>
              </table:table-cell>
            </table:table-row>
            <table:table-row>
              <table:table-cell office:value-type="float" office:value="337694">
                <text:p>337694</text:p>
              </table:table-cell>
              <table:table-cell office:value-type="float" office:value="-8.56609799167309">
                <text:p>-8.56609799167309</text:p>
              </table:table-cell>
              <table:table-cell office:value-type="float" office:value="-0.122372828452473">
                <text:p>-0.122372828452473</text:p>
              </table:table-cell>
            </table:table-row>
            <table:table-row>
              <table:table-cell office:value-type="float" office:value="337694">
                <text:p>337694</text:p>
              </table:table-cell>
              <table:table-cell office:value-type="float" office:value="-8.56609799167309">
                <text:p>-8.56609799167309</text:p>
              </table:table-cell>
              <table:table-cell office:value-type="float" office:value="-0.122372828452473">
                <text:p>-0.122372828452473</text:p>
              </table:table-cell>
            </table:table-row>
            <table:table-row>
              <table:table-cell office:value-type="float" office:value="337694">
                <text:p>337694</text:p>
              </table:table-cell>
              <table:table-cell office:value-type="float" office:value="-7.71569386626464">
                <text:p>-7.71569386626464</text:p>
              </table:table-cell>
              <table:table-cell office:value-type="float" office:value="-0.110224198089495">
                <text:p>-0.110224198089495</text:p>
              </table:table-cell>
            </table:table-row>
            <table:table-row>
              <table:table-cell office:value-type="float" office:value="339950">
                <text:p>339950</text:p>
              </table:table-cell>
              <table:table-cell office:value-type="float" office:value="-7.71569386626464">
                <text:p>-7.71569386626464</text:p>
              </table:table-cell>
              <table:table-cell office:value-type="float" office:value="-0.110224198089495">
                <text:p>-0.110224198089495</text:p>
              </table:table-cell>
            </table:table-row>
            <table:table-row>
              <table:table-cell office:value-type="float" office:value="339950">
                <text:p>339950</text:p>
              </table:table-cell>
              <table:table-cell office:value-type="float" office:value="-7.71569386626464">
                <text:p>-7.71569386626464</text:p>
              </table:table-cell>
              <table:table-cell office:value-type="float" office:value="-0.110224198089495">
                <text:p>-0.110224198089495</text:p>
              </table:table-cell>
            </table:table-row>
            <table:table-row>
              <table:table-cell office:value-type="float" office:value="339950">
                <text:p>339950</text:p>
              </table:table-cell>
              <table:table-cell office:value-type="float" office:value="-7.71569386626464">
                <text:p>-7.71569386626464</text:p>
              </table:table-cell>
              <table:table-cell office:value-type="float" office:value="-0.110224198089495">
                <text:p>-0.110224198089495</text:p>
              </table:table-cell>
            </table:table-row>
            <table:table-row>
              <table:table-cell office:value-type="float" office:value="339950">
                <text:p>339950</text:p>
              </table:table-cell>
              <table:table-cell office:value-type="float" office:value="-6.94412447963818">
                <text:p>-6.94412447963818</text:p>
              </table:table-cell>
              <table:table-cell office:value-type="float" office:value="-0.0992017782805454">
                <text:p>-0.0992017782805454</text:p>
              </table:table-cell>
            </table:table-row>
            <table:table-row>
              <table:table-cell office:value-type="float" office:value="342198">
                <text:p>342198</text:p>
              </table:table-cell>
              <table:table-cell office:value-type="float" office:value="-6.94412447963818">
                <text:p>-6.94412447963818</text:p>
              </table:table-cell>
              <table:table-cell office:value-type="float" office:value="-0.0992017782805454">
                <text:p>-0.0992017782805454</text:p>
              </table:table-cell>
            </table:table-row>
            <table:table-row>
              <table:table-cell office:value-type="float" office:value="342198">
                <text:p>342198</text:p>
              </table:table-cell>
              <table:table-cell office:value-type="float" office:value="-6.94412447963818">
                <text:p>-6.94412447963818</text:p>
              </table:table-cell>
              <table:table-cell office:value-type="float" office:value="-0.0992017782805454">
                <text:p>-0.0992017782805454</text:p>
              </table:table-cell>
            </table:table-row>
            <table:table-row>
              <table:table-cell office:value-type="float" office:value="342198">
                <text:p>342198</text:p>
              </table:table-cell>
              <table:table-cell office:value-type="float" office:value="-6.94412447963818">
                <text:p>-6.94412447963818</text:p>
              </table:table-cell>
              <table:table-cell office:value-type="float" office:value="-0.0992017782805454">
                <text:p>-0.0992017782805454</text:p>
              </table:table-cell>
            </table:table-row>
            <table:table-row>
              <table:table-cell office:value-type="float" office:value="342198">
                <text:p>342198</text:p>
              </table:table-cell>
              <table:table-cell office:value-type="float" office:value="-6.25592321179859">
                <text:p>-6.25592321179859</text:p>
              </table:table-cell>
              <table:table-cell office:value-type="float" office:value="-0.0893703315971226">
                <text:p>-0.0893703315971226</text:p>
              </table:table-cell>
            </table:table-row>
            <table:table-row>
              <table:table-cell office:value-type="float" office:value="344452">
                <text:p>344452</text:p>
              </table:table-cell>
              <table:table-cell office:value-type="float" office:value="-6.25592321179859">
                <text:p>-6.25592321179859</text:p>
              </table:table-cell>
              <table:table-cell office:value-type="float" office:value="-0.0893703315971226">
                <text:p>-0.0893703315971226</text:p>
              </table:table-cell>
            </table:table-row>
            <table:table-row>
              <table:table-cell office:value-type="float" office:value="344452">
                <text:p>344452</text:p>
              </table:table-cell>
              <table:table-cell office:value-type="float" office:value="-6.25592321179859">
                <text:p>-6.25592321179859</text:p>
              </table:table-cell>
              <table:table-cell office:value-type="float" office:value="-0.0893703315971226">
                <text:p>-0.0893703315971226</text:p>
              </table:table-cell>
            </table:table-row>
            <table:table-row>
              <table:table-cell office:value-type="float" office:value="344452">
                <text:p>344452</text:p>
              </table:table-cell>
              <table:table-cell office:value-type="float" office:value="-5.62722942850087">
                <text:p>-5.62722942850087</text:p>
              </table:table-cell>
              <table:table-cell office:value-type="float" office:value="-0.0803889918357267">
                <text:p>-0.0803889918357267</text:p>
              </table:table-cell>
            </table:table-row>
            <table:table-row>
              <table:table-cell office:value-type="float" office:value="346709">
                <text:p>346709</text:p>
              </table:table-cell>
              <table:table-cell office:value-type="float" office:value="-5.62722942850087">
                <text:p>-5.62722942850087</text:p>
              </table:table-cell>
              <table:table-cell office:value-type="float" office:value="-0.0803889918357267">
                <text:p>-0.0803889918357267</text:p>
              </table:table-cell>
            </table:table-row>
            <table:table-row>
              <table:table-cell office:value-type="float" office:value="346709">
                <text:p>346709</text:p>
              </table:table-cell>
              <table:table-cell office:value-type="float" office:value="-5.62722942850087">
                <text:p>-5.62722942850087</text:p>
              </table:table-cell>
              <table:table-cell office:value-type="float" office:value="-0.0803889918357267">
                <text:p>-0.0803889918357267</text:p>
              </table:table-cell>
            </table:table-row>
            <table:table-row>
              <table:table-cell office:value-type="float" office:value="346709">
                <text:p>346709</text:p>
              </table:table-cell>
              <table:table-cell office:value-type="float" office:value="-5.62722942850087">
                <text:p>-5.62722942850087</text:p>
              </table:table-cell>
              <table:table-cell office:value-type="float" office:value="-0.0803889918357267">
                <text:p>-0.0803889918357267</text:p>
              </table:table-cell>
            </table:table-row>
            <table:table-row>
              <table:table-cell office:value-type="float" office:value="346709">
                <text:p>346709</text:p>
              </table:table-cell>
              <table:table-cell office:value-type="float" office:value="-5.05204542646075">
                <text:p>-5.05204542646075</text:p>
              </table:table-cell>
              <table:table-cell office:value-type="float" office:value="-0.0721720775208679">
                <text:p>-0.0721720775208679</text:p>
              </table:table-cell>
            </table:table-row>
            <table:table-row>
              <table:table-cell office:value-type="float" office:value="348956">
                <text:p>348956</text:p>
              </table:table-cell>
              <table:table-cell office:value-type="float" office:value="-5.05204542646075">
                <text:p>-5.05204542646075</text:p>
              </table:table-cell>
              <table:table-cell office:value-type="float" office:value="-0.0721720775208679">
                <text:p>-0.0721720775208679</text:p>
              </table:table-cell>
            </table:table-row>
            <table:table-row>
              <table:table-cell office:value-type="float" office:value="348956">
                <text:p>348956</text:p>
              </table:table-cell>
              <table:table-cell office:value-type="float" office:value="-5.05204542646075">
                <text:p>-5.05204542646075</text:p>
              </table:table-cell>
              <table:table-cell office:value-type="float" office:value="-0.0721720775208679">
                <text:p>-0.0721720775208679</text:p>
              </table:table-cell>
            </table:table-row>
            <table:table-row>
              <table:table-cell office:value-type="float" office:value="348956">
                <text:p>348956</text:p>
              </table:table-cell>
              <table:table-cell office:value-type="float" office:value="-4.55612060100425">
                <text:p>-4.55612060100425</text:p>
              </table:table-cell>
              <table:table-cell office:value-type="float" office:value="-0.0650874371572035">
                <text:p>-0.0650874371572035</text:p>
              </table:table-cell>
            </table:table-row>
            <table:table-row>
              <table:table-cell office:value-type="float" office:value="351219">
                <text:p>351219</text:p>
              </table:table-cell>
              <table:table-cell office:value-type="float" office:value="-4.55612060100425">
                <text:p>-4.55612060100425</text:p>
              </table:table-cell>
              <table:table-cell office:value-type="float" office:value="-0.0650874371572035">
                <text:p>-0.0650874371572035</text:p>
              </table:table-cell>
            </table:table-row>
            <table:table-row>
              <table:table-cell office:value-type="float" office:value="351219">
                <text:p>351219</text:p>
              </table:table-cell>
              <table:table-cell office:value-type="float" office:value="-4.55612060100425">
                <text:p>-4.55612060100425</text:p>
              </table:table-cell>
              <table:table-cell office:value-type="float" office:value="-0.0650874371572035">
                <text:p>-0.0650874371572035</text:p>
              </table:table-cell>
            </table:table-row>
            <table:table-row>
              <table:table-cell office:value-type="float" office:value="351219">
                <text:p>351219</text:p>
              </table:table-cell>
              <table:table-cell office:value-type="float" office:value="-4.55612060100425">
                <text:p>-4.55612060100425</text:p>
              </table:table-cell>
              <table:table-cell office:value-type="float" office:value="-0.0650874371572035">
                <text:p>-0.0650874371572035</text:p>
              </table:table-cell>
            </table:table-row>
            <table:table-row>
              <table:table-cell office:value-type="float" office:value="351219">
                <text:p>351219</text:p>
              </table:table-cell>
              <table:table-cell office:value-type="float" office:value="-4.09433025317214">
                <text:p>-4.09433025317214</text:p>
              </table:table-cell>
              <table:table-cell office:value-type="float" office:value="-0.0584904321881734">
                <text:p>-0.0584904321881734</text:p>
              </table:table-cell>
            </table:table-row>
            <table:table-row>
              <table:table-cell office:value-type="float" office:value="353485">
                <text:p>353485</text:p>
              </table:table-cell>
              <table:table-cell office:value-type="float" office:value="-4.09433025317214">
                <text:p>-4.09433025317214</text:p>
              </table:table-cell>
              <table:table-cell office:value-type="float" office:value="-0.0584904321881734">
                <text:p>-0.0584904321881734</text:p>
              </table:table-cell>
            </table:table-row>
            <table:table-row>
              <table:table-cell office:value-type="float" office:value="353485">
                <text:p>353485</text:p>
              </table:table-cell>
              <table:table-cell office:value-type="float" office:value="-4.09433025317214">
                <text:p>-4.09433025317214</text:p>
              </table:table-cell>
              <table:table-cell office:value-type="float" office:value="-0.0584904321881734">
                <text:p>-0.0584904321881734</text:p>
              </table:table-cell>
            </table:table-row>
            <table:table-row>
              <table:table-cell office:value-type="float" office:value="353485">
                <text:p>353485</text:p>
              </table:table-cell>
              <table:table-cell office:value-type="float" office:value="-3.68489722785492">
                <text:p>-3.68489722785492</text:p>
              </table:table-cell>
              <table:table-cell office:value-type="float" office:value="-0.0526413889693561">
                <text:p>-0.0526413889693561</text:p>
              </table:table-cell>
            </table:table-row>
            <table:table-row>
              <table:table-cell office:value-type="float" office:value="355750">
                <text:p>355750</text:p>
              </table:table-cell>
              <table:table-cell office:value-type="float" office:value="-3.68489722785492">
                <text:p>-3.68489722785492</text:p>
              </table:table-cell>
              <table:table-cell office:value-type="float" office:value="-0.0526413889693561">
                <text:p>-0.0526413889693561</text:p>
              </table:table-cell>
            </table:table-row>
            <table:table-row>
              <table:table-cell office:value-type="float" office:value="355750">
                <text:p>355750</text:p>
              </table:table-cell>
              <table:table-cell office:value-type="float" office:value="-3.68489722785492">
                <text:p>-3.68489722785492</text:p>
              </table:table-cell>
              <table:table-cell office:value-type="float" office:value="-0.0526413889693561">
                <text:p>-0.0526413889693561</text:p>
              </table:table-cell>
            </table:table-row>
            <table:table-row>
              <table:table-cell office:value-type="float" office:value="355750">
                <text:p>355750</text:p>
              </table:table-cell>
              <table:table-cell office:value-type="float" office:value="-3.68489722785492">
                <text:p>-3.68489722785492</text:p>
              </table:table-cell>
              <table:table-cell office:value-type="float" office:value="-0.0526413889693561">
                <text:p>-0.0526413889693561</text:p>
              </table:table-cell>
            </table:table-row>
            <table:table-row>
              <table:table-cell office:value-type="float" office:value="355750">
                <text:p>355750</text:p>
              </table:table-cell>
              <table:table-cell office:value-type="float" office:value="-3.32261042930514">
                <text:p>-3.32261042930514</text:p>
              </table:table-cell>
              <table:table-cell office:value-type="float" office:value="-0.0474658632757878">
                <text:p>-0.0474658632757878</text:p>
              </table:table-cell>
            </table:table-row>
            <table:table-row>
              <table:table-cell office:value-type="float" office:value="358007">
                <text:p>358007</text:p>
              </table:table-cell>
              <table:table-cell office:value-type="float" office:value="-3.32261042930514">
                <text:p>-3.32261042930514</text:p>
              </table:table-cell>
              <table:table-cell office:value-type="float" office:value="-0.0474658632757878">
                <text:p>-0.0474658632757878</text:p>
              </table:table-cell>
            </table:table-row>
            <table:table-row>
              <table:table-cell office:value-type="float" office:value="358007">
                <text:p>358007</text:p>
              </table:table-cell>
              <table:table-cell office:value-type="float" office:value="-3.32261042930514">
                <text:p>-3.32261042930514</text:p>
              </table:table-cell>
              <table:table-cell office:value-type="float" office:value="-0.0474658632757878">
                <text:p>-0.0474658632757878</text:p>
              </table:table-cell>
            </table:table-row>
            <table:table-row>
              <table:table-cell office:value-type="float" office:value="358007">
                <text:p>358007</text:p>
              </table:table-cell>
              <table:table-cell office:value-type="float" office:value="-3.32261042930514">
                <text:p>-3.32261042930514</text:p>
              </table:table-cell>
              <table:table-cell office:value-type="float" office:value="-0.0474658632757878">
                <text:p>-0.0474658632757878</text:p>
              </table:table-cell>
            </table:table-row>
            <table:table-row>
              <table:table-cell office:value-type="float" office:value="358007">
                <text:p>358007</text:p>
              </table:table-cell>
              <table:table-cell office:value-type="float" office:value="-2.98415469610914">
                <text:p>-2.98415469610914</text:p>
              </table:table-cell>
              <table:table-cell office:value-type="float" office:value="-0.0426307813729877">
                <text:p>-0.0426307813729877</text:p>
              </table:table-cell>
            </table:table-row>
            <table:table-row>
              <table:table-cell office:value-type="float" office:value="360267">
                <text:p>360267</text:p>
              </table:table-cell>
              <table:table-cell office:value-type="float" office:value="-2.98415469610914">
                <text:p>-2.98415469610914</text:p>
              </table:table-cell>
              <table:table-cell office:value-type="float" office:value="-0.0426307813729877">
                <text:p>-0.0426307813729877</text:p>
              </table:table-cell>
            </table:table-row>
            <table:table-row>
              <table:table-cell office:value-type="float" office:value="360267">
                <text:p>360267</text:p>
              </table:table-cell>
              <table:table-cell office:value-type="float" office:value="-2.98415469610914">
                <text:p>-2.98415469610914</text:p>
              </table:table-cell>
              <table:table-cell office:value-type="float" office:value="-0.0426307813729877">
                <text:p>-0.0426307813729877</text:p>
              </table:table-cell>
            </table:table-row>
            <table:table-row>
              <table:table-cell office:value-type="float" office:value="360267">
                <text:p>360267</text:p>
              </table:table-cell>
              <table:table-cell office:value-type="float" office:value="-2.68573922649823">
                <text:p>-2.68573922649823</text:p>
              </table:table-cell>
              <table:table-cell office:value-type="float" office:value="-0.038367703235689">
                <text:p>-0.038367703235689</text:p>
              </table:table-cell>
            </table:table-row>
            <table:table-row>
              <table:table-cell office:value-type="float" office:value="362535">
                <text:p>362535</text:p>
              </table:table-cell>
              <table:table-cell office:value-type="float" office:value="-2.68573922649823">
                <text:p>-2.68573922649823</text:p>
              </table:table-cell>
              <table:table-cell office:value-type="float" office:value="-0.038367703235689">
                <text:p>-0.038367703235689</text:p>
              </table:table-cell>
            </table:table-row>
            <table:table-row>
              <table:table-cell office:value-type="float" office:value="362535">
                <text:p>362535</text:p>
              </table:table-cell>
              <table:table-cell office:value-type="float" office:value="-2.68573922649823">
                <text:p>-2.68573922649823</text:p>
              </table:table-cell>
              <table:table-cell office:value-type="float" office:value="-0.038367703235689">
                <text:p>-0.038367703235689</text:p>
              </table:table-cell>
            </table:table-row>
            <table:table-row>
              <table:table-cell office:value-type="float" office:value="362535">
                <text:p>362535</text:p>
              </table:table-cell>
              <table:table-cell office:value-type="float" office:value="-2.68573922649823">
                <text:p>-2.68573922649823</text:p>
              </table:table-cell>
              <table:table-cell office:value-type="float" office:value="-0.038367703235689">
                <text:p>-0.038367703235689</text:p>
              </table:table-cell>
            </table:table-row>
            <table:table-row>
              <table:table-cell office:value-type="float" office:value="362535">
                <text:p>362535</text:p>
              </table:table-cell>
              <table:table-cell office:value-type="float" office:value="-2.42027227233487">
                <text:p>-2.42027227233487</text:p>
              </table:table-cell>
              <table:table-cell office:value-type="float" office:value="-0.0345753181762124">
                <text:p>-0.0345753181762124</text:p>
              </table:table-cell>
            </table:table-row>
            <table:table-row>
              <table:table-cell office:value-type="float" office:value="364788">
                <text:p>364788</text:p>
              </table:table-cell>
              <table:table-cell office:value-type="float" office:value="-2.42027227233487">
                <text:p>-2.42027227233487</text:p>
              </table:table-cell>
              <table:table-cell office:value-type="float" office:value="-0.0345753181762124">
                <text:p>-0.0345753181762124</text:p>
              </table:table-cell>
            </table:table-row>
            <table:table-row>
              <table:table-cell office:value-type="float" office:value="364788">
                <text:p>364788</text:p>
              </table:table-cell>
              <table:table-cell office:value-type="float" office:value="-2.42027227233487">
                <text:p>-2.42027227233487</text:p>
              </table:table-cell>
              <table:table-cell office:value-type="float" office:value="-0.0345753181762124">
                <text:p>-0.0345753181762124</text:p>
              </table:table-cell>
            </table:table-row>
            <table:table-row>
              <table:table-cell office:value-type="float" office:value="364788">
                <text:p>364788</text:p>
              </table:table-cell>
              <table:table-cell office:value-type="float" office:value="-2.17515317230986">
                <text:p>-2.17515317230986</text:p>
              </table:table-cell>
              <table:table-cell office:value-type="float" office:value="-0.0310736167472837">
                <text:p>-0.0310736167472837</text:p>
              </table:table-cell>
            </table:table-row>
            <table:table-row>
              <table:table-cell office:value-type="float" office:value="367052">
                <text:p>367052</text:p>
              </table:table-cell>
              <table:table-cell office:value-type="float" office:value="-2.17515317230986">
                <text:p>-2.17515317230986</text:p>
              </table:table-cell>
              <table:table-cell office:value-type="float" office:value="-0.0310736167472837">
                <text:p>-0.0310736167472837</text:p>
              </table:table-cell>
            </table:table-row>
            <table:table-row>
              <table:table-cell office:value-type="float" office:value="367052">
                <text:p>367052</text:p>
              </table:table-cell>
              <table:table-cell office:value-type="float" office:value="-2.17515317230986">
                <text:p>-2.17515317230986</text:p>
              </table:table-cell>
              <table:table-cell office:value-type="float" office:value="-0.0310736167472837">
                <text:p>-0.0310736167472837</text:p>
              </table:table-cell>
            </table:table-row>
            <table:table-row>
              <table:table-cell office:value-type="float" office:value="367052">
                <text:p>367052</text:p>
              </table:table-cell>
              <table:table-cell office:value-type="float" office:value="-2.17515317230986">
                <text:p>-2.17515317230986</text:p>
              </table:table-cell>
              <table:table-cell office:value-type="float" office:value="-0.0310736167472837">
                <text:p>-0.0310736167472837</text:p>
              </table:table-cell>
            </table:table-row>
            <table:table-row>
              <table:table-cell office:value-type="float" office:value="367052">
                <text:p>367052</text:p>
              </table:table-cell>
              <table:table-cell office:value-type="float" office:value="-1.96072972787039">
                <text:p>-1.96072972787039</text:p>
              </table:table-cell>
              <table:table-cell office:value-type="float" office:value="-0.0280104246838628">
                <text:p>-0.0280104246838628</text:p>
              </table:table-cell>
            </table:table-row>
            <table:table-row>
              <table:table-cell office:value-type="float" office:value="369316">
                <text:p>369316</text:p>
              </table:table-cell>
              <table:table-cell office:value-type="float" office:value="-1.96072972787039">
                <text:p>-1.96072972787039</text:p>
              </table:table-cell>
              <table:table-cell office:value-type="float" office:value="-0.0280104246838628">
                <text:p>-0.0280104246838628</text:p>
              </table:table-cell>
            </table:table-row>
            <table:table-row>
              <table:table-cell office:value-type="float" office:value="369316">
                <text:p>369316</text:p>
              </table:table-cell>
              <table:table-cell office:value-type="float" office:value="-1.96072972787039">
                <text:p>-1.96072972787039</text:p>
              </table:table-cell>
              <table:table-cell office:value-type="float" office:value="-0.0280104246838628">
                <text:p>-0.0280104246838628</text:p>
              </table:table-cell>
            </table:table-row>
            <table:table-row>
              <table:table-cell office:value-type="float" office:value="369316">
                <text:p>369316</text:p>
              </table:table-cell>
              <table:table-cell office:value-type="float" office:value="-1.76465675508335">
                <text:p>-1.76465675508335</text:p>
              </table:table-cell>
              <table:table-cell office:value-type="float" office:value="-0.0252093822154765">
                <text:p>-0.0252093822154765</text:p>
              </table:table-cell>
            </table:table-row>
            <table:table-row>
              <table:table-cell office:value-type="float" office:value="369316">
                <text:p>369316</text:p>
              </table:table-cell>
              <table:table-cell office:value-type="float" office:value="-1.76465675508335">
                <text:p>-1.76465675508335</text:p>
              </table:table-cell>
              <table:table-cell office:value-type="float" office:value="-0.0252093822154765">
                <text:p>-0.0252093822154765</text:p>
              </table:table-cell>
            </table:table-row>
            <table:table-row>
              <table:table-cell office:value-type="float" office:value="371581">
                <text:p>371581</text:p>
              </table:table-cell>
              <table:table-cell office:value-type="float" office:value="-1.76465675508335">
                <text:p>-1.76465675508335</text:p>
              </table:table-cell>
              <table:table-cell office:value-type="float" office:value="-0.0252093822154765">
                <text:p>-0.0252093822154765</text:p>
              </table:table-cell>
            </table:table-row>
            <table:table-row>
              <table:table-cell office:value-type="float" office:value="371581">
                <text:p>371581</text:p>
              </table:table-cell>
              <table:table-cell office:value-type="float" office:value="-1.76465675508335">
                <text:p>-1.76465675508335</text:p>
              </table:table-cell>
              <table:table-cell office:value-type="float" office:value="-0.0252093822154765">
                <text:p>-0.0252093822154765</text:p>
              </table:table-cell>
            </table:table-row>
            <table:table-row>
              <table:table-cell office:value-type="float" office:value="371581">
                <text:p>371581</text:p>
              </table:table-cell>
              <table:table-cell office:value-type="float" office:value="-1.58508548951291">
                <text:p>-1.58508548951291</text:p>
              </table:table-cell>
              <table:table-cell office:value-type="float" office:value="-0.022644078421613">
                <text:p>-0.022644078421613</text:p>
              </table:table-cell>
            </table:table-row>
            <table:table-row>
              <table:table-cell office:value-type="float" office:value="373835">
                <text:p>373835</text:p>
              </table:table-cell>
              <table:table-cell office:value-type="float" office:value="-1.58508548951291">
                <text:p>-1.58508548951291</text:p>
              </table:table-cell>
              <table:table-cell office:value-type="float" office:value="-0.022644078421613">
                <text:p>-0.022644078421613</text:p>
              </table:table-cell>
            </table:table-row>
            <table:table-row>
              <table:table-cell office:value-type="float" office:value="373835">
                <text:p>373835</text:p>
              </table:table-cell>
              <table:table-cell office:value-type="float" office:value="-1.58508548951291">
                <text:p>-1.58508548951291</text:p>
              </table:table-cell>
              <table:table-cell office:value-type="float" office:value="-0.022644078421613">
                <text:p>-0.022644078421613</text:p>
              </table:table-cell>
            </table:table-row>
            <table:table-row>
              <table:table-cell office:value-type="float" office:value="373835">
                <text:p>373835</text:p>
              </table:table-cell>
              <table:table-cell office:value-type="float" office:value="-1.58508548951291">
                <text:p>-1.58508548951291</text:p>
              </table:table-cell>
              <table:table-cell office:value-type="float" office:value="-0.022644078421613">
                <text:p>-0.022644078421613</text:p>
              </table:table-cell>
            </table:table-row>
            <table:table-row>
              <table:table-cell office:value-type="float" office:value="373835">
                <text:p>373835</text:p>
              </table:table-cell>
              <table:table-cell office:value-type="float" office:value="-1.42968115342193">
                <text:p>-1.42968115342193</text:p>
              </table:table-cell>
              <table:table-cell office:value-type="float" office:value="-0.0204240164774561">
                <text:p>-0.0204240164774561</text:p>
              </table:table-cell>
            </table:table-row>
            <table:table-row>
              <table:table-cell office:value-type="float" office:value="376090">
                <text:p>376090</text:p>
              </table:table-cell>
              <table:table-cell office:value-type="float" office:value="-1.42968115342193">
                <text:p>-1.42968115342193</text:p>
              </table:table-cell>
              <table:table-cell office:value-type="float" office:value="-0.0204240164774561">
                <text:p>-0.0204240164774561</text:p>
              </table:table-cell>
            </table:table-row>
            <table:table-row>
              <table:table-cell office:value-type="float" office:value="376090">
                <text:p>376090</text:p>
              </table:table-cell>
              <table:table-cell office:value-type="float" office:value="-1.42968115342193">
                <text:p>-1.42968115342193</text:p>
              </table:table-cell>
              <table:table-cell office:value-type="float" office:value="-0.0204240164774561">
                <text:p>-0.0204240164774561</text:p>
              </table:table-cell>
            </table:table-row>
            <table:table-row>
              <table:table-cell office:value-type="float" office:value="376090">
                <text:p>376090</text:p>
              </table:table-cell>
              <table:table-cell office:value-type="float" office:value="-1.28671303807973">
                <text:p>-1.28671303807973</text:p>
              </table:table-cell>
              <table:table-cell office:value-type="float" office:value="-0.0183816148297105">
                <text:p>-0.0183816148297105</text:p>
              </table:table-cell>
            </table:table-row>
            <table:table-row>
              <table:table-cell office:value-type="float" office:value="378338">
                <text:p>378338</text:p>
              </table:table-cell>
              <table:table-cell office:value-type="float" office:value="-1.28671303807973">
                <text:p>-1.28671303807973</text:p>
              </table:table-cell>
              <table:table-cell office:value-type="float" office:value="-0.0183816148297105">
                <text:p>-0.0183816148297105</text:p>
              </table:table-cell>
            </table:table-row>
            <table:table-row>
              <table:table-cell office:value-type="float" office:value="378338">
                <text:p>378338</text:p>
              </table:table-cell>
              <table:table-cell office:value-type="float" office:value="-1.28671303807973">
                <text:p>-1.28671303807973</text:p>
              </table:table-cell>
              <table:table-cell office:value-type="float" office:value="-0.0183816148297105">
                <text:p>-0.0183816148297105</text:p>
              </table:table-cell>
            </table:table-row>
            <table:table-row>
              <table:table-cell office:value-type="float" office:value="378338">
                <text:p>378338</text:p>
              </table:table-cell>
              <table:table-cell office:value-type="float" office:value="-1.28671303807973">
                <text:p>-1.28671303807973</text:p>
              </table:table-cell>
              <table:table-cell office:value-type="float" office:value="-0.0183816148297105">
                <text:p>-0.0183816148297105</text:p>
              </table:table-cell>
            </table:table-row>
            <table:table-row>
              <table:table-cell office:value-type="float" office:value="378338">
                <text:p>378338</text:p>
              </table:table-cell>
              <table:table-cell office:value-type="float" office:value="-1.1549416456978">
                <text:p>-1.1549416456978</text:p>
              </table:table-cell>
              <table:table-cell office:value-type="float" office:value="-0.0164991663671115">
                <text:p>-0.0164991663671115</text:p>
              </table:table-cell>
            </table:table-row>
            <table:table-row>
              <table:table-cell office:value-type="float" office:value="380596">
                <text:p>380596</text:p>
              </table:table-cell>
              <table:table-cell office:value-type="float" office:value="-1.1549416456978">
                <text:p>-1.1549416456978</text:p>
              </table:table-cell>
              <table:table-cell office:value-type="float" office:value="-0.0164991663671115">
                <text:p>-0.0164991663671115</text:p>
              </table:table-cell>
            </table:table-row>
            <table:table-row>
              <table:table-cell office:value-type="float" office:value="380596">
                <text:p>380596</text:p>
              </table:table-cell>
              <table:table-cell office:value-type="float" office:value="-1.1549416456978">
                <text:p>-1.1549416456978</text:p>
              </table:table-cell>
              <table:table-cell office:value-type="float" office:value="-0.0164991663671115">
                <text:p>-0.0164991663671115</text:p>
              </table:table-cell>
            </table:table-row>
            <table:table-row>
              <table:table-cell office:value-type="float" office:value="380596">
                <text:p>380596</text:p>
              </table:table-cell>
              <table:table-cell office:value-type="float" office:value="-1.03944748112802">
                <text:p>-1.03944748112802</text:p>
              </table:table-cell>
              <table:table-cell office:value-type="float" office:value="-0.0148492497304003">
                <text:p>-0.0148492497304003</text:p>
              </table:table-cell>
            </table:table-row>
            <table:table-row>
              <table:table-cell office:value-type="float" office:value="382852">
                <text:p>382852</text:p>
              </table:table-cell>
              <table:table-cell office:value-type="float" office:value="-1.03944748112802">
                <text:p>-1.03944748112802</text:p>
              </table:table-cell>
              <table:table-cell office:value-type="float" office:value="-0.0148492497304003">
                <text:p>-0.0148492497304003</text:p>
              </table:table-cell>
            </table:table-row>
            <table:table-row>
              <table:table-cell office:value-type="float" office:value="382852">
                <text:p>382852</text:p>
              </table:table-cell>
              <table:table-cell office:value-type="float" office:value="-1.03944748112802">
                <text:p>-1.03944748112802</text:p>
              </table:table-cell>
              <table:table-cell office:value-type="float" office:value="-0.0148492497304003">
                <text:p>-0.0148492497304003</text:p>
              </table:table-cell>
            </table:table-row>
            <table:table-row>
              <table:table-cell office:value-type="float" office:value="382852">
                <text:p>382852</text:p>
              </table:table-cell>
              <table:table-cell office:value-type="float" office:value="-1.03944748112802">
                <text:p>-1.03944748112802</text:p>
              </table:table-cell>
              <table:table-cell office:value-type="float" office:value="-0.0148492497304003">
                <text:p>-0.0148492497304003</text:p>
              </table:table-cell>
            </table:table-row>
            <table:table-row>
              <table:table-cell office:value-type="float" office:value="382852">
                <text:p>382852</text:p>
              </table:table-cell>
              <table:table-cell office:value-type="float" office:value="-0.944807119368786">
                <text:p>-0.944807119368786</text:p>
              </table:table-cell>
              <table:table-cell office:value-type="float" office:value="-0.0134972445624112">
                <text:p>-0.0134972445624112</text:p>
              </table:table-cell>
            </table:table-row>
            <table:table-row>
              <table:table-cell office:value-type="float" office:value="385109">
                <text:p>385109</text:p>
              </table:table-cell>
              <table:table-cell office:value-type="float" office:value="-0.944807119368786">
                <text:p>-0.944807119368786</text:p>
              </table:table-cell>
              <table:table-cell office:value-type="float" office:value="-0.0134972445624112">
                <text:p>-0.0134972445624112</text:p>
              </table:table-cell>
            </table:table-row>
            <table:table-row>
              <table:table-cell office:value-type="float" office:value="385109">
                <text:p>385109</text:p>
              </table:table-cell>
              <table:table-cell office:value-type="float" office:value="-0.944807119368786">
                <text:p>-0.944807119368786</text:p>
              </table:table-cell>
              <table:table-cell office:value-type="float" office:value="-0.0134972445624112">
                <text:p>-0.0134972445624112</text:p>
              </table:table-cell>
            </table:table-row>
            <table:table-row>
              <table:table-cell office:value-type="float" office:value="385109">
                <text:p>385109</text:p>
              </table:table-cell>
              <table:table-cell office:value-type="float" office:value="-0.841013768850976">
                <text:p>-0.841013768850976</text:p>
              </table:table-cell>
              <table:table-cell office:value-type="float" office:value="-0.0120144824121568">
                <text:p>-0.0120144824121568</text:p>
              </table:table-cell>
            </table:table-row>
            <table:table-row>
              <table:table-cell office:value-type="float" office:value="385109">
                <text:p>385109</text:p>
              </table:table-cell>
              <table:table-cell office:value-type="float" office:value="-0.841013768850976">
                <text:p>-0.841013768850976</text:p>
              </table:table-cell>
              <table:table-cell office:value-type="float" office:value="-0.0120144824121568">
                <text:p>-0.0120144824121568</text:p>
              </table:table-cell>
            </table:table-row>
            <table:table-row>
              <table:table-cell office:value-type="float" office:value="387364">
                <text:p>387364</text:p>
              </table:table-cell>
              <table:table-cell office:value-type="float" office:value="-0.841013768850976">
                <text:p>-0.841013768850976</text:p>
              </table:table-cell>
              <table:table-cell office:value-type="float" office:value="-0.0120144824121568">
                <text:p>-0.0120144824121568</text:p>
              </table:table-cell>
            </table:table-row>
            <table:table-row>
              <table:table-cell office:value-type="float" office:value="387364">
                <text:p>387364</text:p>
              </table:table-cell>
              <table:table-cell office:value-type="float" office:value="-0.841013768850976">
                <text:p>-0.841013768850976</text:p>
              </table:table-cell>
              <table:table-cell office:value-type="float" office:value="-0.0120144824121568">
                <text:p>-0.0120144824121568</text:p>
              </table:table-cell>
            </table:table-row>
            <table:table-row>
              <table:table-cell office:value-type="float" office:value="387364">
                <text:p>387364</text:p>
              </table:table-cell>
              <table:table-cell office:value-type="float" office:value="-0.750706718207014">
                <text:p>-0.750706718207014</text:p>
              </table:table-cell>
              <table:table-cell office:value-type="float" office:value="-0.0107243816886716">
                <text:p>-0.0107243816886716</text:p>
              </table:table-cell>
            </table:table-row>
            <table:table-row>
              <table:table-cell office:value-type="float" office:value="389620">
                <text:p>389620</text:p>
              </table:table-cell>
              <table:table-cell office:value-type="float" office:value="-0.750706718207014">
                <text:p>-0.750706718207014</text:p>
              </table:table-cell>
              <table:table-cell office:value-type="float" office:value="-0.0107243816886716">
                <text:p>-0.0107243816886716</text:p>
              </table:table-cell>
            </table:table-row>
            <table:table-row>
              <table:table-cell office:value-type="float" office:value="389620">
                <text:p>389620</text:p>
              </table:table-cell>
              <table:table-cell office:value-type="float" office:value="-0.750706718207014">
                <text:p>-0.750706718207014</text:p>
              </table:table-cell>
              <table:table-cell office:value-type="float" office:value="-0.0107243816886716">
                <text:p>-0.0107243816886716</text:p>
              </table:table-cell>
            </table:table-row>
            <table:table-row>
              <table:table-cell office:value-type="float" office:value="389620">
                <text:p>389620</text:p>
              </table:table-cell>
              <table:table-cell office:value-type="float" office:value="-0.750706718207014">
                <text:p>-0.750706718207014</text:p>
              </table:table-cell>
              <table:table-cell office:value-type="float" office:value="-0.0107243816886716">
                <text:p>-0.0107243816886716</text:p>
              </table:table-cell>
            </table:table-row>
            <table:table-row>
              <table:table-cell office:value-type="float" office:value="389620">
                <text:p>389620</text:p>
              </table:table-cell>
              <table:table-cell office:value-type="float" office:value="-0.68493631210819">
                <text:p>-0.68493631210819</text:p>
              </table:table-cell>
              <table:table-cell office:value-type="float" office:value="-0.00978480445868843">
                <text:p>-0.00978480445868843</text:p>
              </table:table-cell>
            </table:table-row>
            <table:table-row>
              <table:table-cell office:value-type="float" office:value="391878">
                <text:p>391878</text:p>
              </table:table-cell>
              <table:table-cell office:value-type="float" office:value="-0.68493631210819">
                <text:p>-0.68493631210819</text:p>
              </table:table-cell>
              <table:table-cell office:value-type="float" office:value="-0.00978480445868843">
                <text:p>-0.00978480445868843</text:p>
              </table:table-cell>
            </table:table-row>
            <table:table-row>
              <table:table-cell office:value-type="float" office:value="391878">
                <text:p>391878</text:p>
              </table:table-cell>
              <table:table-cell office:value-type="float" office:value="-0.68493631210819">
                <text:p>-0.68493631210819</text:p>
              </table:table-cell>
              <table:table-cell office:value-type="float" office:value="-0.00978480445868843">
                <text:p>-0.00978480445868843</text:p>
              </table:table-cell>
            </table:table-row>
            <table:table-row>
              <table:table-cell office:value-type="float" office:value="391878">
                <text:p>391878</text:p>
              </table:table-cell>
              <table:table-cell office:value-type="float" office:value="-0.613342592323412">
                <text:p>-0.613342592323412</text:p>
              </table:table-cell>
              <table:table-cell office:value-type="float" office:value="-0.0087620370331916">
                <text:p>-0.0087620370331916</text:p>
              </table:table-cell>
            </table:table-row>
            <table:table-row>
              <table:table-cell office:value-type="float" office:value="394136">
                <text:p>394136</text:p>
              </table:table-cell>
              <table:table-cell office:value-type="float" office:value="-0.613342592323412">
                <text:p>-0.613342592323412</text:p>
              </table:table-cell>
              <table:table-cell office:value-type="float" office:value="-0.0087620370331916">
                <text:p>-0.0087620370331916</text:p>
              </table:table-cell>
            </table:table-row>
            <table:table-row>
              <table:table-cell office:value-type="float" office:value="394136">
                <text:p>394136</text:p>
              </table:table-cell>
              <table:table-cell office:value-type="float" office:value="-0.613342592323412">
                <text:p>-0.613342592323412</text:p>
              </table:table-cell>
              <table:table-cell office:value-type="float" office:value="-0.0087620370331916">
                <text:p>-0.0087620370331916</text:p>
              </table:table-cell>
            </table:table-row>
            <table:table-row>
              <table:table-cell office:value-type="float" office:value="394136">
                <text:p>394136</text:p>
              </table:table-cell>
              <table:table-cell office:value-type="float" office:value="-0.613342592323412">
                <text:p>-0.613342592323412</text:p>
              </table:table-cell>
              <table:table-cell office:value-type="float" office:value="-0.0087620370331916">
                <text:p>-0.0087620370331916</text:p>
              </table:table-cell>
            </table:table-row>
            <table:table-row>
              <table:table-cell office:value-type="float" office:value="394136">
                <text:p>394136</text:p>
              </table:table-cell>
              <table:table-cell office:value-type="float" office:value="-0.552008333091071">
                <text:p>-0.552008333091071</text:p>
              </table:table-cell>
              <table:table-cell office:value-type="float" office:value="-0.00788583332987244">
                <text:p>-0.00788583332987244</text:p>
              </table:table-cell>
            </table:table-row>
            <table:table-row>
              <table:table-cell office:value-type="float" office:value="396390">
                <text:p>396390</text:p>
              </table:table-cell>
              <table:table-cell office:value-type="float" office:value="-0.552008333091071">
                <text:p>-0.552008333091071</text:p>
              </table:table-cell>
              <table:table-cell office:value-type="float" office:value="-0.00788583332987244">
                <text:p>-0.00788583332987244</text:p>
              </table:table-cell>
            </table:table-row>
            <table:table-row>
              <table:table-cell office:value-type="float" office:value="396390">
                <text:p>396390</text:p>
              </table:table-cell>
              <table:table-cell office:value-type="float" office:value="-0.552008333091071">
                <text:p>-0.552008333091071</text:p>
              </table:table-cell>
              <table:table-cell office:value-type="float" office:value="-0.00788583332987244">
                <text:p>-0.00788583332987244</text:p>
              </table:table-cell>
            </table:table-row>
            <table:table-row>
              <table:table-cell office:value-type="float" office:value="396390">
                <text:p>396390</text:p>
              </table:table-cell>
              <table:table-cell office:value-type="float" office:value="-0.496807499781964">
                <text:p>-0.496807499781964</text:p>
              </table:table-cell>
              <table:table-cell office:value-type="float" office:value="-0.00709724999688519">
                <text:p>-0.00709724999688519</text:p>
              </table:table-cell>
            </table:table-row>
            <table:table-row>
              <table:table-cell office:value-type="float" office:value="398648">
                <text:p>398648</text:p>
              </table:table-cell>
              <table:table-cell office:value-type="float" office:value="-0.496807499781964">
                <text:p>-0.496807499781964</text:p>
              </table:table-cell>
              <table:table-cell office:value-type="float" office:value="-0.00709724999688519">
                <text:p>-0.00709724999688519</text:p>
              </table:table-cell>
            </table:table-row>
            <table:table-row>
              <table:table-cell office:value-type="float" office:value="398648">
                <text:p>398648</text:p>
              </table:table-cell>
              <table:table-cell office:value-type="float" office:value="-0.496807499781964">
                <text:p>-0.496807499781964</text:p>
              </table:table-cell>
              <table:table-cell office:value-type="float" office:value="-0.00709724999688519">
                <text:p>-0.00709724999688519</text:p>
              </table:table-cell>
            </table:table-row>
            <table:table-row>
              <table:table-cell office:value-type="float" office:value="398648">
                <text:p>398648</text:p>
              </table:table-cell>
              <table:table-cell office:value-type="float" office:value="-0.496807499781964">
                <text:p>-0.496807499781964</text:p>
              </table:table-cell>
              <table:table-cell office:value-type="float" office:value="-0.00709724999688519">
                <text:p>-0.00709724999688519</text:p>
              </table:table-cell>
            </table:table-row>
            <table:table-row>
              <table:table-cell office:value-type="float" office:value="398648">
                <text:p>398648</text:p>
              </table:table-cell>
              <table:table-cell office:value-type="float" office:value="-0.440910053533785">
                <text:p>-0.440910053533785</text:p>
              </table:table-cell>
              <table:table-cell office:value-type="float" office:value="-0.00629871505048264">
                <text:p>-0.00629871505048264</text:p>
              </table:table-cell>
            </table:table-row>
            <table:table-row>
              <table:table-cell office:value-type="float" office:value="400900">
                <text:p>400900</text:p>
              </table:table-cell>
              <table:table-cell office:value-type="float" office:value="-0.440910053533785">
                <text:p>-0.440910053533785</text:p>
              </table:table-cell>
              <table:table-cell office:value-type="float" office:value="-0.00629871505048264">
                <text:p>-0.00629871505048264</text:p>
              </table:table-cell>
            </table:table-row>
            <table:table-row>
              <table:table-cell office:value-type="float" office:value="400900">
                <text:p>400900</text:p>
              </table:table-cell>
              <table:table-cell office:value-type="float" office:value="-0.440910053533785">
                <text:p>-0.440910053533785</text:p>
              </table:table-cell>
              <table:table-cell office:value-type="float" office:value="-0.00629871505048264">
                <text:p>-0.00629871505048264</text:p>
              </table:table-cell>
            </table:table-row>
            <table:table-row>
              <table:table-cell office:value-type="float" office:value="400900">
                <text:p>400900</text:p>
              </table:table-cell>
              <table:table-cell office:value-type="float" office:value="-0.396819048180406">
                <text:p>-0.396819048180406</text:p>
              </table:table-cell>
              <table:table-cell office:value-type="float" office:value="-0.00566884354543438">
                <text:p>-0.00566884354543438</text:p>
              </table:table-cell>
            </table:table-row>
            <table:table-row>
              <table:table-cell office:value-type="float" office:value="400900">
                <text:p>400900</text:p>
              </table:table-cell>
              <table:table-cell office:value-type="float" office:value="-0.396819048180406">
                <text:p>-0.396819048180406</text:p>
              </table:table-cell>
              <table:table-cell office:value-type="float" office:value="-0.00566884354543438">
                <text:p>-0.00566884354543438</text:p>
              </table:table-cell>
            </table:table-row>
            <table:table-row>
              <table:table-cell office:value-type="float" office:value="403159">
                <text:p>403159</text:p>
              </table:table-cell>
              <table:table-cell office:value-type="float" office:value="-0.396819048180406">
                <text:p>-0.396819048180406</text:p>
              </table:table-cell>
              <table:table-cell office:value-type="float" office:value="-0.00566884354543438">
                <text:p>-0.00566884354543438</text:p>
              </table:table-cell>
            </table:table-row>
            <table:table-row>
              <table:table-cell office:value-type="float" office:value="403159">
                <text:p>403159</text:p>
              </table:table-cell>
              <table:table-cell office:value-type="float" office:value="-0.396819048180406">
                <text:p>-0.396819048180406</text:p>
              </table:table-cell>
              <table:table-cell office:value-type="float" office:value="-0.00566884354543438">
                <text:p>-0.00566884354543438</text:p>
              </table:table-cell>
            </table:table-row>
            <table:table-row>
              <table:table-cell office:value-type="float" office:value="403159">
                <text:p>403159</text:p>
              </table:table-cell>
              <table:table-cell office:value-type="float" office:value="-0.357137143362366">
                <text:p>-0.357137143362366</text:p>
              </table:table-cell>
              <table:table-cell office:value-type="float" office:value="-0.00510195919089094">
                <text:p>-0.00510195919089094</text:p>
              </table:table-cell>
            </table:table-row>
            <table:table-row>
              <table:table-cell office:value-type="float" office:value="405419">
                <text:p>405419</text:p>
              </table:table-cell>
              <table:table-cell office:value-type="float" office:value="-0.357137143362366">
                <text:p>-0.357137143362366</text:p>
              </table:table-cell>
              <table:table-cell office:value-type="float" office:value="-0.00510195919089094">
                <text:p>-0.00510195919089094</text:p>
              </table:table-cell>
            </table:table-row>
            <table:table-row>
              <table:table-cell office:value-type="float" office:value="405419">
                <text:p>405419</text:p>
              </table:table-cell>
              <table:table-cell office:value-type="float" office:value="-0.357137143362366">
                <text:p>-0.357137143362366</text:p>
              </table:table-cell>
              <table:table-cell office:value-type="float" office:value="-0.00510195919089094">
                <text:p>-0.00510195919089094</text:p>
              </table:table-cell>
            </table:table-row>
            <table:table-row>
              <table:table-cell office:value-type="float" office:value="405419">
                <text:p>405419</text:p>
              </table:table-cell>
              <table:table-cell office:value-type="float" office:value="-0.357137143362366">
                <text:p>-0.357137143362366</text:p>
              </table:table-cell>
              <table:table-cell office:value-type="float" office:value="-0.00510195919089094">
                <text:p>-0.00510195919089094</text:p>
              </table:table-cell>
            </table:table-row>
            <table:table-row>
              <table:table-cell office:value-type="float" office:value="405419">
                <text:p>405419</text:p>
              </table:table-cell>
              <table:table-cell office:value-type="float" office:value="-0.324533158035458">
                <text:p>-0.324533158035458</text:p>
              </table:table-cell>
              <table:table-cell office:value-type="float" office:value="-0.00463618797193512">
                <text:p>-0.00463618797193512</text:p>
              </table:table-cell>
            </table:table-row>
            <table:table-row>
              <table:table-cell office:value-type="float" office:value="407670">
                <text:p>407670</text:p>
              </table:table-cell>
              <table:table-cell office:value-type="float" office:value="-0.324533158035458">
                <text:p>-0.324533158035458</text:p>
              </table:table-cell>
              <table:table-cell office:value-type="float" office:value="-0.00463618797193512">
                <text:p>-0.00463618797193512</text:p>
              </table:table-cell>
            </table:table-row>
            <table:table-row>
              <table:table-cell office:value-type="float" office:value="407670">
                <text:p>407670</text:p>
              </table:table-cell>
              <table:table-cell office:value-type="float" office:value="-0.324533158035458">
                <text:p>-0.324533158035458</text:p>
              </table:table-cell>
              <table:table-cell office:value-type="float" office:value="-0.00463618797193512">
                <text:p>-0.00463618797193512</text:p>
              </table:table-cell>
            </table:table-row>
            <table:table-row>
              <table:table-cell office:value-type="float" office:value="407670">
                <text:p>407670</text:p>
              </table:table-cell>
              <table:table-cell office:value-type="float" office:value="-0.295173081295103">
                <text:p>-0.295173081295103</text:p>
              </table:table-cell>
              <table:table-cell office:value-type="float" office:value="-0.00421675830421576">
                <text:p>-0.00421675830421576</text:p>
              </table:table-cell>
            </table:table-row>
            <table:table-row>
              <table:table-cell office:value-type="float" office:value="409933">
                <text:p>409933</text:p>
              </table:table-cell>
              <table:table-cell office:value-type="float" office:value="-0.295173081295103">
                <text:p>-0.295173081295103</text:p>
              </table:table-cell>
              <table:table-cell office:value-type="float" office:value="-0.00421675830421576">
                <text:p>-0.00421675830421576</text:p>
              </table:table-cell>
            </table:table-row>
            <table:table-row>
              <table:table-cell office:value-type="float" office:value="409933">
                <text:p>409933</text:p>
              </table:table-cell>
              <table:table-cell office:value-type="float" office:value="-0.295173081295103">
                <text:p>-0.295173081295103</text:p>
              </table:table-cell>
              <table:table-cell office:value-type="float" office:value="-0.00421675830421576">
                <text:p>-0.00421675830421576</text:p>
              </table:table-cell>
            </table:table-row>
            <table:table-row>
              <table:table-cell office:value-type="float" office:value="409933">
                <text:p>409933</text:p>
              </table:table-cell>
              <table:table-cell office:value-type="float" office:value="-0.295173081295103">
                <text:p>-0.295173081295103</text:p>
              </table:table-cell>
              <table:table-cell office:value-type="float" office:value="-0.00421675830421576">
                <text:p>-0.00421675830421576</text:p>
              </table:table-cell>
            </table:table-row>
            <table:table-row>
              <table:table-cell office:value-type="float" office:value="409933">
                <text:p>409933</text:p>
              </table:table-cell>
              <table:table-cell office:value-type="float" office:value="-0.265655773165593">
                <text:p>-0.265655773165593</text:p>
              </table:table-cell>
              <table:table-cell office:value-type="float" office:value="-0.00379508247379418">
                <text:p>-0.00379508247379418</text:p>
              </table:table-cell>
            </table:table-row>
            <table:table-row>
              <table:table-cell office:value-type="float" office:value="412187">
                <text:p>412187</text:p>
              </table:table-cell>
              <table:table-cell office:value-type="float" office:value="-0.265655773165593">
                <text:p>-0.265655773165593</text:p>
              </table:table-cell>
              <table:table-cell office:value-type="float" office:value="-0.00379508247379418">
                <text:p>-0.00379508247379418</text:p>
              </table:table-cell>
            </table:table-row>
            <table:table-row>
              <table:table-cell office:value-type="float" office:value="412187">
                <text:p>412187</text:p>
              </table:table-cell>
              <table:table-cell office:value-type="float" office:value="-0.265655773165593">
                <text:p>-0.265655773165593</text:p>
              </table:table-cell>
              <table:table-cell office:value-type="float" office:value="-0.00379508247379418">
                <text:p>-0.00379508247379418</text:p>
              </table:table-cell>
            </table:table-row>
            <table:table-row>
              <table:table-cell office:value-type="float" office:value="412187">
                <text:p>412187</text:p>
              </table:table-cell>
              <table:table-cell office:value-type="float" office:value="-0.242224992087278">
                <text:p>-0.242224992087278</text:p>
              </table:table-cell>
              <table:table-cell office:value-type="float" office:value="-0.00346035702981826">
                <text:p>-0.00346035702981826</text:p>
              </table:table-cell>
            </table:table-row>
            <table:table-row>
              <table:table-cell office:value-type="float" office:value="414420">
                <text:p>414420</text:p>
              </table:table-cell>
              <table:table-cell office:value-type="float" office:value="-0.242224992087278">
                <text:p>-0.242224992087278</text:p>
              </table:table-cell>
              <table:table-cell office:value-type="float" office:value="-0.00346035702981826">
                <text:p>-0.00346035702981826</text:p>
              </table:table-cell>
            </table:table-row>
            <table:table-row>
              <table:table-cell office:value-type="float" office:value="414420">
                <text:p>414420</text:p>
              </table:table-cell>
              <table:table-cell office:value-type="float" office:value="-0.242224992087278">
                <text:p>-0.242224992087278</text:p>
              </table:table-cell>
              <table:table-cell office:value-type="float" office:value="-0.00346035702981826">
                <text:p>-0.00346035702981826</text:p>
              </table:table-cell>
            </table:table-row>
            <table:table-row>
              <table:table-cell office:value-type="float" office:value="414420">
                <text:p>414420</text:p>
              </table:table-cell>
              <table:table-cell office:value-type="float" office:value="-0.242224992087278">
                <text:p>-0.242224992087278</text:p>
              </table:table-cell>
              <table:table-cell office:value-type="float" office:value="-0.00346035702981826">
                <text:p>-0.00346035702981826</text:p>
              </table:table-cell>
            </table:table-row>
            <table:table-row>
              <table:table-cell office:value-type="float" office:value="414420">
                <text:p>414420</text:p>
              </table:table-cell>
              <table:table-cell office:value-type="float" office:value="-0.21176085221872">
                <text:p>-0.21176085221872</text:p>
              </table:table-cell>
              <table:table-cell office:value-type="float" office:value="-0.00302515503169599">
                <text:p>-0.00302515503169599</text:p>
              </table:table-cell>
            </table:table-row>
            <table:table-row>
              <table:table-cell office:value-type="float" office:value="416663">
                <text:p>416663</text:p>
              </table:table-cell>
              <table:table-cell office:value-type="float" office:value="-0.21176085221872">
                <text:p>-0.21176085221872</text:p>
              </table:table-cell>
              <table:table-cell office:value-type="float" office:value="-0.00302515503169599">
                <text:p>-0.00302515503169599</text:p>
              </table:table-cell>
            </table:table-row>
            <table:table-row>
              <table:table-cell office:value-type="float" office:value="416663">
                <text:p>416663</text:p>
              </table:table-cell>
              <table:table-cell office:value-type="float" office:value="-0.21176085221872">
                <text:p>-0.21176085221872</text:p>
              </table:table-cell>
              <table:table-cell office:value-type="float" office:value="-0.00302515503169599">
                <text:p>-0.00302515503169599</text:p>
              </table:table-cell>
            </table:table-row>
            <table:table-row>
              <table:table-cell office:value-type="float" office:value="416663">
                <text:p>416663</text:p>
              </table:table-cell>
              <table:table-cell office:value-type="float" office:value="-0.190584766996848">
                <text:p>-0.190584766996848</text:p>
              </table:table-cell>
              <table:table-cell office:value-type="float" office:value="-0.0027226395285264">
                <text:p>-0.0027226395285264</text:p>
              </table:table-cell>
            </table:table-row>
            <table:table-row>
              <table:table-cell office:value-type="float" office:value="418912">
                <text:p>418912</text:p>
              </table:table-cell>
              <table:table-cell office:value-type="float" office:value="-0.190584766996848">
                <text:p>-0.190584766996848</text:p>
              </table:table-cell>
              <table:table-cell office:value-type="float" office:value="-0.0027226395285264">
                <text:p>-0.0027226395285264</text:p>
              </table:table-cell>
            </table:table-row>
            <table:table-row>
              <table:table-cell office:value-type="float" office:value="418912">
                <text:p>418912</text:p>
              </table:table-cell>
              <table:table-cell office:value-type="float" office:value="-0.190584766996848">
                <text:p>-0.190584766996848</text:p>
              </table:table-cell>
              <table:table-cell office:value-type="float" office:value="-0.0027226395285264">
                <text:p>-0.0027226395285264</text:p>
              </table:table-cell>
            </table:table-row>
            <table:table-row>
              <table:table-cell office:value-type="float" office:value="418912">
                <text:p>418912</text:p>
              </table:table-cell>
              <table:table-cell office:value-type="float" office:value="-0.190584766996848">
                <text:p>-0.190584766996848</text:p>
              </table:table-cell>
              <table:table-cell office:value-type="float" office:value="-0.0027226395285264">
                <text:p>-0.0027226395285264</text:p>
              </table:table-cell>
            </table:table-row>
            <table:table-row>
              <table:table-cell office:value-type="float" office:value="418912">
                <text:p>418912</text:p>
              </table:table-cell>
              <table:table-cell office:value-type="float" office:value="-0.168427574051036">
                <text:p>-0.168427574051036</text:p>
              </table:table-cell>
              <table:table-cell office:value-type="float" office:value="-0.00240610820072909">
                <text:p>-0.00240610820072909</text:p>
              </table:table-cell>
            </table:table-row>
            <table:table-row>
              <table:table-cell office:value-type="float" office:value="421171">
                <text:p>421171</text:p>
              </table:table-cell>
              <table:table-cell office:value-type="float" office:value="-0.168427574051036">
                <text:p>-0.168427574051036</text:p>
              </table:table-cell>
              <table:table-cell office:value-type="float" office:value="-0.00240610820072909">
                <text:p>-0.00240610820072909</text:p>
              </table:table-cell>
            </table:table-row>
            <table:table-row>
              <table:table-cell office:value-type="float" office:value="421171">
                <text:p>421171</text:p>
              </table:table-cell>
              <table:table-cell office:value-type="float" office:value="-0.168427574051036">
                <text:p>-0.168427574051036</text:p>
              </table:table-cell>
              <table:table-cell office:value-type="float" office:value="-0.00240610820072909">
                <text:p>-0.00240610820072909</text:p>
              </table:table-cell>
            </table:table-row>
            <table:table-row>
              <table:table-cell office:value-type="float" office:value="421171">
                <text:p>421171</text:p>
              </table:table-cell>
              <table:table-cell office:value-type="float" office:value="-0.168427574051036">
                <text:p>-0.168427574051036</text:p>
              </table:table-cell>
              <table:table-cell office:value-type="float" office:value="-0.00240610820072909">
                <text:p>-0.00240610820072909</text:p>
              </table:table-cell>
            </table:table-row>
            <table:table-row>
              <table:table-cell office:value-type="float" office:value="421171">
                <text:p>421171</text:p>
              </table:table-cell>
              <table:table-cell office:value-type="float" office:value="-0.157790490404798">
                <text:p>-0.157790490404798</text:p>
              </table:table-cell>
              <table:table-cell office:value-type="float" office:value="-0.00225414986292568">
                <text:p>-0.00225414986292568</text:p>
              </table:table-cell>
            </table:table-row>
            <table:table-row>
              <table:table-cell office:value-type="float" office:value="423427">
                <text:p>423427</text:p>
              </table:table-cell>
              <table:table-cell office:value-type="float" office:value="-0.157790490404798">
                <text:p>-0.157790490404798</text:p>
              </table:table-cell>
              <table:table-cell office:value-type="float" office:value="-0.00225414986292568">
                <text:p>-0.00225414986292568</text:p>
              </table:table-cell>
            </table:table-row>
            <table:table-row>
              <table:table-cell office:value-type="float" office:value="423427">
                <text:p>423427</text:p>
              </table:table-cell>
              <table:table-cell office:value-type="float" office:value="-0.157790490404798">
                <text:p>-0.157790490404798</text:p>
              </table:table-cell>
              <table:table-cell office:value-type="float" office:value="-0.00225414986292568">
                <text:p>-0.00225414986292568</text:p>
              </table:table-cell>
            </table:table-row>
            <table:table-row>
              <table:table-cell office:value-type="float" office:value="423427">
                <text:p>423427</text:p>
              </table:table-cell>
              <table:table-cell office:value-type="float" office:value="-0.138914096231575">
                <text:p>-0.138914096231575</text:p>
              </table:table-cell>
              <table:table-cell office:value-type="float" office:value="-0.0019844870890225">
                <text:p>-0.0019844870890225</text:p>
              </table:table-cell>
            </table:table-row>
            <table:table-row>
              <table:table-cell office:value-type="float" office:value="425687">
                <text:p>425687</text:p>
              </table:table-cell>
              <table:table-cell office:value-type="float" office:value="-0.138914096231575">
                <text:p>-0.138914096231575</text:p>
              </table:table-cell>
              <table:table-cell office:value-type="float" office:value="-0.0019844870890225">
                <text:p>-0.0019844870890225</text:p>
              </table:table-cell>
            </table:table-row>
            <table:table-row>
              <table:table-cell office:value-type="float" office:value="425687">
                <text:p>425687</text:p>
              </table:table-cell>
              <table:table-cell office:value-type="float" office:value="-0.138914096231575">
                <text:p>-0.138914096231575</text:p>
              </table:table-cell>
              <table:table-cell office:value-type="float" office:value="-0.0019844870890225">
                <text:p>-0.0019844870890225</text:p>
              </table:table-cell>
            </table:table-row>
            <table:table-row>
              <table:table-cell office:value-type="float" office:value="425687">
                <text:p>425687</text:p>
              </table:table-cell>
              <table:table-cell office:value-type="float" office:value="-0.138914096231575">
                <text:p>-0.138914096231575</text:p>
              </table:table-cell>
              <table:table-cell office:value-type="float" office:value="-0.0019844870890225">
                <text:p>-0.0019844870890225</text:p>
              </table:table-cell>
            </table:table-row>
            <table:table-row>
              <table:table-cell office:value-type="float" office:value="425687">
                <text:p>425687</text:p>
              </table:table-cell>
              <table:table-cell office:value-type="float" office:value="-0.125022686608417">
                <text:p>-0.125022686608417</text:p>
              </table:table-cell>
              <table:table-cell office:value-type="float" office:value="-0.00178603838012025">
                <text:p>-0.00178603838012025</text:p>
              </table:table-cell>
            </table:table-row>
            <table:table-row>
              <table:table-cell office:value-type="float" office:value="427936">
                <text:p>427936</text:p>
              </table:table-cell>
              <table:table-cell office:value-type="float" office:value="-0.125022686608417">
                <text:p>-0.125022686608417</text:p>
              </table:table-cell>
              <table:table-cell office:value-type="float" office:value="-0.00178603838012025">
                <text:p>-0.00178603838012025</text:p>
              </table:table-cell>
            </table:table-row>
            <table:table-row>
              <table:table-cell office:value-type="float" office:value="427936">
                <text:p>427936</text:p>
              </table:table-cell>
              <table:table-cell office:value-type="float" office:value="-0.125022686608417">
                <text:p>-0.125022686608417</text:p>
              </table:table-cell>
              <table:table-cell office:value-type="float" office:value="-0.00178603838012025">
                <text:p>-0.00178603838012025</text:p>
              </table:table-cell>
            </table:table-row>
            <table:table-row>
              <table:table-cell office:value-type="float" office:value="427936">
                <text:p>427936</text:p>
              </table:table-cell>
              <table:table-cell office:value-type="float" office:value="-0.112520417947576">
                <text:p>-0.112520417947576</text:p>
              </table:table-cell>
              <table:table-cell office:value-type="float" office:value="-0.00160743454210822">
                <text:p>-0.00160743454210822</text:p>
              </table:table-cell>
            </table:table-row>
            <table:table-row>
              <table:table-cell office:value-type="float" office:value="430186">
                <text:p>430186</text:p>
              </table:table-cell>
              <table:table-cell office:value-type="float" office:value="-0.112520417947576">
                <text:p>-0.112520417947576</text:p>
              </table:table-cell>
              <table:table-cell office:value-type="float" office:value="-0.00160743454210822">
                <text:p>-0.00160743454210822</text:p>
              </table:table-cell>
            </table:table-row>
            <table:table-row>
              <table:table-cell office:value-type="float" office:value="430186">
                <text:p>430186</text:p>
              </table:table-cell>
              <table:table-cell office:value-type="float" office:value="-0.112520417947576">
                <text:p>-0.112520417947576</text:p>
              </table:table-cell>
              <table:table-cell office:value-type="float" office:value="-0.00160743454210822">
                <text:p>-0.00160743454210822</text:p>
              </table:table-cell>
            </table:table-row>
            <table:table-row>
              <table:table-cell office:value-type="float" office:value="430186">
                <text:p>430186</text:p>
              </table:table-cell>
              <table:table-cell office:value-type="float" office:value="-0.112520417947576">
                <text:p>-0.112520417947576</text:p>
              </table:table-cell>
              <table:table-cell office:value-type="float" office:value="-0.00160743454210822">
                <text:p>-0.00160743454210822</text:p>
              </table:table-cell>
            </table:table-row>
            <table:table-row>
              <table:table-cell office:value-type="float" office:value="430186">
                <text:p>430186</text:p>
              </table:table-cell>
              <table:table-cell office:value-type="float" office:value="-0.104364351385016">
                <text:p>-0.104364351385016</text:p>
              </table:table-cell>
              <table:table-cell office:value-type="float" office:value="-0.00149091930550023">
                <text:p>-0.00149091930550023</text:p>
              </table:table-cell>
            </table:table-row>
            <table:table-row>
              <table:table-cell office:value-type="float" office:value="432447">
                <text:p>432447</text:p>
              </table:table-cell>
              <table:table-cell office:value-type="float" office:value="-0.104364351385016">
                <text:p>-0.104364351385016</text:p>
              </table:table-cell>
              <table:table-cell office:value-type="float" office:value="-0.00149091930550023">
                <text:p>-0.00149091930550023</text:p>
              </table:table-cell>
            </table:table-row>
            <table:table-row>
              <table:table-cell office:value-type="float" office:value="432447">
                <text:p>432447</text:p>
              </table:table-cell>
              <table:table-cell office:value-type="float" office:value="-0.104364351385016">
                <text:p>-0.104364351385016</text:p>
              </table:table-cell>
              <table:table-cell office:value-type="float" office:value="-0.00149091930550023">
                <text:p>-0.00149091930550023</text:p>
              </table:table-cell>
            </table:table-row>
            <table:table-row>
              <table:table-cell office:value-type="float" office:value="432447">
                <text:p>432447</text:p>
              </table:table-cell>
              <table:table-cell office:value-type="float" office:value="-0.0784206056572368">
                <text:p>-0.0784206056572368</text:p>
              </table:table-cell>
              <table:table-cell office:value-type="float" office:value="-0.00112029436653195">
                <text:p>-0.00112029436653195</text:p>
              </table:table-cell>
            </table:table-row>
            <table:table-row>
              <table:table-cell office:value-type="float" office:value="434704">
                <text:p>434704</text:p>
              </table:table-cell>
              <table:table-cell office:value-type="float" office:value="-0.0784206056572368">
                <text:p>-0.0784206056572368</text:p>
              </table:table-cell>
              <table:table-cell office:value-type="float" office:value="-0.00112029436653195">
                <text:p>-0.00112029436653195</text:p>
              </table:table-cell>
            </table:table-row>
            <table:table-row>
              <table:table-cell office:value-type="float" office:value="434704">
                <text:p>434704</text:p>
              </table:table-cell>
              <table:table-cell office:value-type="float" office:value="-0.0784206056572368">
                <text:p>-0.0784206056572368</text:p>
              </table:table-cell>
              <table:table-cell office:value-type="float" office:value="-0.00112029436653195">
                <text:p>-0.00112029436653195</text:p>
              </table:table-cell>
            </table:table-row>
            <table:table-row>
              <table:table-cell office:value-type="float" office:value="434704">
                <text:p>434704</text:p>
              </table:table-cell>
              <table:table-cell office:value-type="float" office:value="-0.0784206056572368">
                <text:p>-0.0784206056572368</text:p>
              </table:table-cell>
              <table:table-cell office:value-type="float" office:value="-0.00112029436653195">
                <text:p>-0.00112029436653195</text:p>
              </table:table-cell>
            </table:table-row>
            <table:table-row>
              <table:table-cell office:value-type="float" office:value="434704">
                <text:p>434704</text:p>
              </table:table-cell>
              <table:table-cell office:value-type="float" office:value="-0.0892286339014598">
                <text:p>-0.0892286339014598</text:p>
              </table:table-cell>
              <table:table-cell office:value-type="float" office:value="-0.00127469477002085">
                <text:p>-0.00127469477002085</text:p>
              </table:table-cell>
            </table:table-row>
            <table:table-row>
              <table:table-cell office:value-type="float" office:value="436956">
                <text:p>436956</text:p>
              </table:table-cell>
              <table:table-cell office:value-type="float" office:value="-0.0892286339014598">
                <text:p>-0.0892286339014598</text:p>
              </table:table-cell>
              <table:table-cell office:value-type="float" office:value="-0.00127469477002085">
                <text:p>-0.00127469477002085</text:p>
              </table:table-cell>
            </table:table-row>
            <table:table-row>
              <table:table-cell office:value-type="float" office:value="436956">
                <text:p>436956</text:p>
              </table:table-cell>
              <table:table-cell office:value-type="float" office:value="-0.0892286339014598">
                <text:p>-0.0892286339014598</text:p>
              </table:table-cell>
              <table:table-cell office:value-type="float" office:value="-0.00127469477002085">
                <text:p>-0.00127469477002085</text:p>
              </table:table-cell>
            </table:table-row>
            <table:table-row>
              <table:table-cell office:value-type="float" office:value="436956">
                <text:p>436956</text:p>
              </table:table-cell>
              <table:table-cell office:value-type="float" office:value="-0.0741055933633953">
                <text:p>-0.0741055933633953</text:p>
              </table:table-cell>
              <table:table-cell office:value-type="float" office:value="-0.00105865133376279">
                <text:p>-0.00105865133376279</text:p>
              </table:table-cell>
            </table:table-row>
            <table:table-row>
              <table:table-cell office:value-type="float" office:value="436956">
                <text:p>436956</text:p>
              </table:table-cell>
              <table:table-cell office:value-type="float" office:value="-0.0741055933633953">
                <text:p>-0.0741055933633953</text:p>
              </table:table-cell>
              <table:table-cell office:value-type="float" office:value="-0.00105865133376279">
                <text:p>-0.00105865133376279</text:p>
              </table:table-cell>
            </table:table-row>
            <table:table-row>
              <table:table-cell office:value-type="float" office:value="439214">
                <text:p>439214</text:p>
              </table:table-cell>
              <table:table-cell office:value-type="float" office:value="-0.0741055933633953">
                <text:p>-0.0741055933633953</text:p>
              </table:table-cell>
              <table:table-cell office:value-type="float" office:value="-0.00105865133376279">
                <text:p>-0.00105865133376279</text:p>
              </table:table-cell>
            </table:table-row>
            <table:table-row>
              <table:table-cell office:value-type="float" office:value="439214">
                <text:p>439214</text:p>
              </table:table-cell>
              <table:table-cell office:value-type="float" office:value="-0.0741055933633953">
                <text:p>-0.0741055933633953</text:p>
              </table:table-cell>
              <table:table-cell office:value-type="float" office:value="-0.00105865133376279">
                <text:p>-0.00105865133376279</text:p>
              </table:table-cell>
            </table:table-row>
            <table:table-row>
              <table:table-cell office:value-type="float" office:value="439214">
                <text:p>439214</text:p>
              </table:table-cell>
              <table:table-cell office:value-type="float" office:value="-0.0604976015348026">
                <text:p>-0.0604976015348026</text:p>
              </table:table-cell>
              <table:table-cell office:value-type="float" office:value="-0.000864251450497179">
                <text:p>-0.000864251450497179</text:p>
              </table:table-cell>
            </table:table-row>
            <table:table-row>
              <table:table-cell office:value-type="float" office:value="441473">
                <text:p>441473</text:p>
              </table:table-cell>
              <table:table-cell office:value-type="float" office:value="-0.0604976015348026">
                <text:p>-0.0604976015348026</text:p>
              </table:table-cell>
              <table:table-cell office:value-type="float" office:value="-0.000864251450497179">
                <text:p>-0.000864251450497179</text:p>
              </table:table-cell>
            </table:table-row>
            <table:table-row>
              <table:table-cell office:value-type="float" office:value="441473">
                <text:p>441473</text:p>
              </table:table-cell>
              <table:table-cell office:value-type="float" office:value="-0.0604976015348026">
                <text:p>-0.0604976015348026</text:p>
              </table:table-cell>
              <table:table-cell office:value-type="float" office:value="-0.000864251450497179">
                <text:p>-0.000864251450497179</text:p>
              </table:table-cell>
            </table:table-row>
            <table:table-row>
              <table:table-cell office:value-type="float" office:value="441473">
                <text:p>441473</text:p>
              </table:table-cell>
              <table:table-cell office:value-type="float" office:value="-0.0604976015348026">
                <text:p>-0.0604976015348026</text:p>
              </table:table-cell>
              <table:table-cell office:value-type="float" office:value="-0.000864251450497179">
                <text:p>-0.000864251450497179</text:p>
              </table:table-cell>
            </table:table-row>
            <table:table-row>
              <table:table-cell office:value-type="float" office:value="441473">
                <text:p>441473</text:p>
              </table:table-cell>
              <table:table-cell office:value-type="float" office:value="-0.0575534314434341">
                <text:p>-0.0575534314434341</text:p>
              </table:table-cell>
              <table:table-cell office:value-type="float" office:value="-0.000822191877763344">
                <text:p>-0.000822191877763344</text:p>
              </table:table-cell>
            </table:table-row>
            <table:table-row>
              <table:table-cell office:value-type="float" office:value="443727">
                <text:p>443727</text:p>
              </table:table-cell>
              <table:table-cell office:value-type="float" office:value="-0.0575534314434341">
                <text:p>-0.0575534314434341</text:p>
              </table:table-cell>
              <table:table-cell office:value-type="float" office:value="-0.000822191877763344">
                <text:p>-0.000822191877763344</text:p>
              </table:table-cell>
            </table:table-row>
            <table:table-row>
              <table:table-cell office:value-type="float" office:value="443727">
                <text:p>443727</text:p>
              </table:table-cell>
              <table:table-cell office:value-type="float" office:value="-0.0575534314434341">
                <text:p>-0.0575534314434341</text:p>
              </table:table-cell>
              <table:table-cell office:value-type="float" office:value="-0.000822191877763344">
                <text:p>-0.000822191877763344</text:p>
              </table:table-cell>
            </table:table-row>
            <table:table-row>
              <table:table-cell office:value-type="float" office:value="443727">
                <text:p>443727</text:p>
              </table:table-cell>
              <table:table-cell office:value-type="float" office:value="-0.0549133530965985">
                <text:p>-0.0549133530965985</text:p>
              </table:table-cell>
              <table:table-cell office:value-type="float" office:value="-0.00078447647280855">
                <text:p>-0.00078447647280855</text:p>
              </table:table-cell>
            </table:table-row>
            <table:table-row>
              <table:table-cell office:value-type="float" office:value="445974">
                <text:p>445974</text:p>
              </table:table-cell>
              <table:table-cell office:value-type="float" office:value="-0.0549133530965985">
                <text:p>-0.0549133530965985</text:p>
              </table:table-cell>
              <table:table-cell office:value-type="float" office:value="-0.00078447647280855">
                <text:p>-0.00078447647280855</text:p>
              </table:table-cell>
            </table:table-row>
            <table:table-row>
              <table:table-cell office:value-type="float" office:value="445974">
                <text:p>445974</text:p>
              </table:table-cell>
              <table:table-cell office:value-type="float" office:value="-0.0549133530965985">
                <text:p>-0.0549133530965985</text:p>
              </table:table-cell>
              <table:table-cell office:value-type="float" office:value="-0.00078447647280855">
                <text:p>-0.00078447647280855</text:p>
              </table:table-cell>
            </table:table-row>
            <table:table-row>
              <table:table-cell office:value-type="float" office:value="445974">
                <text:p>445974</text:p>
              </table:table-cell>
              <table:table-cell office:value-type="float" office:value="-0.0549133530965985">
                <text:p>-0.0549133530965985</text:p>
              </table:table-cell>
              <table:table-cell office:value-type="float" office:value="-0.00078447647280855">
                <text:p>-0.00078447647280855</text:p>
              </table:table-cell>
            </table:table-row>
            <table:table-row>
              <table:table-cell office:value-type="float" office:value="445974">
                <text:p>445974</text:p>
              </table:table-cell>
              <table:table-cell office:value-type="float" office:value="-0.0494220177869387">
                <text:p>-0.0494220177869387</text:p>
              </table:table-cell>
              <table:table-cell office:value-type="float" office:value="-0.000706028825527695">
                <text:p>-0.000706028825527695</text:p>
              </table:table-cell>
            </table:table-row>
            <table:table-row>
              <table:table-cell office:value-type="float" office:value="448233">
                <text:p>448233</text:p>
              </table:table-cell>
              <table:table-cell office:value-type="float" office:value="-0.0494220177869387">
                <text:p>-0.0494220177869387</text:p>
              </table:table-cell>
              <table:table-cell office:value-type="float" office:value="-0.000706028825527695">
                <text:p>-0.000706028825527695</text:p>
              </table:table-cell>
            </table:table-row>
            <table:table-row>
              <table:table-cell office:value-type="float" office:value="448233">
                <text:p>448233</text:p>
              </table:table-cell>
              <table:table-cell office:value-type="float" office:value="-0.0494220177869387">
                <text:p>-0.0494220177869387</text:p>
              </table:table-cell>
              <table:table-cell office:value-type="float" office:value="-0.000706028825527695">
                <text:p>-0.000706028825527695</text:p>
              </table:table-cell>
            </table:table-row>
            <table:table-row>
              <table:table-cell office:value-type="float" office:value="448233">
                <text:p>448233</text:p>
              </table:table-cell>
              <table:table-cell office:value-type="float" office:value="-0.050677248500498">
                <text:p>-0.050677248500498</text:p>
              </table:table-cell>
              <table:table-cell office:value-type="float" office:value="-0.000723960692864257">
                <text:p>-0.000723960692864257</text:p>
              </table:table-cell>
            </table:table-row>
            <table:table-row>
              <table:table-cell office:value-type="float" office:value="450492">
                <text:p>450492</text:p>
              </table:table-cell>
              <table:table-cell office:value-type="float" office:value="-0.050677248500498">
                <text:p>-0.050677248500498</text:p>
              </table:table-cell>
              <table:table-cell office:value-type="float" office:value="-0.000723960692864257">
                <text:p>-0.000723960692864257</text:p>
              </table:table-cell>
            </table:table-row>
            <table:table-row>
              <table:table-cell office:value-type="float" office:value="450492">
                <text:p>450492</text:p>
              </table:table-cell>
              <table:table-cell office:value-type="float" office:value="-0.050677248500498">
                <text:p>-0.050677248500498</text:p>
              </table:table-cell>
              <table:table-cell office:value-type="float" office:value="-0.000723960692864257">
                <text:p>-0.000723960692864257</text:p>
              </table:table-cell>
            </table:table-row>
            <table:table-row>
              <table:table-cell office:value-type="float" office:value="450492">
                <text:p>450492</text:p>
              </table:table-cell>
              <table:table-cell office:value-type="float" office:value="-0.050677248500498">
                <text:p>-0.050677248500498</text:p>
              </table:table-cell>
              <table:table-cell office:value-type="float" office:value="-0.000723960692864257">
                <text:p>-0.000723960692864257</text:p>
              </table:table-cell>
            </table:table-row>
            <table:table-row>
              <table:table-cell office:value-type="float" office:value="450492">
                <text:p>450492</text:p>
              </table:table-cell>
              <table:table-cell office:value-type="float" office:value="-0.0363051372968815">
                <text:p>-0.0363051372968815</text:p>
              </table:table-cell>
              <table:table-cell office:value-type="float" office:value="-0.000518644818526879">
                <text:p>-0.000518644818526879</text:p>
              </table:table-cell>
            </table:table-row>
            <table:table-row>
              <table:table-cell office:value-type="float" office:value="452749">
                <text:p>452749</text:p>
              </table:table-cell>
              <table:table-cell office:value-type="float" office:value="-0.0363051372968815">
                <text:p>-0.0363051372968815</text:p>
              </table:table-cell>
              <table:table-cell office:value-type="float" office:value="-0.000518644818526879">
                <text:p>-0.000518644818526879</text:p>
              </table:table-cell>
            </table:table-row>
            <table:table-row>
              <table:table-cell office:value-type="float" office:value="452749">
                <text:p>452749</text:p>
              </table:table-cell>
              <table:table-cell office:value-type="float" office:value="-0.0363051372968815">
                <text:p>-0.0363051372968815</text:p>
              </table:table-cell>
              <table:table-cell office:value-type="float" office:value="-0.000518644818526879">
                <text:p>-0.000518644818526879</text:p>
              </table:table-cell>
            </table:table-row>
            <table:table-row>
              <table:table-cell office:value-type="float" office:value="452749">
                <text:p>452749</text:p>
              </table:table-cell>
              <table:table-cell office:value-type="float" office:value="-0.041942055164722">
                <text:p>-0.041942055164722</text:p>
              </table:table-cell>
              <table:table-cell office:value-type="float" office:value="-0.000599172216638886">
                <text:p>-0.000599172216638886</text:p>
              </table:table-cell>
            </table:table-row>
            <table:table-row>
              <table:table-cell office:value-type="float" office:value="452749">
                <text:p>452749</text:p>
              </table:table-cell>
              <table:table-cell office:value-type="float" office:value="-0.041942055164722">
                <text:p>-0.041942055164722</text:p>
              </table:table-cell>
              <table:table-cell office:value-type="float" office:value="-0.000599172216638886">
                <text:p>-0.000599172216638886</text:p>
              </table:table-cell>
            </table:table-row>
            <table:table-row>
              <table:table-cell office:value-type="float" office:value="455015">
                <text:p>455015</text:p>
              </table:table-cell>
              <table:table-cell office:value-type="float" office:value="-0.041942055164722">
                <text:p>-0.041942055164722</text:p>
              </table:table-cell>
              <table:table-cell office:value-type="float" office:value="-0.000599172216638886">
                <text:p>-0.000599172216638886</text:p>
              </table:table-cell>
            </table:table-row>
            <table:table-row>
              <table:table-cell office:value-type="float" office:value="455015">
                <text:p>455015</text:p>
              </table:table-cell>
              <table:table-cell office:value-type="float" office:value="-0.041942055164722">
                <text:p>-0.041942055164722</text:p>
              </table:table-cell>
              <table:table-cell office:value-type="float" office:value="-0.000599172216638886">
                <text:p>-0.000599172216638886</text:p>
              </table:table-cell>
            </table:table-row>
            <table:table-row>
              <table:table-cell office:value-type="float" office:value="455015">
                <text:p>455015</text:p>
              </table:table-cell>
              <table:table-cell office:value-type="float" office:value="-0.0346395015132587">
                <text:p>-0.0346395015132587</text:p>
              </table:table-cell>
              <table:table-cell office:value-type="float" office:value="-0.000494850021617982">
                <text:p>-0.000494850021617982</text:p>
              </table:table-cell>
            </table:table-row>
            <table:table-row>
              <table:table-cell office:value-type="float" office:value="457267">
                <text:p>457267</text:p>
              </table:table-cell>
              <table:table-cell office:value-type="float" office:value="-0.0346395015132587">
                <text:p>-0.0346395015132587</text:p>
              </table:table-cell>
              <table:table-cell office:value-type="float" office:value="-0.000494850021617982">
                <text:p>-0.000494850021617982</text:p>
              </table:table-cell>
            </table:table-row>
            <table:table-row>
              <table:table-cell office:value-type="float" office:value="457267">
                <text:p>457267</text:p>
              </table:table-cell>
              <table:table-cell office:value-type="float" office:value="-0.0346395015132587">
                <text:p>-0.0346395015132587</text:p>
              </table:table-cell>
              <table:table-cell office:value-type="float" office:value="-0.000494850021617982">
                <text:p>-0.000494850021617982</text:p>
              </table:table-cell>
            </table:table-row>
            <table:table-row>
              <table:table-cell office:value-type="float" office:value="457267">
                <text:p>457267</text:p>
              </table:table-cell>
              <table:table-cell office:value-type="float" office:value="-0.0346395015132587">
                <text:p>-0.0346395015132587</text:p>
              </table:table-cell>
              <table:table-cell office:value-type="float" office:value="-0.000494850021617982">
                <text:p>-0.000494850021617982</text:p>
              </table:table-cell>
            </table:table-row>
            <table:table-row>
              <table:table-cell office:value-type="float" office:value="457267">
                <text:p>457267</text:p>
              </table:table-cell>
              <table:table-cell office:value-type="float" office:value="-0.021867040723635">
                <text:p>-0.021867040723635</text:p>
              </table:table-cell>
              <table:table-cell office:value-type="float" office:value="-0.000312386296051928">
                <text:p>-0.000312386296051928</text:p>
              </table:table-cell>
            </table:table-row>
            <table:table-row>
              <table:table-cell office:value-type="float" office:value="459523">
                <text:p>459523</text:p>
              </table:table-cell>
              <table:table-cell office:value-type="float" office:value="-0.021867040723635">
                <text:p>-0.021867040723635</text:p>
              </table:table-cell>
              <table:table-cell office:value-type="float" office:value="-0.000312386296051928">
                <text:p>-0.000312386296051928</text:p>
              </table:table-cell>
            </table:table-row>
            <table:table-row>
              <table:table-cell office:value-type="float" office:value="459523">
                <text:p>459523</text:p>
              </table:table-cell>
              <table:table-cell office:value-type="float" office:value="-0.021867040723635">
                <text:p>-0.021867040723635</text:p>
              </table:table-cell>
              <table:table-cell office:value-type="float" office:value="-0.000312386296051928">
                <text:p>-0.000312386296051928</text:p>
              </table:table-cell>
            </table:table-row>
            <table:table-row>
              <table:table-cell office:value-type="float" office:value="459523">
                <text:p>459523</text:p>
              </table:table-cell>
              <table:table-cell office:value-type="float" office:value="-0.016573368164809">
                <text:p>-0.016573368164809</text:p>
              </table:table-cell>
              <table:table-cell office:value-type="float" office:value="-0.000236762402354414">
                <text:p>-0.000236762402354414</text:p>
              </table:table-cell>
            </table:table-row>
            <table:table-row>
              <table:table-cell office:value-type="float" office:value="461776">
                <text:p>461776</text:p>
              </table:table-cell>
              <table:table-cell office:value-type="float" office:value="-0.016573368164809">
                <text:p>-0.016573368164809</text:p>
              </table:table-cell>
              <table:table-cell office:value-type="float" office:value="-0.000236762402354414">
                <text:p>-0.000236762402354414</text:p>
              </table:table-cell>
            </table:table-row>
            <table:table-row>
              <table:table-cell office:value-type="float" office:value="461776">
                <text:p>461776</text:p>
              </table:table-cell>
              <table:table-cell office:value-type="float" office:value="-0.016573368164809">
                <text:p>-0.016573368164809</text:p>
              </table:table-cell>
              <table:table-cell office:value-type="float" office:value="-0.000236762402354414">
                <text:p>-0.000236762402354414</text:p>
              </table:table-cell>
            </table:table-row>
            <table:table-row>
              <table:table-cell office:value-type="float" office:value="461776">
                <text:p>461776</text:p>
              </table:table-cell>
              <table:table-cell office:value-type="float" office:value="-0.016573368164809">
                <text:p>-0.016573368164809</text:p>
              </table:table-cell>
              <table:table-cell office:value-type="float" office:value="-0.000236762402354414">
                <text:p>-0.000236762402354414</text:p>
              </table:table-cell>
            </table:table-row>
            <table:table-row>
              <table:table-cell office:value-type="float" office:value="461776">
                <text:p>461776</text:p>
              </table:table-cell>
              <table:table-cell office:value-type="float" office:value="-0.0211217051071933">
                <text:p>-0.0211217051071933</text:p>
              </table:table-cell>
              <table:table-cell office:value-type="float" office:value="-0.000301738644388476">
                <text:p>-0.000301738644388476</text:p>
              </table:table-cell>
            </table:table-row>
            <table:table-row>
              <table:table-cell office:value-type="float" office:value="464032">
                <text:p>464032</text:p>
              </table:table-cell>
              <table:table-cell office:value-type="float" office:value="-0.0211217051071933">
                <text:p>-0.0211217051071933</text:p>
              </table:table-cell>
              <table:table-cell office:value-type="float" office:value="-0.000301738644388476">
                <text:p>-0.000301738644388476</text:p>
              </table:table-cell>
            </table:table-row>
            <table:table-row>
              <table:table-cell office:value-type="float" office:value="464032">
                <text:p>464032</text:p>
              </table:table-cell>
              <table:table-cell office:value-type="float" office:value="-0.0211217051071933">
                <text:p>-0.0211217051071933</text:p>
              </table:table-cell>
              <table:table-cell office:value-type="float" office:value="-0.000301738644388476">
                <text:p>-0.000301738644388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